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officeooo:rsid="04022506" officeooo:paragraph-rsid="04022506"/>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officeooo:rsid="0021de84" officeooo:paragraph-rsid="0021de84"/>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3cedc2" officeooo:paragraph-rsid="003baf82"/>
    </style:style>
    <style:style style:name="P10" style:family="paragraph" style:parent-style-name="Chapter_20_Title">
      <style:paragraph-properties fo:break-before="page"/>
      <style:text-properties officeooo:rsid="000a96af" officeooo:paragraph-rsid="000a96af"/>
    </style:style>
    <style:style style:name="P11" style:family="paragraph" style:parent-style-name="Paragraph">
      <style:paragraph-properties fo:break-before="page"/>
    </style:style>
    <style:style style:name="P12" style:family="paragraph" style:parent-style-name="Standard">
      <style:paragraph-properties fo:text-align="center" style:justify-single-word="false"/>
    </style:style>
    <style:style style:name="P13" style:family="paragraph" style:parent-style-name="Standard">
      <style:paragraph-properties fo:text-align="center" style:justify-single-word="false"/>
      <style:text-properties fo:color="#000000"/>
    </style:style>
    <style:style style:name="P14"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5"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6" style:family="paragraph" style:parent-style-name="Heading">
      <style:text-properties officeooo:paragraph-rsid="02a2e511"/>
    </style:style>
    <style:style style:name="P17" style:family="paragraph" style:parent-style-name="Paragraphs">
      <style:text-properties officeooo:rsid="004eacde" officeooo:paragraph-rsid="004eacde"/>
    </style:style>
    <style:style style:name="P18" style:family="paragraph" style:parent-style-name="Author_20_Name">
      <style:text-properties fo:color="#666666" officeooo:paragraph-rsid="000a6551"/>
    </style:style>
    <style:style style:name="P19" style:family="paragraph" style:parent-style-name="Book_20_Subtitle">
      <style:text-properties officeooo:paragraph-rsid="02a2e511"/>
    </style:style>
    <style:style style:name="P20" style:family="paragraph" style:parent-style-name="Copyright">
      <style:text-properties officeooo:paragraph-rsid="012f11cf"/>
    </style:style>
    <style:style style:name="P21" style:family="paragraph" style:parent-style-name="Paragraph" style:master-page-name="">
      <style:paragraph-properties fo:line-height="100%" style:page-number="auto"/>
      <style:text-properties officeooo:paragraph-rsid="014302e6"/>
    </style:style>
    <style:style style:name="P22"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3" style:family="paragraph" style:parent-style-name="Paragraph">
      <style:text-properties fo:font-style="normal" style:font-style-asian="normal" style:font-style-complex="normal"/>
    </style:style>
    <style:style style:name="P24" style:family="paragraph" style:parent-style-name="Paragraph">
      <style:text-properties fo:font-style="normal" officeooo:rsid="03b43958" officeooo:paragraph-rsid="03b43958" style:font-style-asian="normal" style:font-style-complex="normal"/>
    </style:style>
    <style:style style:name="P25" style:family="paragraph" style:parent-style-name="Paragraph">
      <style:text-properties fo:font-style="normal" officeooo:rsid="0222f8b9" officeooo:paragraph-rsid="0222f8b9" style:font-style-asian="normal" style:font-style-complex="normal"/>
    </style:style>
    <style:style style:name="P26" style:family="paragraph" style:parent-style-name="Paragraph">
      <style:text-properties fo:font-style="normal" officeooo:rsid="02215e56" officeooo:paragraph-rsid="02215e56" style:font-style-asian="normal" style:font-style-complex="normal"/>
    </style:style>
    <style:style style:name="P27" style:family="paragraph" style:parent-style-name="Paragraph">
      <style:text-properties fo:font-style="normal" officeooo:rsid="02203e71" officeooo:paragraph-rsid="02203e71" style:font-style-asian="normal" style:font-style-complex="normal"/>
    </style:style>
    <style:style style:name="P28" style:family="paragraph" style:parent-style-name="Paragraph">
      <style:text-properties fo:font-style="normal" officeooo:rsid="0215ca80" officeooo:paragraph-rsid="0215ca80" style:font-style-asian="normal" style:font-style-complex="normal"/>
    </style:style>
    <style:style style:name="P29" style:family="paragraph" style:parent-style-name="Paragraph">
      <style:text-properties fo:font-style="normal" officeooo:rsid="01675255" officeooo:paragraph-rsid="01675255" style:font-style-asian="normal" style:font-style-complex="normal"/>
    </style:style>
    <style:style style:name="P30" style:family="paragraph" style:parent-style-name="Paragraph">
      <style:text-properties fo:font-style="normal" officeooo:rsid="0166d2c0" officeooo:paragraph-rsid="0166d2c0" style:font-style-asian="normal" style:font-style-complex="normal"/>
    </style:style>
    <style:style style:name="P31" style:family="paragraph" style:parent-style-name="Paragraph">
      <style:text-properties fo:font-style="normal" officeooo:rsid="03271eae" officeooo:paragraph-rsid="032e4d37" style:font-style-asian="normal" style:font-style-complex="normal"/>
    </style:style>
    <style:style style:name="P32" style:family="paragraph" style:parent-style-name="Paragraph">
      <style:text-properties fo:font-style="normal" officeooo:rsid="02075a8e" officeooo:paragraph-rsid="02075a8e" style:font-style-asian="normal" style:font-style-complex="normal"/>
    </style:style>
    <style:style style:name="P33" style:family="paragraph" style:parent-style-name="Paragraph">
      <style:text-properties fo:font-style="normal" officeooo:rsid="0239c52c" officeooo:paragraph-rsid="0239c52c" style:font-style-asian="normal" style:font-style-complex="normal"/>
    </style:style>
    <style:style style:name="P34" style:family="paragraph" style:parent-style-name="Paragraph">
      <style:text-properties fo:font-style="normal" officeooo:rsid="0238e24c" officeooo:paragraph-rsid="0238e24c" style:font-style-asian="normal" style:font-style-complex="normal"/>
    </style:style>
    <style:style style:name="P35" style:family="paragraph" style:parent-style-name="Paragraph">
      <style:text-properties fo:font-style="normal" officeooo:rsid="015dce89" officeooo:paragraph-rsid="0316a158" style:font-style-asian="normal" style:font-style-complex="normal"/>
    </style:style>
    <style:style style:name="P36" style:family="paragraph" style:parent-style-name="Paragraph">
      <style:text-properties fo:font-style="normal" officeooo:rsid="0105b511" officeooo:paragraph-rsid="010c716f" style:font-style-asian="normal" style:font-style-complex="normal"/>
    </style:style>
    <style:style style:name="P37" style:family="paragraph" style:parent-style-name="Paragraph">
      <style:text-properties fo:font-style="normal" officeooo:rsid="0029c431" officeooo:paragraph-rsid="02fb9379" style:font-style-asian="normal" style:font-style-complex="normal"/>
    </style:style>
    <style:style style:name="P38" style:family="paragraph" style:parent-style-name="Paragraph">
      <style:text-properties fo:font-style="normal" officeooo:rsid="00295c2e" officeooo:paragraph-rsid="002d193b" style:font-style-asian="normal" style:font-style-complex="normal"/>
    </style:style>
    <style:style style:name="P39"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40"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41"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42"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3"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4"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5"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6" style:family="paragraph" style:parent-style-name="Paragraph">
      <style:text-properties officeooo:rsid="016d41d7" officeooo:paragraph-rsid="016d41d7"/>
    </style:style>
    <style:style style:name="P47" style:family="paragraph" style:parent-style-name="Paragraph">
      <style:text-properties fo:font-style="italic" officeooo:rsid="02215e56" officeooo:paragraph-rsid="02215e56" style:font-style-asian="italic" style:font-style-complex="italic"/>
    </style:style>
    <style:style style:name="P48" style:family="paragraph" style:parent-style-name="Paragraph">
      <style:text-properties fo:font-style="italic" officeooo:rsid="02203e71" officeooo:paragraph-rsid="02203e71" style:font-style-asian="italic" style:font-style-complex="italic"/>
    </style:style>
    <style:style style:name="P49" style:family="paragraph" style:parent-style-name="Paragraph">
      <style:text-properties fo:font-style="italic" officeooo:rsid="01744cb5" officeooo:paragraph-rsid="0213053c" style:font-style-asian="italic" style:font-style-complex="italic"/>
    </style:style>
    <style:style style:name="P50" style:family="paragraph" style:parent-style-name="Paragraph">
      <style:text-properties fo:font-style="italic" officeooo:rsid="01744cb5" officeooo:paragraph-rsid="02c9c786" style:font-style-asian="italic" style:font-style-complex="italic"/>
    </style:style>
    <style:style style:name="P51" style:family="paragraph" style:parent-style-name="Paragraph">
      <style:text-properties fo:font-style="italic" officeooo:rsid="0211d52d" officeooo:paragraph-rsid="02c4c89b" style:font-style-asian="italic" style:font-style-complex="italic"/>
    </style:style>
    <style:style style:name="P52" style:family="paragraph" style:parent-style-name="Paragraph">
      <style:text-properties fo:font-style="italic" officeooo:rsid="0170c4d1" officeooo:paragraph-rsid="0170c4d1" style:font-style-asian="italic" style:font-style-complex="italic"/>
    </style:style>
    <style:style style:name="P53" style:family="paragraph" style:parent-style-name="Paragraph">
      <style:text-properties fo:font-style="italic" officeooo:rsid="0166d2c0" officeooo:paragraph-rsid="0166d2c0" style:font-style-asian="italic" style:font-style-complex="italic"/>
    </style:style>
    <style:style style:name="P54" style:family="paragraph" style:parent-style-name="Paragraph">
      <style:text-properties fo:font-style="italic" officeooo:rsid="01b5ab60" officeooo:paragraph-rsid="01bd084e" style:font-style-asian="italic" style:font-style-complex="italic"/>
    </style:style>
    <style:style style:name="P55" style:family="paragraph" style:parent-style-name="Paragraph">
      <style:text-properties fo:font-style="italic" officeooo:rsid="0274f328" officeooo:paragraph-rsid="0274f328" style:font-style-asian="italic" style:font-style-complex="italic"/>
    </style:style>
    <style:style style:name="P56" style:family="paragraph" style:parent-style-name="Paragraph">
      <style:text-properties fo:font-style="italic" officeooo:rsid="0274e856" officeooo:paragraph-rsid="0274e856" style:font-style-asian="italic" style:font-style-complex="italic"/>
    </style:style>
    <style:style style:name="P57" style:family="paragraph" style:parent-style-name="Paragraph">
      <style:text-properties fo:font-style="italic" officeooo:rsid="01c2fde3" officeooo:paragraph-rsid="01c2fde3" style:font-style-asian="italic" style:font-style-complex="italic"/>
    </style:style>
    <style:style style:name="P58" style:family="paragraph" style:parent-style-name="Paragraph">
      <style:text-properties fo:font-style="italic" officeooo:rsid="03271eae" officeooo:paragraph-rsid="032e4d37" style:font-style-asian="italic" style:font-style-complex="italic"/>
    </style:style>
    <style:style style:name="P59" style:family="paragraph" style:parent-style-name="Paragraph">
      <style:text-properties fo:font-style="italic" officeooo:rsid="032360fe" officeooo:paragraph-rsid="032e4d37" style:font-style-asian="italic" style:font-style-complex="italic"/>
    </style:style>
    <style:style style:name="P60" style:family="paragraph" style:parent-style-name="Paragraph">
      <style:text-properties fo:font-style="italic" officeooo:rsid="01a7bda2" officeooo:paragraph-rsid="02e3209d" style:font-style-asian="italic" style:font-style-complex="italic"/>
    </style:style>
    <style:style style:name="P61" style:family="paragraph" style:parent-style-name="Paragraph">
      <style:text-properties fo:font-style="italic" officeooo:rsid="02d09d72" officeooo:paragraph-rsid="02d09d72" style:font-style-asian="italic" style:font-style-complex="italic"/>
    </style:style>
    <style:style style:name="P62" style:family="paragraph" style:parent-style-name="Paragraph">
      <style:text-properties fo:font-style="italic" officeooo:rsid="01d96aaa" officeooo:paragraph-rsid="01d96aaa" style:font-style-asian="italic" style:font-style-complex="italic"/>
    </style:style>
    <style:style style:name="P63" style:family="paragraph" style:parent-style-name="Paragraph">
      <style:text-properties fo:font-style="italic" officeooo:rsid="0245f745" officeooo:paragraph-rsid="0288cbb9" style:font-style-asian="italic" style:font-style-complex="italic"/>
    </style:style>
    <style:style style:name="P64" style:family="paragraph" style:parent-style-name="Paragraph">
      <style:text-properties fo:font-style="italic" officeooo:rsid="0245f745" officeooo:paragraph-rsid="0245f745" style:font-style-asian="italic" style:font-style-complex="italic"/>
    </style:style>
    <style:style style:name="P65" style:family="paragraph" style:parent-style-name="Paragraph">
      <style:text-properties fo:font-style="italic" officeooo:rsid="0294207c" officeooo:paragraph-rsid="0294207c" style:font-style-asian="italic" style:font-style-complex="italic"/>
    </style:style>
    <style:style style:name="P66" style:family="paragraph" style:parent-style-name="Paragraph">
      <style:text-properties fo:font-style="italic" officeooo:rsid="029170bc" officeooo:paragraph-rsid="029170bc" style:font-style-asian="italic" style:font-style-complex="italic"/>
    </style:style>
    <style:style style:name="P67" style:family="paragraph" style:parent-style-name="Paragraph">
      <style:text-properties fo:font-style="italic" officeooo:rsid="0238bad0" officeooo:paragraph-rsid="0238bad0" style:font-style-asian="italic" style:font-style-complex="italic"/>
    </style:style>
    <style:style style:name="P68" style:family="paragraph" style:parent-style-name="Paragraph">
      <style:text-properties fo:font-style="italic" officeooo:rsid="01d30d60" officeooo:paragraph-rsid="01d30d60" style:font-style-asian="italic" style:font-style-complex="italic"/>
    </style:style>
    <style:style style:name="P69" style:family="paragraph" style:parent-style-name="Paragraph">
      <style:paragraph-properties fo:line-height="100%"/>
      <style:text-properties fo:font-style="italic" officeooo:paragraph-rsid="011f52eb" style:font-style-asian="italic" style:font-style-complex="italic"/>
    </style:style>
    <style:style style:name="P70" style:family="paragraph" style:parent-style-name="Paragraph">
      <style:text-properties fo:font-style="italic" officeooo:rsid="018d92da" officeooo:paragraph-rsid="018d92da" style:font-style-asian="italic" style:font-style-complex="italic"/>
    </style:style>
    <style:style style:name="P71" style:family="paragraph" style:parent-style-name="Paragraph">
      <style:text-properties fo:font-style="italic" officeooo:rsid="0193d87b" officeooo:paragraph-rsid="0193d87b" style:font-style-asian="italic" style:font-style-complex="italic"/>
    </style:style>
    <style:style style:name="P72" style:family="paragraph" style:parent-style-name="Paragraph">
      <style:text-properties fo:font-style="italic" officeooo:rsid="015d4747" officeooo:paragraph-rsid="03157628" style:font-style-asian="italic" style:font-style-complex="italic"/>
    </style:style>
    <style:style style:name="P73" style:family="paragraph" style:parent-style-name="Paragraph">
      <style:text-properties fo:font-style="italic" officeooo:rsid="03a41510" officeooo:paragraph-rsid="03a72c49" style:font-style-asian="italic" style:font-style-complex="italic"/>
    </style:style>
    <style:style style:name="P74" style:family="paragraph" style:parent-style-name="Paragraph">
      <style:text-properties fo:font-style="italic" officeooo:rsid="03a03cd0" officeooo:paragraph-rsid="03a03cd0" style:font-style-asian="italic" style:font-style-complex="italic"/>
    </style:style>
    <style:style style:name="P75" style:family="paragraph" style:parent-style-name="Paragraph">
      <style:text-properties fo:font-style="italic" officeooo:rsid="0306ff8b" officeooo:paragraph-rsid="0306ff8b" style:font-style-asian="italic" style:font-style-complex="italic"/>
    </style:style>
    <style:style style:name="P76"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7"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8"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9"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80" style:family="paragraph" style:parent-style-name="Paragraph">
      <style:text-properties fo:font-style="italic" fo:font-weight="normal" officeooo:rsid="030ae869" officeooo:paragraph-rsid="030ae869" style:font-style-asian="italic" style:font-weight-asian="normal" style:font-style-complex="italic" style:font-weight-complex="normal"/>
    </style:style>
    <style:style style:name="P81" style:family="paragraph" style:parent-style-name="Paragraph">
      <style:text-properties officeooo:rsid="0191ea2e" officeooo:paragraph-rsid="0191ea2e"/>
    </style:style>
    <style:style style:name="P82" style:family="paragraph" style:parent-style-name="Paragraph">
      <style:text-properties officeooo:paragraph-rsid="018b3b37"/>
    </style:style>
    <style:style style:name="P83" style:family="paragraph" style:parent-style-name="Paragraph">
      <style:text-properties officeooo:rsid="017e9593" officeooo:paragraph-rsid="017e9593"/>
    </style:style>
    <style:style style:name="P84" style:family="paragraph" style:parent-style-name="Paragraph">
      <style:text-properties officeooo:rsid="0177a38c" officeooo:paragraph-rsid="01869373"/>
    </style:style>
    <style:style style:name="P85" style:family="paragraph" style:parent-style-name="Paragraph">
      <style:text-properties officeooo:rsid="0170c4d1" officeooo:paragraph-rsid="0170c4d1"/>
    </style:style>
    <style:style style:name="P86" style:family="paragraph" style:parent-style-name="Paragraph">
      <style:text-properties officeooo:rsid="016fe1c9" officeooo:paragraph-rsid="016fe1c9"/>
    </style:style>
    <style:style style:name="P87" style:family="paragraph" style:parent-style-name="Paragraph">
      <style:text-properties officeooo:rsid="016d44fb" officeooo:paragraph-rsid="016d44fb"/>
    </style:style>
    <style:style style:name="P88" style:family="paragraph" style:parent-style-name="Paragraph">
      <style:text-properties officeooo:rsid="016b639a" officeooo:paragraph-rsid="016b639a"/>
    </style:style>
    <style:style style:name="P89" style:family="paragraph" style:parent-style-name="Paragraph">
      <style:text-properties officeooo:rsid="01689791" officeooo:paragraph-rsid="01689791"/>
    </style:style>
    <style:style style:name="P90" style:family="paragraph" style:parent-style-name="Paragraph">
      <style:text-properties officeooo:rsid="01675255" officeooo:paragraph-rsid="01675255"/>
    </style:style>
    <style:style style:name="P91" style:family="paragraph" style:parent-style-name="Paragraph">
      <style:text-properties officeooo:rsid="014d5104" officeooo:paragraph-rsid="02275a57"/>
    </style:style>
    <style:style style:name="P92" style:family="paragraph" style:parent-style-name="Paragraph">
      <style:text-properties officeooo:rsid="014d5104" officeooo:paragraph-rsid="02282413"/>
    </style:style>
    <style:style style:name="P93" style:family="paragraph" style:parent-style-name="Paragraph">
      <style:text-properties officeooo:rsid="02282413" officeooo:paragraph-rsid="02282413"/>
    </style:style>
    <style:style style:name="P94" style:family="paragraph" style:parent-style-name="Paragraph">
      <style:text-properties officeooo:rsid="0157dd30" officeooo:paragraph-rsid="02275a57"/>
    </style:style>
    <style:style style:name="P95" style:family="paragraph" style:parent-style-name="Paragraph">
      <style:text-properties officeooo:rsid="02edaa6b" officeooo:paragraph-rsid="02edaa6b"/>
    </style:style>
    <style:style style:name="P96" style:family="paragraph" style:parent-style-name="Paragraph">
      <style:text-properties officeooo:paragraph-rsid="02ec4dad"/>
    </style:style>
    <style:style style:name="P97" style:family="paragraph" style:parent-style-name="Paragraph">
      <style:text-properties officeooo:paragraph-rsid="02eb17c6"/>
    </style:style>
    <style:style style:name="P98" style:family="paragraph" style:parent-style-name="Paragraph">
      <style:text-properties officeooo:rsid="02dac8a3" officeooo:paragraph-rsid="02dac8a3"/>
    </style:style>
    <style:style style:name="P99" style:family="paragraph" style:parent-style-name="Paragraph">
      <style:text-properties officeooo:rsid="02d0ce3c" officeooo:paragraph-rsid="02d0ce3c"/>
    </style:style>
    <style:style style:name="P100" style:family="paragraph" style:parent-style-name="Paragraph">
      <style:text-properties officeooo:paragraph-rsid="02dfbcaf"/>
    </style:style>
    <style:style style:name="P101" style:family="paragraph" style:parent-style-name="Paragraph">
      <style:text-properties officeooo:paragraph-rsid="00d897b6"/>
    </style:style>
    <style:style style:name="P102" style:family="paragraph" style:parent-style-name="Paragraph">
      <style:text-properties officeooo:rsid="01dd6f07" officeooo:paragraph-rsid="01dd6f07"/>
    </style:style>
    <style:style style:name="P103" style:family="paragraph" style:parent-style-name="Paragraph">
      <style:text-properties officeooo:rsid="009b922d" officeooo:paragraph-rsid="009b922d"/>
    </style:style>
    <style:style style:name="P104" style:family="paragraph" style:parent-style-name="Paragraph">
      <style:text-properties officeooo:rsid="0201d1f3" officeooo:paragraph-rsid="0201d1f3"/>
    </style:style>
    <style:style style:name="P105" style:family="paragraph" style:parent-style-name="Paragraph">
      <style:text-properties officeooo:rsid="02075a8e" officeooo:paragraph-rsid="02075a8e"/>
    </style:style>
    <style:style style:name="P106" style:family="paragraph" style:parent-style-name="Paragraph">
      <style:text-properties officeooo:rsid="0055e835" officeooo:paragraph-rsid="01972c1b"/>
    </style:style>
    <style:style style:name="P107" style:family="paragraph" style:parent-style-name="Paragraph">
      <style:text-properties officeooo:paragraph-rsid="025361ba"/>
    </style:style>
    <style:style style:name="P108" style:family="paragraph" style:parent-style-name="Paragraph">
      <style:text-properties officeooo:paragraph-rsid="011f52eb"/>
    </style:style>
    <style:style style:name="P109" style:family="paragraph" style:parent-style-name="Paragraph">
      <style:text-properties officeooo:rsid="015d4747" officeooo:paragraph-rsid="03157628"/>
    </style:style>
    <style:style style:name="P110" style:family="paragraph" style:parent-style-name="Paragraph">
      <style:text-properties officeooo:rsid="00f7587f" officeooo:paragraph-rsid="00f7587f"/>
    </style:style>
    <style:style style:name="P111" style:family="paragraph" style:parent-style-name="Paragraph">
      <style:text-properties officeooo:paragraph-rsid="00f7587f"/>
    </style:style>
    <style:style style:name="P112" style:family="paragraph" style:parent-style-name="Paragraph">
      <style:text-properties officeooo:rsid="00bddc34" officeooo:paragraph-rsid="00bddc34"/>
    </style:style>
    <style:style style:name="P113" style:family="paragraph" style:parent-style-name="Paragraph">
      <style:text-properties officeooo:paragraph-rsid="011dbfe9"/>
    </style:style>
    <style:style style:name="P114" style:family="paragraph" style:parent-style-name="Paragraph">
      <style:text-properties officeooo:paragraph-rsid="00ed8a22"/>
    </style:style>
    <style:style style:name="P115" style:family="paragraph" style:parent-style-name="Paragraph">
      <style:text-properties officeooo:rsid="00f5d669" officeooo:paragraph-rsid="00f5d669"/>
    </style:style>
    <style:style style:name="P116" style:family="paragraph" style:parent-style-name="Paragraph">
      <style:text-properties officeooo:paragraph-rsid="03ac1cf7"/>
    </style:style>
    <style:style style:name="P117" style:family="paragraph" style:parent-style-name="Paragraph">
      <style:text-properties officeooo:paragraph-rsid="00f5d669"/>
    </style:style>
    <style:style style:name="P118" style:family="paragraph" style:parent-style-name="Paragraph">
      <style:text-properties officeooo:paragraph-rsid="00f3f518"/>
    </style:style>
    <style:style style:name="P119" style:family="paragraph" style:parent-style-name="Paragraph">
      <style:text-properties officeooo:rsid="030acf96" officeooo:paragraph-rsid="030acf96"/>
    </style:style>
    <style:style style:name="P120" style:family="paragraph" style:parent-style-name="Paragraph">
      <style:text-properties officeooo:paragraph-rsid="00e74083"/>
    </style:style>
    <style:style style:name="P121" style:family="paragraph" style:parent-style-name="Paragraph">
      <style:text-properties officeooo:paragraph-rsid="0307ae3b"/>
    </style:style>
    <style:style style:name="P122" style:family="paragraph" style:parent-style-name="Paragraph">
      <style:text-properties officeooo:rsid="03a41510" officeooo:paragraph-rsid="03a41510"/>
    </style:style>
    <style:style style:name="P123" style:family="paragraph" style:parent-style-name="Paragraph">
      <style:text-properties officeooo:paragraph-rsid="010e8ba0"/>
    </style:style>
    <style:style style:name="P124" style:family="paragraph" style:parent-style-name="Paragraph">
      <style:text-properties officeooo:paragraph-rsid="0305984c"/>
    </style:style>
    <style:style style:name="P125" style:family="paragraph" style:parent-style-name="Paragraph">
      <style:text-properties officeooo:paragraph-rsid="03041a6b"/>
    </style:style>
    <style:style style:name="P126" style:family="paragraph" style:parent-style-name="Paragraph">
      <style:text-properties officeooo:paragraph-rsid="03035acf"/>
    </style:style>
    <style:style style:name="P127" style:family="paragraph" style:parent-style-name="Paragraph">
      <style:text-properties officeooo:paragraph-rsid="0108b231"/>
    </style:style>
    <style:style style:name="P128" style:family="paragraph" style:parent-style-name="Paragraph">
      <style:text-properties officeooo:rsid="002efc3a" officeooo:paragraph-rsid="00da4c7d"/>
    </style:style>
    <style:style style:name="P129" style:family="paragraph" style:parent-style-name="Paragraph">
      <style:text-properties officeooo:rsid="002efc3a" officeooo:paragraph-rsid="003db748"/>
    </style:style>
    <style:style style:name="P130" style:family="paragraph" style:parent-style-name="Paragraph">
      <style:text-properties officeooo:rsid="00fc9645" officeooo:paragraph-rsid="00fc9645"/>
    </style:style>
    <style:style style:name="P131" style:family="paragraph" style:parent-style-name="Paragraph">
      <style:text-properties officeooo:rsid="00fbd112" officeooo:paragraph-rsid="00ffb647"/>
    </style:style>
    <style:style style:name="P132" style:family="paragraph" style:parent-style-name="Paragraph">
      <style:text-properties officeooo:rsid="00fbd112" officeooo:paragraph-rsid="00fbd112"/>
    </style:style>
    <style:style style:name="P133" style:family="paragraph" style:parent-style-name="Paragraph">
      <style:text-properties officeooo:rsid="02ffa918" officeooo:paragraph-rsid="02ffa918"/>
    </style:style>
    <style:style style:name="P134" style:family="paragraph" style:parent-style-name="Paragraph">
      <style:text-properties officeooo:rsid="02fd22f7" officeooo:paragraph-rsid="02fd22f7"/>
    </style:style>
    <style:style style:name="P135" style:family="paragraph" style:parent-style-name="Paragraph">
      <style:text-properties officeooo:rsid="0029c431" officeooo:paragraph-rsid="002b6163"/>
    </style:style>
    <style:style style:name="P136" style:family="paragraph" style:parent-style-name="Paragraph">
      <style:text-properties officeooo:rsid="00295c2e" officeooo:paragraph-rsid="002d193b"/>
    </style:style>
    <style:style style:name="P137" style:family="paragraph" style:parent-style-name="Paragraph">
      <style:text-properties officeooo:rsid="00295c2e" officeooo:paragraph-rsid="02fa7b19"/>
    </style:style>
    <style:style style:name="P138" style:family="paragraph" style:parent-style-name="Paragraph">
      <style:text-properties officeooo:rsid="00289aa7" officeooo:paragraph-rsid="00d897b6"/>
    </style:style>
    <style:style style:name="P139" style:family="paragraph" style:parent-style-name="Paragraph">
      <style:text-properties officeooo:rsid="00280495" officeooo:paragraph-rsid="00280495"/>
    </style:style>
    <style:style style:name="P140" style:family="paragraph" style:parent-style-name="Paragraph">
      <style:text-properties officeooo:rsid="00262887" officeooo:paragraph-rsid="00280495"/>
    </style:style>
    <style:style style:name="P141" style:family="paragraph" style:parent-style-name="Paragraph">
      <style:text-properties officeooo:rsid="000d279d" officeooo:paragraph-rsid="000d279d"/>
    </style:style>
    <style:style style:name="P142" style:family="paragraph" style:parent-style-name="Paragraph">
      <style:text-properties officeooo:rsid="000a96af" officeooo:paragraph-rsid="000c6819"/>
    </style:style>
    <style:style style:name="P143" style:family="paragraph" style:parent-style-name="Paragraph">
      <style:text-properties officeooo:rsid="022530ae" officeooo:paragraph-rsid="0221e8b2"/>
    </style:style>
    <style:style style:name="P14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45"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46"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4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4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4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5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5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5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10pt" fo:font-style="italic" fo:font-weight="bold" officeooo:rsid="01fd4b41" officeooo:paragraph-rsid="03f48ebb" fo:background-color="transparent" style:font-size-asian="10pt" style:font-style-asian="italic" style:font-weight-asian="bold" style:font-size-complex="10pt" style:font-style-complex="italic" style:font-weight-complex="bold"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58"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59"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160" style:family="paragraph" style:parent-style-name="Paragraph">
      <style:paragraph-properties fo:margin-left="0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0.75in"/>
        </style:tab-stops>
      </style:paragraph-properties>
      <style:text-properties officeooo:rsid="000efeb6" officeooo:paragraph-rsid="000efeb6" fo:hyphenate="false" fo:hyphenation-remain-char-count="2" fo:hyphenation-push-char-count="2"/>
    </style:style>
    <style:style style:name="P16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62"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63"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64"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65"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66"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67"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68"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69"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d6f07" fo:hyphenate="false" fo:hyphenation-remain-char-count="2" fo:hyphenation-push-char-count="2"/>
    </style:style>
    <style:style style:name="P170" style:family="paragraph" style:parent-style-name="Paragraph" style:master-page-name="">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style:page-number="auto" style:text-autospace="none" style:vertical-align="middle" style:writing-mode="lr-tb"/>
      <style:text-properties officeooo:paragraph-rsid="01df1bfd" fo:hyphenate="false" fo:hyphenation-remain-char-count="2" fo:hyphenation-push-char-count="2"/>
    </style:style>
    <style:style style:name="P171"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72"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3"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74"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75"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76"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style>
    <style:style style:name="P177"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officeooo:paragraph-rsid="03d684a9"/>
    </style:style>
    <style:style style:name="P178"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ffff00" style:shadow="none" style:text-autospace="none" style:writing-mode="lr-tb">
        <style:tab-stops/>
        <style:background-image/>
      </style:paragraph-properties>
      <style:text-properties officeooo:paragraph-rsid="03aad437"/>
    </style:style>
    <style:style style:name="P179"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180"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style>
    <style:style style:name="P181"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officeooo:paragraph-rsid="03d684a9"/>
    </style:style>
    <style:style style:name="P182"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183"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ffff00" style:shadow="none" style:text-autospace="none" style:writing-mode="lr-tb">
        <style:tab-stops/>
        <style:background-image/>
      </style:paragraph-properties>
      <style:text-properties fo:font-weight="bold" officeooo:paragraph-rsid="03aad437" style:font-weight-asian="bold" style:font-weight-complex="bold"/>
    </style:style>
    <style:style style:name="P184" style:family="paragraph" style:parent-style-name="Quotations">
      <style:text-properties fo:font-style="italic" style:font-style-asian="italic" style:font-style-complex="italic"/>
    </style:style>
    <style:style style:name="P185" style:family="paragraph" style:parent-style-name="Quotations">
      <style:text-properties fo:font-style="italic" officeooo:rsid="03d8dc31" officeooo:paragraph-rsid="03d8dc31" style:font-style-asian="italic" style:font-style-complex="italic"/>
    </style:style>
    <style:style style:name="P186" style:family="paragraph" style:parent-style-name="Quotations">
      <style:text-properties fo:font-style="italic" officeooo:paragraph-rsid="02583b16" style:font-style-asian="italic" style:font-style-complex="italic"/>
    </style:style>
    <style:style style:name="P187"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8"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89"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90" style:family="paragraph" style:parent-style-name="Quotations">
      <style:text-properties officeooo:paragraph-rsid="0400a1b0"/>
    </style:style>
    <style:style style:name="P191" style:family="paragraph" style:parent-style-name="Quotations">
      <style:text-properties officeooo:paragraph-rsid="029ba440"/>
    </style:style>
    <style:style style:name="P192" style:family="paragraph" style:parent-style-name="Quotations">
      <style:text-properties fo:font-weight="bold" officeooo:rsid="023cfc81" officeooo:paragraph-rsid="023cfc81" style:font-weight-asian="bold" style:font-weight-complex="bold"/>
    </style:style>
    <style:style style:name="P193" style:family="paragraph" style:parent-style-name="Quotations">
      <style:text-properties fo:font-weight="bold" officeooo:rsid="022d2a5a" officeooo:paragraph-rsid="022d2a5a" style:font-weight-asian="bold" style:font-weight-complex="bold"/>
    </style:style>
    <style:style style:name="P194" style:family="paragraph" style:parent-style-name="Quotations">
      <style:text-properties fo:font-weight="bold" officeooo:rsid="0317b948" officeooo:paragraph-rsid="0317b948" style:font-weight-asian="bold" style:font-weight-complex="bold"/>
    </style:style>
    <style:style style:name="P195" style:family="paragraph" style:parent-style-name="Quotations">
      <style:text-properties officeooo:paragraph-rsid="0304aa62"/>
    </style:style>
    <style:style style:name="P196" style:family="paragraph" style:parent-style-name="Preformatted_20_Text">
      <style:text-properties officeooo:rsid="0222b78d" officeooo:paragraph-rsid="0222b78d"/>
    </style:style>
    <style:style style:name="P197" style:family="paragraph" style:parent-style-name="Preformatted_20_Text">
      <style:text-properties officeooo:rsid="01675255" officeooo:paragraph-rsid="0189bb37"/>
    </style:style>
    <style:style style:name="P198" style:family="paragraph" style:parent-style-name="Preformatted_20_Text">
      <style:text-properties officeooo:rsid="01675255" officeooo:paragraph-rsid="016b639a"/>
    </style:style>
    <style:style style:name="P199" style:family="paragraph" style:parent-style-name="Preformatted_20_Text">
      <style:text-properties officeooo:rsid="01675255" officeooo:paragraph-rsid="01689791"/>
    </style:style>
    <style:style style:name="P200" style:family="paragraph" style:parent-style-name="Preformatted_20_Text">
      <style:text-properties officeooo:paragraph-rsid="0177e2c2"/>
    </style:style>
    <style:style style:name="P201" style:family="paragraph" style:parent-style-name="Preformatted_20_Text">
      <style:text-properties officeooo:rsid="02145216" officeooo:paragraph-rsid="02145216"/>
    </style:style>
    <style:style style:name="P202" style:family="paragraph" style:parent-style-name="Preformatted_20_Text">
      <style:text-properties officeooo:rsid="0211d52d" officeooo:paragraph-rsid="0216bdd7"/>
    </style:style>
    <style:style style:name="P203" style:family="paragraph" style:parent-style-name="Preformatted_20_Text">
      <style:text-properties officeooo:paragraph-rsid="016fe1c9"/>
    </style:style>
    <style:style style:name="P204" style:family="paragraph" style:parent-style-name="Preformatted_20_Text">
      <style:text-properties officeooo:rsid="01b72131" officeooo:paragraph-rsid="02114701"/>
    </style:style>
    <style:style style:name="P205" style:family="paragraph" style:parent-style-name="Preformatted_20_Text">
      <style:text-properties officeooo:rsid="014ec4ea" officeooo:paragraph-rsid="02264b57"/>
    </style:style>
    <style:style style:name="P206" style:family="paragraph" style:parent-style-name="Preformatted_20_Text">
      <style:text-properties officeooo:rsid="02285ebf" officeooo:paragraph-rsid="02285ebf"/>
    </style:style>
    <style:style style:name="P207" style:family="paragraph" style:parent-style-name="Preformatted_20_Text">
      <style:text-properties officeooo:rsid="01549ab1" officeooo:paragraph-rsid="02275a57"/>
    </style:style>
    <style:style style:name="P208" style:family="paragraph" style:parent-style-name="Preformatted_20_Text">
      <style:text-properties officeooo:rsid="00716fb6" officeooo:paragraph-rsid="02f14cff"/>
    </style:style>
    <style:style style:name="P209" style:family="paragraph" style:parent-style-name="Preformatted_20_Text">
      <style:text-properties officeooo:rsid="0067b482" officeooo:paragraph-rsid="006df380"/>
    </style:style>
    <style:style style:name="P210" style:family="paragraph" style:parent-style-name="Preformatted_20_Text">
      <style:text-properties officeooo:rsid="00a62c04" officeooo:paragraph-rsid="02ec4dad"/>
    </style:style>
    <style:style style:name="P211" style:family="paragraph" style:parent-style-name="Preformatted_20_Text">
      <style:text-properties officeooo:paragraph-rsid="02eb17c6"/>
    </style:style>
    <style:style style:name="P212" style:family="paragraph" style:parent-style-name="Preformatted_20_Text">
      <style:text-properties officeooo:rsid="02d2bbd8" officeooo:paragraph-rsid="02d2bbd8"/>
    </style:style>
    <style:style style:name="P213" style:family="paragraph" style:parent-style-name="Preformatted_20_Text">
      <style:text-properties officeooo:rsid="01c8017a" officeooo:paragraph-rsid="01c8017a"/>
    </style:style>
    <style:style style:name="P214" style:family="paragraph" style:parent-style-name="Preformatted_20_Text">
      <style:text-properties officeooo:rsid="03254a93" officeooo:paragraph-rsid="03313c8d"/>
    </style:style>
    <style:style style:name="P215" style:family="paragraph" style:parent-style-name="Preformatted_20_Text">
      <style:text-properties officeooo:rsid="02d0ce3c" officeooo:paragraph-rsid="02d0ce3c"/>
    </style:style>
    <style:style style:name="P216" style:family="paragraph" style:parent-style-name="Preformatted_20_Text">
      <style:text-properties officeooo:rsid="0088b0d2" officeooo:paragraph-rsid="0380d042"/>
    </style:style>
    <style:style style:name="P217" style:family="paragraph" style:parent-style-name="Preformatted_20_Text">
      <style:text-properties officeooo:rsid="019fb3ab" officeooo:paragraph-rsid="019fb3ab"/>
    </style:style>
    <style:style style:name="P218" style:family="paragraph" style:parent-style-name="Preformatted_20_Text">
      <style:text-properties officeooo:rsid="01e053d4" officeooo:paragraph-rsid="01e053d4"/>
    </style:style>
    <style:style style:name="P219" style:family="paragraph" style:parent-style-name="Preformatted_20_Text">
      <style:text-properties officeooo:rsid="00854207" officeooo:paragraph-rsid="00854207"/>
    </style:style>
    <style:style style:name="P220" style:family="paragraph" style:parent-style-name="Preformatted_20_Text">
      <style:text-properties officeooo:paragraph-rsid="039fac9b"/>
    </style:style>
    <style:style style:name="P221" style:family="paragraph" style:parent-style-name="Preformatted_20_Text">
      <style:text-properties officeooo:rsid="01fb930e" officeooo:paragraph-rsid="02001c92"/>
    </style:style>
    <style:style style:name="P222" style:family="paragraph" style:parent-style-name="Preformatted_20_Text">
      <style:text-properties officeooo:rsid="01fb930e" officeooo:paragraph-rsid="020b74ed"/>
    </style:style>
    <style:style style:name="P223" style:family="paragraph" style:parent-style-name="Preformatted_20_Text">
      <style:text-properties fo:font-style="italic" officeooo:rsid="0296e7a4" officeooo:paragraph-rsid="029ba440" style:font-style-asian="italic" style:font-style-complex="italic"/>
    </style:style>
    <style:style style:name="P224" style:family="paragraph" style:parent-style-name="Preformatted_20_Text">
      <style:text-properties officeooo:rsid="0296e7a4" officeooo:paragraph-rsid="029ba440"/>
    </style:style>
    <style:style style:name="P225" style:family="paragraph" style:parent-style-name="Preformatted_20_Text">
      <style:text-properties officeooo:rsid="0295ad79" officeooo:paragraph-rsid="0295ad79"/>
    </style:style>
    <style:style style:name="P226" style:family="paragraph" style:parent-style-name="Preformatted_20_Text">
      <style:text-properties officeooo:rsid="023cfc81" officeooo:paragraph-rsid="023cfc81"/>
    </style:style>
    <style:style style:name="P227" style:family="paragraph" style:parent-style-name="Preformatted_20_Text">
      <style:text-properties officeooo:paragraph-rsid="02703a73"/>
    </style:style>
    <style:style style:name="P228" style:family="paragraph" style:parent-style-name="Preformatted_20_Text">
      <style:text-properties fo:font-weight="bold" officeooo:rsid="022b9cf1" officeooo:paragraph-rsid="03999250" style:font-weight-asian="bold" style:font-weight-complex="bold"/>
    </style:style>
    <style:style style:name="P229" style:family="paragraph" style:parent-style-name="Preformatted_20_Text">
      <style:text-properties officeooo:rsid="00c536ae" officeooo:paragraph-rsid="039c1796"/>
    </style:style>
    <style:style style:name="P230" style:family="paragraph" style:parent-style-name="Preformatted_20_Text">
      <style:text-properties officeooo:rsid="00570288" officeooo:paragraph-rsid="006f01a0"/>
    </style:style>
    <style:style style:name="P231" style:family="paragraph" style:parent-style-name="Preformatted_20_Text">
      <style:text-properties officeooo:rsid="0055e835" officeooo:paragraph-rsid="0055e835"/>
    </style:style>
    <style:style style:name="P232" style:family="paragraph" style:parent-style-name="Preformatted_20_Text">
      <style:text-properties officeooo:rsid="00502c5e" officeooo:paragraph-rsid="0141d063"/>
    </style:style>
    <style:style style:name="P233" style:family="paragraph" style:parent-style-name="Preformatted_20_Text">
      <style:text-properties officeooo:rsid="00502c5e" officeooo:paragraph-rsid="031bca4c"/>
    </style:style>
    <style:style style:name="P234" style:family="paragraph" style:parent-style-name="Preformatted_20_Text">
      <style:text-properties officeooo:rsid="005989f9" officeooo:paragraph-rsid="013dbe8d"/>
    </style:style>
    <style:style style:name="P235" style:family="paragraph" style:parent-style-name="Preformatted_20_Text">
      <style:text-properties officeooo:rsid="019011db" officeooo:paragraph-rsid="019011db"/>
    </style:style>
    <style:style style:name="P236" style:family="paragraph" style:parent-style-name="Preformatted_20_Text">
      <style:text-properties officeooo:rsid="015d4747" officeooo:paragraph-rsid="03b31c36"/>
    </style:style>
    <style:style style:name="P237" style:family="paragraph" style:parent-style-name="Preformatted_20_Text">
      <style:text-properties officeooo:rsid="00bc0048" officeooo:paragraph-rsid="0314905a"/>
    </style:style>
    <style:style style:name="P238" style:family="paragraph" style:parent-style-name="Preformatted_20_Text">
      <style:text-properties officeooo:rsid="00bc0048" officeooo:paragraph-rsid="00bc0048"/>
    </style:style>
    <style:style style:name="P239" style:family="paragraph" style:parent-style-name="Preformatted_20_Text">
      <style:text-properties fo:font-style="normal" officeooo:rsid="00f68711" officeooo:paragraph-rsid="00f68711" style:font-style-asian="normal" style:font-style-complex="normal"/>
    </style:style>
    <style:style style:name="P240" style:family="paragraph" style:parent-style-name="Preformatted_20_Text">
      <style:text-properties officeooo:rsid="01129a73" officeooo:paragraph-rsid="0116cacd"/>
    </style:style>
    <style:style style:name="P241" style:family="paragraph" style:parent-style-name="Preformatted_20_Text">
      <style:text-properties officeooo:rsid="03a05df3" officeooo:paragraph-rsid="03a9b0ba"/>
    </style:style>
    <style:style style:name="P242" style:family="paragraph" style:parent-style-name="Copyright_20_Italics">
      <style:text-properties officeooo:paragraph-rsid="012f11cf"/>
    </style:style>
    <style:style style:name="P243" style:family="paragraph" style:parent-style-name="Contents_20_1">
      <style:paragraph-properties>
        <style:tab-stops>
          <style:tab-stop style:position="5.9402in" style:type="right" style:leader-style="dotted" style:leader-text="."/>
        </style:tab-stops>
      </style:paragraph-properties>
    </style:style>
    <style:style style:name="P244" style:family="paragraph" style:parent-style-name="Contents_20_3">
      <style:paragraph-properties>
        <style:tab-stops>
          <style:tab-stop style:position="5.9402in" style:type="right" style:leader-style="dotted" style:leader-text="."/>
        </style:tab-stops>
      </style:paragraph-properties>
    </style:style>
    <style:style style:name="P245" style:family="paragraph" style:parent-style-name="Contents_20_2">
      <style:paragraph-properties>
        <style:tab-stops>
          <style:tab-stop style:position="5.9402in" style:type="right" style:leader-style="dotted" style:leader-text="."/>
        </style:tab-stops>
      </style:paragraph-properties>
    </style:style>
    <style:style style:name="P246" style:family="paragraph" style:parent-style-name="Contents_20_4">
      <style:paragraph-properties>
        <style:tab-stops>
          <style:tab-stop style:position="5.9402in" style:type="right" style:leader-style="dotted" style:leader-text="."/>
        </style:tab-stops>
      </style:paragraph-properties>
    </style:style>
    <style:style style:name="P247" style:family="paragraph" style:parent-style-name="Heading_20_2">
      <style:text-properties fo:font-style="italic" style:font-style-asian="italic" style:font-style-complex="italic"/>
    </style:style>
    <style:style style:name="P248"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49" style:family="paragraph" style:parent-style-name="Heading_20_2">
      <style:text-properties officeooo:rsid="010282fa" officeooo:paragraph-rsid="0134b959"/>
    </style:style>
    <style:style style:name="P250" style:family="paragraph" style:parent-style-name="Heading_20_2">
      <style:paragraph-properties fo:line-height="100%"/>
      <style:text-properties officeooo:paragraph-rsid="014302e6"/>
    </style:style>
    <style:style style:name="P251"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252" style:family="paragraph" style:parent-style-name="Heading_20_2">
      <style:text-properties officeooo:rsid="019dcd09" officeooo:paragraph-rsid="019dcd09"/>
    </style:style>
    <style:style style:name="P253" style:family="paragraph" style:parent-style-name="Heading_20_1">
      <style:text-properties officeooo:rsid="013282d2" officeooo:paragraph-rsid="013282d2"/>
    </style:style>
    <style:style style:name="P254"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55" style:family="paragraph" style:parent-style-name="Heading_20_1">
      <style:paragraph-properties fo:line-height="100%"/>
      <style:text-properties officeooo:rsid="00191d87" officeooo:paragraph-rsid="00191d87"/>
    </style:style>
    <style:style style:name="P256" style:family="paragraph" style:parent-style-name="Heading_20_1">
      <style:text-properties officeooo:rsid="000efeb6" officeooo:paragraph-rsid="000efeb6"/>
    </style:style>
    <style:style style:name="P257" style:family="paragraph" style:parent-style-name="Heading_20_1">
      <style:text-properties officeooo:rsid="0011455a" officeooo:paragraph-rsid="0011455a"/>
    </style:style>
    <style:style style:name="P258" style:family="paragraph" style:parent-style-name="Heading_20_1">
      <style:text-properties officeooo:rsid="00157d6d" officeooo:paragraph-rsid="00157d6d"/>
    </style:style>
    <style:style style:name="P259" style:family="paragraph" style:parent-style-name="Heading_20_1">
      <style:text-properties officeooo:rsid="0016e613"/>
    </style:style>
    <style:style style:name="P260" style:family="paragraph" style:parent-style-name="Heading_20_1">
      <style:text-properties officeooo:rsid="0016e613" officeooo:paragraph-rsid="0016e613"/>
    </style:style>
    <style:style style:name="P261" style:family="paragraph" style:parent-style-name="Heading_20_1">
      <style:text-properties officeooo:rsid="0119a701" officeooo:paragraph-rsid="0119a701"/>
    </style:style>
    <style:style style:name="P262" style:family="paragraph" style:parent-style-name="Heading_20_1">
      <style:text-properties fo:font-variant="normal" fo:text-transform="none" fo:font-weight="bold" officeooo:rsid="00490722" officeooo:paragraph-rsid="00490722" style:font-weight-asian="bold" style:font-weight-complex="bold"/>
    </style:style>
    <style:style style:name="P263" style:family="paragraph" style:parent-style-name="Heading_20_1">
      <style:text-properties officeooo:rsid="006482ba" officeooo:paragraph-rsid="00e298f3"/>
    </style:style>
    <style:style style:name="P264" style:family="paragraph" style:parent-style-name="Heading_20_1">
      <style:text-properties fo:font-weight="bold" style:font-weight-asian="bold" style:font-weight-complex="bold"/>
    </style:style>
    <style:style style:name="P265" style:family="paragraph" style:parent-style-name="Heading_20_1">
      <style:text-properties fo:font-weight="bold" officeooo:rsid="01f99899" officeooo:paragraph-rsid="01f99899" style:font-weight-asian="bold" style:font-weight-complex="bold"/>
    </style:style>
    <style:style style:name="P266" style:family="paragraph" style:parent-style-name="Heading_20_1">
      <style:text-properties officeooo:rsid="0061ba5f" officeooo:paragraph-rsid="00e49d5f"/>
    </style:style>
    <style:style style:name="P267" style:family="paragraph" style:parent-style-name="Heading_20_1">
      <style:text-properties officeooo:rsid="00cdb5b8" officeooo:paragraph-rsid="00e49d5f"/>
    </style:style>
    <style:style style:name="P268" style:family="paragraph" style:parent-style-name="Heading_20_1">
      <style:text-properties officeooo:rsid="03a03cd0" officeooo:paragraph-rsid="03a03cd0"/>
    </style:style>
    <style:style style:name="P269" style:family="paragraph" style:parent-style-name="Heading_20_1">
      <style:text-properties fo:background-color="#ffff00"/>
    </style:style>
    <style:style style:name="P270" style:family="paragraph" style:parent-style-name="Heading_20_1">
      <style:text-properties officeooo:rsid="00baa04a" officeooo:paragraph-rsid="00e49d5f"/>
    </style:style>
    <style:style style:name="P271" style:family="paragraph" style:parent-style-name="Heading_20_1">
      <style:text-properties officeooo:rsid="015b9297" officeooo:paragraph-rsid="015b9297"/>
    </style:style>
    <style:style style:name="P272" style:family="paragraph" style:parent-style-name="Heading_20_1">
      <style:text-properties officeooo:rsid="0193d87b" officeooo:paragraph-rsid="0193d87b"/>
    </style:style>
    <style:style style:name="P273"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74"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75"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76" style:family="paragraph" style:parent-style-name="Heading_20_1">
      <style:text-properties officeooo:rsid="00502c5e" officeooo:paragraph-rsid="00502c5e"/>
    </style:style>
    <style:style style:name="P277" style:family="paragraph" style:parent-style-name="Heading_20_1">
      <style:text-properties officeooo:rsid="01d30d60" officeooo:paragraph-rsid="01d30d60"/>
    </style:style>
    <style:style style:name="P278" style:family="paragraph" style:parent-style-name="Heading_20_1">
      <style:text-properties officeooo:rsid="008252b1" officeooo:paragraph-rsid="008252b1"/>
    </style:style>
    <style:style style:name="P279" style:family="paragraph" style:parent-style-name="Heading_20_1">
      <style:text-properties officeooo:rsid="008605f7" officeooo:paragraph-rsid="008605f7"/>
    </style:style>
    <style:style style:name="P280" style:family="paragraph" style:parent-style-name="Heading_20_1">
      <style:text-properties officeooo:rsid="02d09d72" officeooo:paragraph-rsid="02d09d72"/>
    </style:style>
    <style:style style:name="P281" style:family="paragraph" style:parent-style-name="Heading_20_1">
      <style:text-properties officeooo:rsid="032360fe" officeooo:paragraph-rsid="032360fe"/>
    </style:style>
    <style:style style:name="P282" style:family="paragraph" style:parent-style-name="Heading_20_1">
      <style:text-properties officeooo:rsid="01c314b3" officeooo:paragraph-rsid="01c314b3"/>
    </style:style>
    <style:style style:name="P283" style:family="paragraph" style:parent-style-name="Heading_20_1">
      <style:text-properties officeooo:rsid="0274e856" officeooo:paragraph-rsid="0274e856"/>
    </style:style>
    <style:style style:name="P284" style:family="paragraph" style:parent-style-name="Heading_20_1">
      <style:text-properties officeooo:rsid="006fe3ad" officeooo:paragraph-rsid="006fe3ad"/>
    </style:style>
    <style:style style:name="P285" style:family="paragraph" style:parent-style-name="Heading_20_1">
      <style:text-properties officeooo:rsid="014c9db0"/>
    </style:style>
    <style:style style:name="P286" style:family="paragraph" style:parent-style-name="Heading_20_1">
      <style:text-properties officeooo:rsid="01b543df" officeooo:paragraph-rsid="01b543df"/>
    </style:style>
    <style:style style:name="P287" style:family="paragraph" style:parent-style-name="Heading_20_1">
      <style:text-properties officeooo:rsid="0166d2c0" officeooo:paragraph-rsid="0166d2c0"/>
    </style:style>
    <style:style style:name="P288" style:family="paragraph" style:parent-style-name="Heading_20_1">
      <style:text-properties officeooo:rsid="021feb43" officeooo:paragraph-rsid="021feb43"/>
    </style:style>
    <style:style style:name="P289" style:family="paragraph" style:parent-style-name="Heading_20_3">
      <style:text-properties officeooo:rsid="022b9cf1" officeooo:paragraph-rsid="022b9cf1"/>
    </style:style>
    <style:style style:name="P290" style:family="paragraph" style:parent-style-name="Heading_20_3">
      <style:text-properties fo:font-style="italic" officeooo:rsid="02307608" officeooo:paragraph-rsid="02326edd" style:font-style-asian="italic" style:font-style-complex="italic"/>
    </style:style>
    <style:style style:name="P291" style:family="paragraph" style:parent-style-name="Heading_20_3">
      <style:text-properties fo:font-style="italic" officeooo:rsid="02282413" officeooo:paragraph-rsid="02282413" style:font-style-asian="italic" style:font-style-complex="italic"/>
    </style:style>
    <style:style style:name="P292"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293"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294" style:family="paragraph" style:parent-style-name="Heading_20_3">
      <style:text-properties fo:color="#ffffff" fo:font-style="normal" officeooo:rsid="0245f745" officeooo:paragraph-rsid="0288cbb9" fo:background-color="#ff3333" style:font-style-asian="normal" style:font-style-complex="normal"/>
    </style:style>
    <style:style style:name="P295" style:family="paragraph" style:parent-style-name="Heading_20_3">
      <style:text-properties fo:font-style="normal" officeooo:rsid="0238bad0" officeooo:paragraph-rsid="0238bad0" fo:background-color="#ffff00" style:font-style-asian="normal" style:font-style-complex="normal"/>
    </style:style>
    <style:style style:name="P296" style:family="paragraph" style:parent-style-name="Heading_20_3">
      <style:text-properties fo:font-style="normal" officeooo:rsid="02423c43" officeooo:paragraph-rsid="02423c43" fo:background-color="#99ff66" style:font-style-asian="normal" style:font-style-complex="normal"/>
    </style:style>
    <style:style style:name="P297" style:family="paragraph" style:parent-style-name="Heading_20_3">
      <style:text-properties fo:font-style="normal" officeooo:rsid="0245f745" officeooo:paragraph-rsid="0245f745" fo:background-color="#ffcc00" style:font-style-asian="normal" style:font-style-complex="normal"/>
    </style:style>
    <style:style style:name="P298"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299" style:family="paragraph" style:parent-style-name="Paragraph" style:master-page-name="Standard">
      <style:paragraph-properties style:page-number="auto"/>
    </style:style>
    <style:style style:name="P300" style:family="paragraph" style:parent-style-name="Paragraph" style:list-style-name="L2">
      <style:paragraph-properties>
        <style:tab-stops>
          <style:tab-stop style:position="0.6874in"/>
        </style:tab-stops>
      </style:paragraph-properties>
      <style:text-properties officeooo:paragraph-rsid="00d897b6"/>
    </style:style>
    <style:style style:name="P301" style:family="paragraph" style:parent-style-name="Paragraph">
      <style:text-properties officeooo:rsid="0402a277" officeooo:paragraph-rsid="0402a277"/>
    </style:style>
    <style:style style:name="P302" style:family="paragraph" style:parent-style-name="Paragraph">
      <style:text-properties officeooo:rsid="0402a277" officeooo:paragraph-rsid="040394fc"/>
    </style:style>
    <style:style style:name="P303" style:family="paragraph" style:parent-style-name="Paragraph">
      <style:text-properties officeooo:paragraph-rsid="04083277"/>
    </style:style>
    <style:style style:name="P304" style:family="paragraph" style:parent-style-name="Paragraph">
      <style:text-properties officeooo:paragraph-rsid="0408e75b"/>
    </style:style>
    <style:style style:name="P305" style:family="paragraph" style:parent-style-name="Paragraph">
      <style:text-properties officeooo:paragraph-rsid="040aa695"/>
    </style:style>
    <style:style style:name="P306" style:family="paragraph" style:parent-style-name="Paragraph">
      <style:text-properties officeooo:paragraph-rsid="040ac713"/>
    </style:style>
    <style:style style:name="P307" style:family="paragraph" style:parent-style-name="Paragraph">
      <style:text-properties officeooo:paragraph-rsid="040f68eb"/>
    </style:style>
    <style:style style:name="P308" style:family="paragraph" style:parent-style-name="Paragraph">
      <style:text-properties officeooo:paragraph-rsid="04143a91"/>
    </style:style>
    <style:style style:name="P309" style:family="paragraph" style:parent-style-name="Paragraph">
      <style:text-properties officeooo:paragraph-rsid="04161595"/>
    </style:style>
    <style:style style:name="P310" style:family="paragraph" style:parent-style-name="Paragraph">
      <style:text-properties officeooo:paragraph-rsid="041a668c"/>
    </style:style>
    <style:style style:name="P311" style:family="paragraph" style:parent-style-name="Paragraph">
      <style:text-properties officeooo:paragraph-rsid="041b8ad6"/>
    </style:style>
    <style:style style:name="P312" style:family="paragraph" style:parent-style-name="Paragraph">
      <style:text-properties officeooo:rsid="00289aa7" officeooo:paragraph-rsid="0420bcf2"/>
    </style:style>
    <style:style style:name="P313"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d279d" officeooo:paragraph-rsid="000efeb6" fo:hyphenate="false" fo:hyphenation-remain-char-count="2" fo:hyphenation-push-char-count="2"/>
    </style:style>
    <style:style style:name="P314"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officeooo:rsid="000efeb6" officeooo:paragraph-rsid="000efeb6" fo:hyphenate="false" fo:hyphenation-remain-char-count="2" fo:hyphenation-push-char-count="2"/>
    </style:style>
    <style:style style:name="P315"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font-style="normal" fo:font-weight="bold" officeooo:rsid="0016e613" officeooo:paragraph-rsid="0016e613" style:font-style-asian="normal" style:font-weight-asian="bold" style:font-style-complex="normal" style:font-weight-complex="bold" fo:hyphenate="false" fo:hyphenation-remain-char-count="2" fo:hyphenation-push-char-count="2"/>
    </style:style>
    <style:style style:name="P316"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officeooo:paragraph-rsid="000efeb6" fo:hyphenate="false" fo:hyphenation-remain-char-count="2" fo:hyphenation-push-char-count="2"/>
    </style:style>
    <style:style style:name="P317"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00a96af" officeooo:paragraph-rsid="0402a277" fo:hyphenate="false" fo:hyphenation-remain-char-count="2" fo:hyphenation-push-char-count="2"/>
    </style:style>
    <style:style style:name="P318"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319"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320"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321" style:family="paragraph" style:parent-style-name="Chapter_20_Title" style:master-page-name="Convert_20_1">
      <style:paragraph-properties style:page-number="auto"/>
    </style:style>
    <style:style style:name="P322" style:family="paragraph" style:parent-style-name="Chapter_20_Title">
      <style:paragraph-properties fo:break-before="page"/>
      <style:text-properties officeooo:paragraph-rsid="0025713b"/>
    </style:style>
    <style:style style:name="P323" style:family="paragraph" style:parent-style-name="Quotations">
      <style:text-properties fo:font-style="italic" style:font-style-asian="italic" style:font-style-complex="italic"/>
    </style:style>
    <style:style style:name="P324" style:family="paragraph" style:parent-style-name="Quotations">
      <style:text-properties officeooo:paragraph-rsid="041cedd9"/>
    </style:style>
    <style:style style:name="P325"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efeb6" style:font-style-asian="italic" style:font-style-complex="italic"/>
    </style:style>
    <style:style style:name="T5" style:family="text">
      <style:text-properties fo:font-style="italic" officeooo:rsid="0029c431" style:font-style-asian="italic" style:font-style-complex="italic"/>
    </style:style>
    <style:style style:name="T6" style:family="text">
      <style:text-properties fo:font-style="italic" officeooo:rsid="003baf82" style:font-style-asian="italic" style:font-style-complex="italic"/>
    </style:style>
    <style:style style:name="T7" style:family="text">
      <style:text-properties fo:font-style="italic" officeooo:rsid="005d5455" style:font-style-asian="italic" style:font-style-complex="italic"/>
    </style:style>
    <style:style style:name="T8" style:family="text">
      <style:text-properties fo:font-style="italic" officeooo:rsid="00b118ee" style:font-style-asian="italic" style:font-style-complex="italic"/>
    </style:style>
    <style:style style:name="T9" style:family="text">
      <style:text-properties fo:font-style="italic" officeooo:rsid="005e1bca" style:font-style-asian="italic" style:font-style-complex="italic"/>
    </style:style>
    <style:style style:name="T10" style:family="text">
      <style:text-properties fo:font-style="italic" officeooo:rsid="00d0d081" style:font-style-asian="italic" style:font-style-complex="italic"/>
    </style:style>
    <style:style style:name="T11" style:family="text">
      <style:text-properties fo:font-style="italic" officeooo:rsid="00d244da" style:font-style-asian="italic" style:font-style-complex="italic"/>
    </style:style>
    <style:style style:name="T12" style:family="text">
      <style:text-properties fo:font-style="italic" officeooo:rsid="00295c2e" style:font-style-asian="italic" style:font-style-complex="italic"/>
    </style:style>
    <style:style style:name="T13" style:family="text">
      <style:text-properties fo:font-style="italic" officeooo:rsid="003cedc2" style:font-style-asian="italic" style:font-style-complex="italic"/>
    </style:style>
    <style:style style:name="T14" style:family="text">
      <style:text-properties fo:font-style="italic" officeooo:rsid="00bc0048" style:font-style-asian="italic" style:font-style-complex="italic"/>
    </style:style>
    <style:style style:name="T15" style:family="text">
      <style:text-properties fo:font-style="italic" officeooo:rsid="00e74083" style:font-style-asian="italic" style:font-style-complex="italic"/>
    </style:style>
    <style:style style:name="T16" style:family="text">
      <style:text-properties fo:font-style="italic" officeooo:rsid="00ea7bf7" style:font-style-asian="italic" style:font-style-complex="italic"/>
    </style:style>
    <style:style style:name="T17" style:family="text">
      <style:text-properties fo:font-style="italic" officeooo:rsid="00ebe726" style:font-style-asian="italic" style:font-style-complex="italic"/>
    </style:style>
    <style:style style:name="T18" style:family="text">
      <style:text-properties fo:font-style="italic" officeooo:rsid="00ed8a22" style:font-style-asian="italic" style:font-style-complex="italic"/>
    </style:style>
    <style:style style:name="T19" style:family="text">
      <style:text-properties fo:font-style="italic" officeooo:rsid="00efcaff" style:font-style-asian="italic" style:font-style-complex="italic"/>
    </style:style>
    <style:style style:name="T20" style:family="text">
      <style:text-properties fo:font-style="italic" officeooo:rsid="00f3f518" style:font-style-asian="italic" style:font-style-complex="italic"/>
    </style:style>
    <style:style style:name="T21" style:family="text">
      <style:text-properties fo:font-style="italic" officeooo:rsid="010c716f" style:font-style-asian="italic" style:font-style-complex="italic"/>
    </style:style>
    <style:style style:name="T22" style:family="text">
      <style:text-properties fo:font-style="italic" officeooo:rsid="01103039" style:font-style-asian="italic" style:font-style-complex="italic"/>
    </style:style>
    <style:style style:name="T23" style:family="text">
      <style:text-properties fo:font-style="italic" officeooo:rsid="011d786f" style:font-style-asian="italic" style:font-style-complex="italic"/>
    </style:style>
    <style:style style:name="T24" style:family="text">
      <style:text-properties fo:font-style="italic" officeooo:rsid="011eff5e" style:font-style-asian="italic" style:font-style-complex="italic"/>
    </style:style>
    <style:style style:name="T25" style:family="text">
      <style:text-properties fo:font-style="italic" officeooo:rsid="000a6551" style:font-style-asian="italic" style:font-style-complex="italic"/>
    </style:style>
    <style:style style:name="T26" style:family="text">
      <style:text-properties fo:font-style="italic" officeooo:rsid="00a486e9" style:font-style-asian="italic" style:font-style-complex="italic"/>
    </style:style>
    <style:style style:name="T27" style:family="text">
      <style:text-properties fo:font-style="italic" officeooo:rsid="014ec4ea" style:font-style-asian="italic" style:font-style-complex="italic"/>
    </style:style>
    <style:style style:name="T28" style:family="text">
      <style:text-properties fo:font-style="italic" officeooo:rsid="015923bc" style:font-style-asian="italic" style:font-style-complex="italic"/>
    </style:style>
    <style:style style:name="T29" style:family="text">
      <style:text-properties fo:font-style="italic" officeooo:rsid="016b639a" style:font-style-asian="italic" style:font-style-complex="italic"/>
    </style:style>
    <style:style style:name="T30" style:family="text">
      <style:text-properties fo:font-style="italic" officeooo:rsid="01845b1b" style:font-style-asian="italic" style:font-style-complex="italic"/>
    </style:style>
    <style:style style:name="T31" style:family="text">
      <style:text-properties fo:font-style="italic" officeooo:rsid="020fd122" style:font-style-asian="italic" style:font-style-complex="italic"/>
    </style:style>
    <style:style style:name="T32" style:family="text">
      <style:text-properties fo:font-style="italic" officeooo:rsid="02264b57" style:font-style-asian="italic" style:font-style-complex="italic"/>
    </style:style>
    <style:style style:name="T33" style:family="text">
      <style:text-properties fo:font-style="italic" officeooo:rsid="02275a57" style:font-style-asian="italic" style:font-style-complex="italic"/>
    </style:style>
    <style:style style:name="T34" style:family="text">
      <style:text-properties fo:font-style="italic" officeooo:rsid="02282413" style:font-style-asian="italic" style:font-style-complex="italic"/>
    </style:style>
    <style:style style:name="T35" style:family="text">
      <style:text-properties fo:font-style="italic" officeooo:rsid="022d2a5a" style:font-style-asian="italic" style:font-style-complex="italic"/>
    </style:style>
    <style:style style:name="T36" style:family="text">
      <style:text-properties fo:font-style="italic" officeooo:rsid="0243f074" style:font-style-asian="italic" style:font-style-complex="italic"/>
    </style:style>
    <style:style style:name="T37" style:family="text">
      <style:text-properties fo:font-style="italic" officeooo:rsid="02583b16" style:font-style-asian="italic" style:font-style-complex="italic"/>
    </style:style>
    <style:style style:name="T38" style:family="text">
      <style:text-properties fo:font-style="italic" officeooo:rsid="02a2e511" style:font-style-asian="italic" style:font-style-complex="italic"/>
    </style:style>
    <style:style style:name="T39" style:family="text">
      <style:text-properties fo:font-style="italic" officeooo:rsid="02eb17c6" style:font-style-asian="italic" style:font-style-complex="italic"/>
    </style:style>
    <style:style style:name="T40" style:family="text">
      <style:text-properties fo:font-style="italic" officeooo:rsid="02f74a41" style:font-style-asian="italic" style:font-style-complex="italic"/>
    </style:style>
    <style:style style:name="T41" style:family="text">
      <style:text-properties fo:font-style="italic" officeooo:rsid="01031d70" style:font-style-asian="italic" style:font-style-complex="italic"/>
    </style:style>
    <style:style style:name="T42" style:family="text">
      <style:text-properties fo:font-style="italic" officeooo:rsid="03041a6b" style:font-style-asian="italic" style:font-style-complex="italic"/>
    </style:style>
    <style:style style:name="T43" style:family="text">
      <style:text-properties fo:font-style="italic" officeooo:rsid="0304aa62" style:font-style-asian="italic" style:font-style-complex="italic"/>
    </style:style>
    <style:style style:name="T44" style:family="text">
      <style:text-properties fo:font-style="italic" officeooo:rsid="030acf96" style:font-style-asian="italic" style:font-style-complex="italic"/>
    </style:style>
    <style:style style:name="T45" style:family="text">
      <style:text-properties fo:font-style="italic" officeooo:rsid="03aad437" style:font-style-asian="italic" style:font-style-complex="italic"/>
    </style:style>
    <style:style style:name="T46" style:family="text">
      <style:text-properties fo:font-style="italic" officeooo:rsid="03ac1cf7" style:font-style-asian="italic" style:font-style-complex="italic"/>
    </style:style>
    <style:style style:name="T47" style:family="text">
      <style:text-properties fo:font-style="italic" officeooo:rsid="03aeea45" style:font-style-asian="italic" style:font-style-complex="italic"/>
    </style:style>
    <style:style style:name="T48" style:family="text">
      <style:text-properties fo:font-style="italic" officeooo:rsid="03f84253" style:font-style-asian="italic" style:font-style-complex="italic"/>
    </style:style>
    <style:style style:name="T49" style:family="text">
      <style:text-properties fo:font-style="italic" officeooo:rsid="00304a04" style:font-style-asian="italic" style:font-style-complex="italic"/>
    </style:style>
    <style:style style:name="T50" style:family="text">
      <style:text-properties fo:font-style="italic" officeooo:rsid="000a96af" style:font-style-asian="italic" style:font-style-complex="italic"/>
    </style:style>
    <style:style style:name="T51" style:family="text">
      <style:text-properties fo:font-style="italic" officeooo:rsid="0402a277" style:font-style-asian="italic" style:font-style-complex="italic"/>
    </style:style>
    <style:style style:name="T52" style:family="text">
      <style:text-properties fo:font-style="italic" officeooo:rsid="040394fc" style:font-style-asian="italic" style:font-style-complex="italic"/>
    </style:style>
    <style:style style:name="T53" style:family="text">
      <style:text-properties fo:font-style="italic" officeooo:rsid="04054d32" style:font-style-asian="italic" style:font-style-complex="italic"/>
    </style:style>
    <style:style style:name="T54" style:family="text">
      <style:text-properties fo:font-style="italic" officeooo:rsid="0406ac46" style:font-style-asian="italic" style:font-style-complex="italic"/>
    </style:style>
    <style:style style:name="T55" style:family="text">
      <style:text-properties fo:font-style="italic" officeooo:rsid="040770b0" style:font-style-asian="italic" style:font-style-complex="italic"/>
    </style:style>
    <style:style style:name="T56" style:family="text">
      <style:text-properties fo:font-style="italic" officeooo:rsid="0408e75b" style:font-style-asian="italic" style:font-style-complex="italic"/>
    </style:style>
    <style:style style:name="T57" style:family="text">
      <style:text-properties fo:font-style="italic" officeooo:rsid="040aa695" style:font-style-asian="italic" style:font-style-complex="italic"/>
    </style:style>
    <style:style style:name="T58" style:family="text">
      <style:text-properties fo:font-style="italic" officeooo:rsid="040ac713" style:font-style-asian="italic" style:font-style-complex="italic"/>
    </style:style>
    <style:style style:name="T59" style:family="text">
      <style:text-properties fo:font-style="italic" officeooo:rsid="040e198b" style:font-style-asian="italic" style:font-style-complex="italic"/>
    </style:style>
    <style:style style:name="T60" style:family="text">
      <style:text-properties fo:font-style="italic" officeooo:rsid="040f68eb" style:font-style-asian="italic" style:font-style-complex="italic"/>
    </style:style>
    <style:style style:name="T61" style:family="text">
      <style:text-properties fo:font-style="italic" officeooo:rsid="0018cdea" style:font-style-asian="italic" style:font-style-complex="italic"/>
    </style:style>
    <style:style style:name="T62" style:family="text">
      <style:text-properties fo:font-style="italic" officeooo:rsid="041591b4" style:font-style-asian="italic" style:font-style-complex="italic"/>
    </style:style>
    <style:style style:name="T63" style:family="text">
      <style:text-properties fo:font-style="italic" officeooo:rsid="00190df0" style:font-style-asian="italic" style:font-style-complex="italic"/>
    </style:style>
    <style:style style:name="T64" style:family="text">
      <style:text-properties fo:font-style="italic" officeooo:rsid="041a668c" style:font-style-asian="italic" style:font-style-complex="italic"/>
    </style:style>
    <style:style style:name="T65" style:family="text">
      <style:text-properties fo:font-style="italic" officeooo:rsid="001cbc6e" style:font-style-asian="italic" style:font-style-complex="italic"/>
    </style:style>
    <style:style style:name="T66" style:family="text">
      <style:text-properties fo:font-style="italic" officeooo:rsid="041b8ad6" style:font-style-asian="italic" style:font-style-complex="italic"/>
    </style:style>
    <style:style style:name="T67" style:family="text">
      <style:text-properties fo:font-style="italic" officeooo:rsid="0025713b" style:font-style-asian="italic" style:font-style-complex="italic"/>
    </style:style>
    <style:style style:name="T68" style:family="text">
      <style:text-properties fo:font-style="italic" officeooo:rsid="02f45467" style:font-style-asian="italic" style:font-style-complex="italic"/>
    </style:style>
    <style:style style:name="T69" style:family="text">
      <style:text-properties fo:font-style="italic" officeooo:rsid="0420bcf2" style:font-style-asian="italic" style:font-style-complex="italic"/>
    </style:style>
    <style:style style:name="T70" style:family="text">
      <style:text-properties fo:font-style="italic" fo:font-weight="bold" style:font-style-asian="italic" style:font-weight-asian="bold" style:font-style-complex="italic" style:font-weight-complex="bold"/>
    </style:style>
    <style:style style:name="T71" style:family="text">
      <style:text-properties fo:font-style="italic" fo:font-weight="bold" officeooo:rsid="000fc06c" style:font-style-asian="italic" style:font-weight-asian="bold" style:font-style-complex="italic" style:font-weight-complex="bold"/>
    </style:style>
    <style:style style:name="T72" style:family="text">
      <style:text-properties fo:font-style="italic" fo:font-weight="bold" officeooo:rsid="003cedc2" style:font-style-asian="italic" style:font-weight-asian="bold" style:font-style-complex="italic" style:font-weight-complex="bold"/>
    </style:style>
    <style:style style:name="T73" style:family="text">
      <style:text-properties fo:font-style="italic" fo:font-weight="bold" officeooo:rsid="0067b482" style:font-style-asian="italic" style:font-weight-asian="bold" style:font-style-complex="italic" style:font-weight-complex="bold"/>
    </style:style>
    <style:style style:name="T74" style:family="text">
      <style:text-properties fo:font-style="italic" fo:font-weight="bold" officeooo:rsid="008371d9" style:font-style-asian="italic" style:font-weight-asian="bold" style:font-style-complex="italic" style:font-weight-complex="bold"/>
    </style:style>
    <style:style style:name="T75" style:family="text">
      <style:text-properties fo:font-style="italic" fo:font-weight="bold" officeooo:rsid="00857c25" style:font-style-asian="italic" style:font-weight-asian="bold" style:font-style-complex="italic" style:font-weight-complex="bold"/>
    </style:style>
    <style:style style:name="T76" style:family="text">
      <style:text-properties fo:font-style="italic" fo:font-weight="bold" officeooo:rsid="00b118ee" style:font-style-asian="italic" style:font-weight-asian="bold" style:font-style-complex="italic" style:font-weight-complex="bold"/>
    </style:style>
    <style:style style:name="T77" style:family="text">
      <style:text-properties fo:font-style="italic" fo:font-weight="bold" officeooo:rsid="00bc0048" style:font-style-asian="italic" style:font-weight-asian="bold" style:font-style-complex="italic" style:font-weight-complex="bold"/>
    </style:style>
    <style:style style:name="T78" style:family="text">
      <style:text-properties fo:font-style="italic" fo:font-weight="bold" officeooo:rsid="00e74083" style:font-style-asian="italic" style:font-weight-asian="bold" style:font-style-complex="italic" style:font-weight-complex="bold"/>
    </style:style>
    <style:style style:name="T79" style:family="text">
      <style:text-properties fo:font-style="italic" fo:font-weight="bold" officeooo:rsid="011d786f" style:font-style-asian="italic" style:font-weight-asian="bold" style:font-style-complex="italic" style:font-weight-complex="bold"/>
    </style:style>
    <style:style style:name="T80" style:family="text">
      <style:text-properties fo:font-style="italic" fo:font-weight="bold" officeooo:rsid="00ea7bf7" style:font-style-asian="italic" style:font-weight-asian="bold" style:font-style-complex="italic" style:font-weight-complex="bold"/>
    </style:style>
    <style:style style:name="T81" style:family="text">
      <style:text-properties fo:font-style="italic" fo:font-weight="bold" officeooo:rsid="01a44e01" style:font-style-asian="italic" style:font-weight-asian="bold" style:font-style-complex="italic" style:font-weight-complex="bold"/>
    </style:style>
    <style:style style:name="T82" style:family="text">
      <style:text-properties fo:font-style="italic" fo:font-weight="bold" officeooo:rsid="00a063b5" style:font-style-asian="italic" style:font-weight-asian="bold" style:font-style-complex="italic" style:font-weight-complex="bold"/>
    </style:style>
    <style:style style:name="T83" style:family="text">
      <style:text-properties fo:font-style="italic" fo:font-weight="bold" officeooo:rsid="01a61a9c" style:font-style-asian="italic" style:font-weight-asian="bold" style:font-style-complex="italic" style:font-weight-complex="bold"/>
    </style:style>
    <style:style style:name="T84" style:family="text">
      <style:text-properties fo:font-style="italic" fo:font-weight="bold" officeooo:rsid="0187eb0c" style:font-style-asian="italic" style:font-weight-asian="bold" style:font-style-complex="italic" style:font-weight-complex="bold"/>
    </style:style>
    <style:style style:name="T85" style:family="text">
      <style:text-properties fo:font-style="italic" fo:font-weight="bold" officeooo:rsid="0185980c" style:font-style-asian="italic" style:font-weight-asian="bold" style:font-style-complex="italic" style:font-weight-complex="bold"/>
    </style:style>
    <style:style style:name="T86" style:family="text">
      <style:text-properties fo:font-style="italic" fo:font-weight="bold" officeooo:rsid="0211bb6a" style:font-style-asian="italic" style:font-weight-asian="bold" style:font-style-complex="italic" style:font-weight-complex="bold"/>
    </style:style>
    <style:style style:name="T87" style:family="text">
      <style:text-properties fo:font-style="italic" fo:font-weight="bold" officeooo:rsid="02275a57" style:font-style-asian="italic" style:font-weight-asian="bold" style:font-style-complex="italic" style:font-weight-complex="bold"/>
    </style:style>
    <style:style style:name="T88" style:family="text">
      <style:text-properties fo:font-style="italic" fo:font-weight="bold" officeooo:rsid="02282413" style:font-style-asian="italic" style:font-weight-asian="bold" style:font-style-complex="italic" style:font-weight-complex="bold"/>
    </style:style>
    <style:style style:name="T89" style:family="text">
      <style:text-properties fo:font-style="italic" fo:font-weight="bold" officeooo:rsid="020b74ed" style:font-style-asian="italic" style:font-weight-asian="bold" style:font-style-complex="italic" style:font-weight-complex="bold"/>
    </style:style>
    <style:style style:name="T90" style:family="text">
      <style:text-properties fo:font-style="italic" fo:font-weight="bold" officeooo:rsid="02423c43" style:font-style-asian="italic" style:font-weight-asian="bold" style:font-style-complex="italic" style:font-weight-complex="bold"/>
    </style:style>
    <style:style style:name="T91" style:family="text">
      <style:text-properties fo:font-style="italic" fo:font-weight="bold" officeooo:rsid="00af4855" style:font-style-asian="italic" style:font-weight-asian="bold" style:font-style-complex="italic" style:font-weight-complex="bold"/>
    </style:style>
    <style:style style:name="T92" style:family="text">
      <style:text-properties fo:font-style="italic" fo:font-weight="bold" officeooo:rsid="00af324e" style:font-style-asian="italic" style:font-weight-asian="bold" style:font-style-complex="italic" style:font-weight-complex="bold"/>
    </style:style>
    <style:style style:name="T93" style:family="text">
      <style:text-properties fo:font-style="italic" fo:font-weight="bold" officeooo:rsid="0292f8ba" style:font-style-asian="italic" style:font-weight-asian="bold" style:font-style-complex="italic" style:font-weight-complex="bold"/>
    </style:style>
    <style:style style:name="T94" style:family="text">
      <style:text-properties fo:font-style="italic" fo:font-weight="bold" officeooo:rsid="00a486e9" style:font-style-asian="italic" style:font-weight-asian="bold" style:font-style-complex="italic" style:font-weight-complex="bold"/>
    </style:style>
    <style:style style:name="T95" style:family="text">
      <style:text-properties fo:font-style="italic" fo:font-weight="bold" officeooo:rsid="0213053c" style:font-style-asian="italic" style:font-weight-asian="bold" style:font-style-complex="italic" style:font-weight-complex="bold"/>
    </style:style>
    <style:style style:name="T96" style:family="text">
      <style:text-properties fo:font-style="italic" fo:font-weight="bold" officeooo:rsid="02124341" style:font-style-asian="italic" style:font-weight-asian="bold" style:font-style-complex="italic" style:font-weight-complex="bold"/>
    </style:style>
    <style:style style:name="T97" style:family="text">
      <style:text-properties fo:font-style="italic" fo:font-weight="bold" officeooo:rsid="02cf4780" style:font-style-asian="italic" style:font-weight-asian="bold" style:font-style-complex="italic" style:font-weight-complex="bold"/>
    </style:style>
    <style:style style:name="T98" style:family="text">
      <style:text-properties fo:font-style="italic" fo:font-weight="bold" officeooo:rsid="02dab81f" style:font-style-asian="italic" style:font-weight-asian="bold" style:font-style-complex="italic" style:font-weight-complex="bold"/>
    </style:style>
    <style:style style:name="T99" style:family="text">
      <style:text-properties fo:font-style="italic" fo:font-weight="bold" officeooo:rsid="02e15897" style:font-style-asian="italic" style:font-weight-asian="bold" style:font-style-complex="italic" style:font-weight-complex="bold"/>
    </style:style>
    <style:style style:name="T100" style:family="text">
      <style:text-properties fo:font-style="italic" fo:font-weight="bold" officeooo:rsid="03030f71" style:font-style-asian="italic" style:font-weight-asian="bold" style:font-style-complex="italic" style:font-weight-complex="bold"/>
    </style:style>
    <style:style style:name="T101" style:family="text">
      <style:text-properties fo:font-style="italic" fo:font-weight="bold" officeooo:rsid="03041a6b" style:font-style-asian="italic" style:font-weight-asian="bold" style:font-style-complex="italic" style:font-weight-complex="bold"/>
    </style:style>
    <style:style style:name="T102" style:family="text">
      <style:text-properties fo:font-style="italic" fo:font-weight="bold" officeooo:rsid="010e8ba0" style:font-style-asian="italic" style:font-weight-asian="bold" style:font-style-complex="italic" style:font-weight-complex="bold"/>
    </style:style>
    <style:style style:name="T103" style:family="text">
      <style:text-properties fo:font-style="italic" fo:font-weight="bold" officeooo:rsid="010f7252" style:font-style-asian="italic" style:font-weight-asian="bold" style:font-style-complex="italic" style:font-weight-complex="bold"/>
    </style:style>
    <style:style style:name="T104" style:family="text">
      <style:text-properties fo:font-style="italic" fo:font-weight="bold" officeooo:rsid="03142cea" style:font-style-asian="italic" style:font-weight-asian="bold" style:font-style-complex="italic" style:font-weight-complex="bold"/>
    </style:style>
    <style:style style:name="T105" style:family="text">
      <style:text-properties fo:font-style="italic" fo:font-weight="bold" officeooo:rsid="0239c52c" style:font-style-asian="italic" style:font-weight-asian="bold" style:font-style-complex="italic" style:font-weight-complex="bold"/>
    </style:style>
    <style:style style:name="T106" style:family="text">
      <style:text-properties fo:font-style="italic" fo:font-weight="bold" officeooo:rsid="039e4515" style:font-style-asian="italic" style:font-weight-asian="bold" style:font-style-complex="italic" style:font-weight-complex="bold"/>
    </style:style>
    <style:style style:name="T107" style:family="text">
      <style:text-properties fo:font-style="italic" fo:font-weight="bold" officeooo:rsid="039fac9b" style:font-style-asian="italic" style:font-weight-asian="bold" style:font-style-complex="italic" style:font-weight-complex="bold"/>
    </style:style>
    <style:style style:name="T108" style:family="text">
      <style:text-properties fo:font-style="italic" fo:font-weight="bold" officeooo:rsid="03aad437" style:font-style-asian="italic" style:font-weight-asian="bold" style:font-style-complex="italic" style:font-weight-complex="bold"/>
    </style:style>
    <style:style style:name="T109" style:family="text">
      <style:text-properties fo:font-style="italic" fo:font-weight="bold" officeooo:rsid="00efcaff" style:font-style-asian="italic" style:font-weight-asian="bold" style:font-style-complex="italic" style:font-weight-complex="bold"/>
    </style:style>
    <style:style style:name="T110" style:family="text">
      <style:text-properties fo:font-style="italic" fo:font-weight="bold" officeooo:rsid="005e1bca" style:font-style-asian="italic" style:font-weight-asian="bold" style:font-style-complex="italic" style:font-weight-complex="bold"/>
    </style:style>
    <style:style style:name="T111" style:family="text">
      <style:text-properties fo:font-style="italic" fo:font-weight="bold" officeooo:rsid="00d244da" style:font-style-asian="italic" style:font-weight-asian="bold" style:font-style-complex="italic" style:font-weight-complex="bold"/>
    </style:style>
    <style:style style:name="T112" style:family="text">
      <style:text-properties fo:font-style="italic" fo:font-weight="bold" officeooo:rsid="000a96af" style:font-style-asian="italic" style:font-weight-asian="bold" style:font-style-complex="italic" style:font-weight-complex="bold"/>
    </style:style>
    <style:style style:name="T113" style:family="text">
      <style:text-properties fo:font-style="italic" fo:font-weight="bold" officeooo:rsid="02f369fa" style:font-style-asian="italic" style:font-weight-asian="bold" style:font-style-complex="italic" style:font-weight-complex="bold"/>
    </style:style>
    <style:style style:name="T114" style:family="text">
      <style:text-properties fo:font-style="italic" fo:font-weight="bold" officeooo:rsid="040f68eb" style:font-style-asian="italic" style:font-weight-asian="bold" style:font-style-complex="italic" style:font-weight-complex="bold"/>
    </style:style>
    <style:style style:name="T115" style:family="text">
      <style:text-properties fo:font-style="italic" fo:font-weight="bold" officeooo:rsid="0418753a" style:font-style-asian="italic" style:font-weight-asian="bold" style:font-style-complex="italic" style:font-weight-complex="bold"/>
    </style:style>
    <style:style style:name="T116" style:family="text">
      <style:text-properties fo:font-style="italic" fo:font-weight="bold" officeooo:rsid="041a668c" style:font-style-asian="italic" style:font-weight-asian="bold" style:font-style-complex="italic" style:font-weight-complex="bold"/>
    </style:style>
    <style:style style:name="T117" style:family="text">
      <style:text-properties fo:font-style="italic" fo:font-weight="bold" officeooo:rsid="0420bcf2" style:font-style-asian="italic" style:font-weight-asian="bold" style:font-style-complex="italic" style:font-weight-complex="bold"/>
    </style:style>
    <style:style style:name="T118" style:family="text">
      <style:text-properties fo:font-style="italic" fo:font-weight="bold" fo:background-color="#ffcc00" loext:char-shading-value="0" style:font-style-asian="italic" style:font-weight-asian="bold" style:font-style-complex="italic" style:font-weight-complex="bold"/>
    </style:style>
    <style:style style:name="T119"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20" style:family="text">
      <style:text-properties fo:font-style="italic" fo:font-weight="normal" style:font-style-asian="italic" style:font-weight-asian="normal" style:font-style-complex="italic" style:font-weight-complex="normal"/>
    </style:style>
    <style:style style:name="T121" style:family="text">
      <style:text-properties fo:font-style="italic" fo:font-weight="normal" officeooo:rsid="003baf82" style:font-style-asian="italic" style:font-weight-asian="normal" style:font-style-complex="italic" style:font-weight-complex="normal"/>
    </style:style>
    <style:style style:name="T122" style:family="text">
      <style:text-properties fo:font-style="italic" fo:font-weight="normal" officeooo:rsid="003cedc2" style:font-style-asian="italic" style:font-weight-asian="normal" style:font-style-complex="italic" style:font-weight-complex="normal"/>
    </style:style>
    <style:style style:name="T123" style:family="text">
      <style:text-properties fo:font-style="italic" fo:font-weight="normal" officeooo:rsid="003f5cf2" style:font-style-asian="italic" style:font-weight-asian="normal" style:font-style-complex="italic" style:font-weight-complex="normal"/>
    </style:style>
    <style:style style:name="T124" style:family="text">
      <style:text-properties fo:font-style="italic" fo:font-weight="normal" officeooo:rsid="00857c25" style:font-style-asian="italic" style:font-weight-asian="normal" style:font-style-complex="italic" style:font-weight-complex="normal"/>
    </style:style>
    <style:style style:name="T125" style:family="text">
      <style:text-properties fo:font-style="italic" fo:font-weight="normal" officeooo:rsid="00b118ee" style:font-style-asian="italic" style:font-weight-asian="normal" style:font-style-complex="italic" style:font-weight-complex="normal"/>
    </style:style>
    <style:style style:name="T126" style:family="text">
      <style:text-properties fo:font-style="italic" fo:font-weight="normal" officeooo:rsid="005e1bca" style:font-style-asian="italic" style:font-weight-asian="normal" style:font-style-complex="italic" style:font-weight-complex="normal"/>
    </style:style>
    <style:style style:name="T127" style:family="text">
      <style:text-properties fo:font-style="italic" fo:font-weight="normal" officeooo:rsid="00b1f3f0" style:font-style-asian="italic" style:font-weight-asian="normal" style:font-style-complex="italic" style:font-weight-complex="normal"/>
    </style:style>
    <style:style style:name="T128" style:family="text">
      <style:text-properties fo:font-style="italic" fo:font-weight="normal" officeooo:rsid="00da4c7d" style:font-style-asian="italic" style:font-weight-asian="normal" style:font-style-complex="italic" style:font-weight-complex="normal"/>
    </style:style>
    <style:style style:name="T129" style:family="text">
      <style:text-properties fo:font-style="italic" fo:font-weight="normal" officeooo:rsid="00dc44be" style:font-style-asian="italic" style:font-weight-asian="normal" style:font-style-complex="italic" style:font-weight-complex="normal"/>
    </style:style>
    <style:style style:name="T130" style:family="text">
      <style:text-properties fo:font-style="italic" fo:font-weight="normal" officeooo:rsid="00e9ade0" style:font-style-asian="italic" style:font-weight-asian="normal" style:font-style-complex="italic" style:font-weight-complex="normal"/>
    </style:style>
    <style:style style:name="T131" style:family="text">
      <style:text-properties fo:font-style="italic" fo:font-weight="normal" officeooo:rsid="00ebe726" style:font-style-asian="italic" style:font-weight-asian="normal" style:font-style-complex="italic" style:font-weight-complex="normal"/>
    </style:style>
    <style:style style:name="T132" style:family="text">
      <style:text-properties fo:font-style="italic" fo:font-weight="normal" officeooo:rsid="00bc0048" style:font-style-asian="italic" style:font-weight-asian="normal" style:font-style-complex="italic" style:font-weight-complex="normal"/>
    </style:style>
    <style:style style:name="T133" style:family="text">
      <style:text-properties fo:font-style="italic" fo:font-weight="normal" officeooo:rsid="010e8ba0" style:font-style-asian="italic" style:font-weight-asian="normal" style:font-style-complex="italic" style:font-weight-complex="normal"/>
    </style:style>
    <style:style style:name="T134" style:family="text">
      <style:text-properties fo:font-style="italic" fo:font-weight="normal" officeooo:rsid="010f7252" style:font-style-asian="italic" style:font-weight-asian="normal" style:font-style-complex="italic" style:font-weight-complex="normal"/>
    </style:style>
    <style:style style:name="T135" style:family="text">
      <style:text-properties fo:font-style="italic" fo:font-weight="normal" officeooo:rsid="01703175" style:font-style-asian="italic" style:font-weight-asian="normal" style:font-style-complex="italic" style:font-weight-complex="normal"/>
    </style:style>
    <style:style style:name="T136" style:family="text">
      <style:text-properties fo:font-style="italic" fo:font-weight="normal" officeooo:rsid="01869373" style:font-style-asian="italic" style:font-weight-asian="normal" style:font-style-complex="italic" style:font-weight-complex="normal"/>
    </style:style>
    <style:style style:name="T137" style:family="text">
      <style:text-properties fo:font-style="italic" fo:font-weight="normal" officeooo:rsid="018b3b37" style:font-style-asian="italic" style:font-weight-asian="normal" style:font-style-complex="italic" style:font-weight-complex="normal"/>
    </style:style>
    <style:style style:name="T138" style:family="text">
      <style:text-properties fo:font-style="italic" fo:font-weight="normal" officeooo:rsid="008371d9" style:font-style-asian="italic" style:font-weight-asian="normal" style:font-style-complex="italic" style:font-weight-complex="normal"/>
    </style:style>
    <style:style style:name="T139" style:family="text">
      <style:text-properties fo:font-style="italic" fo:font-weight="normal" officeooo:rsid="01e163a8" style:font-style-asian="italic" style:font-weight-asian="normal" style:font-style-complex="italic" style:font-weight-complex="normal"/>
    </style:style>
    <style:style style:name="T140" style:family="text">
      <style:text-properties fo:font-style="italic" fo:font-weight="normal" officeooo:rsid="017d71d8" style:font-style-asian="italic" style:font-weight-asian="normal" style:font-style-complex="italic" style:font-weight-complex="normal"/>
    </style:style>
    <style:style style:name="T141" style:family="text">
      <style:text-properties fo:font-style="italic" fo:font-weight="normal" officeooo:rsid="020b74ed" style:font-style-asian="italic" style:font-weight-asian="normal" style:font-style-complex="italic" style:font-weight-complex="normal"/>
    </style:style>
    <style:style style:name="T142" style:family="text">
      <style:text-properties fo:font-style="italic" fo:font-weight="normal" officeooo:rsid="0120ac38" style:font-style-asian="italic" style:font-weight-asian="normal" style:font-style-complex="italic" style:font-weight-complex="normal"/>
    </style:style>
    <style:style style:name="T143" style:family="text">
      <style:text-properties fo:font-style="italic" fo:font-weight="normal" officeooo:rsid="0259e231" style:font-style-asian="italic" style:font-weight-asian="normal" style:font-style-complex="italic" style:font-weight-complex="normal"/>
    </style:style>
    <style:style style:name="T144" style:family="text">
      <style:text-properties fo:font-style="italic" fo:font-weight="normal" officeooo:rsid="02823338" style:font-style-asian="italic" style:font-weight-asian="normal" style:font-style-complex="italic" style:font-weight-complex="normal"/>
    </style:style>
    <style:style style:name="T145" style:family="text">
      <style:text-properties fo:font-style="italic" fo:font-weight="normal" officeooo:rsid="02831179" style:font-style-asian="italic" style:font-weight-asian="normal" style:font-style-complex="italic" style:font-weight-complex="normal"/>
    </style:style>
    <style:style style:name="T146" style:family="text">
      <style:text-properties fo:font-style="italic" fo:font-weight="normal" officeooo:rsid="0278b042" style:font-style-asian="italic" style:font-weight-asian="normal" style:font-style-complex="italic" style:font-weight-complex="normal"/>
    </style:style>
    <style:style style:name="T147" style:family="text">
      <style:text-properties fo:font-style="italic" fo:font-weight="normal" officeooo:rsid="0284add6" style:font-style-asian="italic" style:font-weight-asian="normal" style:font-style-complex="italic" style:font-weight-complex="normal"/>
    </style:style>
    <style:style style:name="T148" style:family="text">
      <style:text-properties fo:font-style="italic" fo:font-weight="normal" officeooo:rsid="02854fd8" style:font-style-asian="italic" style:font-weight-asian="normal" style:font-style-complex="italic" style:font-weight-complex="normal"/>
    </style:style>
    <style:style style:name="T149" style:family="text">
      <style:text-properties fo:font-style="italic" fo:font-weight="normal" officeooo:rsid="028592a7" style:font-style-asian="italic" style:font-weight-asian="normal" style:font-style-complex="italic" style:font-weight-complex="normal"/>
    </style:style>
    <style:style style:name="T150" style:family="text">
      <style:text-properties fo:font-style="italic" fo:font-weight="normal" officeooo:rsid="02d70b49" style:font-style-asian="italic" style:font-weight-asian="normal" style:font-style-complex="italic" style:font-weight-complex="normal"/>
    </style:style>
    <style:style style:name="T151" style:family="text">
      <style:text-properties fo:font-style="italic" fo:font-weight="normal" officeooo:rsid="02d0ce3c" style:font-style-asian="italic" style:font-weight-asian="normal" style:font-style-complex="italic" style:font-weight-complex="normal"/>
    </style:style>
    <style:style style:name="T152" style:family="text">
      <style:text-properties fo:font-style="italic" fo:font-weight="normal" officeooo:rsid="02e15897" style:font-style-asian="italic" style:font-weight-asian="normal" style:font-style-complex="italic" style:font-weight-complex="normal"/>
    </style:style>
    <style:style style:name="T153" style:family="text">
      <style:text-properties fo:font-style="italic" fo:font-weight="normal" officeooo:rsid="00fbd112" style:font-style-asian="italic" style:font-weight-asian="normal" style:font-style-complex="italic" style:font-weight-complex="normal"/>
    </style:style>
    <style:style style:name="T154" style:family="text">
      <style:text-properties fo:font-style="italic" fo:font-weight="normal" officeooo:rsid="02ffa918" style:font-style-asian="italic" style:font-weight-asian="normal" style:font-style-complex="italic" style:font-weight-complex="normal"/>
    </style:style>
    <style:style style:name="T155" style:family="text">
      <style:text-properties fo:font-style="italic" fo:font-weight="normal" officeooo:rsid="0305984c" style:font-style-asian="italic" style:font-weight-asian="normal" style:font-style-complex="italic" style:font-weight-complex="normal"/>
    </style:style>
    <style:style style:name="T156" style:family="text">
      <style:text-properties fo:font-style="italic" fo:font-weight="normal" officeooo:rsid="0306ff8b" style:font-style-asian="italic" style:font-weight-asian="normal" style:font-style-complex="italic" style:font-weight-complex="normal"/>
    </style:style>
    <style:style style:name="T157" style:family="text">
      <style:text-properties fo:font-style="italic" fo:font-weight="normal" officeooo:rsid="0307ae3b" style:font-style-asian="italic" style:font-weight-asian="normal" style:font-style-complex="italic" style:font-weight-complex="normal"/>
    </style:style>
    <style:style style:name="T158" style:family="text">
      <style:text-properties fo:font-style="italic" fo:font-weight="normal" officeooo:rsid="03087058" style:font-style-asian="italic" style:font-weight-asian="normal" style:font-style-complex="italic" style:font-weight-complex="normal"/>
    </style:style>
    <style:style style:name="T159" style:family="text">
      <style:text-properties fo:font-style="italic" fo:font-weight="normal" officeooo:rsid="00ea7bf7" style:font-style-asian="italic" style:font-weight-asian="normal" style:font-style-complex="italic" style:font-weight-complex="normal"/>
    </style:style>
    <style:style style:name="T160" style:family="text">
      <style:text-properties fo:font-style="italic" fo:font-weight="normal" officeooo:rsid="03142cea" style:font-style-asian="italic" style:font-weight-asian="normal" style:font-style-complex="italic" style:font-weight-complex="normal"/>
    </style:style>
    <style:style style:name="T161" style:family="text">
      <style:text-properties fo:font-style="italic" fo:font-weight="normal" officeooo:rsid="025da500" style:font-style-asian="italic" style:font-weight-asian="normal" style:font-style-complex="italic" style:font-weight-complex="normal"/>
    </style:style>
    <style:style style:name="T162" style:family="text">
      <style:text-properties fo:font-style="italic" fo:font-weight="normal" officeooo:rsid="03994fc1" style:font-style-asian="italic" style:font-weight-asian="normal" style:font-style-complex="italic" style:font-weight-complex="normal"/>
    </style:style>
    <style:style style:name="T163" style:family="text">
      <style:text-properties fo:font-style="italic" fo:font-weight="normal" officeooo:rsid="03999250" style:font-style-asian="italic" style:font-weight-asian="normal" style:font-style-complex="italic" style:font-weight-complex="normal"/>
    </style:style>
    <style:style style:name="T164" style:family="text">
      <style:text-properties fo:font-style="italic" fo:font-weight="normal" officeooo:rsid="039e4515" style:font-style-asian="italic" style:font-weight-asian="normal" style:font-style-complex="italic" style:font-weight-complex="normal"/>
    </style:style>
    <style:style style:name="T165" style:family="text">
      <style:text-properties fo:font-style="italic" fo:font-weight="normal" officeooo:rsid="01dbf1c0" style:font-style-asian="italic" style:font-weight-asian="normal" style:font-style-complex="italic" style:font-weight-complex="normal"/>
    </style:style>
    <style:style style:name="T166" style:family="text">
      <style:text-properties fo:font-style="italic" fo:font-weight="normal" officeooo:rsid="039fac9b" style:font-style-asian="italic" style:font-weight-asian="normal" style:font-style-complex="italic" style:font-weight-complex="normal"/>
    </style:style>
    <style:style style:name="T167" style:family="text">
      <style:text-properties fo:font-style="italic" fo:font-weight="normal" officeooo:rsid="03ac1cf7" style:font-style-asian="italic" style:font-weight-asian="normal" style:font-style-complex="italic" style:font-weight-complex="normal"/>
    </style:style>
    <style:style style:name="T168" style:family="text">
      <style:text-properties fo:font-style="italic" fo:font-weight="normal" officeooo:rsid="03d724ee" style:font-style-asian="italic" style:font-weight-asian="normal" style:font-style-complex="italic" style:font-weight-complex="normal"/>
    </style:style>
    <style:style style:name="T169" style:family="text">
      <style:text-properties fo:font-style="italic" fo:font-weight="normal" officeooo:rsid="03d79bcd" style:font-style-asian="italic" style:font-weight-asian="normal" style:font-style-complex="italic" style:font-weight-complex="normal"/>
    </style:style>
    <style:style style:name="T170" style:family="text">
      <style:text-properties fo:font-style="italic" fo:font-weight="normal" officeooo:rsid="0406ac46" style:font-style-asian="italic" style:font-weight-asian="normal" style:font-style-complex="italic" style:font-weight-complex="normal"/>
    </style:style>
    <style:style style:name="T171" style:family="text">
      <style:text-properties fo:font-style="italic" fo:font-weight="normal" officeooo:rsid="040f68eb" style:font-style-asian="italic" style:font-weight-asian="normal" style:font-style-complex="italic" style:font-weight-complex="normal"/>
    </style:style>
    <style:style style:name="T172" style:family="text">
      <style:text-properties fo:font-style="italic" fo:font-weight="normal" officeooo:rsid="0420bcf2" style:font-style-asian="italic" style:font-weight-asian="normal" style:font-style-complex="italic" style:font-weight-complex="normal"/>
    </style:style>
    <style:style style:name="T17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74" style:family="text">
      <style:text-properties fo:font-style="italic" style:text-underline-style="none" fo:font-weight="bold" style:font-style-asian="italic" style:font-weight-asian="bold" style:font-style-complex="italic" style:font-weight-complex="bold"/>
    </style:style>
    <style:style style:name="T175" style:family="text">
      <style:text-properties fo:font-style="italic" style:text-underline-style="none" fo:font-weight="bold" officeooo:rsid="000a6551" style:font-style-asian="italic" style:font-weight-asian="bold" style:font-style-complex="italic" style:font-weight-complex="bold"/>
    </style:style>
    <style:style style:name="T176" style:family="text">
      <style:text-properties fo:font-style="italic" style:text-underline-style="none" officeooo:rsid="00ebe726" style:font-style-asian="italic" style:font-style-complex="italic"/>
    </style:style>
    <style:style style:name="T177" style:family="text">
      <style:text-properties fo:font-style="italic" style:text-underline-style="none" officeooo:rsid="00f3f518" style:font-style-asian="italic" style:font-style-complex="italic"/>
    </style:style>
    <style:style style:name="T178" style:family="text">
      <style:text-properties fo:font-style="italic" style:text-underline-style="none" fo:font-weight="normal" style:font-style-asian="italic" style:font-weight-asian="normal" style:font-style-complex="italic" style:font-weight-complex="normal"/>
    </style:style>
    <style:style style:name="T179" style:family="text">
      <style:text-properties fo:font-style="italic" style:text-underline-style="none" fo:font-weight="normal" officeooo:rsid="02dab81f" style:font-style-asian="italic" style:font-weight-asian="normal" style:font-style-complex="italic" style:font-weight-complex="normal"/>
    </style:style>
    <style:style style:name="T180" style:family="text">
      <style:text-properties fo:font-style="italic" style:text-underline-style="none" fo:font-weight="normal" officeooo:rsid="02e15897" style:font-style-asian="italic" style:font-weight-asian="normal" style:font-style-complex="italic" style:font-weight-complex="normal"/>
    </style:style>
    <style:style style:name="T181" style:family="text">
      <style:text-properties fo:font-style="italic" fo:background-color="#ffff00" loext:char-shading-value="0" style:font-style-asian="italic" style:font-style-complex="italic"/>
    </style:style>
    <style:style style:name="T182" style:family="text">
      <style:text-properties fo:font-style="italic" officeooo:rsid="03f320fe" fo:background-color="#ffff00" loext:char-shading-value="0" style:font-style-asian="italic" style:font-style-complex="italic"/>
    </style:style>
    <style:style style:name="T183" style:family="text">
      <style:text-properties fo:font-size="40pt" officeooo:rsid="02a2e511" style:font-size-asian="40pt" style:font-size-complex="40pt"/>
    </style:style>
    <style:style style:name="T184" style:family="text">
      <style:text-properties fo:font-weight="bold" style:font-weight-asian="bold" style:font-weight-complex="bold"/>
    </style:style>
    <style:style style:name="T185" style:family="text">
      <style:text-properties fo:font-weight="bold" officeooo:rsid="000efeb6" style:font-weight-asian="bold" style:font-weight-complex="bold"/>
    </style:style>
    <style:style style:name="T186" style:family="text">
      <style:text-properties fo:font-weight="bold" officeooo:rsid="000fc06c" style:font-weight-asian="bold" style:font-weight-complex="bold"/>
    </style:style>
    <style:style style:name="T187" style:family="text">
      <style:text-properties fo:font-weight="bold" officeooo:rsid="00190df0" style:font-weight-asian="bold" style:font-weight-complex="bold"/>
    </style:style>
    <style:style style:name="T188" style:family="text">
      <style:text-properties fo:font-weight="bold" officeooo:rsid="003c5055" style:font-weight-asian="bold" style:font-weight-complex="bold"/>
    </style:style>
    <style:style style:name="T189" style:family="text">
      <style:text-properties fo:font-weight="bold" officeooo:rsid="0034bc4f" style:font-weight-asian="bold" style:font-weight-complex="bold"/>
    </style:style>
    <style:style style:name="T190" style:family="text">
      <style:text-properties fo:font-weight="bold" officeooo:rsid="010c716f" style:font-weight-asian="bold" style:font-weight-complex="bold"/>
    </style:style>
    <style:style style:name="T191" style:family="text">
      <style:text-properties fo:font-weight="bold" officeooo:rsid="000a6551" style:font-weight-asian="bold" style:font-weight-complex="bold"/>
    </style:style>
    <style:style style:name="T192" style:family="text">
      <style:text-properties fo:font-weight="bold" officeooo:rsid="00f7587f" style:font-weight-asian="bold" style:font-weight-complex="bold"/>
    </style:style>
    <style:style style:name="T193" style:family="text">
      <style:text-properties fo:font-weight="bold" officeooo:rsid="005c77d9" style:font-weight-asian="bold" style:font-weight-complex="bold"/>
    </style:style>
    <style:style style:name="T194" style:family="text">
      <style:text-properties fo:font-weight="bold" officeooo:rsid="00a668d6" style:font-weight-asian="bold" style:font-weight-complex="bold"/>
    </style:style>
    <style:style style:name="T195" style:family="text">
      <style:text-properties fo:font-weight="bold" officeooo:rsid="01972c1b" style:font-weight-asian="bold" style:font-weight-complex="bold"/>
    </style:style>
    <style:style style:name="T196" style:family="text">
      <style:text-properties fo:font-weight="bold" officeooo:rsid="006e6f99" style:font-weight-asian="bold" style:font-weight-complex="bold"/>
    </style:style>
    <style:style style:name="T197" style:family="text">
      <style:text-properties fo:font-weight="bold" officeooo:rsid="00c6d5bf" style:font-weight-asian="bold" style:font-weight-complex="bold"/>
    </style:style>
    <style:style style:name="T198" style:family="text">
      <style:text-properties fo:font-weight="bold" officeooo:rsid="01b42ceb" style:font-weight-asian="bold" style:font-weight-complex="bold"/>
    </style:style>
    <style:style style:name="T199" style:family="text">
      <style:text-properties fo:font-weight="bold" officeooo:rsid="01bba535" style:font-weight-asian="bold" style:font-weight-complex="bold"/>
    </style:style>
    <style:style style:name="T200" style:family="text">
      <style:text-properties fo:font-weight="bold" officeooo:rsid="01bd084e" style:font-weight-asian="bold" style:font-weight-complex="bold"/>
    </style:style>
    <style:style style:name="T201" style:family="text">
      <style:text-properties fo:font-weight="bold" officeooo:rsid="01c6bb4c" style:font-weight-asian="bold" style:font-weight-complex="bold"/>
    </style:style>
    <style:style style:name="T202" style:family="text">
      <style:text-properties fo:font-weight="bold" officeooo:rsid="01cc78dc" style:font-weight-asian="bold" style:font-weight-complex="bold"/>
    </style:style>
    <style:style style:name="T203" style:family="text">
      <style:text-properties fo:font-weight="bold" officeooo:rsid="01ce00cd" style:font-weight-asian="bold" style:font-weight-complex="bold"/>
    </style:style>
    <style:style style:name="T204" style:family="text">
      <style:text-properties fo:font-weight="bold" officeooo:rsid="01e21a6d" style:font-weight-asian="bold" style:font-weight-complex="bold"/>
    </style:style>
    <style:style style:name="T205" style:family="text">
      <style:text-properties fo:font-weight="bold" officeooo:rsid="01e530ff" style:font-weight-asian="bold" style:font-weight-complex="bold"/>
    </style:style>
    <style:style style:name="T206" style:family="text">
      <style:text-properties fo:font-weight="bold" officeooo:rsid="021c4342" style:font-weight-asian="bold" style:font-weight-complex="bold"/>
    </style:style>
    <style:style style:name="T207" style:family="text">
      <style:text-properties fo:font-weight="bold" officeooo:rsid="01942559" style:font-weight-asian="bold" style:font-weight-complex="bold"/>
    </style:style>
    <style:style style:name="T208" style:family="text">
      <style:text-properties fo:font-weight="bold" officeooo:rsid="024ef493" style:font-weight-asian="bold" style:font-weight-complex="bold"/>
    </style:style>
    <style:style style:name="T209" style:family="text">
      <style:text-properties fo:font-weight="bold" officeooo:rsid="0250c466" style:font-weight-asian="bold" style:font-weight-complex="bold"/>
    </style:style>
    <style:style style:name="T210" style:family="text">
      <style:text-properties fo:font-weight="bold" officeooo:rsid="02548105" style:font-weight-asian="bold" style:font-weight-complex="bold"/>
    </style:style>
    <style:style style:name="T211" style:family="text">
      <style:text-properties fo:font-weight="bold" officeooo:rsid="02583b16" style:font-weight-asian="bold" style:font-weight-complex="bold"/>
    </style:style>
    <style:style style:name="T212" style:family="text">
      <style:text-properties fo:font-weight="bold" officeooo:rsid="028ad026" style:font-weight-asian="bold" style:font-weight-complex="bold"/>
    </style:style>
    <style:style style:name="T213" style:family="text">
      <style:text-properties fo:font-weight="bold" officeooo:rsid="028e3594" style:font-weight-asian="bold" style:font-weight-complex="bold"/>
    </style:style>
    <style:style style:name="T214" style:family="text">
      <style:text-properties fo:font-weight="bold" officeooo:rsid="028f742e" style:font-weight-asian="bold" style:font-weight-complex="bold"/>
    </style:style>
    <style:style style:name="T215" style:family="text">
      <style:text-properties fo:font-weight="bold" officeooo:rsid="005989f9" style:font-weight-asian="bold" style:font-weight-complex="bold"/>
    </style:style>
    <style:style style:name="T216" style:family="text">
      <style:text-properties fo:font-weight="bold" officeooo:rsid="005aafe8" style:font-weight-asian="bold" style:font-weight-complex="bold"/>
    </style:style>
    <style:style style:name="T217" style:family="text">
      <style:text-properties fo:font-weight="bold" officeooo:rsid="005d5455" style:font-weight-asian="bold" style:font-weight-complex="bold"/>
    </style:style>
    <style:style style:name="T218" style:family="text">
      <style:text-properties fo:font-weight="bold" officeooo:rsid="029ac14d" style:font-weight-asian="bold" style:font-weight-complex="bold"/>
    </style:style>
    <style:style style:name="T219" style:family="text">
      <style:text-properties fo:font-weight="bold" officeooo:rsid="02973b1b" style:font-weight-asian="bold" style:font-weight-complex="bold"/>
    </style:style>
    <style:style style:name="T220" style:family="text">
      <style:text-properties fo:font-weight="bold" officeooo:rsid="029c58b6" style:font-weight-asian="bold" style:font-weight-complex="bold"/>
    </style:style>
    <style:style style:name="T221" style:family="text">
      <style:text-properties fo:font-weight="bold" officeooo:rsid="02c9c786" style:font-weight-asian="bold" style:font-weight-complex="bold"/>
    </style:style>
    <style:style style:name="T222" style:family="text">
      <style:text-properties fo:font-weight="bold" officeooo:rsid="02d70b49" style:font-weight-asian="bold" style:font-weight-complex="bold"/>
    </style:style>
    <style:style style:name="T223" style:family="text">
      <style:text-properties fo:font-weight="bold" officeooo:rsid="02dc4eb0" style:font-weight-asian="bold" style:font-weight-complex="bold"/>
    </style:style>
    <style:style style:name="T224" style:family="text">
      <style:text-properties fo:font-weight="bold" officeooo:rsid="00857c25" style:font-weight-asian="bold" style:font-weight-complex="bold"/>
    </style:style>
    <style:style style:name="T225" style:family="text">
      <style:text-properties fo:font-weight="bold" officeooo:rsid="00d897b6" style:font-weight-asian="bold" style:font-weight-complex="bold"/>
    </style:style>
    <style:style style:name="T226" style:family="text">
      <style:text-properties fo:font-weight="bold" officeooo:rsid="02e3209d" style:font-weight-asian="bold" style:font-weight-complex="bold"/>
    </style:style>
    <style:style style:name="T227" style:family="text">
      <style:text-properties fo:font-weight="bold" officeooo:rsid="02e74685" style:font-weight-asian="bold" style:font-weight-complex="bold"/>
    </style:style>
    <style:style style:name="T228" style:family="text">
      <style:text-properties fo:font-weight="bold" officeooo:rsid="02eb17c6" style:font-weight-asian="bold" style:font-weight-complex="bold"/>
    </style:style>
    <style:style style:name="T229" style:family="text">
      <style:text-properties fo:font-weight="bold" officeooo:rsid="0304aa62" style:font-weight-asian="bold" style:font-weight-complex="bold"/>
    </style:style>
    <style:style style:name="T230" style:family="text">
      <style:text-properties fo:font-weight="bold" officeooo:rsid="03157628" style:font-weight-asian="bold" style:font-weight-complex="bold"/>
    </style:style>
    <style:style style:name="T231" style:family="text">
      <style:text-properties fo:font-weight="bold" officeooo:rsid="0317b948" style:font-weight-asian="bold" style:font-weight-complex="bold"/>
    </style:style>
    <style:style style:name="T232" style:family="text">
      <style:text-properties fo:font-weight="bold" officeooo:rsid="03198a08" style:font-weight-asian="bold" style:font-weight-complex="bold"/>
    </style:style>
    <style:style style:name="T233" style:family="text">
      <style:text-properties fo:font-weight="bold" officeooo:rsid="031b0cd6" style:font-weight-asian="bold" style:font-weight-complex="bold"/>
    </style:style>
    <style:style style:name="T234" style:family="text">
      <style:text-properties fo:font-weight="bold" officeooo:rsid="032c5a6f" style:font-weight-asian="bold" style:font-weight-complex="bold"/>
    </style:style>
    <style:style style:name="T235" style:family="text">
      <style:text-properties fo:font-weight="bold" officeooo:rsid="03313c8d" style:font-weight-asian="bold" style:font-weight-complex="bold"/>
    </style:style>
    <style:style style:name="T236" style:family="text">
      <style:text-properties fo:font-weight="bold" officeooo:rsid="032e4d37" style:font-weight-asian="bold" style:font-weight-complex="bold"/>
    </style:style>
    <style:style style:name="T237" style:family="text">
      <style:text-properties fo:font-weight="bold" officeooo:rsid="03349498" style:font-weight-asian="bold" style:font-weight-complex="bold"/>
    </style:style>
    <style:style style:name="T238" style:family="text">
      <style:text-properties fo:font-weight="bold" officeooo:rsid="0288cbb9" style:font-weight-asian="bold" style:font-weight-complex="bold"/>
    </style:style>
    <style:style style:name="T239" style:family="text">
      <style:text-properties fo:font-weight="bold" officeooo:rsid="034926b3" style:font-weight-asian="bold" style:font-weight-complex="bold"/>
    </style:style>
    <style:style style:name="T240" style:family="text">
      <style:text-properties fo:font-weight="bold" officeooo:rsid="00a62c04" style:font-weight-asian="bold" style:font-weight-complex="bold"/>
    </style:style>
    <style:style style:name="T241" style:family="text">
      <style:text-properties fo:font-weight="bold" officeooo:rsid="03a72c49" style:font-weight-asian="bold" style:font-weight-complex="bold"/>
    </style:style>
    <style:style style:name="T242" style:family="text">
      <style:text-properties fo:font-weight="bold" officeooo:rsid="00edd850" style:font-weight-asian="bold" style:font-weight-complex="bold"/>
    </style:style>
    <style:style style:name="T243" style:family="text">
      <style:text-properties fo:font-weight="bold" officeooo:rsid="03ac1cf7" style:font-weight-asian="bold" style:font-weight-complex="bold"/>
    </style:style>
    <style:style style:name="T244" style:family="text">
      <style:text-properties fo:font-weight="bold" officeooo:rsid="040394fc" style:font-weight-asian="bold" style:font-weight-complex="bold"/>
    </style:style>
    <style:style style:name="T245" style:family="text">
      <style:text-properties fo:font-weight="bold" officeooo:rsid="000d279d" style:font-weight-asian="bold" style:font-weight-complex="bold"/>
    </style:style>
    <style:style style:name="T246" style:family="text">
      <style:text-properties fo:font-weight="bold" officeooo:rsid="0402a277" style:font-weight-asian="bold" style:font-weight-complex="bold"/>
    </style:style>
    <style:style style:name="T247" style:family="text">
      <style:text-properties fo:font-weight="bold" officeooo:rsid="040aa695" style:font-weight-asian="bold" style:font-weight-complex="bold"/>
    </style:style>
    <style:style style:name="T248" style:family="text">
      <style:text-properties fo:font-weight="bold" officeooo:rsid="040ac713" style:font-weight-asian="bold" style:font-weight-complex="bold"/>
    </style:style>
    <style:style style:name="T249" style:family="text">
      <style:text-properties fo:font-weight="bold" officeooo:rsid="04143a91" style:font-weight-asian="bold" style:font-weight-complex="bold"/>
    </style:style>
    <style:style style:name="T250" style:family="text">
      <style:text-properties fo:font-weight="bold" officeooo:rsid="041cedd9" style:font-weight-asian="bold" style:font-weight-complex="bold"/>
    </style:style>
    <style:style style:name="T251" style:family="text">
      <style:text-properties fo:font-weight="bold" officeooo:rsid="0420bcf2" style:font-weight-asian="bold" style:font-weight-complex="bold"/>
    </style:style>
    <style:style style:name="T252" style:family="text">
      <style:text-properties fo:font-weight="bold" fo:background-color="transparent" loext:char-shading-value="0" style:font-weight-asian="bold" style:font-weight-complex="bold"/>
    </style:style>
    <style:style style:name="T253" style:family="text">
      <style:text-properties fo:font-weight="bold" officeooo:rsid="02326edd" fo:background-color="transparent" loext:char-shading-value="0" style:font-weight-asian="bold" style:font-weight-complex="bold"/>
    </style:style>
    <style:style style:name="T254" style:family="text">
      <style:text-properties fo:font-weight="bold" fo:background-color="#ffff00" loext:char-shading-value="0" style:font-weight-asian="bold" style:font-weight-complex="bold"/>
    </style:style>
    <style:style style:name="T255" style:family="text">
      <style:text-properties fo:font-weight="bold" officeooo:rsid="0236215c" fo:background-color="#ffff00" loext:char-shading-value="0" style:font-weight-asian="bold" style:font-weight-complex="bold"/>
    </style:style>
    <style:style style:name="T256" style:family="text">
      <style:text-properties fo:font-weight="bold" officeooo:rsid="020fd122" fo:background-color="#ffff00" loext:char-shading-value="0" style:font-weight-asian="bold" style:font-weight-complex="bold"/>
    </style:style>
    <style:style style:name="T257" style:family="text">
      <style:text-properties fo:font-weight="bold" officeooo:rsid="02990a64" fo:background-color="#ffcc00" loext:char-shading-value="0" style:font-weight-asian="bold" style:font-weight-complex="bold"/>
    </style:style>
    <style:style style:name="T258" style:family="text">
      <style:text-properties fo:font-weight="bold" officeooo:rsid="029ac14d" fo:background-color="#ffcc00" loext:char-shading-value="0" style:font-weight-asian="bold" style:font-weight-complex="bold"/>
    </style:style>
    <style:style style:name="T259" style:family="text">
      <style:text-properties style:text-underline-style="solid" style:text-underline-width="auto" style:text-underline-color="font-color" fo:font-weight="bold" style:font-weight-asian="bold" style:font-weight-complex="bold"/>
    </style:style>
    <style:style style:name="T260" style:family="text">
      <style:text-properties style:text-underline-style="solid" style:text-underline-width="auto" style:text-underline-color="font-color" fo:font-weight="bold" officeooo:rsid="000a6551" style:font-weight-asian="bold" style:font-weight-complex="bold"/>
    </style:style>
    <style:style style:name="T261" style:family="text">
      <style:text-properties fo:font-weight="normal" style:font-weight-asian="normal" style:font-weight-complex="normal"/>
    </style:style>
    <style:style style:name="T262" style:family="text">
      <style:text-properties fo:font-weight="normal" officeooo:rsid="0011455a" style:font-weight-asian="normal" style:font-weight-complex="normal"/>
    </style:style>
    <style:style style:name="T263" style:family="text">
      <style:text-properties fo:font-weight="normal" officeooo:rsid="0034bc4f" style:font-weight-asian="normal" style:font-weight-complex="normal"/>
    </style:style>
    <style:style style:name="T264" style:family="text">
      <style:text-properties fo:font-weight="normal" officeooo:rsid="01cc78dc" style:font-weight-asian="normal" style:font-weight-complex="normal"/>
    </style:style>
    <style:style style:name="T265" style:family="text">
      <style:text-properties fo:font-weight="normal" officeooo:rsid="01d8e096" style:font-weight-asian="normal" style:font-weight-complex="normal"/>
    </style:style>
    <style:style style:name="T266" style:family="text">
      <style:text-properties fo:font-weight="normal" officeooo:rsid="01e21a6d" style:font-weight-asian="normal" style:font-weight-complex="normal"/>
    </style:style>
    <style:style style:name="T267" style:family="text">
      <style:text-properties fo:font-weight="normal" officeooo:rsid="01e60733" style:font-weight-asian="normal" style:font-weight-complex="normal"/>
    </style:style>
    <style:style style:name="T268" style:family="text">
      <style:text-properties fo:font-weight="normal" officeooo:rsid="02326edd" style:font-weight-asian="normal" style:font-weight-complex="normal"/>
    </style:style>
    <style:style style:name="T269" style:family="text">
      <style:text-properties fo:font-weight="normal" officeooo:rsid="0236215c" style:font-weight-asian="normal" style:font-weight-complex="normal"/>
    </style:style>
    <style:style style:name="T270" style:family="text">
      <style:text-properties fo:font-weight="normal" officeooo:rsid="02548105" style:font-weight-asian="normal" style:font-weight-complex="normal"/>
    </style:style>
    <style:style style:name="T271" style:family="text">
      <style:text-properties fo:font-weight="normal" officeooo:rsid="02583b16" style:font-weight-asian="normal" style:font-weight-complex="normal"/>
    </style:style>
    <style:style style:name="T272" style:family="text">
      <style:text-properties fo:font-weight="normal" officeooo:rsid="01972c1b" style:font-weight-asian="normal" style:font-weight-complex="normal"/>
    </style:style>
    <style:style style:name="T273" style:family="text">
      <style:text-properties fo:font-weight="normal" officeooo:rsid="0259e231" style:font-weight-asian="normal" style:font-weight-complex="normal"/>
    </style:style>
    <style:style style:name="T274" style:family="text">
      <style:text-properties fo:font-weight="normal" officeooo:rsid="025b8ca3" style:font-weight-asian="normal" style:font-weight-complex="normal"/>
    </style:style>
    <style:style style:name="T275" style:family="text">
      <style:text-properties fo:font-weight="normal" officeooo:rsid="025cd94f" style:font-weight-asian="normal" style:font-weight-complex="normal"/>
    </style:style>
    <style:style style:name="T276" style:family="text">
      <style:text-properties fo:font-weight="normal" officeooo:rsid="025da500" style:font-weight-asian="normal" style:font-weight-complex="normal"/>
    </style:style>
    <style:style style:name="T277" style:family="text">
      <style:text-properties fo:font-weight="normal" officeooo:rsid="025f4697" style:font-weight-asian="normal" style:font-weight-complex="normal"/>
    </style:style>
    <style:style style:name="T278" style:family="text">
      <style:text-properties fo:font-weight="normal" officeooo:rsid="0260058c" style:font-weight-asian="normal" style:font-weight-complex="normal"/>
    </style:style>
    <style:style style:name="T279" style:family="text">
      <style:text-properties fo:font-weight="normal" officeooo:rsid="0261d026" style:font-weight-asian="normal" style:font-weight-complex="normal"/>
    </style:style>
    <style:style style:name="T280" style:family="text">
      <style:text-properties fo:font-weight="normal" officeooo:rsid="0263600c" style:font-weight-asian="normal" style:font-weight-complex="normal"/>
    </style:style>
    <style:style style:name="T281" style:family="text">
      <style:text-properties fo:font-weight="normal" officeooo:rsid="026453ac" style:font-weight-asian="normal" style:font-weight-complex="normal"/>
    </style:style>
    <style:style style:name="T282" style:family="text">
      <style:text-properties fo:font-weight="normal" officeooo:rsid="0275c343" style:font-weight-asian="normal" style:font-weight-complex="normal"/>
    </style:style>
    <style:style style:name="T283" style:family="text">
      <style:text-properties fo:font-weight="normal" officeooo:rsid="0278b042" style:font-weight-asian="normal" style:font-weight-complex="normal"/>
    </style:style>
    <style:style style:name="T284" style:family="text">
      <style:text-properties fo:font-weight="normal" officeooo:rsid="027a2db2" style:font-weight-asian="normal" style:font-weight-complex="normal"/>
    </style:style>
    <style:style style:name="T285" style:family="text">
      <style:text-properties fo:font-weight="normal" officeooo:rsid="027b58d0" style:font-weight-asian="normal" style:font-weight-complex="normal"/>
    </style:style>
    <style:style style:name="T286" style:family="text">
      <style:text-properties fo:font-weight="normal" officeooo:rsid="027c8504" style:font-weight-asian="normal" style:font-weight-complex="normal"/>
    </style:style>
    <style:style style:name="T287" style:family="text">
      <style:text-properties fo:font-weight="normal" officeooo:rsid="027e6400" style:font-weight-asian="normal" style:font-weight-complex="normal"/>
    </style:style>
    <style:style style:name="T288" style:family="text">
      <style:text-properties fo:font-weight="normal" officeooo:rsid="027f6500" style:font-weight-asian="normal" style:font-weight-complex="normal"/>
    </style:style>
    <style:style style:name="T289" style:family="text">
      <style:text-properties fo:font-weight="normal" officeooo:rsid="02823338" style:font-weight-asian="normal" style:font-weight-complex="normal"/>
    </style:style>
    <style:style style:name="T290" style:family="text">
      <style:text-properties fo:font-weight="normal" officeooo:rsid="0283cc93" style:font-weight-asian="normal" style:font-weight-complex="normal"/>
    </style:style>
    <style:style style:name="T291" style:family="text">
      <style:text-properties fo:font-weight="normal" officeooo:rsid="02854fd8" style:font-weight-asian="normal" style:font-weight-complex="normal"/>
    </style:style>
    <style:style style:name="T292" style:family="text">
      <style:text-properties fo:font-weight="normal" officeooo:rsid="028592a7" style:font-weight-asian="normal" style:font-weight-complex="normal"/>
    </style:style>
    <style:style style:name="T293" style:family="text">
      <style:text-properties fo:font-weight="normal" officeooo:rsid="0288cbb9" style:font-weight-asian="normal" style:font-weight-complex="normal"/>
    </style:style>
    <style:style style:name="T294" style:family="text">
      <style:text-properties fo:font-weight="normal" officeooo:rsid="0289cc63" style:font-weight-asian="normal" style:font-weight-complex="normal"/>
    </style:style>
    <style:style style:name="T295" style:family="text">
      <style:text-properties fo:font-weight="normal" officeooo:rsid="028cc479" style:font-weight-asian="normal" style:font-weight-complex="normal"/>
    </style:style>
    <style:style style:name="T296" style:family="text">
      <style:text-properties fo:font-weight="normal" officeooo:rsid="028e3594" style:font-weight-asian="normal" style:font-weight-complex="normal"/>
    </style:style>
    <style:style style:name="T297" style:family="text">
      <style:text-properties fo:font-weight="normal" officeooo:rsid="028f742e" style:font-weight-asian="normal" style:font-weight-complex="normal"/>
    </style:style>
    <style:style style:name="T298" style:family="text">
      <style:text-properties fo:font-weight="normal" officeooo:rsid="0294207c" style:font-weight-asian="normal" style:font-weight-complex="normal"/>
    </style:style>
    <style:style style:name="T299" style:family="text">
      <style:text-properties fo:font-weight="normal" officeooo:rsid="0295ad79" style:font-weight-asian="normal" style:font-weight-complex="normal"/>
    </style:style>
    <style:style style:name="T300" style:family="text">
      <style:text-properties fo:font-weight="normal" officeooo:rsid="02973b1b" style:font-weight-asian="normal" style:font-weight-complex="normal"/>
    </style:style>
    <style:style style:name="T301" style:family="text">
      <style:text-properties fo:font-weight="normal" officeooo:rsid="02990a64" style:font-weight-asian="normal" style:font-weight-complex="normal"/>
    </style:style>
    <style:style style:name="T302" style:family="text">
      <style:text-properties fo:font-weight="normal" officeooo:rsid="029ac14d" style:font-weight-asian="normal" style:font-weight-complex="normal"/>
    </style:style>
    <style:style style:name="T303" style:family="text">
      <style:text-properties fo:font-weight="normal" officeooo:rsid="029ba440" style:font-weight-asian="normal" style:font-weight-complex="normal"/>
    </style:style>
    <style:style style:name="T304" style:family="text">
      <style:text-properties fo:font-weight="normal" officeooo:rsid="029c58b6" style:font-weight-asian="normal" style:font-weight-complex="normal"/>
    </style:style>
    <style:style style:name="T305" style:family="text">
      <style:text-properties fo:font-weight="normal" officeooo:rsid="016ff0d8" style:font-weight-asian="normal" style:font-weight-complex="normal"/>
    </style:style>
    <style:style style:name="T306" style:family="text">
      <style:text-properties fo:font-weight="normal" officeooo:rsid="01703175" style:font-weight-asian="normal" style:font-weight-complex="normal"/>
    </style:style>
    <style:style style:name="T307" style:family="text">
      <style:text-properties fo:font-weight="normal" officeooo:rsid="02d70b49" style:font-weight-asian="normal" style:font-weight-complex="normal"/>
    </style:style>
    <style:style style:name="T308" style:family="text">
      <style:text-properties fo:font-weight="normal" officeooo:rsid="00857c25" style:font-weight-asian="normal" style:font-weight-complex="normal"/>
    </style:style>
    <style:style style:name="T309" style:family="text">
      <style:text-properties fo:font-weight="normal" officeooo:rsid="00d897b6" style:font-weight-asian="normal" style:font-weight-complex="normal"/>
    </style:style>
    <style:style style:name="T310" style:family="text">
      <style:text-properties fo:font-weight="normal" officeooo:rsid="02dc8ff9" style:font-weight-asian="normal" style:font-weight-complex="normal"/>
    </style:style>
    <style:style style:name="T311" style:family="text">
      <style:text-properties fo:font-weight="normal" officeooo:rsid="02e3209d" style:font-weight-asian="normal" style:font-weight-complex="normal"/>
    </style:style>
    <style:style style:name="T312" style:family="text">
      <style:text-properties fo:font-weight="normal" officeooo:rsid="02e74685" style:font-weight-asian="normal" style:font-weight-complex="normal"/>
    </style:style>
    <style:style style:name="T313" style:family="text">
      <style:text-properties fo:font-weight="normal" officeooo:rsid="00a668d6" style:font-weight-asian="normal" style:font-weight-complex="normal"/>
    </style:style>
    <style:style style:name="T314" style:family="text">
      <style:text-properties fo:font-weight="normal" officeooo:rsid="030517c2" style:font-weight-asian="normal" style:font-weight-complex="normal"/>
    </style:style>
    <style:style style:name="T315" style:family="text">
      <style:text-properties fo:font-weight="normal" officeooo:rsid="010e8ba0" style:font-weight-asian="normal" style:font-weight-complex="normal"/>
    </style:style>
    <style:style style:name="T316" style:family="text">
      <style:text-properties fo:font-weight="normal" officeooo:rsid="0314905a" style:font-weight-asian="normal" style:font-weight-complex="normal"/>
    </style:style>
    <style:style style:name="T317" style:family="text">
      <style:text-properties fo:font-weight="normal" officeooo:rsid="031ffc9c" style:font-weight-asian="normal" style:font-weight-complex="normal"/>
    </style:style>
    <style:style style:name="T318" style:family="text">
      <style:text-properties fo:font-weight="normal" officeooo:rsid="03271eae" style:font-weight-asian="normal" style:font-weight-complex="normal"/>
    </style:style>
    <style:style style:name="T319" style:family="text">
      <style:text-properties fo:font-weight="normal" officeooo:rsid="03313c8d" style:font-weight-asian="normal" style:font-weight-complex="normal"/>
    </style:style>
    <style:style style:name="T320" style:family="text">
      <style:text-properties fo:font-weight="normal" officeooo:rsid="034926b3" style:font-weight-asian="normal" style:font-weight-complex="normal"/>
    </style:style>
    <style:style style:name="T321" style:family="text">
      <style:text-properties fo:font-weight="normal" officeooo:rsid="039834b4" style:font-weight-asian="normal" style:font-weight-complex="normal"/>
    </style:style>
    <style:style style:name="T322" style:family="text">
      <style:text-properties fo:font-weight="normal" officeooo:rsid="03994fc1" style:font-weight-asian="normal" style:font-weight-complex="normal"/>
    </style:style>
    <style:style style:name="T323" style:family="text">
      <style:text-properties fo:font-weight="normal" officeooo:rsid="03999250" style:font-weight-asian="normal" style:font-weight-complex="normal"/>
    </style:style>
    <style:style style:name="T324" style:family="text">
      <style:text-properties fo:font-weight="normal" officeooo:rsid="039b63e5" style:font-weight-asian="normal" style:font-weight-complex="normal"/>
    </style:style>
    <style:style style:name="T325" style:family="text">
      <style:text-properties fo:font-weight="normal" officeooo:rsid="03a72c49" style:font-weight-asian="normal" style:font-weight-complex="normal"/>
    </style:style>
    <style:style style:name="T326" style:family="text">
      <style:text-properties fo:font-weight="normal" officeooo:rsid="03ac1cf7" style:font-weight-asian="normal" style:font-weight-complex="normal"/>
    </style:style>
    <style:style style:name="T327" style:family="text">
      <style:text-properties fo:font-weight="normal" officeooo:rsid="00f68711" style:font-weight-asian="normal" style:font-weight-complex="normal"/>
    </style:style>
    <style:style style:name="T328" style:family="text">
      <style:text-properties fo:font-weight="normal" officeooo:rsid="00edd850" style:font-weight-asian="normal" style:font-weight-complex="normal"/>
    </style:style>
    <style:style style:name="T329" style:family="text">
      <style:text-properties fo:font-weight="normal" officeooo:rsid="00f5d669" style:font-weight-asian="normal" style:font-weight-complex="normal"/>
    </style:style>
    <style:style style:name="T330" style:family="text">
      <style:text-properties fo:font-weight="normal" officeooo:rsid="03ba2e2b" style:font-weight-asian="normal" style:font-weight-complex="normal"/>
    </style:style>
    <style:style style:name="T331" style:family="text">
      <style:text-properties fo:font-weight="normal" officeooo:rsid="040394fc" style:font-weight-asian="normal" style:font-weight-complex="normal"/>
    </style:style>
    <style:style style:name="T332" style:family="text">
      <style:text-properties fo:font-weight="normal" officeooo:rsid="0402a277" style:font-weight-asian="normal" style:font-weight-complex="normal"/>
    </style:style>
    <style:style style:name="T333" style:family="text">
      <style:text-properties fo:font-weight="normal" officeooo:rsid="000d279d" style:font-weight-asian="normal" style:font-weight-complex="normal"/>
    </style:style>
    <style:style style:name="T334" style:family="text">
      <style:text-properties fo:font-weight="normal" officeooo:rsid="040770b0" style:font-weight-asian="normal" style:font-weight-complex="normal"/>
    </style:style>
    <style:style style:name="T335" style:family="text">
      <style:text-properties fo:font-weight="normal" officeooo:rsid="041b8ad6" style:font-weight-asian="normal" style:font-weight-complex="normal"/>
    </style:style>
    <style:style style:name="T336" style:family="text">
      <style:text-properties fo:font-weight="normal" officeooo:rsid="041ca712" style:font-weight-asian="normal" style:font-weight-complex="normal"/>
    </style:style>
    <style:style style:name="T337" style:family="text">
      <style:text-properties fo:font-weight="normal" officeooo:rsid="041cedd9" style:font-weight-asian="normal" style:font-weight-complex="normal"/>
    </style:style>
    <style:style style:name="T338" style:family="text">
      <style:text-properties fo:font-weight="normal" officeooo:rsid="031ffc9c" fo:background-color="transparent" loext:char-shading-value="0" style:font-weight-asian="normal" style:font-weight-complex="normal"/>
    </style:style>
    <style:style style:name="T339" style:family="text">
      <style:text-properties fo:font-weight="normal" officeooo:rsid="022ef884" fo:background-color="transparent" loext:char-shading-value="0" style:font-weight-asian="normal" style:font-weight-complex="normal"/>
    </style:style>
    <style:style style:name="T340" style:family="text">
      <style:text-properties fo:font-weight="normal" officeooo:rsid="03c908c1" fo:background-color="transparent" loext:char-shading-value="0" style:font-weight-asian="normal" style:font-weight-complex="normal"/>
    </style:style>
    <style:style style:name="T341" style:family="text">
      <style:text-properties fo:font-weight="normal" fo:background-color="#ffffff" loext:char-shading-value="0" style:font-weight-asian="normal" style:font-weight-complex="normal"/>
    </style:style>
    <style:style style:name="T342" style:family="text">
      <style:text-properties officeooo:rsid="000c6819"/>
    </style:style>
    <style:style style:name="T343" style:family="text">
      <style:text-properties officeooo:rsid="000efeb6"/>
    </style:style>
    <style:style style:name="T344" style:family="text">
      <style:text-properties officeooo:rsid="000fc06c"/>
    </style:style>
    <style:style style:name="T345" style:family="text">
      <style:text-properties officeooo:rsid="0011455a"/>
    </style:style>
    <style:style style:name="T346" style:family="text">
      <style:text-properties officeooo:rsid="0012a870"/>
    </style:style>
    <style:style style:name="T347" style:family="text">
      <style:text-properties officeooo:rsid="0013b764"/>
    </style:style>
    <style:style style:name="T348" style:family="text">
      <style:text-properties fo:font-style="normal" style:font-style-asian="normal" style:font-style-complex="normal"/>
    </style:style>
    <style:style style:name="T349" style:family="text">
      <style:text-properties fo:font-style="normal" officeooo:rsid="0018cdea" style:font-style-asian="normal" style:font-style-complex="normal"/>
    </style:style>
    <style:style style:name="T350" style:family="text">
      <style:text-properties fo:font-style="normal" officeooo:rsid="00190df0" style:font-style-asian="normal" style:font-style-complex="normal"/>
    </style:style>
    <style:style style:name="T351" style:family="text">
      <style:text-properties fo:font-style="normal" officeooo:rsid="0029c431" style:font-style-asian="normal" style:font-style-complex="normal"/>
    </style:style>
    <style:style style:name="T352" style:family="text">
      <style:text-properties fo:font-style="normal" officeooo:rsid="002b59e7" style:font-style-asian="normal" style:font-style-complex="normal"/>
    </style:style>
    <style:style style:name="T353" style:family="text">
      <style:text-properties fo:font-style="normal" officeooo:rsid="002b6163" style:font-style-asian="normal" style:font-style-complex="normal"/>
    </style:style>
    <style:style style:name="T354" style:family="text">
      <style:text-properties fo:font-style="normal" officeooo:rsid="005989f9" style:font-style-asian="normal" style:font-style-complex="normal"/>
    </style:style>
    <style:style style:name="T355" style:family="text">
      <style:text-properties fo:font-style="normal" officeooo:rsid="005d5455" style:font-style-asian="normal" style:font-style-complex="normal"/>
    </style:style>
    <style:style style:name="T356" style:family="text">
      <style:text-properties fo:font-style="normal" officeooo:rsid="005e1bca" style:font-style-asian="normal" style:font-style-complex="normal"/>
    </style:style>
    <style:style style:name="T357" style:family="text">
      <style:text-properties fo:font-style="normal" officeooo:rsid="0089d108" style:font-style-asian="normal" style:font-style-complex="normal"/>
    </style:style>
    <style:style style:name="T358" style:family="text">
      <style:text-properties fo:font-style="normal" officeooo:rsid="008c91a8" style:font-style-asian="normal" style:font-style-complex="normal"/>
    </style:style>
    <style:style style:name="T359" style:family="text">
      <style:text-properties fo:font-style="normal" officeooo:rsid="008ce6f8" style:font-style-asian="normal" style:font-style-complex="normal"/>
    </style:style>
    <style:style style:name="T360" style:family="text">
      <style:text-properties fo:font-style="normal" officeooo:rsid="008d1645" style:font-style-asian="normal" style:font-style-complex="normal"/>
    </style:style>
    <style:style style:name="T361" style:family="text">
      <style:text-properties fo:font-style="normal" officeooo:rsid="008d633e" style:font-style-asian="normal" style:font-style-complex="normal"/>
    </style:style>
    <style:style style:name="T362" style:family="text">
      <style:text-properties fo:font-style="normal" officeooo:rsid="008d815f" style:font-style-asian="normal" style:font-style-complex="normal"/>
    </style:style>
    <style:style style:name="T363" style:family="text">
      <style:text-properties fo:font-style="normal" officeooo:rsid="008e111e" style:font-style-asian="normal" style:font-style-complex="normal"/>
    </style:style>
    <style:style style:name="T364" style:family="text">
      <style:text-properties fo:font-style="normal" officeooo:rsid="008f61af" style:font-style-asian="normal" style:font-style-complex="normal"/>
    </style:style>
    <style:style style:name="T365" style:family="text">
      <style:text-properties fo:font-style="normal" officeooo:rsid="00917ac7" style:font-style-asian="normal" style:font-style-complex="normal"/>
    </style:style>
    <style:style style:name="T366" style:family="text">
      <style:text-properties fo:font-style="normal" officeooo:rsid="00917c62" style:font-style-asian="normal" style:font-style-complex="normal"/>
    </style:style>
    <style:style style:name="T367" style:family="text">
      <style:text-properties fo:font-style="normal" officeooo:rsid="0094fa0f" style:font-style-asian="normal" style:font-style-complex="normal"/>
    </style:style>
    <style:style style:name="T368" style:family="text">
      <style:text-properties fo:font-style="normal" officeooo:rsid="009d7573" style:font-style-asian="normal" style:font-style-complex="normal"/>
    </style:style>
    <style:style style:name="T369" style:family="text">
      <style:text-properties fo:font-style="normal" officeooo:rsid="00a2135e" style:font-style-asian="normal" style:font-style-complex="normal"/>
    </style:style>
    <style:style style:name="T370" style:family="text">
      <style:text-properties fo:font-style="normal" officeooo:rsid="00af324e" style:font-style-asian="normal" style:font-style-complex="normal"/>
    </style:style>
    <style:style style:name="T371" style:family="text">
      <style:text-properties fo:font-style="normal" officeooo:rsid="00b118ee" style:font-style-asian="normal" style:font-style-complex="normal"/>
    </style:style>
    <style:style style:name="T372" style:family="text">
      <style:text-properties fo:font-style="normal" officeooo:rsid="00b27560" style:font-style-asian="normal" style:font-style-complex="normal"/>
    </style:style>
    <style:style style:name="T373" style:family="text">
      <style:text-properties fo:font-style="normal" officeooo:rsid="00b453a4" style:font-style-asian="normal" style:font-style-complex="normal"/>
    </style:style>
    <style:style style:name="T374" style:family="text">
      <style:text-properties fo:font-style="normal" officeooo:rsid="00b62e9b" style:font-style-asian="normal" style:font-style-complex="normal"/>
    </style:style>
    <style:style style:name="T375" style:family="text">
      <style:text-properties fo:font-style="normal" officeooo:rsid="00b9feb1" style:font-style-asian="normal" style:font-style-complex="normal"/>
    </style:style>
    <style:style style:name="T376" style:family="text">
      <style:text-properties fo:font-style="normal" officeooo:rsid="00ba82ac" style:font-style-asian="normal" style:font-style-complex="normal"/>
    </style:style>
    <style:style style:name="T377" style:family="text">
      <style:text-properties fo:font-style="normal" officeooo:rsid="00e06e8f" style:font-style-asian="normal" style:font-style-complex="normal"/>
    </style:style>
    <style:style style:name="T378" style:family="text">
      <style:text-properties fo:font-style="normal" officeooo:rsid="00e2248f" style:font-style-asian="normal" style:font-style-complex="normal"/>
    </style:style>
    <style:style style:name="T379" style:family="text">
      <style:text-properties fo:font-style="normal" officeooo:rsid="00e5dd0a" style:font-style-asian="normal" style:font-style-complex="normal"/>
    </style:style>
    <style:style style:name="T380" style:family="text">
      <style:text-properties fo:font-style="normal" officeooo:rsid="00e74083" style:font-style-asian="normal" style:font-style-complex="normal"/>
    </style:style>
    <style:style style:name="T381" style:family="text">
      <style:text-properties fo:font-style="normal" officeooo:rsid="00ea7bf7" style:font-style-asian="normal" style:font-style-complex="normal"/>
    </style:style>
    <style:style style:name="T382" style:family="text">
      <style:text-properties fo:font-style="normal" officeooo:rsid="00ebe726" style:font-style-asian="normal" style:font-style-complex="normal"/>
    </style:style>
    <style:style style:name="T383" style:family="text">
      <style:text-properties fo:font-style="normal" officeooo:rsid="00ed8a22" style:font-style-asian="normal" style:font-style-complex="normal"/>
    </style:style>
    <style:style style:name="T384" style:family="text">
      <style:text-properties fo:font-style="normal" officeooo:rsid="00edd850" style:font-style-asian="normal" style:font-style-complex="normal"/>
    </style:style>
    <style:style style:name="T385" style:family="text">
      <style:text-properties fo:font-style="normal" officeooo:rsid="00efcaff" style:font-style-asian="normal" style:font-style-complex="normal"/>
    </style:style>
    <style:style style:name="T386" style:family="text">
      <style:text-properties fo:font-style="normal" officeooo:rsid="00f24325" style:font-style-asian="normal" style:font-style-complex="normal"/>
    </style:style>
    <style:style style:name="T387" style:family="text">
      <style:text-properties fo:font-style="normal" officeooo:rsid="00f3f518" style:font-style-asian="normal" style:font-style-complex="normal"/>
    </style:style>
    <style:style style:name="T388" style:family="text">
      <style:text-properties fo:font-style="normal" officeooo:rsid="00f5d669" style:font-style-asian="normal" style:font-style-complex="normal"/>
    </style:style>
    <style:style style:name="T389" style:family="text">
      <style:text-properties fo:font-style="normal" officeooo:rsid="00f68711" style:font-style-asian="normal" style:font-style-complex="normal"/>
    </style:style>
    <style:style style:name="T390" style:family="text">
      <style:text-properties fo:font-style="normal" officeooo:rsid="00f7587f" style:font-style-asian="normal" style:font-style-complex="normal"/>
    </style:style>
    <style:style style:name="T391" style:family="text">
      <style:text-properties fo:font-style="normal" officeooo:rsid="01031d70" style:font-style-asian="normal" style:font-style-complex="normal"/>
    </style:style>
    <style:style style:name="T392" style:family="text">
      <style:text-properties fo:font-style="normal" officeooo:rsid="010ad577" style:font-style-asian="normal" style:font-style-complex="normal"/>
    </style:style>
    <style:style style:name="T393" style:family="text">
      <style:text-properties fo:font-style="normal" officeooo:rsid="010cd3e7" style:font-style-asian="normal" style:font-style-complex="normal"/>
    </style:style>
    <style:style style:name="T394" style:family="text">
      <style:text-properties fo:font-style="normal" officeooo:rsid="010e8ba0" style:font-style-asian="normal" style:font-style-complex="normal"/>
    </style:style>
    <style:style style:name="T395" style:family="text">
      <style:text-properties fo:font-style="normal" officeooo:rsid="01103039" style:font-style-asian="normal" style:font-style-complex="normal"/>
    </style:style>
    <style:style style:name="T396" style:family="text">
      <style:text-properties fo:font-style="normal" officeooo:rsid="011447c1" style:font-style-asian="normal" style:font-style-complex="normal"/>
    </style:style>
    <style:style style:name="T397" style:family="text">
      <style:text-properties fo:font-style="normal" officeooo:rsid="0115ec4e" style:font-style-asian="normal" style:font-style-complex="normal"/>
    </style:style>
    <style:style style:name="T398" style:family="text">
      <style:text-properties fo:font-style="normal" officeooo:rsid="0116f9c9" style:font-style-asian="normal" style:font-style-complex="normal"/>
    </style:style>
    <style:style style:name="T399" style:family="text">
      <style:text-properties fo:font-style="normal" officeooo:rsid="0117d02f" style:font-style-asian="normal" style:font-style-complex="normal"/>
    </style:style>
    <style:style style:name="T400" style:family="text">
      <style:text-properties fo:font-style="normal" officeooo:rsid="011cd9bf" style:font-style-asian="normal" style:font-style-complex="normal"/>
    </style:style>
    <style:style style:name="T401" style:family="text">
      <style:text-properties fo:font-style="normal" officeooo:rsid="01449d68" style:font-style-asian="normal" style:font-style-complex="normal"/>
    </style:style>
    <style:style style:name="T402" style:family="text">
      <style:text-properties fo:font-style="normal" officeooo:rsid="014ec4ea" style:font-style-asian="normal" style:font-style-complex="normal"/>
    </style:style>
    <style:style style:name="T403" style:family="text">
      <style:text-properties fo:font-style="normal" officeooo:rsid="01532359" style:font-style-asian="normal" style:font-style-complex="normal"/>
    </style:style>
    <style:style style:name="T404" style:family="text">
      <style:text-properties fo:font-style="normal" officeooo:rsid="015542ef" style:font-style-asian="normal" style:font-style-complex="normal"/>
    </style:style>
    <style:style style:name="T405" style:family="text">
      <style:text-properties fo:font-style="normal" officeooo:rsid="01573f42" style:font-style-asian="normal" style:font-style-complex="normal"/>
    </style:style>
    <style:style style:name="T406" style:family="text">
      <style:text-properties fo:font-style="normal" officeooo:rsid="0157af8c" style:font-style-asian="normal" style:font-style-complex="normal"/>
    </style:style>
    <style:style style:name="T407" style:family="text">
      <style:text-properties fo:font-style="normal" officeooo:rsid="0157dd30" style:font-style-asian="normal" style:font-style-complex="normal"/>
    </style:style>
    <style:style style:name="T408" style:family="text">
      <style:text-properties fo:font-style="normal" officeooo:rsid="015923bc" style:font-style-asian="normal" style:font-style-complex="normal"/>
    </style:style>
    <style:style style:name="T409" style:family="text">
      <style:text-properties fo:font-style="normal" officeooo:rsid="015dce89" style:font-style-asian="normal" style:font-style-complex="normal"/>
    </style:style>
    <style:style style:name="T410" style:family="text">
      <style:text-properties fo:font-style="normal" officeooo:rsid="0164bf72" style:font-style-asian="normal" style:font-style-complex="normal"/>
    </style:style>
    <style:style style:name="T411" style:family="text">
      <style:text-properties fo:font-style="normal" officeooo:rsid="0167ddf1" style:font-style-asian="normal" style:font-style-complex="normal"/>
    </style:style>
    <style:style style:name="T412" style:family="text">
      <style:text-properties fo:font-style="normal" officeooo:rsid="016b639a" style:font-style-asian="normal" style:font-style-complex="normal"/>
    </style:style>
    <style:style style:name="T413" style:family="text">
      <style:text-properties fo:font-style="normal" officeooo:rsid="0170c4d1" style:font-style-asian="normal" style:font-style-complex="normal"/>
    </style:style>
    <style:style style:name="T414" style:family="text">
      <style:text-properties fo:font-style="normal" officeooo:rsid="01726b3e" style:font-style-asian="normal" style:font-style-complex="normal"/>
    </style:style>
    <style:style style:name="T415" style:family="text">
      <style:text-properties fo:font-style="normal" officeooo:rsid="01744cb5" style:font-style-asian="normal" style:font-style-complex="normal"/>
    </style:style>
    <style:style style:name="T416" style:family="text">
      <style:text-properties fo:font-style="normal" officeooo:rsid="01845b1b" style:font-style-asian="normal" style:font-style-complex="normal"/>
    </style:style>
    <style:style style:name="T417" style:family="text">
      <style:text-properties fo:font-style="normal" officeooo:rsid="0185980c" style:font-style-asian="normal" style:font-style-complex="normal"/>
    </style:style>
    <style:style style:name="T418" style:family="text">
      <style:text-properties fo:font-style="normal" officeooo:rsid="01972c1b" style:font-style-asian="normal" style:font-style-complex="normal"/>
    </style:style>
    <style:style style:name="T419" style:family="text">
      <style:text-properties fo:font-style="normal" officeooo:rsid="019dcd09" style:font-style-asian="normal" style:font-style-complex="normal"/>
    </style:style>
    <style:style style:name="T420" style:family="text">
      <style:text-properties fo:font-style="normal" officeooo:rsid="019f97be" style:font-style-asian="normal" style:font-style-complex="normal"/>
    </style:style>
    <style:style style:name="T421" style:family="text">
      <style:text-properties fo:font-style="normal" officeooo:rsid="01a61a9c" style:font-style-asian="normal" style:font-style-complex="normal"/>
    </style:style>
    <style:style style:name="T422" style:family="text">
      <style:text-properties fo:font-style="normal" officeooo:rsid="01b42ceb" style:font-style-asian="normal" style:font-style-complex="normal"/>
    </style:style>
    <style:style style:name="T423" style:family="text">
      <style:text-properties fo:font-style="normal" officeooo:rsid="01b7ca2a" style:font-style-asian="normal" style:font-style-complex="normal"/>
    </style:style>
    <style:style style:name="T424" style:family="text">
      <style:text-properties fo:font-style="normal" officeooo:rsid="01bba535" style:font-style-asian="normal" style:font-style-complex="normal"/>
    </style:style>
    <style:style style:name="T425" style:family="text">
      <style:text-properties fo:font-style="normal" officeooo:rsid="01c1d276" style:font-style-asian="normal" style:font-style-complex="normal"/>
    </style:style>
    <style:style style:name="T426" style:family="text">
      <style:text-properties fo:font-style="normal" officeooo:rsid="01d4eb8a" style:font-style-asian="normal" style:font-style-complex="normal"/>
    </style:style>
    <style:style style:name="T427" style:family="text">
      <style:text-properties fo:font-style="normal" officeooo:rsid="01d6e358" style:font-style-asian="normal" style:font-style-complex="normal"/>
    </style:style>
    <style:style style:name="T428" style:family="text">
      <style:text-properties fo:font-style="normal" officeooo:rsid="01fd4b41" style:font-style-asian="normal" style:font-style-complex="normal"/>
    </style:style>
    <style:style style:name="T429" style:family="text">
      <style:text-properties fo:font-style="normal" officeooo:rsid="01fe46ff" style:font-style-asian="normal" style:font-style-complex="normal"/>
    </style:style>
    <style:style style:name="T430" style:family="text">
      <style:text-properties fo:font-style="normal" officeooo:rsid="01ff930f" style:font-style-asian="normal" style:font-style-complex="normal"/>
    </style:style>
    <style:style style:name="T431" style:family="text">
      <style:text-properties fo:font-style="normal" officeooo:rsid="0204696f" style:font-style-asian="normal" style:font-style-complex="normal"/>
    </style:style>
    <style:style style:name="T432" style:family="text">
      <style:text-properties fo:font-style="normal" officeooo:rsid="020b74ed" style:font-style-asian="normal" style:font-style-complex="normal"/>
    </style:style>
    <style:style style:name="T433" style:family="text">
      <style:text-properties fo:font-style="normal" officeooo:rsid="020c9432" style:font-style-asian="normal" style:font-style-complex="normal"/>
    </style:style>
    <style:style style:name="T434" style:family="text">
      <style:text-properties fo:font-style="normal" officeooo:rsid="020cbf77" style:font-style-asian="normal" style:font-style-complex="normal"/>
    </style:style>
    <style:style style:name="T435" style:family="text">
      <style:text-properties fo:font-style="normal" officeooo:rsid="02124341" style:font-style-asian="normal" style:font-style-complex="normal"/>
    </style:style>
    <style:style style:name="T436" style:family="text">
      <style:text-properties fo:font-style="normal" officeooo:rsid="0213053c" style:font-style-asian="normal" style:font-style-complex="normal"/>
    </style:style>
    <style:style style:name="T437" style:family="text">
      <style:text-properties fo:font-style="normal" officeooo:rsid="02137673" style:font-style-asian="normal" style:font-style-complex="normal"/>
    </style:style>
    <style:style style:name="T438" style:family="text">
      <style:text-properties fo:font-style="normal" officeooo:rsid="021579ab" style:font-style-asian="normal" style:font-style-complex="normal"/>
    </style:style>
    <style:style style:name="T439" style:family="text">
      <style:text-properties fo:font-style="normal" officeooo:rsid="0215ca80" style:font-style-asian="normal" style:font-style-complex="normal"/>
    </style:style>
    <style:style style:name="T440" style:family="text">
      <style:text-properties fo:font-style="normal" officeooo:rsid="0216bdd7" style:font-style-asian="normal" style:font-style-complex="normal"/>
    </style:style>
    <style:style style:name="T441" style:family="text">
      <style:text-properties fo:font-style="normal" officeooo:rsid="021a5b25" style:font-style-asian="normal" style:font-style-complex="normal"/>
    </style:style>
    <style:style style:name="T442" style:family="text">
      <style:text-properties fo:font-style="normal" officeooo:rsid="021ad2fb" style:font-style-asian="normal" style:font-style-complex="normal"/>
    </style:style>
    <style:style style:name="T443" style:family="text">
      <style:text-properties fo:font-style="normal" officeooo:rsid="02264b57" style:font-style-asian="normal" style:font-style-complex="normal"/>
    </style:style>
    <style:style style:name="T444" style:family="text">
      <style:text-properties fo:font-style="normal" officeooo:rsid="02275a57" style:font-style-asian="normal" style:font-style-complex="normal"/>
    </style:style>
    <style:style style:name="T445" style:family="text">
      <style:text-properties fo:font-style="normal" officeooo:rsid="02282413" style:font-style-asian="normal" style:font-style-complex="normal"/>
    </style:style>
    <style:style style:name="T446" style:family="text">
      <style:text-properties fo:font-style="normal" officeooo:rsid="02285ebf" style:font-style-asian="normal" style:font-style-complex="normal"/>
    </style:style>
    <style:style style:name="T447" style:family="text">
      <style:text-properties fo:font-style="normal" officeooo:rsid="022872db" style:font-style-asian="normal" style:font-style-complex="normal"/>
    </style:style>
    <style:style style:name="T448" style:family="text">
      <style:text-properties fo:font-style="normal" officeooo:rsid="022ef884" style:font-style-asian="normal" style:font-style-complex="normal"/>
    </style:style>
    <style:style style:name="T449" style:family="text">
      <style:text-properties fo:font-style="normal" officeooo:rsid="024311ca" style:font-style-asian="normal" style:font-style-complex="normal"/>
    </style:style>
    <style:style style:name="T450" style:family="text">
      <style:text-properties fo:font-style="normal" officeooo:rsid="02583b16" style:font-style-asian="normal" style:font-style-complex="normal"/>
    </style:style>
    <style:style style:name="T451" style:family="text">
      <style:text-properties fo:font-style="normal" officeooo:rsid="02831179" style:font-style-asian="normal" style:font-style-complex="normal"/>
    </style:style>
    <style:style style:name="T452" style:family="text">
      <style:text-properties fo:font-style="normal" officeooo:rsid="00d0d081" style:font-style-asian="normal" style:font-style-complex="normal"/>
    </style:style>
    <style:style style:name="T453" style:family="text">
      <style:text-properties fo:font-style="normal" officeooo:rsid="00af4855" style:font-style-asian="normal" style:font-style-complex="normal"/>
    </style:style>
    <style:style style:name="T454" style:family="text">
      <style:text-properties fo:font-style="normal" officeooo:rsid="0292d47d" style:font-style-asian="normal" style:font-style-complex="normal"/>
    </style:style>
    <style:style style:name="T455" style:family="text">
      <style:text-properties fo:font-style="normal" officeooo:rsid="02cd9442" style:font-style-asian="normal" style:font-style-complex="normal"/>
    </style:style>
    <style:style style:name="T456" style:family="text">
      <style:text-properties fo:font-style="normal" officeooo:rsid="02cede42" style:font-style-asian="normal" style:font-style-complex="normal"/>
    </style:style>
    <style:style style:name="T457" style:family="text">
      <style:text-properties fo:font-style="normal" officeooo:rsid="02cf4780" style:font-style-asian="normal" style:font-style-complex="normal"/>
    </style:style>
    <style:style style:name="T458" style:family="text">
      <style:text-properties fo:font-style="normal" officeooo:rsid="02d0ce3c" style:font-style-asian="normal" style:font-style-complex="normal"/>
    </style:style>
    <style:style style:name="T459" style:family="text">
      <style:text-properties fo:font-style="normal" officeooo:rsid="02d2bbd8" style:font-style-asian="normal" style:font-style-complex="normal"/>
    </style:style>
    <style:style style:name="T460" style:family="text">
      <style:text-properties fo:font-style="normal" officeooo:rsid="02de7908" style:font-style-asian="normal" style:font-style-complex="normal"/>
    </style:style>
    <style:style style:name="T461" style:family="text">
      <style:text-properties fo:font-style="normal" officeooo:rsid="02e3209d" style:font-style-asian="normal" style:font-style-complex="normal"/>
    </style:style>
    <style:style style:name="T462" style:family="text">
      <style:text-properties fo:font-style="normal" officeooo:rsid="02fa7b19" style:font-style-asian="normal" style:font-style-complex="normal"/>
    </style:style>
    <style:style style:name="T463" style:family="text">
      <style:text-properties fo:font-style="normal" officeooo:rsid="02fb9379" style:font-style-asian="normal" style:font-style-complex="normal"/>
    </style:style>
    <style:style style:name="T464" style:family="text">
      <style:text-properties fo:font-style="normal" officeooo:rsid="02fd22f7" style:font-style-asian="normal" style:font-style-complex="normal"/>
    </style:style>
    <style:style style:name="T465" style:family="text">
      <style:text-properties fo:font-style="normal" officeooo:rsid="03030f71" style:font-style-asian="normal" style:font-style-complex="normal"/>
    </style:style>
    <style:style style:name="T466" style:family="text">
      <style:text-properties fo:font-style="normal" officeooo:rsid="03041a6b" style:font-style-asian="normal" style:font-style-complex="normal"/>
    </style:style>
    <style:style style:name="T467" style:family="text">
      <style:text-properties fo:font-style="normal" officeooo:rsid="0305984c" style:font-style-asian="normal" style:font-style-complex="normal"/>
    </style:style>
    <style:style style:name="T468" style:family="text">
      <style:text-properties fo:font-style="normal" officeooo:rsid="030acf96" style:font-style-asian="normal" style:font-style-complex="normal"/>
    </style:style>
    <style:style style:name="T469" style:family="text">
      <style:text-properties fo:font-style="normal" officeooo:rsid="030ae869" style:font-style-asian="normal" style:font-style-complex="normal"/>
    </style:style>
    <style:style style:name="T470" style:family="text">
      <style:text-properties fo:font-style="normal" officeooo:rsid="031299a0" style:font-style-asian="normal" style:font-style-complex="normal"/>
    </style:style>
    <style:style style:name="T471" style:family="text">
      <style:text-properties fo:font-style="normal" officeooo:rsid="03157628" style:font-style-asian="normal" style:font-style-complex="normal"/>
    </style:style>
    <style:style style:name="T472" style:family="text">
      <style:text-properties fo:font-style="normal" officeooo:rsid="0328f606" style:font-style-asian="normal" style:font-style-complex="normal"/>
    </style:style>
    <style:style style:name="T473" style:family="text">
      <style:text-properties fo:font-style="normal" officeooo:rsid="03313c8d" style:font-style-asian="normal" style:font-style-complex="normal"/>
    </style:style>
    <style:style style:name="T474" style:family="text">
      <style:text-properties fo:font-style="normal" officeooo:rsid="03349498" style:font-style-asian="normal" style:font-style-complex="normal"/>
    </style:style>
    <style:style style:name="T475" style:family="text">
      <style:text-properties fo:font-style="normal" officeooo:rsid="0395e933" style:font-style-asian="normal" style:font-style-complex="normal"/>
    </style:style>
    <style:style style:name="T476" style:family="text">
      <style:text-properties fo:font-style="normal" officeooo:rsid="03a05df3" style:font-style-asian="normal" style:font-style-complex="normal"/>
    </style:style>
    <style:style style:name="T477" style:family="text">
      <style:text-properties fo:font-style="normal" officeooo:rsid="03a72c49" style:font-style-asian="normal" style:font-style-complex="normal"/>
    </style:style>
    <style:style style:name="T478" style:family="text">
      <style:text-properties fo:font-style="normal" officeooo:rsid="03aad437" style:font-style-asian="normal" style:font-style-complex="normal"/>
    </style:style>
    <style:style style:name="T479" style:family="text">
      <style:text-properties fo:font-style="normal" officeooo:rsid="03ac1cf7" style:font-style-asian="normal" style:font-style-complex="normal"/>
    </style:style>
    <style:style style:name="T480" style:family="text">
      <style:text-properties fo:font-style="normal" officeooo:rsid="03add640" style:font-style-asian="normal" style:font-style-complex="normal"/>
    </style:style>
    <style:style style:name="T481" style:family="text">
      <style:text-properties fo:font-style="normal" officeooo:rsid="03aeea45" style:font-style-asian="normal" style:font-style-complex="normal"/>
    </style:style>
    <style:style style:name="T482" style:family="text">
      <style:text-properties fo:font-style="normal" officeooo:rsid="03b31c36" style:font-style-asian="normal" style:font-style-complex="normal"/>
    </style:style>
    <style:style style:name="T483" style:family="text">
      <style:text-properties fo:font-style="normal" officeooo:rsid="03b43958" style:font-style-asian="normal" style:font-style-complex="normal"/>
    </style:style>
    <style:style style:name="T484" style:family="text">
      <style:text-properties fo:font-style="normal" officeooo:rsid="03b7be0b" style:font-style-asian="normal" style:font-style-complex="normal"/>
    </style:style>
    <style:style style:name="T485" style:family="text">
      <style:text-properties fo:font-style="normal" officeooo:rsid="03bb7e6c" style:font-style-asian="normal" style:font-style-complex="normal"/>
    </style:style>
    <style:style style:name="T486" style:family="text">
      <style:text-properties fo:font-style="normal" officeooo:rsid="03cb40b8" style:font-style-asian="normal" style:font-style-complex="normal"/>
    </style:style>
    <style:style style:name="T487" style:family="text">
      <style:text-properties fo:font-style="normal" officeooo:rsid="03d79bcd" style:font-style-asian="normal" style:font-style-complex="normal"/>
    </style:style>
    <style:style style:name="T488" style:family="text">
      <style:text-properties fo:font-style="normal" officeooo:rsid="03fdd455" style:font-style-asian="normal" style:font-style-complex="normal"/>
    </style:style>
    <style:style style:name="T489" style:family="text">
      <style:text-properties fo:font-style="normal" officeooo:rsid="040394fc" style:font-style-asian="normal" style:font-style-complex="normal"/>
    </style:style>
    <style:style style:name="T490" style:family="text">
      <style:text-properties fo:font-style="normal" officeooo:rsid="040770b0" style:font-style-asian="normal" style:font-style-complex="normal"/>
    </style:style>
    <style:style style:name="T491" style:family="text">
      <style:text-properties fo:font-style="normal" officeooo:rsid="0408e75b" style:font-style-asian="normal" style:font-style-complex="normal"/>
    </style:style>
    <style:style style:name="T492" style:family="text">
      <style:text-properties fo:font-style="normal" officeooo:rsid="040aa695" style:font-style-asian="normal" style:font-style-complex="normal"/>
    </style:style>
    <style:style style:name="T493" style:family="text">
      <style:text-properties fo:font-style="normal" officeooo:rsid="040ac713" style:font-style-asian="normal" style:font-style-complex="normal"/>
    </style:style>
    <style:style style:name="T494" style:family="text">
      <style:text-properties fo:font-style="normal" officeooo:rsid="040f68eb" style:font-style-asian="normal" style:font-style-complex="normal"/>
    </style:style>
    <style:style style:name="T495" style:family="text">
      <style:text-properties fo:font-style="normal" officeooo:rsid="04143a91" style:font-style-asian="normal" style:font-style-complex="normal"/>
    </style:style>
    <style:style style:name="T496" style:family="text">
      <style:text-properties fo:font-style="normal" officeooo:rsid="041591b4" style:font-style-asian="normal" style:font-style-complex="normal"/>
    </style:style>
    <style:style style:name="T497" style:family="text">
      <style:text-properties fo:font-style="normal" officeooo:rsid="041b8ad6" style:font-style-asian="normal" style:font-style-complex="normal"/>
    </style:style>
    <style:style style:name="T498" style:family="text">
      <style:text-properties fo:font-style="normal" fo:font-weight="normal" style:font-style-asian="normal" style:font-weight-asian="normal" style:font-style-complex="normal" style:font-weight-complex="normal"/>
    </style:style>
    <style:style style:name="T499" style:family="text">
      <style:text-properties fo:font-style="normal" fo:font-weight="normal" officeooo:rsid="002b6163" style:font-style-asian="normal" style:font-weight-asian="normal" style:font-style-complex="normal" style:font-weight-complex="normal"/>
    </style:style>
    <style:style style:name="T500" style:family="text">
      <style:text-properties fo:font-style="normal" fo:font-weight="normal" officeooo:rsid="00304a04" style:font-style-asian="normal" style:font-weight-asian="normal" style:font-style-complex="normal" style:font-weight-complex="normal"/>
    </style:style>
    <style:style style:name="T501" style:family="text">
      <style:text-properties fo:font-style="normal" fo:font-weight="normal" officeooo:rsid="003baf82" style:font-style-asian="normal" style:font-weight-asian="normal" style:font-style-complex="normal" style:font-weight-complex="normal"/>
    </style:style>
    <style:style style:name="T502" style:family="text">
      <style:text-properties fo:font-style="normal" fo:font-weight="normal" officeooo:rsid="003cedc2" style:font-style-asian="normal" style:font-weight-asian="normal" style:font-style-complex="normal" style:font-weight-complex="normal"/>
    </style:style>
    <style:style style:name="T503" style:family="text">
      <style:text-properties fo:font-style="normal" fo:font-weight="normal" officeooo:rsid="003f5cf2" style:font-style-asian="normal" style:font-weight-asian="normal" style:font-style-complex="normal" style:font-weight-complex="normal"/>
    </style:style>
    <style:style style:name="T504" style:family="text">
      <style:text-properties fo:font-style="normal" fo:font-weight="normal" officeooo:rsid="004054c6" style:font-style-asian="normal" style:font-weight-asian="normal" style:font-style-complex="normal" style:font-weight-complex="normal"/>
    </style:style>
    <style:style style:name="T505" style:family="text">
      <style:text-properties fo:font-style="normal" fo:font-weight="normal" officeooo:rsid="0067b482" style:font-style-asian="normal" style:font-weight-asian="normal" style:font-style-complex="normal" style:font-weight-complex="normal"/>
    </style:style>
    <style:style style:name="T506" style:family="text">
      <style:text-properties fo:font-style="normal" fo:font-weight="normal" officeooo:rsid="0068e667" style:font-style-asian="normal" style:font-weight-asian="normal" style:font-style-complex="normal" style:font-weight-complex="normal"/>
    </style:style>
    <style:style style:name="T507" style:family="text">
      <style:text-properties fo:font-style="normal" fo:font-weight="normal" officeooo:rsid="0071b9b8" style:font-style-asian="normal" style:font-weight-asian="normal" style:font-style-complex="normal" style:font-weight-complex="normal"/>
    </style:style>
    <style:style style:name="T508" style:family="text">
      <style:text-properties fo:font-style="normal" fo:font-weight="normal" officeooo:rsid="0073b287" style:font-style-asian="normal" style:font-weight-asian="normal" style:font-style-complex="normal" style:font-weight-complex="normal"/>
    </style:style>
    <style:style style:name="T509" style:family="text">
      <style:text-properties fo:font-style="normal" fo:font-weight="normal" officeooo:rsid="0074ae37" style:font-style-asian="normal" style:font-weight-asian="normal" style:font-style-complex="normal" style:font-weight-complex="normal"/>
    </style:style>
    <style:style style:name="T510" style:family="text">
      <style:text-properties fo:font-style="normal" fo:font-weight="normal" officeooo:rsid="0074d0bd" style:font-style-asian="normal" style:font-weight-asian="normal" style:font-style-complex="normal" style:font-weight-complex="normal"/>
    </style:style>
    <style:style style:name="T511" style:family="text">
      <style:text-properties fo:font-style="normal" fo:font-weight="normal" officeooo:rsid="00754f35" style:font-style-asian="normal" style:font-weight-asian="normal" style:font-style-complex="normal" style:font-weight-complex="normal"/>
    </style:style>
    <style:style style:name="T512" style:family="text">
      <style:text-properties fo:font-style="normal" fo:font-weight="normal" officeooo:rsid="007704fd" style:font-style-asian="normal" style:font-weight-asian="normal" style:font-style-complex="normal" style:font-weight-complex="normal"/>
    </style:style>
    <style:style style:name="T513" style:family="text">
      <style:text-properties fo:font-style="normal" fo:font-weight="normal" officeooo:rsid="007c38c4" style:font-style-asian="normal" style:font-weight-asian="normal" style:font-style-complex="normal" style:font-weight-complex="normal"/>
    </style:style>
    <style:style style:name="T514" style:family="text">
      <style:text-properties fo:font-style="normal" fo:font-weight="normal" officeooo:rsid="00da4c7d" style:font-style-asian="normal" style:font-weight-asian="normal" style:font-style-complex="normal" style:font-weight-complex="normal"/>
    </style:style>
    <style:style style:name="T515" style:family="text">
      <style:text-properties fo:font-style="normal" fo:font-weight="normal" officeooo:rsid="00dc44be" style:font-style-asian="normal" style:font-weight-asian="normal" style:font-style-complex="normal" style:font-weight-complex="normal"/>
    </style:style>
    <style:style style:name="T516" style:family="text">
      <style:text-properties fo:font-style="normal" fo:font-weight="normal" officeooo:rsid="00e74083" style:font-style-asian="normal" style:font-weight-asian="normal" style:font-style-complex="normal" style:font-weight-complex="normal"/>
    </style:style>
    <style:style style:name="T517" style:family="text">
      <style:text-properties fo:font-style="normal" fo:font-weight="normal" officeooo:rsid="00feb333" style:font-style-asian="normal" style:font-weight-asian="normal" style:font-style-complex="normal" style:font-weight-complex="normal"/>
    </style:style>
    <style:style style:name="T518" style:family="text">
      <style:text-properties fo:font-style="normal" fo:font-weight="normal" officeooo:rsid="00ffb647" style:font-style-asian="normal" style:font-weight-asian="normal" style:font-style-complex="normal" style:font-weight-complex="normal"/>
    </style:style>
    <style:style style:name="T519" style:family="text">
      <style:text-properties fo:font-style="normal" fo:font-weight="normal" officeooo:rsid="01001295" style:font-style-asian="normal" style:font-weight-asian="normal" style:font-style-complex="normal" style:font-weight-complex="normal"/>
    </style:style>
    <style:style style:name="T520" style:family="text">
      <style:text-properties fo:font-style="normal" fo:font-weight="normal" officeooo:rsid="0108b231" style:font-style-asian="normal" style:font-weight-asian="normal" style:font-style-complex="normal" style:font-weight-complex="normal"/>
    </style:style>
    <style:style style:name="T521" style:family="text">
      <style:text-properties fo:font-style="normal" fo:font-weight="normal" officeooo:rsid="010e8ba0" style:font-style-asian="normal" style:font-weight-asian="normal" style:font-style-complex="normal" style:font-weight-complex="normal"/>
    </style:style>
    <style:style style:name="T522" style:family="text">
      <style:text-properties fo:font-style="normal" fo:font-weight="normal" officeooo:rsid="010f7252" style:font-style-asian="normal" style:font-weight-asian="normal" style:font-style-complex="normal" style:font-weight-complex="normal"/>
    </style:style>
    <style:style style:name="T523" style:family="text">
      <style:text-properties fo:font-style="normal" fo:font-weight="normal" officeooo:rsid="0110ac1d" style:font-style-asian="normal" style:font-weight-asian="normal" style:font-style-complex="normal" style:font-weight-complex="normal"/>
    </style:style>
    <style:style style:name="T524" style:family="text">
      <style:text-properties fo:font-style="normal" fo:font-weight="normal" officeooo:rsid="014a63a5" style:font-style-asian="normal" style:font-weight-asian="normal" style:font-style-complex="normal" style:font-weight-complex="normal"/>
    </style:style>
    <style:style style:name="T525" style:family="text">
      <style:text-properties fo:font-style="normal" fo:font-weight="normal" officeooo:rsid="0167ddf1" style:font-style-asian="normal" style:font-weight-asian="normal" style:font-style-complex="normal" style:font-weight-complex="normal"/>
    </style:style>
    <style:style style:name="T526" style:family="text">
      <style:text-properties fo:font-style="normal" fo:font-weight="normal" officeooo:rsid="016de572" style:font-style-asian="normal" style:font-weight-asian="normal" style:font-style-complex="normal" style:font-weight-complex="normal"/>
    </style:style>
    <style:style style:name="T527" style:family="text">
      <style:text-properties fo:font-style="normal" fo:font-weight="normal" officeooo:rsid="016fe1c9" style:font-style-asian="normal" style:font-weight-asian="normal" style:font-style-complex="normal" style:font-weight-complex="normal"/>
    </style:style>
    <style:style style:name="T528" style:family="text">
      <style:text-properties fo:font-style="normal" fo:font-weight="normal" officeooo:rsid="01675255" style:font-style-asian="normal" style:font-weight-asian="normal" style:font-style-complex="normal" style:font-weight-complex="normal"/>
    </style:style>
    <style:style style:name="T529" style:family="text">
      <style:text-properties fo:font-style="normal" fo:font-weight="normal" officeooo:rsid="01703175" style:font-style-asian="normal" style:font-weight-asian="normal" style:font-style-complex="normal" style:font-weight-complex="normal"/>
    </style:style>
    <style:style style:name="T530" style:family="text">
      <style:text-properties fo:font-style="normal" fo:font-weight="normal" officeooo:rsid="0174cc68" style:font-style-asian="normal" style:font-weight-asian="normal" style:font-style-complex="normal" style:font-weight-complex="normal"/>
    </style:style>
    <style:style style:name="T531" style:family="text">
      <style:text-properties fo:font-style="normal" fo:font-weight="normal" officeooo:rsid="0175af5a" style:font-style-asian="normal" style:font-weight-asian="normal" style:font-style-complex="normal" style:font-weight-complex="normal"/>
    </style:style>
    <style:style style:name="T532" style:family="text">
      <style:text-properties fo:font-style="normal" fo:font-weight="normal" officeooo:rsid="017a3b26" style:font-style-asian="normal" style:font-weight-asian="normal" style:font-style-complex="normal" style:font-weight-complex="normal"/>
    </style:style>
    <style:style style:name="T533" style:family="text">
      <style:text-properties fo:font-style="normal" fo:font-weight="normal" officeooo:rsid="017d71d8" style:font-style-asian="normal" style:font-weight-asian="normal" style:font-style-complex="normal" style:font-weight-complex="normal"/>
    </style:style>
    <style:style style:name="T534" style:family="text">
      <style:text-properties fo:font-style="normal" fo:font-weight="normal" officeooo:rsid="01869373" style:font-style-asian="normal" style:font-weight-asian="normal" style:font-style-complex="normal" style:font-weight-complex="normal"/>
    </style:style>
    <style:style style:name="T535" style:family="text">
      <style:text-properties fo:font-style="normal" fo:font-weight="normal" officeooo:rsid="01885d24" style:font-style-asian="normal" style:font-weight-asian="normal" style:font-style-complex="normal" style:font-weight-complex="normal"/>
    </style:style>
    <style:style style:name="T536" style:family="text">
      <style:text-properties fo:font-style="normal" fo:font-weight="normal" officeooo:rsid="0189bb37" style:font-style-asian="normal" style:font-weight-asian="normal" style:font-style-complex="normal" style:font-weight-complex="normal"/>
    </style:style>
    <style:style style:name="T537" style:family="text">
      <style:text-properties fo:font-style="normal" fo:font-weight="normal" officeooo:rsid="018b3b37" style:font-style-asian="normal" style:font-weight-asian="normal" style:font-style-complex="normal" style:font-weight-complex="normal"/>
    </style:style>
    <style:style style:name="T538" style:family="text">
      <style:text-properties fo:font-style="normal" fo:font-weight="normal" officeooo:rsid="00857c25" style:font-style-asian="normal" style:font-weight-asian="normal" style:font-style-complex="normal" style:font-weight-complex="normal"/>
    </style:style>
    <style:style style:name="T539" style:family="text">
      <style:text-properties fo:font-style="normal" fo:font-weight="normal" officeooo:rsid="01b2421e" style:font-style-asian="normal" style:font-weight-asian="normal" style:font-style-complex="normal" style:font-weight-complex="normal"/>
    </style:style>
    <style:style style:name="T540" style:family="text">
      <style:text-properties fo:font-style="normal" fo:font-weight="normal" officeooo:rsid="01b42ceb" style:font-style-asian="normal" style:font-weight-asian="normal" style:font-style-complex="normal" style:font-weight-complex="normal"/>
    </style:style>
    <style:style style:name="T541" style:family="text">
      <style:text-properties fo:font-style="normal" fo:font-weight="normal" officeooo:rsid="01b997eb" style:font-style-asian="normal" style:font-weight-asian="normal" style:font-style-complex="normal" style:font-weight-complex="normal"/>
    </style:style>
    <style:style style:name="T542" style:family="text">
      <style:text-properties fo:font-style="normal" fo:font-weight="normal" officeooo:rsid="01c00e45" style:font-style-asian="normal" style:font-weight-asian="normal" style:font-style-complex="normal" style:font-weight-complex="normal"/>
    </style:style>
    <style:style style:name="T543" style:family="text">
      <style:text-properties fo:font-style="normal" fo:font-weight="normal" officeooo:rsid="01da61da" style:font-style-asian="normal" style:font-weight-asian="normal" style:font-style-complex="normal" style:font-weight-complex="normal"/>
    </style:style>
    <style:style style:name="T544" style:family="text">
      <style:text-properties fo:font-style="normal" fo:font-weight="normal" officeooo:rsid="01dbf1c0" style:font-style-asian="normal" style:font-weight-asian="normal" style:font-style-complex="normal" style:font-weight-complex="normal"/>
    </style:style>
    <style:style style:name="T545" style:family="text">
      <style:text-properties fo:font-style="normal" fo:font-weight="normal" officeooo:rsid="01e21a6d" style:font-style-asian="normal" style:font-weight-asian="normal" style:font-style-complex="normal" style:font-weight-complex="normal"/>
    </style:style>
    <style:style style:name="T546" style:family="text">
      <style:text-properties fo:font-style="normal" fo:font-weight="normal" officeooo:rsid="01e530ff" style:font-style-asian="normal" style:font-weight-asian="normal" style:font-style-complex="normal" style:font-weight-complex="normal"/>
    </style:style>
    <style:style style:name="T547" style:family="text">
      <style:text-properties fo:font-style="normal" fo:font-weight="normal" officeooo:rsid="01e7ff8f" style:font-style-asian="normal" style:font-weight-asian="normal" style:font-style-complex="normal" style:font-weight-complex="normal"/>
    </style:style>
    <style:style style:name="T548" style:family="text">
      <style:text-properties fo:font-style="normal" fo:font-weight="normal" officeooo:rsid="01e8e98a" style:font-style-asian="normal" style:font-weight-asian="normal" style:font-style-complex="normal" style:font-weight-complex="normal"/>
    </style:style>
    <style:style style:name="T549" style:family="text">
      <style:text-properties fo:font-style="normal" fo:font-weight="normal" officeooo:rsid="01ea3550" style:font-style-asian="normal" style:font-weight-asian="normal" style:font-style-complex="normal" style:font-weight-complex="normal"/>
    </style:style>
    <style:style style:name="T550" style:family="text">
      <style:text-properties fo:font-style="normal" fo:font-weight="normal" officeooo:rsid="01eb8b1e" style:font-style-asian="normal" style:font-weight-asian="normal" style:font-style-complex="normal" style:font-weight-complex="normal"/>
    </style:style>
    <style:style style:name="T551" style:family="text">
      <style:text-properties fo:font-style="normal" fo:font-weight="normal" officeooo:rsid="01ed4d14" style:font-style-asian="normal" style:font-weight-asian="normal" style:font-style-complex="normal" style:font-weight-complex="normal"/>
    </style:style>
    <style:style style:name="T552" style:family="text">
      <style:text-properties fo:font-style="normal" fo:font-weight="normal" officeooo:rsid="01f066b0" style:font-style-asian="normal" style:font-weight-asian="normal" style:font-style-complex="normal" style:font-weight-complex="normal"/>
    </style:style>
    <style:style style:name="T553" style:family="text">
      <style:text-properties fo:font-style="normal" fo:font-weight="normal" officeooo:rsid="01f1ad77" style:font-style-asian="normal" style:font-weight-asian="normal" style:font-style-complex="normal" style:font-weight-complex="normal"/>
    </style:style>
    <style:style style:name="T554" style:family="text">
      <style:text-properties fo:font-style="normal" fo:font-weight="normal" officeooo:rsid="01f26f88" style:font-style-asian="normal" style:font-weight-asian="normal" style:font-style-complex="normal" style:font-weight-complex="normal"/>
    </style:style>
    <style:style style:name="T555" style:family="text">
      <style:text-properties fo:font-style="normal" fo:font-weight="normal" officeooo:rsid="01f2bec2" style:font-style-asian="normal" style:font-weight-asian="normal" style:font-style-complex="normal" style:font-weight-complex="normal"/>
    </style:style>
    <style:style style:name="T556" style:family="text">
      <style:text-properties fo:font-style="normal" fo:font-weight="normal" officeooo:rsid="01f300ac" style:font-style-asian="normal" style:font-weight-asian="normal" style:font-style-complex="normal" style:font-weight-complex="normal"/>
    </style:style>
    <style:style style:name="T557" style:family="text">
      <style:text-properties fo:font-style="normal" fo:font-weight="normal" officeooo:rsid="01f4f46a" style:font-style-asian="normal" style:font-weight-asian="normal" style:font-style-complex="normal" style:font-weight-complex="normal"/>
    </style:style>
    <style:style style:name="T558" style:family="text">
      <style:text-properties fo:font-style="normal" fo:font-weight="normal" officeooo:rsid="01fd9128" style:font-style-asian="normal" style:font-weight-asian="normal" style:font-style-complex="normal" style:font-weight-complex="normal"/>
    </style:style>
    <style:style style:name="T559" style:family="text">
      <style:text-properties fo:font-style="normal" fo:font-weight="normal" officeooo:rsid="02075a8e" style:font-style-asian="normal" style:font-weight-asian="normal" style:font-style-complex="normal" style:font-weight-complex="normal"/>
    </style:style>
    <style:style style:name="T560" style:family="text">
      <style:text-properties fo:font-style="normal" fo:font-weight="normal" officeooo:rsid="020923e5" style:font-style-asian="normal" style:font-weight-asian="normal" style:font-style-complex="normal" style:font-weight-complex="normal"/>
    </style:style>
    <style:style style:name="T561" style:family="text">
      <style:text-properties fo:font-style="normal" fo:font-weight="normal" officeooo:rsid="020b74ed" style:font-style-asian="normal" style:font-weight-asian="normal" style:font-style-complex="normal" style:font-weight-complex="normal"/>
    </style:style>
    <style:style style:name="T562" style:family="text">
      <style:text-properties fo:font-style="normal" fo:font-weight="normal" officeooo:rsid="021d2670" style:font-style-asian="normal" style:font-weight-asian="normal" style:font-style-complex="normal" style:font-weight-complex="normal"/>
    </style:style>
    <style:style style:name="T563" style:family="text">
      <style:text-properties fo:font-style="normal" fo:font-weight="normal" officeooo:rsid="022ef884" style:font-style-asian="normal" style:font-weight-asian="normal" style:font-style-complex="normal" style:font-weight-complex="normal"/>
    </style:style>
    <style:style style:name="T564" style:family="text">
      <style:text-properties fo:font-style="normal" fo:font-weight="normal" officeooo:rsid="02307608" style:font-style-asian="normal" style:font-weight-asian="normal" style:font-style-complex="normal" style:font-weight-complex="normal"/>
    </style:style>
    <style:style style:name="T565" style:family="text">
      <style:text-properties fo:font-style="normal" fo:font-weight="normal" officeooo:rsid="02423c43" style:font-style-asian="normal" style:font-weight-asian="normal" style:font-style-complex="normal" style:font-weight-complex="normal"/>
    </style:style>
    <style:style style:name="T566" style:family="text">
      <style:text-properties fo:font-style="normal" fo:font-weight="normal" officeooo:rsid="02463f95" style:font-style-asian="normal" style:font-weight-asian="normal" style:font-style-complex="normal" style:font-weight-complex="normal"/>
    </style:style>
    <style:style style:name="T567" style:family="text">
      <style:text-properties fo:font-style="normal" fo:font-weight="normal" officeooo:rsid="02683472" style:font-style-asian="normal" style:font-weight-asian="normal" style:font-style-complex="normal" style:font-weight-complex="normal"/>
    </style:style>
    <style:style style:name="T568" style:family="text">
      <style:text-properties fo:font-style="normal" fo:font-weight="normal" officeooo:rsid="0268a319" style:font-style-asian="normal" style:font-weight-asian="normal" style:font-style-complex="normal" style:font-weight-complex="normal"/>
    </style:style>
    <style:style style:name="T569" style:family="text">
      <style:text-properties fo:font-style="normal" fo:font-weight="normal" officeooo:rsid="026c852b" style:font-style-asian="normal" style:font-weight-asian="normal" style:font-style-complex="normal" style:font-weight-complex="normal"/>
    </style:style>
    <style:style style:name="T570" style:family="text">
      <style:text-properties fo:font-style="normal" fo:font-weight="normal" officeooo:rsid="02703a73" style:font-style-asian="normal" style:font-weight-asian="normal" style:font-style-complex="normal" style:font-weight-complex="normal"/>
    </style:style>
    <style:style style:name="T571" style:family="text">
      <style:text-properties fo:font-style="normal" fo:font-weight="normal" officeooo:rsid="02717042" style:font-style-asian="normal" style:font-weight-asian="normal" style:font-style-complex="normal" style:font-weight-complex="normal"/>
    </style:style>
    <style:style style:name="T572" style:family="text">
      <style:text-properties fo:font-style="normal" fo:font-weight="normal" officeooo:rsid="02823338" style:font-style-asian="normal" style:font-weight-asian="normal" style:font-style-complex="normal" style:font-weight-complex="normal"/>
    </style:style>
    <style:style style:name="T573" style:family="text">
      <style:text-properties fo:font-style="normal" fo:font-weight="normal" officeooo:rsid="02831179" style:font-style-asian="normal" style:font-weight-asian="normal" style:font-style-complex="normal" style:font-weight-complex="normal"/>
    </style:style>
    <style:style style:name="T574" style:family="text">
      <style:text-properties fo:font-style="normal" fo:font-weight="normal" officeooo:rsid="02854fd8" style:font-style-asian="normal" style:font-weight-asian="normal" style:font-style-complex="normal" style:font-weight-complex="normal"/>
    </style:style>
    <style:style style:name="T575" style:family="text">
      <style:text-properties fo:font-style="normal" fo:font-weight="normal" officeooo:rsid="028592a7" style:font-style-asian="normal" style:font-weight-asian="normal" style:font-style-complex="normal" style:font-weight-complex="normal"/>
    </style:style>
    <style:style style:name="T576" style:family="text">
      <style:text-properties fo:font-style="normal" fo:font-weight="normal" officeooo:rsid="0288cbb9" style:font-style-asian="normal" style:font-weight-asian="normal" style:font-style-complex="normal" style:font-weight-complex="normal"/>
    </style:style>
    <style:style style:name="T577" style:family="text">
      <style:text-properties fo:font-style="normal" fo:font-weight="normal" officeooo:rsid="0289cc63" style:font-style-asian="normal" style:font-weight-asian="normal" style:font-style-complex="normal" style:font-weight-complex="normal"/>
    </style:style>
    <style:style style:name="T578" style:family="text">
      <style:text-properties fo:font-style="normal" fo:font-weight="normal" officeooo:rsid="028e3594" style:font-style-asian="normal" style:font-weight-asian="normal" style:font-style-complex="normal" style:font-weight-complex="normal"/>
    </style:style>
    <style:style style:name="T579" style:family="text">
      <style:text-properties fo:font-style="normal" fo:font-weight="normal" officeooo:rsid="0120ac38" style:font-style-asian="normal" style:font-weight-asian="normal" style:font-style-complex="normal" style:font-weight-complex="normal"/>
    </style:style>
    <style:style style:name="T580" style:family="text">
      <style:text-properties fo:font-style="normal" fo:font-weight="normal" officeooo:rsid="0292f8ba" style:font-style-asian="normal" style:font-weight-asian="normal" style:font-style-complex="normal" style:font-weight-complex="normal"/>
    </style:style>
    <style:style style:name="T581" style:family="text">
      <style:text-properties fo:font-style="normal" fo:font-weight="normal" officeooo:rsid="0294207c" style:font-style-asian="normal" style:font-weight-asian="normal" style:font-style-complex="normal" style:font-weight-complex="normal"/>
    </style:style>
    <style:style style:name="T582" style:family="text">
      <style:text-properties fo:font-style="normal" fo:font-weight="normal" officeooo:rsid="0295ad79" style:font-style-asian="normal" style:font-weight-asian="normal" style:font-style-complex="normal" style:font-weight-complex="normal"/>
    </style:style>
    <style:style style:name="T583" style:family="text">
      <style:text-properties fo:font-style="normal" fo:font-weight="normal" officeooo:rsid="02990a64" style:font-style-asian="normal" style:font-weight-asian="normal" style:font-style-complex="normal" style:font-weight-complex="normal"/>
    </style:style>
    <style:style style:name="T584" style:family="text">
      <style:text-properties fo:font-style="normal" fo:font-weight="normal" officeooo:rsid="029ac14d" style:font-style-asian="normal" style:font-weight-asian="normal" style:font-style-complex="normal" style:font-weight-complex="normal"/>
    </style:style>
    <style:style style:name="T585" style:family="text">
      <style:text-properties fo:font-style="normal" fo:font-weight="normal" officeooo:rsid="02973b1b" style:font-style-asian="normal" style:font-weight-asian="normal" style:font-style-complex="normal" style:font-weight-complex="normal"/>
    </style:style>
    <style:style style:name="T586" style:family="text">
      <style:text-properties fo:font-style="normal" fo:font-weight="normal" officeooo:rsid="02d2bbd8" style:font-style-asian="normal" style:font-weight-asian="normal" style:font-style-complex="normal" style:font-weight-complex="normal"/>
    </style:style>
    <style:style style:name="T587" style:family="text">
      <style:text-properties fo:font-style="normal" fo:font-weight="normal" officeooo:rsid="02d3bd99" style:font-style-asian="normal" style:font-weight-asian="normal" style:font-style-complex="normal" style:font-weight-complex="normal"/>
    </style:style>
    <style:style style:name="T588" style:family="text">
      <style:text-properties fo:font-style="normal" fo:font-weight="normal" officeooo:rsid="02d70b49" style:font-style-asian="normal" style:font-weight-asian="normal" style:font-style-complex="normal" style:font-weight-complex="normal"/>
    </style:style>
    <style:style style:name="T589" style:family="text">
      <style:text-properties fo:font-style="normal" fo:font-weight="normal" officeooo:rsid="02d813f4" style:font-style-asian="normal" style:font-weight-asian="normal" style:font-style-complex="normal" style:font-weight-complex="normal"/>
    </style:style>
    <style:style style:name="T590" style:family="text">
      <style:text-properties fo:font-style="normal" fo:font-weight="normal" officeooo:rsid="02dab81f" style:font-style-asian="normal" style:font-weight-asian="normal" style:font-style-complex="normal" style:font-weight-complex="normal"/>
    </style:style>
    <style:style style:name="T591" style:family="text">
      <style:text-properties fo:font-style="normal" fo:font-weight="normal" officeooo:rsid="02d0ce3c" style:font-style-asian="normal" style:font-weight-asian="normal" style:font-style-complex="normal" style:font-weight-complex="normal"/>
    </style:style>
    <style:style style:name="T592" style:family="text">
      <style:text-properties fo:font-style="normal" fo:font-weight="normal" officeooo:rsid="02e15897" style:font-style-asian="normal" style:font-weight-asian="normal" style:font-style-complex="normal" style:font-weight-complex="normal"/>
    </style:style>
    <style:style style:name="T593" style:family="text">
      <style:text-properties fo:font-style="normal" fo:font-weight="normal" officeooo:rsid="02fd22f7" style:font-style-asian="normal" style:font-weight-asian="normal" style:font-style-complex="normal" style:font-weight-complex="normal"/>
    </style:style>
    <style:style style:name="T594" style:family="text">
      <style:text-properties fo:font-style="normal" fo:font-weight="normal" officeooo:rsid="02ffa918" style:font-style-asian="normal" style:font-weight-asian="normal" style:font-style-complex="normal" style:font-weight-complex="normal"/>
    </style:style>
    <style:style style:name="T595" style:family="text">
      <style:text-properties fo:font-style="normal" fo:font-weight="normal" officeooo:rsid="00fbd112" style:font-style-asian="normal" style:font-weight-asian="normal" style:font-style-complex="normal" style:font-weight-complex="normal"/>
    </style:style>
    <style:style style:name="T596" style:family="text">
      <style:text-properties fo:font-style="normal" fo:font-weight="normal" officeooo:rsid="03003410" style:font-style-asian="normal" style:font-weight-asian="normal" style:font-style-complex="normal" style:font-weight-complex="normal"/>
    </style:style>
    <style:style style:name="T597" style:family="text">
      <style:text-properties fo:font-style="normal" fo:font-weight="normal" officeooo:rsid="03030f71" style:font-style-asian="normal" style:font-weight-asian="normal" style:font-style-complex="normal" style:font-weight-complex="normal"/>
    </style:style>
    <style:style style:name="T598" style:family="text">
      <style:text-properties fo:font-style="normal" fo:font-weight="normal" officeooo:rsid="03041a6b" style:font-style-asian="normal" style:font-weight-asian="normal" style:font-style-complex="normal" style:font-weight-complex="normal"/>
    </style:style>
    <style:style style:name="T599" style:family="text">
      <style:text-properties fo:font-style="normal" fo:font-weight="normal" officeooo:rsid="010c716f" style:font-style-asian="normal" style:font-weight-asian="normal" style:font-style-complex="normal" style:font-weight-complex="normal"/>
    </style:style>
    <style:style style:name="T600" style:family="text">
      <style:text-properties fo:font-style="normal" fo:font-weight="normal" officeooo:rsid="0305984c" style:font-style-asian="normal" style:font-weight-asian="normal" style:font-style-complex="normal" style:font-weight-complex="normal"/>
    </style:style>
    <style:style style:name="T601" style:family="text">
      <style:text-properties fo:font-style="normal" fo:font-weight="normal" officeooo:rsid="0306ff8b" style:font-style-asian="normal" style:font-weight-asian="normal" style:font-style-complex="normal" style:font-weight-complex="normal"/>
    </style:style>
    <style:style style:name="T602" style:family="text">
      <style:text-properties fo:font-style="normal" fo:font-weight="normal" officeooo:rsid="0307ae3b" style:font-style-asian="normal" style:font-weight-asian="normal" style:font-style-complex="normal" style:font-weight-complex="normal"/>
    </style:style>
    <style:style style:name="T603" style:family="text">
      <style:text-properties fo:font-style="normal" fo:font-weight="normal" officeooo:rsid="03087058" style:font-style-asian="normal" style:font-weight-asian="normal" style:font-style-complex="normal" style:font-weight-complex="normal"/>
    </style:style>
    <style:style style:name="T604" style:family="text">
      <style:text-properties fo:font-style="normal" fo:font-weight="normal" officeooo:rsid="0309202e" style:font-style-asian="normal" style:font-weight-asian="normal" style:font-style-complex="normal" style:font-weight-complex="normal"/>
    </style:style>
    <style:style style:name="T605" style:family="text">
      <style:text-properties fo:font-style="normal" fo:font-weight="normal" officeooo:rsid="031ffc9c" style:font-style-asian="normal" style:font-weight-asian="normal" style:font-style-complex="normal" style:font-weight-complex="normal"/>
    </style:style>
    <style:style style:name="T606" style:family="text">
      <style:text-properties fo:font-style="normal" fo:font-weight="normal" officeooo:rsid="03349498" style:font-style-asian="normal" style:font-weight-asian="normal" style:font-style-complex="normal" style:font-weight-complex="normal"/>
    </style:style>
    <style:style style:name="T607" style:family="text">
      <style:text-properties fo:font-style="normal" fo:font-weight="normal" officeooo:rsid="03361a81" style:font-style-asian="normal" style:font-weight-asian="normal" style:font-style-complex="normal" style:font-weight-complex="normal"/>
    </style:style>
    <style:style style:name="T608" style:family="text">
      <style:text-properties fo:font-style="normal" fo:font-weight="normal" officeooo:rsid="034926b3" style:font-style-asian="normal" style:font-weight-asian="normal" style:font-style-complex="normal" style:font-weight-complex="normal"/>
    </style:style>
    <style:style style:name="T609" style:family="text">
      <style:text-properties fo:font-style="normal" fo:font-weight="normal" officeooo:rsid="03933e75" style:font-style-asian="normal" style:font-weight-asian="normal" style:font-style-complex="normal" style:font-weight-complex="normal"/>
    </style:style>
    <style:style style:name="T610" style:family="text">
      <style:text-properties fo:font-style="normal" fo:font-weight="normal" officeooo:rsid="039de7d2" style:font-style-asian="normal" style:font-weight-asian="normal" style:font-style-complex="normal" style:font-weight-complex="normal"/>
    </style:style>
    <style:style style:name="T611" style:family="text">
      <style:text-properties fo:font-style="normal" fo:font-weight="normal" officeooo:rsid="039e4515" style:font-style-asian="normal" style:font-weight-asian="normal" style:font-style-complex="normal" style:font-weight-complex="normal"/>
    </style:style>
    <style:style style:name="T612" style:family="text">
      <style:text-properties fo:font-style="normal" fo:font-weight="normal" officeooo:rsid="039fac9b" style:font-style-asian="normal" style:font-weight-asian="normal" style:font-style-complex="normal" style:font-weight-complex="normal"/>
    </style:style>
    <style:style style:name="T613" style:family="text">
      <style:text-properties fo:font-style="normal" fo:font-weight="normal" officeooo:rsid="03a1f8b7" style:font-style-asian="normal" style:font-weight-asian="normal" style:font-style-complex="normal" style:font-weight-complex="normal"/>
    </style:style>
    <style:style style:name="T614" style:family="text">
      <style:text-properties fo:font-style="normal" fo:font-weight="normal" officeooo:rsid="03a72c49" style:font-style-asian="normal" style:font-weight-asian="normal" style:font-style-complex="normal" style:font-weight-complex="normal"/>
    </style:style>
    <style:style style:name="T615" style:family="text">
      <style:text-properties fo:font-style="normal" fo:font-weight="normal" officeooo:rsid="03a9b0ba" style:font-style-asian="normal" style:font-weight-asian="normal" style:font-style-complex="normal" style:font-weight-complex="normal"/>
    </style:style>
    <style:style style:name="T616" style:family="text">
      <style:text-properties fo:font-style="normal" fo:font-weight="normal" officeooo:rsid="03aad437" style:font-style-asian="normal" style:font-weight-asian="normal" style:font-style-complex="normal" style:font-weight-complex="normal"/>
    </style:style>
    <style:style style:name="T617" style:family="text">
      <style:text-properties fo:font-style="normal" fo:font-weight="normal" officeooo:rsid="0116f9c9" style:font-style-asian="normal" style:font-weight-asian="normal" style:font-style-complex="normal" style:font-weight-complex="normal"/>
    </style:style>
    <style:style style:name="T618" style:family="text">
      <style:text-properties fo:font-style="normal" fo:font-weight="normal" officeooo:rsid="03ac1cf7" style:font-style-asian="normal" style:font-weight-asian="normal" style:font-style-complex="normal" style:font-weight-complex="normal"/>
    </style:style>
    <style:style style:name="T619" style:family="text">
      <style:text-properties fo:font-style="normal" fo:font-weight="normal" officeooo:rsid="00efcaff" style:font-style-asian="normal" style:font-weight-asian="normal" style:font-style-complex="normal" style:font-weight-complex="normal"/>
    </style:style>
    <style:style style:name="T620" style:family="text">
      <style:text-properties fo:font-style="normal" fo:font-weight="normal" officeooo:rsid="03c908c1" style:font-style-asian="normal" style:font-weight-asian="normal" style:font-style-complex="normal" style:font-weight-complex="normal"/>
    </style:style>
    <style:style style:name="T621" style:family="text">
      <style:text-properties fo:font-style="normal" fo:font-weight="normal" officeooo:rsid="0185980c" style:font-style-asian="normal" style:font-weight-asian="normal" style:font-style-complex="normal" style:font-weight-complex="normal"/>
    </style:style>
    <style:style style:name="T622" style:family="text">
      <style:text-properties fo:font-style="normal" fo:font-weight="normal" officeooo:rsid="03d724ee" style:font-style-asian="normal" style:font-weight-asian="normal" style:font-style-complex="normal" style:font-weight-complex="normal"/>
    </style:style>
    <style:style style:name="T623" style:family="text">
      <style:text-properties fo:font-style="normal" fo:font-weight="normal" officeooo:rsid="03d79bcd" style:font-style-asian="normal" style:font-weight-asian="normal" style:font-style-complex="normal" style:font-weight-complex="normal"/>
    </style:style>
    <style:style style:name="T624" style:family="text">
      <style:text-properties fo:font-style="normal" fo:font-weight="normal" officeooo:rsid="041b8ad6" style:font-style-asian="normal" style:font-weight-asian="normal" style:font-style-complex="normal" style:font-weight-complex="normal"/>
    </style:style>
    <style:style style:name="T625" style:family="text">
      <style:text-properties fo:font-style="normal" fo:font-weight="normal" officeooo:rsid="0420bcf2" style:font-style-asian="normal" style:font-weight-asian="normal" style:font-style-complex="normal" style:font-weight-complex="normal"/>
    </style:style>
    <style:style style:name="T626" style:family="text">
      <style:text-properties fo:font-style="normal" fo:font-weight="normal" fo:background-color="transparent" loext:char-shading-value="0" style:font-style-asian="normal" style:font-weight-asian="normal" style:font-style-complex="normal" style:font-weight-complex="normal"/>
    </style:style>
    <style:style style:name="T627"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28"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29"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30"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31"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32"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33" style:family="text">
      <style:text-properties fo:font-style="normal" fo:font-weight="normal" fo:background-color="#dddddd" loext:char-shading-value="0" style:font-style-asian="normal" style:font-weight-asian="normal" style:font-style-complex="normal" style:font-weight-complex="normal"/>
    </style:style>
    <style:style style:name="T634"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35" style:family="text">
      <style:text-properties fo:font-style="normal" fo:font-weight="normal" fo:background-color="#ffff00" loext:char-shading-value="0" style:font-style-asian="normal" style:font-weight-asian="normal" style:font-style-complex="normal" style:font-weight-complex="normal"/>
    </style:style>
    <style:style style:name="T636" style:family="text">
      <style:text-properties fo:font-style="normal" style:text-underline-style="none" officeooo:rsid="00b118ee" style:font-style-asian="normal" style:font-style-complex="normal"/>
    </style:style>
    <style:style style:name="T637" style:family="text">
      <style:text-properties fo:font-style="normal" style:text-underline-style="none" fo:font-weight="normal" style:font-style-asian="normal" style:font-weight-asian="normal" style:font-style-complex="normal" style:font-weight-complex="normal"/>
    </style:style>
    <style:style style:name="T638" style:family="text">
      <style:text-properties fo:font-style="normal" style:text-underline-style="none" fo:font-weight="normal" officeooo:rsid="018b3b37" style:font-style-asian="normal" style:font-weight-asian="normal" style:font-style-complex="normal" style:font-weight-complex="normal"/>
    </style:style>
    <style:style style:name="T639" style:family="text">
      <style:text-properties fo:font-style="normal" style:text-underline-style="none" fo:font-weight="normal" officeooo:rsid="018f84a1" style:font-style-asian="normal" style:font-weight-asian="normal" style:font-style-complex="normal" style:font-weight-complex="normal"/>
    </style:style>
    <style:style style:name="T640"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41" style:family="text">
      <style:text-properties fo:font-style="normal" fo:font-weight="bold" style:font-style-asian="normal" style:font-weight-asian="bold" style:font-style-complex="normal" style:font-weight-complex="bold"/>
    </style:style>
    <style:style style:name="T642" style:family="text">
      <style:text-properties fo:font-style="normal" fo:font-weight="bold" officeooo:rsid="003cedc2" style:font-style-asian="normal" style:font-weight-asian="bold" style:font-style-complex="normal" style:font-weight-complex="bold"/>
    </style:style>
    <style:style style:name="T643" style:family="text">
      <style:text-properties fo:font-style="normal" fo:font-weight="bold" officeooo:rsid="00f68711" style:font-style-asian="normal" style:font-weight-asian="bold" style:font-style-complex="normal" style:font-weight-complex="bold"/>
    </style:style>
    <style:style style:name="T644" style:family="text">
      <style:text-properties fo:font-style="normal" fo:font-weight="bold" officeooo:rsid="00ed8a22" style:font-style-asian="normal" style:font-weight-asian="bold" style:font-style-complex="normal" style:font-weight-complex="bold"/>
    </style:style>
    <style:style style:name="T645" style:family="text">
      <style:text-properties fo:font-style="normal" fo:font-weight="bold" officeooo:rsid="00ea7bf7" style:font-style-asian="normal" style:font-weight-asian="bold" style:font-style-complex="normal" style:font-weight-complex="bold"/>
    </style:style>
    <style:style style:name="T646" style:family="text">
      <style:text-properties fo:font-style="normal" fo:font-weight="bold" officeooo:rsid="00efcaff" style:font-style-asian="normal" style:font-weight-asian="bold" style:font-style-complex="normal" style:font-weight-complex="bold"/>
    </style:style>
    <style:style style:name="T647" style:family="text">
      <style:text-properties fo:font-style="normal" fo:font-weight="bold" officeooo:rsid="0116cacd" style:font-style-asian="normal" style:font-weight-asian="bold" style:font-style-complex="normal" style:font-weight-complex="bold"/>
    </style:style>
    <style:style style:name="T648" style:family="text">
      <style:text-properties fo:font-style="normal" fo:font-weight="bold" officeooo:rsid="008c91a8" style:font-style-asian="normal" style:font-weight-asian="bold" style:font-style-complex="normal" style:font-weight-complex="bold"/>
    </style:style>
    <style:style style:name="T649" style:family="text">
      <style:text-properties fo:font-style="normal" fo:font-weight="bold" officeooo:rsid="00b6117c" style:font-style-asian="normal" style:font-weight-asian="bold" style:font-style-complex="normal" style:font-weight-complex="bold"/>
    </style:style>
    <style:style style:name="T650" style:family="text">
      <style:text-properties fo:font-style="normal" fo:font-weight="bold" officeooo:rsid="008d815f" style:font-style-asian="normal" style:font-weight-asian="bold" style:font-style-complex="normal" style:font-weight-complex="bold"/>
    </style:style>
    <style:style style:name="T651" style:family="text">
      <style:text-properties fo:font-style="normal" fo:font-weight="bold" officeooo:rsid="008ce6f8" style:font-style-asian="normal" style:font-weight-asian="bold" style:font-style-complex="normal" style:font-weight-complex="bold"/>
    </style:style>
    <style:style style:name="T652" style:family="text">
      <style:text-properties fo:font-style="normal" fo:font-weight="bold" officeooo:rsid="00b27560" style:font-style-asian="normal" style:font-weight-asian="bold" style:font-style-complex="normal" style:font-weight-complex="bold"/>
    </style:style>
    <style:style style:name="T653" style:family="text">
      <style:text-properties fo:font-style="normal" fo:font-weight="bold" officeooo:rsid="0071b9b8" style:font-style-asian="normal" style:font-weight-asian="bold" style:font-style-complex="normal" style:font-weight-complex="bold"/>
    </style:style>
    <style:style style:name="T654" style:family="text">
      <style:text-properties fo:font-style="normal" fo:font-weight="bold" officeooo:rsid="0074ae37" style:font-style-asian="normal" style:font-weight-asian="bold" style:font-style-complex="normal" style:font-weight-complex="bold"/>
    </style:style>
    <style:style style:name="T655" style:family="text">
      <style:text-properties fo:font-style="normal" fo:font-weight="bold" officeooo:rsid="007c38c4" style:font-style-asian="normal" style:font-weight-asian="bold" style:font-style-complex="normal" style:font-weight-complex="bold"/>
    </style:style>
    <style:style style:name="T656" style:family="text">
      <style:text-properties fo:font-style="normal" fo:font-weight="bold" officeooo:rsid="0074d0bd" style:font-style-asian="normal" style:font-weight-asian="bold" style:font-style-complex="normal" style:font-weight-complex="bold"/>
    </style:style>
    <style:style style:name="T657" style:family="text">
      <style:text-properties fo:font-style="normal" fo:font-weight="bold" officeooo:rsid="00754f35" style:font-style-asian="normal" style:font-weight-asian="bold" style:font-style-complex="normal" style:font-weight-complex="bold"/>
    </style:style>
    <style:style style:name="T658" style:family="text">
      <style:text-properties fo:font-style="normal" fo:font-weight="bold" officeooo:rsid="014a63a5" style:font-style-asian="normal" style:font-weight-asian="bold" style:font-style-complex="normal" style:font-weight-complex="bold"/>
    </style:style>
    <style:style style:name="T659" style:family="text">
      <style:text-properties fo:font-style="normal" fo:font-weight="bold" officeooo:rsid="015542ef" style:font-style-asian="normal" style:font-weight-asian="bold" style:font-style-complex="normal" style:font-weight-complex="bold"/>
    </style:style>
    <style:style style:name="T660" style:family="text">
      <style:text-properties fo:font-style="normal" fo:font-weight="bold" officeooo:rsid="0157dd30" style:font-style-asian="normal" style:font-weight-asian="bold" style:font-style-complex="normal" style:font-weight-complex="bold"/>
    </style:style>
    <style:style style:name="T661" style:family="text">
      <style:text-properties fo:font-style="normal" fo:font-weight="bold" officeooo:rsid="0157af8c" style:font-style-asian="normal" style:font-weight-asian="bold" style:font-style-complex="normal" style:font-weight-complex="bold"/>
    </style:style>
    <style:style style:name="T662" style:family="text">
      <style:text-properties fo:font-style="normal" fo:font-weight="bold" officeooo:rsid="0162c81f" style:font-style-asian="normal" style:font-weight-asian="bold" style:font-style-complex="normal" style:font-weight-complex="bold"/>
    </style:style>
    <style:style style:name="T663" style:family="text">
      <style:text-properties fo:font-style="normal" fo:font-weight="bold" officeooo:rsid="0167ddf1" style:font-style-asian="normal" style:font-weight-asian="bold" style:font-style-complex="normal" style:font-weight-complex="bold"/>
    </style:style>
    <style:style style:name="T664" style:family="text">
      <style:text-properties fo:font-style="normal" fo:font-weight="bold" officeooo:rsid="016fe1c9" style:font-style-asian="normal" style:font-weight-asian="bold" style:font-style-complex="normal" style:font-weight-complex="bold"/>
    </style:style>
    <style:style style:name="T665" style:family="text">
      <style:text-properties fo:font-style="normal" fo:font-weight="bold" officeooo:rsid="0174cc68" style:font-style-asian="normal" style:font-weight-asian="bold" style:font-style-complex="normal" style:font-weight-complex="bold"/>
    </style:style>
    <style:style style:name="T666" style:family="text">
      <style:text-properties fo:font-style="normal" fo:font-weight="bold" officeooo:rsid="01803628" style:font-style-asian="normal" style:font-weight-asian="bold" style:font-style-complex="normal" style:font-weight-complex="bold"/>
    </style:style>
    <style:style style:name="T667" style:family="text">
      <style:text-properties fo:font-style="normal" fo:font-weight="bold" officeooo:rsid="01b7ca2a" style:font-style-asian="normal" style:font-weight-asian="bold" style:font-style-complex="normal" style:font-weight-complex="bold"/>
    </style:style>
    <style:style style:name="T668" style:family="text">
      <style:text-properties fo:font-style="normal" fo:font-weight="bold" officeooo:rsid="02124341" style:font-style-asian="normal" style:font-weight-asian="bold" style:font-style-complex="normal" style:font-weight-complex="bold"/>
    </style:style>
    <style:style style:name="T669" style:family="text">
      <style:text-properties fo:font-style="normal" fo:font-weight="bold" officeooo:rsid="01744cb5" style:font-style-asian="normal" style:font-weight-asian="bold" style:font-style-complex="normal" style:font-weight-complex="bold"/>
    </style:style>
    <style:style style:name="T670" style:family="text">
      <style:text-properties fo:font-style="normal" fo:font-weight="bold" officeooo:rsid="0213053c" style:font-style-asian="normal" style:font-weight-asian="bold" style:font-style-complex="normal" style:font-weight-complex="bold"/>
    </style:style>
    <style:style style:name="T671" style:family="text">
      <style:text-properties fo:font-style="normal" fo:font-weight="bold" officeooo:rsid="0216bdd7" style:font-style-asian="normal" style:font-weight-asian="bold" style:font-style-complex="normal" style:font-weight-complex="bold"/>
    </style:style>
    <style:style style:name="T672" style:family="text">
      <style:text-properties fo:font-style="normal" fo:font-weight="bold" officeooo:rsid="0216d150" style:font-style-asian="normal" style:font-weight-asian="bold" style:font-style-complex="normal" style:font-weight-complex="bold"/>
    </style:style>
    <style:style style:name="T673" style:family="text">
      <style:text-properties fo:font-style="normal" fo:font-weight="bold" officeooo:rsid="021d2670" style:font-style-asian="normal" style:font-weight-asian="bold" style:font-style-complex="normal" style:font-weight-complex="bold"/>
    </style:style>
    <style:style style:name="T674" style:family="text">
      <style:text-properties fo:font-style="normal" fo:font-weight="bold" officeooo:rsid="02463f95" style:font-style-asian="normal" style:font-weight-asian="bold" style:font-style-complex="normal" style:font-weight-complex="bold"/>
    </style:style>
    <style:style style:name="T675" style:family="text">
      <style:text-properties fo:font-style="normal" fo:font-weight="bold" officeooo:rsid="01e8e98a" style:font-style-asian="normal" style:font-weight-asian="bold" style:font-style-complex="normal" style:font-weight-complex="bold"/>
    </style:style>
    <style:style style:name="T676" style:family="text">
      <style:text-properties fo:font-style="normal" fo:font-weight="bold" officeooo:rsid="01e7e823" style:font-style-asian="normal" style:font-weight-asian="bold" style:font-style-complex="normal" style:font-weight-complex="bold"/>
    </style:style>
    <style:style style:name="T677" style:family="text">
      <style:text-properties fo:font-style="normal" fo:font-weight="bold" officeooo:rsid="026e79d0" style:font-style-asian="normal" style:font-weight-asian="bold" style:font-style-complex="normal" style:font-weight-complex="bold"/>
    </style:style>
    <style:style style:name="T678" style:family="text">
      <style:text-properties fo:font-style="normal" fo:font-weight="bold" officeooo:rsid="01ea3550" style:font-style-asian="normal" style:font-weight-asian="bold" style:font-style-complex="normal" style:font-weight-complex="bold"/>
    </style:style>
    <style:style style:name="T679" style:family="text">
      <style:text-properties fo:font-style="normal" fo:font-weight="bold" officeooo:rsid="02679056" style:font-style-asian="normal" style:font-weight-asian="bold" style:font-style-complex="normal" style:font-weight-complex="bold"/>
    </style:style>
    <style:style style:name="T680" style:family="text">
      <style:text-properties fo:font-style="normal" fo:font-weight="bold" officeooo:rsid="01eb8b1e" style:font-style-asian="normal" style:font-weight-asian="bold" style:font-style-complex="normal" style:font-weight-complex="bold"/>
    </style:style>
    <style:style style:name="T681" style:family="text">
      <style:text-properties fo:font-style="normal" fo:font-weight="bold" officeooo:rsid="01ed4d14" style:font-style-asian="normal" style:font-weight-asian="bold" style:font-style-complex="normal" style:font-weight-complex="bold"/>
    </style:style>
    <style:style style:name="T682" style:family="text">
      <style:text-properties fo:font-style="normal" fo:font-weight="bold" officeooo:rsid="02698a6d" style:font-style-asian="normal" style:font-weight-asian="bold" style:font-style-complex="normal" style:font-weight-complex="bold"/>
    </style:style>
    <style:style style:name="T683" style:family="text">
      <style:text-properties fo:font-style="normal" fo:font-weight="bold" officeooo:rsid="026eee6e" style:font-style-asian="normal" style:font-weight-asian="bold" style:font-style-complex="normal" style:font-weight-complex="bold"/>
    </style:style>
    <style:style style:name="T684" style:family="text">
      <style:text-properties fo:font-style="normal" fo:font-weight="bold" officeooo:rsid="026c852b" style:font-style-asian="normal" style:font-weight-asian="bold" style:font-style-complex="normal" style:font-weight-complex="bold"/>
    </style:style>
    <style:style style:name="T685" style:family="text">
      <style:text-properties fo:font-style="normal" fo:font-weight="bold" officeooo:rsid="02683472" style:font-style-asian="normal" style:font-weight-asian="bold" style:font-style-complex="normal" style:font-weight-complex="bold"/>
    </style:style>
    <style:style style:name="T686" style:family="text">
      <style:text-properties fo:font-style="normal" fo:font-weight="bold" officeooo:rsid="02703a73" style:font-style-asian="normal" style:font-weight-asian="bold" style:font-style-complex="normal" style:font-weight-complex="bold"/>
    </style:style>
    <style:style style:name="T687" style:family="text">
      <style:text-properties fo:font-style="normal" fo:font-weight="bold" officeooo:rsid="02707d53" style:font-style-asian="normal" style:font-weight-asian="bold" style:font-style-complex="normal" style:font-weight-complex="bold"/>
    </style:style>
    <style:style style:name="T688" style:family="text">
      <style:text-properties fo:font-style="normal" fo:font-weight="bold" officeooo:rsid="0068e667" style:font-style-asian="normal" style:font-weight-asian="bold" style:font-style-complex="normal" style:font-weight-complex="bold"/>
    </style:style>
    <style:style style:name="T689" style:family="text">
      <style:text-properties fo:font-style="normal" fo:font-weight="bold" officeooo:rsid="010e8ba0" style:font-style-asian="normal" style:font-weight-asian="bold" style:font-style-complex="normal" style:font-weight-complex="bold"/>
    </style:style>
    <style:style style:name="T690" style:family="text">
      <style:text-properties fo:font-style="normal" fo:font-weight="bold" officeooo:rsid="01da61da" style:font-style-asian="normal" style:font-weight-asian="bold" style:font-style-complex="normal" style:font-weight-complex="bold"/>
    </style:style>
    <style:style style:name="T691" style:family="text">
      <style:text-properties fo:font-style="normal" fo:font-weight="bold" officeooo:rsid="01dbf1c0" style:font-style-asian="normal" style:font-weight-asian="bold" style:font-style-complex="normal" style:font-weight-complex="bold"/>
    </style:style>
    <style:style style:name="T692" style:family="text">
      <style:text-properties fo:font-style="normal" fo:font-weight="bold" officeooo:rsid="01f066b0" style:font-style-asian="normal" style:font-weight-asian="bold" style:font-style-complex="normal" style:font-weight-complex="bold"/>
    </style:style>
    <style:style style:name="T693" style:family="text">
      <style:text-properties fo:font-style="normal" fo:font-weight="bold" officeooo:rsid="01f1ad77" style:font-style-asian="normal" style:font-weight-asian="bold" style:font-style-complex="normal" style:font-weight-complex="bold"/>
    </style:style>
    <style:style style:name="T694" style:family="text">
      <style:text-properties fo:font-style="normal" fo:font-weight="bold" officeooo:rsid="01f26f88" style:font-style-asian="normal" style:font-weight-asian="bold" style:font-style-complex="normal" style:font-weight-complex="bold"/>
    </style:style>
    <style:style style:name="T695" style:family="text">
      <style:text-properties fo:font-style="normal" fo:font-weight="bold" officeooo:rsid="01f2bec2" style:font-style-asian="normal" style:font-weight-asian="bold" style:font-style-complex="normal" style:font-weight-complex="bold"/>
    </style:style>
    <style:style style:name="T696" style:family="text">
      <style:text-properties fo:font-style="normal" fo:font-weight="bold" officeooo:rsid="01f300ac" style:font-style-asian="normal" style:font-weight-asian="bold" style:font-style-complex="normal" style:font-weight-complex="bold"/>
    </style:style>
    <style:style style:name="T697" style:family="text">
      <style:text-properties fo:font-style="normal" fo:font-weight="bold" officeooo:rsid="01f4f46a" style:font-style-asian="normal" style:font-weight-asian="bold" style:font-style-complex="normal" style:font-weight-complex="bold"/>
    </style:style>
    <style:style style:name="T698" style:family="text">
      <style:text-properties fo:font-style="normal" fo:font-weight="bold" officeooo:rsid="039e4515" style:font-style-asian="normal" style:font-weight-asian="bold" style:font-style-complex="normal" style:font-weight-complex="bold"/>
    </style:style>
    <style:style style:name="T699" style:family="text">
      <style:text-properties fo:font-style="normal" fo:font-weight="bold" officeooo:rsid="03a37b62" style:font-style-asian="normal" style:font-weight-asian="bold" style:font-style-complex="normal" style:font-weight-complex="bold"/>
    </style:style>
    <style:style style:name="T700" style:family="text">
      <style:text-properties fo:font-style="normal" fo:font-weight="bold" officeooo:rsid="03a72c49" style:font-style-asian="normal" style:font-weight-asian="bold" style:font-style-complex="normal" style:font-weight-complex="bold"/>
    </style:style>
    <style:style style:name="T701" style:family="text">
      <style:text-properties fo:font-style="normal" fo:font-weight="bold" officeooo:rsid="03a9b0ba" style:font-style-asian="normal" style:font-weight-asian="bold" style:font-style-complex="normal" style:font-weight-complex="bold"/>
    </style:style>
    <style:style style:name="T702" style:family="text">
      <style:text-properties fo:font-style="normal" fo:font-weight="bold" officeooo:rsid="03aad437" style:font-style-asian="normal" style:font-weight-asian="bold" style:font-style-complex="normal" style:font-weight-complex="bold"/>
    </style:style>
    <style:style style:name="T703" style:family="text">
      <style:text-properties fo:font-style="normal" fo:font-weight="bold" officeooo:rsid="0116f9c9" style:font-style-asian="normal" style:font-weight-asian="bold" style:font-style-complex="normal" style:font-weight-complex="bold"/>
    </style:style>
    <style:style style:name="T704" style:family="text">
      <style:text-properties fo:font-style="normal" fo:font-weight="bold" officeooo:rsid="020b74ed" style:font-style-asian="normal" style:font-weight-asian="bold" style:font-style-complex="normal" style:font-weight-complex="bold"/>
    </style:style>
    <style:style style:name="T705" style:family="text">
      <style:text-properties fo:font-style="normal" fo:font-weight="bold" officeooo:rsid="020c9432" style:font-style-asian="normal" style:font-weight-asian="bold" style:font-style-complex="normal" style:font-weight-complex="bold"/>
    </style:style>
    <style:style style:name="T706" style:family="text">
      <style:text-properties fo:font-style="normal" fo:font-weight="bold" officeooo:rsid="0420bcf2" style:font-style-asian="normal" style:font-weight-asian="bold" style:font-style-complex="normal" style:font-weight-complex="bold"/>
    </style:style>
    <style:style style:name="T707" style:family="text">
      <style:text-properties fo:font-style="normal" fo:font-weight="bold" officeooo:rsid="022ef884" fo:background-color="transparent" loext:char-shading-value="0" style:font-style-asian="normal" style:font-weight-asian="bold" style:font-style-complex="normal" style:font-weight-complex="bold"/>
    </style:style>
    <style:style style:name="T708"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09" style:family="text">
      <style:text-properties fo:font-style="normal" fo:font-weight="bold" fo:background-color="#ffff00" loext:char-shading-value="0" style:font-style-asian="normal" style:font-weight-asian="bold" style:font-style-complex="normal" style:font-weight-complex="bold"/>
    </style:style>
    <style:style style:name="T710"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11"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12"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13"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14"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15"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16" style:family="text">
      <style:text-properties fo:font-style="normal" fo:font-weight="bold" fo:background-color="#ffcc00" loext:char-shading-value="0" style:font-style-asian="normal" style:font-weight-asian="bold" style:font-style-complex="normal" style:font-weight-complex="bold"/>
    </style:style>
    <style:style style:name="T717"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18"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19" style:family="text">
      <style:text-properties fo:font-style="normal" fo:background-color="transparent" loext:char-shading-value="0" style:font-style-asian="normal" style:font-style-complex="normal"/>
    </style:style>
    <style:style style:name="T720" style:family="text">
      <style:text-properties fo:font-style="normal" officeooo:rsid="01fd9128" fo:background-color="transparent" loext:char-shading-value="0" style:font-style-asian="normal" style:font-style-complex="normal"/>
    </style:style>
    <style:style style:name="T721" style:family="text">
      <style:text-properties fo:font-style="normal" fo:background-color="#ffff00" loext:char-shading-value="0" style:font-style-asian="normal" style:font-style-complex="normal"/>
    </style:style>
    <style:style style:name="T722" style:family="text">
      <style:text-properties fo:font-style="normal" officeooo:rsid="030ae869" fo:background-color="#ffff00" loext:char-shading-value="0" style:font-style-asian="normal" style:font-style-complex="normal"/>
    </style:style>
    <style:style style:name="T723" style:family="text">
      <style:text-properties fo:font-style="normal" fo:background-color="#ffcc00" loext:char-shading-value="0" style:font-style-asian="normal" style:font-style-complex="normal"/>
    </style:style>
    <style:style style:name="T724" style:family="text">
      <style:text-properties fo:font-style="normal" fo:background-color="#99ff66" loext:char-shading-value="0" style:font-style-asian="normal" style:font-style-complex="normal"/>
    </style:style>
    <style:style style:name="T725" style:family="text">
      <style:text-properties fo:font-style="normal" officeooo:rsid="02326edd" fo:background-color="#cc9900" loext:char-shading-value="0" style:font-style-asian="normal" style:font-style-complex="normal"/>
    </style:style>
    <style:style style:name="T726" style:family="text">
      <style:text-properties fo:font-style="normal" officeooo:rsid="0343c1c0" fo:background-color="#cc9900" loext:char-shading-value="0" style:font-style-asian="normal" style:font-style-complex="normal"/>
    </style:style>
    <style:style style:name="T727" style:family="text">
      <style:text-properties fo:font-style="normal" officeooo:rsid="02326edd" fo:background-color="#00cc00" loext:char-shading-value="0" style:font-style-asian="normal" style:font-style-complex="normal"/>
    </style:style>
    <style:style style:name="T728" style:family="text">
      <style:text-properties fo:font-style="normal" officeooo:rsid="0343c1c0" fo:background-color="#00cc00" loext:char-shading-value="0" style:font-style-asian="normal" style:font-style-complex="normal"/>
    </style:style>
    <style:style style:name="T729" style:family="text">
      <style:text-properties fo:font-style="normal" officeooo:rsid="02326edd" fo:background-color="#ff9900" loext:char-shading-value="0" style:font-style-asian="normal" style:font-style-complex="normal"/>
    </style:style>
    <style:style style:name="T730" style:family="text">
      <style:text-properties fo:font-style="normal" officeooo:rsid="0343c1c0" fo:background-color="#ff9900" loext:char-shading-value="0" style:font-style-asian="normal" style:font-style-complex="normal"/>
    </style:style>
    <style:style style:name="T731" style:family="text">
      <style:text-properties officeooo:rsid="0018cdea"/>
    </style:style>
    <style:style style:name="T732" style:family="text">
      <style:text-properties officeooo:rsid="00190df0"/>
    </style:style>
    <style:style style:name="T733" style:family="text">
      <style:text-properties officeooo:rsid="001cbc6e"/>
    </style:style>
    <style:style style:name="T734" style:family="text">
      <style:text-properties officeooo:rsid="0022878e"/>
    </style:style>
    <style:style style:name="T735" style:family="text">
      <style:text-properties officeooo:rsid="0025713b"/>
    </style:style>
    <style:style style:name="T736" style:family="text">
      <style:text-properties officeooo:rsid="00280495"/>
    </style:style>
    <style:style style:name="T737" style:family="text">
      <style:text-properties officeooo:rsid="00289aa7"/>
    </style:style>
    <style:style style:name="T738" style:family="text">
      <style:text-properties officeooo:rsid="00295c2e"/>
    </style:style>
    <style:style style:name="T739" style:family="text">
      <style:text-properties officeooo:rsid="00304a04"/>
    </style:style>
    <style:style style:name="T740" style:family="text">
      <style:text-properties officeooo:rsid="003baf82"/>
    </style:style>
    <style:style style:name="T741" style:family="text">
      <style:text-properties officeooo:rsid="003c5055"/>
    </style:style>
    <style:style style:name="T742" style:family="text">
      <style:text-properties officeooo:rsid="003cedc2"/>
    </style:style>
    <style:style style:name="T743" style:family="text">
      <style:text-properties officeooo:rsid="003db748"/>
    </style:style>
    <style:style style:name="T744" style:family="text">
      <style:text-properties officeooo:rsid="00428919"/>
    </style:style>
    <style:style style:name="T745" style:family="text">
      <style:text-properties officeooo:rsid="004626a8"/>
    </style:style>
    <style:style style:name="T746" style:family="text">
      <style:text-properties officeooo:rsid="0054dbaa"/>
    </style:style>
    <style:style style:name="T747" style:family="text">
      <style:text-properties officeooo:rsid="005989f9"/>
    </style:style>
    <style:style style:name="T748" style:family="text">
      <style:text-properties officeooo:rsid="005c77d9"/>
    </style:style>
    <style:style style:name="T749" style:family="text">
      <style:text-properties officeooo:rsid="00653075"/>
    </style:style>
    <style:style style:name="T750" style:family="text">
      <style:text-properties officeooo:rsid="006e6f99"/>
    </style:style>
    <style:style style:name="T751" style:family="text">
      <style:text-properties officeooo:rsid="008371d9"/>
    </style:style>
    <style:style style:name="T752" style:family="text">
      <style:text-properties officeooo:rsid="00857c25"/>
    </style:style>
    <style:style style:name="T753" style:family="text">
      <style:text-properties officeooo:rsid="009d7573"/>
    </style:style>
    <style:style style:name="T754" style:family="text">
      <style:text-properties officeooo:rsid="00a063b5"/>
    </style:style>
    <style:style style:name="T755" style:family="text">
      <style:text-properties officeooo:rsid="00a486e9"/>
    </style:style>
    <style:style style:name="T756" style:family="text">
      <style:text-properties officeooo:rsid="00a62c04"/>
    </style:style>
    <style:style style:name="T757" style:family="text">
      <style:text-properties officeooo:rsid="00a668d6"/>
    </style:style>
    <style:style style:name="T758" style:family="text">
      <style:text-properties officeooo:rsid="00b62e9b"/>
    </style:style>
    <style:style style:name="T759" style:family="text">
      <style:text-properties officeooo:rsid="00bc0048"/>
    </style:style>
    <style:style style:name="T760" style:family="text">
      <style:text-properties officeooo:rsid="00c6d5bf"/>
    </style:style>
    <style:style style:name="T761" style:family="text">
      <style:text-properties officeooo:rsid="00c95d90"/>
    </style:style>
    <style:style style:name="T762" style:family="text">
      <style:text-properties officeooo:rsid="00cb5f0c"/>
    </style:style>
    <style:style style:name="T763" style:family="text">
      <style:text-properties officeooo:rsid="00d897b6"/>
    </style:style>
    <style:style style:name="T764" style:family="text">
      <style:text-properties officeooo:rsid="00da4c7d"/>
    </style:style>
    <style:style style:name="T765" style:family="text">
      <style:text-properties officeooo:rsid="00e06e8f"/>
    </style:style>
    <style:style style:name="T766" style:family="text">
      <style:text-properties officeooo:rsid="00e5dd0a"/>
    </style:style>
    <style:style style:name="T767" style:family="text">
      <style:text-properties officeooo:rsid="00ebe726"/>
    </style:style>
    <style:style style:name="T768" style:family="text">
      <style:text-properties officeooo:rsid="00f791e7"/>
    </style:style>
    <style:style style:name="T769" style:family="text">
      <style:text-properties officeooo:rsid="0102df76"/>
    </style:style>
    <style:style style:name="T770" style:family="text">
      <style:text-properties officeooo:rsid="0104880a"/>
    </style:style>
    <style:style style:name="T771" style:family="text">
      <style:text-properties officeooo:rsid="010ad577"/>
    </style:style>
    <style:style style:name="T772" style:family="text">
      <style:text-properties officeooo:rsid="010c716f"/>
    </style:style>
    <style:style style:name="T773" style:family="text">
      <style:text-properties officeooo:rsid="0120ac38"/>
    </style:style>
    <style:style style:name="T774" style:family="text">
      <style:text-properties officeooo:rsid="0122db3d"/>
    </style:style>
    <style:style style:name="T775" style:family="text">
      <style:text-properties officeooo:rsid="012494e9"/>
    </style:style>
    <style:style style:name="T776" style:family="text">
      <style:text-properties officeooo:rsid="0125d1c6"/>
    </style:style>
    <style:style style:name="T777" style:family="text">
      <style:text-properties officeooo:rsid="0126c018"/>
    </style:style>
    <style:style style:name="T778" style:family="text">
      <style:text-properties officeooo:rsid="0127cc0a"/>
    </style:style>
    <style:style style:name="T779" style:family="text">
      <style:text-properties officeooo:rsid="01294716"/>
    </style:style>
    <style:style style:name="T780" style:family="text">
      <style:text-properties officeooo:rsid="01454381"/>
    </style:style>
    <style:style style:name="T781" style:family="text">
      <style:text-properties officeooo:rsid="01455d8d"/>
    </style:style>
    <style:style style:name="T782" style:family="text">
      <style:text-properties officeooo:rsid="014c9db0"/>
    </style:style>
    <style:style style:name="T783" style:family="text">
      <style:text-properties officeooo:rsid="014ec4ea"/>
    </style:style>
    <style:style style:name="T784" style:family="text">
      <style:text-properties style:text-underline-style="none"/>
    </style:style>
    <style:style style:name="T785" style:family="text">
      <style:text-properties style:text-underline-style="none" fo:font-weight="bold" style:font-weight-asian="bold" style:font-weight-complex="bold"/>
    </style:style>
    <style:style style:name="T786" style:family="text">
      <style:text-properties style:text-underline-style="none" fo:font-weight="bold" officeooo:rsid="02264b57" style:font-weight-asian="bold" style:font-weight-complex="bold"/>
    </style:style>
    <style:style style:name="T787" style:family="text">
      <style:text-properties style:text-underline-style="none" fo:font-weight="bold" officeooo:rsid="01549ab1" style:font-weight-asian="bold" style:font-weight-complex="bold"/>
    </style:style>
    <style:style style:name="T788" style:family="text">
      <style:text-properties style:text-underline-style="none" officeooo:rsid="0151b235"/>
    </style:style>
    <style:style style:name="T789" style:family="text">
      <style:text-properties style:text-underline-style="none" fo:font-weight="normal" style:font-weight-asian="normal" style:font-weight-complex="normal"/>
    </style:style>
    <style:style style:name="T790" style:family="text">
      <style:text-properties style:text-underline-style="none" fo:font-weight="normal" officeooo:rsid="018c5549" style:font-weight-asian="normal" style:font-weight-complex="normal"/>
    </style:style>
    <style:style style:name="T791" style:family="text">
      <style:text-properties style:text-underline-style="none" fo:font-weight="normal" officeooo:rsid="02264b57" style:font-weight-asian="normal" style:font-weight-complex="normal"/>
    </style:style>
    <style:style style:name="T792" style:family="text">
      <style:text-properties style:text-underline-style="none" officeooo:rsid="01549ab1"/>
    </style:style>
    <style:style style:name="T793" style:family="text">
      <style:text-properties style:text-underline-style="none" officeooo:rsid="02264b57"/>
    </style:style>
    <style:style style:name="T794" style:family="text">
      <style:text-properties officeooo:rsid="01726b3e"/>
    </style:style>
    <style:style style:name="T795" style:family="text">
      <style:text-properties officeooo:rsid="01942559"/>
    </style:style>
    <style:style style:name="T796" style:family="text">
      <style:text-properties officeooo:rsid="01972c1b"/>
    </style:style>
    <style:style style:name="T797" style:family="text">
      <style:text-properties officeooo:rsid="01bba535"/>
    </style:style>
    <style:style style:name="T798" style:family="text">
      <style:text-properties officeooo:rsid="01bd084e"/>
    </style:style>
    <style:style style:name="T799" style:family="text">
      <style:text-properties officeooo:rsid="01c44038"/>
    </style:style>
    <style:style style:name="T800" style:family="text">
      <style:text-properties officeooo:rsid="01c66123"/>
    </style:style>
    <style:style style:name="T801" style:family="text">
      <style:text-properties officeooo:rsid="01c6bb4c"/>
    </style:style>
    <style:style style:name="T802" style:family="text">
      <style:text-properties officeooo:rsid="01cc78dc"/>
    </style:style>
    <style:style style:name="T803" style:family="text">
      <style:text-properties officeooo:rsid="01ce00cd"/>
    </style:style>
    <style:style style:name="T804" style:family="text">
      <style:text-properties officeooo:rsid="01ce2e20"/>
    </style:style>
    <style:style style:name="T805" style:family="text">
      <style:text-properties officeooo:rsid="01e60733"/>
    </style:style>
    <style:style style:name="T806" style:family="text">
      <style:text-properties officeooo:rsid="01f83a8a"/>
    </style:style>
    <style:style style:name="T807" style:family="text">
      <style:text-properties officeooo:rsid="01fd4b41"/>
    </style:style>
    <style:style style:name="T808" style:family="text">
      <style:text-properties officeooo:rsid="0213053c"/>
    </style:style>
    <style:style style:name="T809" style:family="text">
      <style:text-properties officeooo:rsid="021ad2fb"/>
    </style:style>
    <style:style style:name="T810" style:family="text">
      <style:text-properties officeooo:rsid="021c4342"/>
    </style:style>
    <style:style style:name="T811" style:family="text">
      <style:text-properties officeooo:rsid="0221e8b2"/>
    </style:style>
    <style:style style:name="T812" style:family="text">
      <style:text-properties officeooo:rsid="02275a57"/>
    </style:style>
    <style:style style:name="T813" style:family="text">
      <style:text-properties officeooo:rsid="022d2a5a"/>
    </style:style>
    <style:style style:name="T814" style:family="text">
      <style:text-properties officeooo:rsid="0234db07"/>
    </style:style>
    <style:style style:name="T815" style:family="text">
      <style:text-properties officeooo:rsid="0236215c"/>
    </style:style>
    <style:style style:name="T816" style:family="text">
      <style:text-properties officeooo:rsid="0239c52c"/>
    </style:style>
    <style:style style:name="T817" style:family="text">
      <style:text-properties officeooo:rsid="023c9ed7"/>
    </style:style>
    <style:style style:name="T818" style:family="text">
      <style:text-properties officeooo:rsid="0243f074"/>
    </style:style>
    <style:style style:name="T819" style:family="text">
      <style:text-properties officeooo:rsid="02583b16"/>
    </style:style>
    <style:style style:name="T820" style:family="text">
      <style:text-properties officeooo:rsid="0259e231"/>
    </style:style>
    <style:style style:name="T821" style:family="text">
      <style:text-properties officeooo:rsid="025b8ca3"/>
    </style:style>
    <style:style style:name="T822" style:family="text">
      <style:text-properties officeooo:rsid="025cd94f"/>
    </style:style>
    <style:style style:name="T823" style:family="text">
      <style:text-properties officeooo:rsid="025f4697"/>
    </style:style>
    <style:style style:name="T824" style:family="text">
      <style:text-properties officeooo:rsid="0263600c"/>
    </style:style>
    <style:style style:name="T825" style:family="text">
      <style:text-properties officeooo:rsid="026453ac"/>
    </style:style>
    <style:style style:name="T826" style:family="text">
      <style:text-properties officeooo:rsid="0275c343"/>
    </style:style>
    <style:style style:name="T827" style:family="text">
      <style:text-properties officeooo:rsid="0278b042"/>
    </style:style>
    <style:style style:name="T828" style:family="text">
      <style:text-properties officeooo:rsid="027c8504"/>
    </style:style>
    <style:style style:name="T829" style:family="text">
      <style:text-properties officeooo:rsid="027e6400"/>
    </style:style>
    <style:style style:name="T830" style:family="text">
      <style:text-properties officeooo:rsid="027f6500"/>
    </style:style>
    <style:style style:name="T831" style:family="text">
      <style:text-properties officeooo:rsid="02823338"/>
    </style:style>
    <style:style style:name="T832" style:family="text">
      <style:text-properties officeooo:rsid="02854fd8"/>
    </style:style>
    <style:style style:name="T833" style:family="text">
      <style:text-properties officeooo:rsid="0288cbb9"/>
    </style:style>
    <style:style style:name="T834" style:family="text">
      <style:text-properties officeooo:rsid="005d5455"/>
    </style:style>
    <style:style style:name="T835" style:family="text">
      <style:text-properties fo:color="#ff3333" fo:font-weight="bold" style:font-weight-asian="bold" style:font-weight-complex="bold"/>
    </style:style>
    <style:style style:name="T836" style:family="text">
      <style:text-properties officeooo:rsid="02a2e511"/>
    </style:style>
    <style:style style:name="T837" style:family="text">
      <style:text-properties fo:font-size="14pt" fo:font-style="italic" officeooo:rsid="02a2e511" style:font-size-asian="14pt" style:font-style-asian="italic" style:font-size-complex="14pt" style:font-style-complex="italic"/>
    </style:style>
    <style:style style:name="T838" style:family="text">
      <style:text-properties fo:font-size="15pt" fo:font-style="italic" fo:font-weight="normal" officeooo:rsid="000a6551" style:font-size-asian="15pt" style:font-style-asian="italic" style:font-weight-asian="normal" style:font-size-complex="15pt" style:font-style-complex="italic" style:font-weight-complex="normal"/>
    </style:style>
    <style:style style:name="T839" style:family="text">
      <style:text-properties officeooo:rsid="02a4ad8e"/>
    </style:style>
    <style:style style:name="T840" style:family="text">
      <style:text-properties fo:color="#ffffff" fo:font-style="normal" officeooo:rsid="01fd9128" fo:background-color="#00ccff" loext:char-shading-value="0" style:font-style-asian="normal" style:font-style-complex="normal"/>
    </style:style>
    <style:style style:name="T841" style:family="text">
      <style:text-properties fo:color="#ffffff" fo:font-style="normal" officeooo:rsid="02326edd" fo:background-color="#00ccff" loext:char-shading-value="0" style:font-style-asian="normal" style:font-style-complex="normal"/>
    </style:style>
    <style:style style:name="T842" style:family="text">
      <style:text-properties fo:color="#ffffff" fo:font-style="normal" officeooo:rsid="01fd9128" fo:background-color="#0066cc" loext:char-shading-value="0" style:font-style-asian="normal" style:font-style-complex="normal"/>
    </style:style>
    <style:style style:name="T843" style:family="text">
      <style:text-properties fo:color="#ffffff" fo:font-style="normal" officeooo:rsid="02326edd" fo:background-color="#0066cc" loext:char-shading-value="0" style:font-style-asian="normal" style:font-style-complex="normal"/>
    </style:style>
    <style:style style:name="T844" style:family="text">
      <style:text-properties fo:color="#ffffff" fo:font-style="normal" officeooo:rsid="0343c1c0" fo:background-color="#0066cc" loext:char-shading-value="0" style:font-style-asian="normal" style:font-style-complex="normal"/>
    </style:style>
    <style:style style:name="T845" style:family="text">
      <style:text-properties fo:color="#ffffff" fo:font-weight="bold" fo:background-color="#ff3333" loext:char-shading-value="0" style:font-weight-asian="bold" style:font-weight-complex="bold"/>
    </style:style>
    <style:style style:name="T846" style:family="text">
      <style:text-properties fo:color="#ffffff" fo:font-weight="bold" fo:background-color="#00ccff" loext:char-shading-value="0" style:font-weight-asian="bold" style:font-weight-complex="bold"/>
    </style:style>
    <style:style style:name="T847" style:family="text">
      <style:text-properties fo:color="#ffffff" fo:font-style="italic" fo:font-weight="bold" fo:background-color="#00ccff" loext:char-shading-value="0" style:font-style-asian="italic" style:font-weight-asian="bold" style:font-style-complex="italic" style:font-weight-complex="bold"/>
    </style:style>
    <style:style style:name="T848" style:family="text">
      <style:text-properties fo:color="#ffffff" fo:font-style="italic" fo:font-weight="bold" officeooo:rsid="0234db07" fo:background-color="#00ccff" loext:char-shading-value="0" style:font-style-asian="italic" style:font-weight-asian="bold" style:font-style-complex="italic" style:font-weight-complex="bold"/>
    </style:style>
    <style:style style:name="T849"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50"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51"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52"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53"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54"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55"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56" style:family="text">
      <style:text-properties fo:color="#ffffff" fo:font-size="9pt" officeooo:rsid="03f48ebb" fo:background-color="#00ccff" loext:char-shading-value="0" style:font-size-asian="9pt" style:font-size-complex="9pt"/>
    </style:style>
    <style:style style:name="T857" style:family="text">
      <style:text-properties fo:color="#ffffff" fo:font-size="9pt" officeooo:rsid="03f320fe" fo:background-color="#00ccff" loext:char-shading-value="0" style:font-size-asian="9pt" style:font-size-complex="9pt"/>
    </style:style>
    <style:style style:name="T858" style:family="text">
      <style:text-properties fo:color="#ffffff" fo:font-size="9pt" officeooo:rsid="03f320fe" fo:background-color="#0066cc" loext:char-shading-value="0" style:font-size-asian="9pt" style:font-size-complex="9pt"/>
    </style:style>
    <style:style style:name="T859" style:family="text">
      <style:text-properties fo:color="#ffffff" fo:font-size="9pt" officeooo:rsid="03f48ebb" fo:background-color="#0066cc" loext:char-shading-value="0" style:font-size-asian="9pt" style:font-size-complex="9pt"/>
    </style:style>
    <style:style style:name="T860" style:family="text">
      <style:text-properties fo:background-color="transparent" loext:char-shading-value="0"/>
    </style:style>
    <style:style style:name="T861" style:family="text">
      <style:text-properties officeooo:rsid="02c9c786"/>
    </style:style>
    <style:style style:name="T862" style:family="text">
      <style:text-properties officeooo:rsid="02d0ce3c"/>
    </style:style>
    <style:style style:name="T863" style:family="text">
      <style:text-properties officeooo:rsid="02d70b49"/>
    </style:style>
    <style:style style:name="T864" style:family="text">
      <style:text-properties officeooo:rsid="02dc4eb0"/>
    </style:style>
    <style:style style:name="T865" style:family="text">
      <style:text-properties officeooo:rsid="02e3209d"/>
    </style:style>
    <style:style style:name="T866" style:family="text">
      <style:text-properties officeooo:rsid="02e4cac6"/>
    </style:style>
    <style:style style:name="T867" style:family="text">
      <style:text-properties officeooo:rsid="02e6b301"/>
    </style:style>
    <style:style style:name="T868" style:family="text">
      <style:text-properties officeooo:rsid="02e7118d"/>
    </style:style>
    <style:style style:name="T869" style:family="text">
      <style:text-properties officeooo:rsid="02eb17c6"/>
    </style:style>
    <style:style style:name="T870" style:family="text">
      <style:text-properties officeooo:rsid="02f5cfcd"/>
    </style:style>
    <style:style style:name="T871" style:family="text">
      <style:text-properties officeooo:rsid="02f6d9d7"/>
    </style:style>
    <style:style style:name="T872" style:family="text">
      <style:text-properties officeooo:rsid="02f9e797"/>
    </style:style>
    <style:style style:name="T873" style:family="text">
      <style:text-properties officeooo:rsid="02fb9379"/>
    </style:style>
    <style:style style:name="T874" style:family="text">
      <style:text-properties officeooo:rsid="03041a6b"/>
    </style:style>
    <style:style style:name="T875" style:family="text">
      <style:text-properties officeooo:rsid="0304aa62"/>
    </style:style>
    <style:style style:name="T876" style:family="text">
      <style:text-properties officeooo:rsid="030517c2"/>
    </style:style>
    <style:style style:name="T877" style:family="text">
      <style:text-properties style:font-name="FreeMono2" fo:font-weight="bold" style:font-weight-asian="bold" style:font-weight-complex="bold"/>
    </style:style>
    <style:style style:name="T878" style:family="text">
      <style:text-properties style:font-name="FreeMono2" fo:font-weight="bold" officeooo:rsid="00f791e7" fo:background-color="#eeeeee" loext:char-shading-value="0" style:font-weight-asian="bold" style:font-weight-complex="bold"/>
    </style:style>
    <style:style style:name="T879" style:family="text">
      <style:text-properties style:font-name="FreeMono2" fo:font-size="9pt" fo:font-weight="bold" style:font-size-asian="9pt" style:font-weight-asian="bold" style:font-size-complex="9pt" style:font-weight-complex="bold"/>
    </style:style>
    <style:style style:name="T880" style:family="text">
      <style:text-properties style:font-name="FreeMono2" fo:font-size="9pt" fo:font-weight="bold" fo:background-color="#ffff00" loext:char-shading-value="0" style:font-size-asian="9pt" style:font-weight-asian="bold" style:font-size-complex="9pt" style:font-weight-complex="bold"/>
    </style:style>
    <style:style style:name="T881" style:family="text">
      <style:text-properties style:font-name="FreeMono2" fo:font-size="9pt" fo:font-weight="bold" fo:background-color="#99ff66" loext:char-shading-value="0" style:font-size-asian="9pt" style:font-weight-asian="bold" style:font-size-complex="9pt" style:font-weight-complex="bold"/>
    </style:style>
    <style:style style:name="T882"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883"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884"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85"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886"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887"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888"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889"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890"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891"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892"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893"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894" style:family="text">
      <style:text-properties style:font-name="FreeMono2" fo:font-size="9pt" fo:font-style="normal" fo:background-color="#99ff66" loext:char-shading-value="0" style:font-size-asian="9pt" style:font-style-asian="normal" style:font-size-complex="9pt" style:font-style-complex="normal"/>
    </style:style>
    <style:style style:name="T895"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896"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897" style:family="text">
      <style:text-properties style:font-name="FreeMono2" fo:font-size="9pt" fo:font-style="normal" fo:background-color="#ffcc00" loext:char-shading-value="0" style:font-size-asian="9pt" style:font-style-asian="normal" style:font-size-complex="9pt" style:font-style-complex="normal"/>
    </style:style>
    <style:style style:name="T898" style:family="text">
      <style:text-properties style:font-name="FreeMono2" fo:font-size="9pt" fo:font-style="normal" fo:background-color="#ffff00" loext:char-shading-value="0" style:font-size-asian="9pt" style:font-style-asian="normal" style:font-size-complex="9pt" style:font-style-complex="normal"/>
    </style:style>
    <style:style style:name="T899" style:family="text">
      <style:text-properties style:font-name="FreeMono2" fo:font-style="normal" fo:background-color="#eeeeee" loext:char-shading-value="0" style:font-style-asian="normal" style:font-style-complex="normal"/>
    </style:style>
    <style:style style:name="T900" style:family="text">
      <style:text-properties style:font-name="FreeMono2" fo:font-style="normal" fo:font-weight="bold" officeooo:rsid="03ac1cf7" fo:background-color="#ffff00" loext:char-shading-value="0" style:font-style-asian="normal" style:font-weight-asian="bold" style:font-style-complex="normal" style:font-weight-complex="bold"/>
    </style:style>
    <style:style style:name="T901" style:family="text">
      <style:text-properties style:font-name="FreeMono2" fo:font-style="normal" fo:font-weight="bold" officeooo:rsid="015dce89" fo:background-color="#ffff00" loext:char-shading-value="0" style:font-style-asian="normal" style:font-weight-asian="bold" style:font-style-complex="normal" style:font-weight-complex="bold"/>
    </style:style>
    <style:style style:name="T902" style:family="text">
      <style:text-properties style:font-name="FreeMono2" fo:font-style="normal" fo:background-color="#ffff00" loext:char-shading-value="0" style:font-style-asian="normal" style:font-style-complex="normal"/>
    </style:style>
    <style:style style:name="T903" style:family="text">
      <style:text-properties officeooo:rsid="030de001"/>
    </style:style>
    <style:style style:name="T904" style:family="text">
      <style:text-properties officeooo:rsid="030f5ac9"/>
    </style:style>
    <style:style style:name="T905" style:family="text">
      <style:text-properties fo:background-color="#ffff00" loext:char-shading-value="0"/>
    </style:style>
    <style:style style:name="T906" style:family="text">
      <style:text-properties officeooo:rsid="0160fd57" fo:background-color="#ffff00" loext:char-shading-value="0"/>
    </style:style>
    <style:style style:name="T907" style:family="text">
      <style:text-properties officeooo:rsid="03a72c49" fo:background-color="#ffff00" loext:char-shading-value="0"/>
    </style:style>
    <style:style style:name="T908" style:family="text">
      <style:text-properties officeooo:rsid="034278c1" fo:background-color="#ffff00" loext:char-shading-value="0"/>
    </style:style>
    <style:style style:name="T909" style:family="text">
      <style:text-properties officeooo:rsid="0314905a"/>
    </style:style>
    <style:style style:name="T910" style:family="text">
      <style:text-properties officeooo:rsid="03157628"/>
    </style:style>
    <style:style style:name="T911" style:family="text">
      <style:text-properties officeooo:rsid="0316a158"/>
    </style:style>
    <style:style style:name="T912" style:family="text">
      <style:text-properties officeooo:rsid="0317b948"/>
    </style:style>
    <style:style style:name="T913" style:family="text">
      <style:text-properties officeooo:rsid="032e4d37"/>
    </style:style>
    <style:style style:name="T914" style:family="text">
      <style:text-properties officeooo:rsid="034926b3"/>
    </style:style>
    <style:style style:name="T915" style:family="text">
      <style:text-properties officeooo:rsid="0350c945"/>
    </style:style>
    <style:style style:name="T916" style:family="text">
      <style:text-properties officeooo:rsid="0350f249"/>
    </style:style>
    <style:style style:name="T917" style:family="text">
      <style:text-properties officeooo:rsid="0352b93f"/>
    </style:style>
    <style:style style:name="T918" style:family="text">
      <style:text-properties officeooo:rsid="03543b5a"/>
    </style:style>
    <style:style style:name="T919" style:family="text">
      <style:text-properties style:use-window-font-color="true" fo:font-weight="bold" fo:background-color="#ffff00" loext:char-shading-value="0" style:font-weight-asian="bold" style:font-weight-complex="bold"/>
    </style:style>
    <style:style style:name="T920" style:family="text">
      <style:text-properties style:use-window-font-color="true" fo:font-weight="bold" officeooo:rsid="023df095" fo:background-color="#ffff00" loext:char-shading-value="0" style:font-weight-asian="bold" style:font-weight-complex="bold"/>
    </style:style>
    <style:style style:name="T921" style:family="text">
      <style:text-properties style:use-window-font-color="true" fo:font-weight="bold" officeooo:rsid="006e6f99" fo:background-color="#ffff00" loext:char-shading-value="0" style:font-weight-asian="bold" style:font-weight-complex="bold"/>
    </style:style>
    <style:style style:name="T922" style:family="text">
      <style:text-properties style:use-window-font-color="true" fo:font-weight="bold" officeooo:rsid="0198f425" fo:background-color="#ffff00" loext:char-shading-value="0" style:font-weight-asian="bold" style:font-weight-complex="bold"/>
    </style:style>
    <style:style style:name="T923" style:family="text">
      <style:text-properties style:use-window-font-color="true" fo:font-weight="bold" officeooo:rsid="005c77d9" fo:background-color="#ffff00" loext:char-shading-value="0" style:font-weight-asian="bold" style:font-weight-complex="bold"/>
    </style:style>
    <style:style style:name="T924" style:family="text">
      <style:text-properties style:use-window-font-color="true" fo:font-weight="normal" fo:background-color="transparent" loext:char-shading-value="0" style:font-weight-asian="normal" style:font-weight-complex="normal"/>
    </style:style>
    <style:style style:name="T925" style:family="text">
      <style:text-properties style:use-window-font-color="true" fo:font-weight="normal" officeooo:rsid="023faac0" fo:background-color="transparent" loext:char-shading-value="0" style:font-weight-asian="normal" style:font-weight-complex="normal"/>
    </style:style>
    <style:style style:name="T926" style:family="text">
      <style:text-properties style:use-window-font-color="true" fo:font-weight="normal" fo:background-color="#00ccff" loext:char-shading-value="0" style:font-weight-asian="normal" style:font-weight-complex="normal"/>
    </style:style>
    <style:style style:name="T927" style:family="text">
      <style:text-properties style:use-window-font-color="true" fo:font-weight="normal" style:font-weight-asian="normal" style:font-weight-complex="normal"/>
    </style:style>
    <style:style style:name="T928" style:family="text">
      <style:text-properties style:use-window-font-color="true" fo:font-weight="normal" officeooo:rsid="024e584c" style:font-weight-asian="normal" style:font-weight-complex="normal"/>
    </style:style>
    <style:style style:name="T929" style:family="text">
      <style:text-properties style:use-window-font-color="true" fo:font-weight="normal" officeooo:rsid="01942559" style:font-weight-asian="normal" style:font-weight-complex="normal"/>
    </style:style>
    <style:style style:name="T930"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931"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932" style:family="text">
      <style:text-properties style:use-window-font-color="true" fo:font-style="normal" fo:font-weight="bold" style:font-style-asian="normal" style:font-weight-asian="bold" style:font-style-complex="normal" style:font-weight-complex="bold"/>
    </style:style>
    <style:style style:name="T933" style:family="text">
      <style:text-properties style:use-window-font-color="true" fo:font-style="normal" fo:font-weight="bold" officeooo:rsid="03740d9b" style:font-style-asian="normal" style:font-weight-asian="bold" style:font-style-complex="normal" style:font-weight-complex="bold"/>
    </style:style>
    <style:style style:name="T934" style:family="text">
      <style:text-properties style:use-window-font-color="true" fo:font-style="normal" fo:font-weight="bold" officeooo:rsid="03a37b62" style:font-style-asian="normal" style:font-weight-asian="bold" style:font-style-complex="normal" style:font-weight-complex="bold"/>
    </style:style>
    <style:style style:name="T935" style:family="text">
      <style:text-properties style:use-window-font-color="true" fo:font-style="normal" fo:font-weight="bold" officeooo:rsid="03a41510" style:font-style-asian="normal" style:font-weight-asian="bold" style:font-style-complex="normal" style:font-weight-complex="bold"/>
    </style:style>
    <style:style style:name="T936" style:family="text">
      <style:text-properties style:use-window-font-color="true" fo:font-style="normal" fo:font-weight="bold" officeooo:rsid="03a9b0ba" style:font-style-asian="normal" style:font-weight-asian="bold" style:font-style-complex="normal" style:font-weight-complex="bold"/>
    </style:style>
    <style:style style:name="T937"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938" style:family="text">
      <style:text-properties style:use-window-font-color="true" fo:font-style="normal" officeooo:rsid="0216bdd7" style:font-style-asian="normal" style:font-style-complex="normal"/>
    </style:style>
    <style:style style:name="T939" style:family="text">
      <style:text-properties style:use-window-font-color="true" fo:font-style="normal" fo:font-weight="normal" style:font-style-asian="normal" style:font-weight-asian="normal" style:font-style-complex="normal" style:font-weight-complex="normal"/>
    </style:style>
    <style:style style:name="T940" style:family="text">
      <style:text-properties style:use-window-font-color="true" fo:font-style="normal" fo:font-weight="normal" officeooo:rsid="03a1f8b7" style:font-style-asian="normal" style:font-weight-asian="normal" style:font-style-complex="normal" style:font-weight-complex="normal"/>
    </style:style>
    <style:style style:name="T941" style:family="text">
      <style:text-properties style:use-window-font-color="true" fo:font-style="normal" fo:font-weight="normal" officeooo:rsid="03a37b62" style:font-style-asian="normal" style:font-weight-asian="normal" style:font-style-complex="normal" style:font-weight-complex="normal"/>
    </style:style>
    <style:style style:name="T942" style:family="text">
      <style:text-properties style:use-window-font-color="true" fo:font-style="normal" fo:font-weight="normal" officeooo:rsid="03a41510" style:font-style-asian="normal" style:font-weight-asian="normal" style:font-style-complex="normal" style:font-weight-complex="normal"/>
    </style:style>
    <style:style style:name="T943" style:family="text">
      <style:text-properties style:use-window-font-color="true" fo:font-style="normal" fo:font-weight="normal" officeooo:rsid="03a6ae02" style:font-style-asian="normal" style:font-weight-asian="normal" style:font-style-complex="normal" style:font-weight-complex="normal"/>
    </style:style>
    <style:style style:name="T944" style:family="text">
      <style:text-properties style:use-window-font-color="true" fo:font-style="normal" fo:font-weight="normal" officeooo:rsid="03a9b0ba" style:font-style-asian="normal" style:font-weight-asian="normal" style:font-style-complex="normal" style:font-weight-complex="normal"/>
    </style:style>
    <style:style style:name="T945"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946"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947" style:family="text">
      <style:text-properties style:use-window-font-color="true" fo:font-style="italic" fo:font-weight="normal" officeooo:rsid="03a9b0ba" style:font-style-asian="italic" style:font-weight-asian="normal" style:font-style-complex="italic" style:font-weight-complex="normal"/>
    </style:style>
    <style:style style:name="T948" style:family="text">
      <style:text-properties style:use-window-font-color="true" style:font-name="FreeMono2"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949" style:family="text">
      <style:text-properties style:use-window-font-color="true" fo:font-size="9pt" officeooo:rsid="03f320fe" fo:background-color="#ffff00" loext:char-shading-value="0" style:font-size-asian="9pt" style:font-size-complex="9pt"/>
    </style:style>
    <style:style style:name="T950" style:family="text">
      <style:text-properties style:use-window-font-color="true" fo:font-size="9pt" officeooo:rsid="03f48ebb" fo:background-color="#ffff00" loext:char-shading-value="0" style:font-size-asian="9pt" style:font-size-complex="9pt"/>
    </style:style>
    <style:style style:name="T951" style:family="text">
      <style:text-properties style:use-window-font-color="true" fo:font-size="9pt" officeooo:rsid="03f320fe" fo:background-color="#cc9900" loext:char-shading-value="0" style:font-size-asian="9pt" style:font-size-complex="9pt"/>
    </style:style>
    <style:style style:name="T952" style:family="text">
      <style:text-properties style:use-window-font-color="true" fo:font-size="9pt" officeooo:rsid="03f48ebb" fo:background-color="#cc9900" loext:char-shading-value="0" style:font-size-asian="9pt" style:font-size-complex="9pt"/>
    </style:style>
    <style:style style:name="T953" style:family="text">
      <style:text-properties style:use-window-font-color="true" fo:font-size="9pt" officeooo:rsid="03f320fe" fo:background-color="#99ff66" loext:char-shading-value="0" style:font-size-asian="9pt" style:font-size-complex="9pt"/>
    </style:style>
    <style:style style:name="T954" style:family="text">
      <style:text-properties style:use-window-font-color="true" fo:font-size="9pt" officeooo:rsid="03f48ebb" fo:background-color="#99ff66" loext:char-shading-value="0" style:font-size-asian="9pt" style:font-size-complex="9pt"/>
    </style:style>
    <style:style style:name="T955" style:family="text">
      <style:text-properties style:use-window-font-color="true" fo:font-size="9pt" officeooo:rsid="03f320fe" fo:background-color="#00cc00" loext:char-shading-value="0" style:font-size-asian="9pt" style:font-size-complex="9pt"/>
    </style:style>
    <style:style style:name="T956" style:family="text">
      <style:text-properties style:use-window-font-color="true" fo:font-size="9pt" officeooo:rsid="03f48ebb" fo:background-color="#00cc00" loext:char-shading-value="0" style:font-size-asian="9pt" style:font-size-complex="9pt"/>
    </style:style>
    <style:style style:name="T957" style:family="text">
      <style:text-properties style:use-window-font-color="true" fo:font-size="9pt" officeooo:rsid="03f48ebb" fo:background-color="#ffcc00" loext:char-shading-value="0" style:font-size-asian="9pt" style:font-size-complex="9pt"/>
    </style:style>
    <style:style style:name="T958" style:family="text">
      <style:text-properties style:use-window-font-color="true" fo:font-size="9pt" officeooo:rsid="03f320fe" fo:background-color="#ffcc00" loext:char-shading-value="0" style:font-size-asian="9pt" style:font-size-complex="9pt"/>
    </style:style>
    <style:style style:name="T959" style:family="text">
      <style:text-properties style:use-window-font-color="true" fo:font-size="9pt" officeooo:rsid="03f320fe" fo:background-color="#ff9900" loext:char-shading-value="0" style:font-size-asian="9pt" style:font-size-complex="9pt"/>
    </style:style>
    <style:style style:name="T960" style:family="text">
      <style:text-properties style:use-window-font-color="true" fo:font-size="9pt" officeooo:rsid="03f48ebb" fo:background-color="#ff9900" loext:char-shading-value="0" style:font-size-asian="9pt" style:font-size-complex="9pt"/>
    </style:style>
    <style:style style:name="T961" style:family="text">
      <style:text-properties fo:color="#009900"/>
    </style:style>
    <style:style style:name="T962" style:family="text">
      <style:text-properties fo:color="#009900" fo:font-weight="normal" officeooo:rsid="029ba440" style:font-weight-asian="normal" style:font-weight-complex="normal"/>
    </style:style>
    <style:style style:name="T963" style:family="text">
      <style:text-properties fo:color="#009900" fo:font-weight="normal" fo:background-color="transparent" loext:char-shading-value="0" style:font-weight-asian="normal" style:font-weight-complex="normal"/>
    </style:style>
    <style:style style:name="T964" style:family="text">
      <style:text-properties fo:color="#009900" fo:font-weight="normal" officeooo:rsid="02409f0d" fo:background-color="transparent" loext:char-shading-value="0" style:font-weight-asian="normal" style:font-weight-complex="normal"/>
    </style:style>
    <style:style style:name="T965" style:family="text">
      <style:text-properties fo:color="#009900" fo:font-weight="bold" style:font-weight-asian="bold" style:font-weight-complex="bold"/>
    </style:style>
    <style:style style:name="T966" style:family="text">
      <style:text-properties fo:color="#009900" fo:font-weight="bold" officeooo:rsid="029ba440" style:font-weight-asian="bold" style:font-weight-complex="bold"/>
    </style:style>
    <style:style style:name="T967" style:family="text">
      <style:text-properties fo:color="#009900" fo:font-weight="bold" officeooo:rsid="00a62c04" style:font-weight-asian="bold" style:font-weight-complex="bold"/>
    </style:style>
    <style:style style:name="T968" style:family="text">
      <style:text-properties fo:color="#009900" fo:font-weight="bold" officeooo:rsid="02eb17c6" style:font-weight-asian="bold" style:font-weight-complex="bold"/>
    </style:style>
    <style:style style:name="T969" style:family="text">
      <style:text-properties fo:color="#009900" fo:font-weight="bold" officeooo:rsid="036af9c0" style:font-weight-asian="bold" style:font-weight-complex="bold"/>
    </style:style>
    <style:style style:name="T970" style:family="text">
      <style:text-properties fo:color="#009900" fo:font-weight="bold" officeooo:rsid="00a668d6" style:font-weight-asian="bold" style:font-weight-complex="bold"/>
    </style:style>
    <style:style style:name="T971" style:family="text">
      <style:text-properties fo:color="#009900" fo:font-weight="bold" officeooo:rsid="006e6f99" style:font-weight-asian="bold" style:font-weight-complex="bold"/>
    </style:style>
    <style:style style:name="T972" style:family="text">
      <style:text-properties fo:color="#009900" fo:font-weight="bold" officeooo:rsid="019fbdbc" style:font-weight-asian="bold" style:font-weight-complex="bold"/>
    </style:style>
    <style:style style:name="T973" style:family="text">
      <style:text-properties fo:color="#009900" fo:font-weight="bold" officeooo:rsid="0198f425" style:font-weight-asian="bold" style:font-weight-complex="bold"/>
    </style:style>
    <style:style style:name="T974" style:family="text">
      <style:text-properties fo:color="#009900" fo:font-weight="bold" officeooo:rsid="013eb8cd" style:font-weight-asian="bold" style:font-weight-complex="bold"/>
    </style:style>
    <style:style style:name="T975" style:family="text">
      <style:text-properties fo:color="#009900" fo:font-weight="bold" officeooo:rsid="005c77d9" style:font-weight-asian="bold" style:font-weight-complex="bold"/>
    </style:style>
    <style:style style:name="T976" style:family="text">
      <style:text-properties fo:color="#009900" fo:font-weight="bold" officeooo:rsid="03876691" style:font-weight-asian="bold" style:font-weight-complex="bold"/>
    </style:style>
    <style:style style:name="T977" style:family="text">
      <style:text-properties fo:color="#009900" fo:font-weight="bold" officeooo:rsid="0314905a" style:font-weight-asian="bold" style:font-weight-complex="bold"/>
    </style:style>
    <style:style style:name="T978" style:family="text">
      <style:text-properties fo:color="#009900" fo:font-weight="bold" officeooo:rsid="031299a0" style:font-weight-asian="bold" style:font-weight-complex="bold"/>
    </style:style>
    <style:style style:name="T979" style:family="text">
      <style:text-properties fo:color="#009900" fo:font-weight="bold" officeooo:rsid="03976e65" style:font-weight-asian="bold" style:font-weight-complex="bold"/>
    </style:style>
    <style:style style:name="T980" style:family="text">
      <style:text-properties fo:color="#009900" fo:font-weight="bold" officeooo:rsid="03b13294" style:font-weight-asian="bold" style:font-weight-complex="bold"/>
    </style:style>
    <style:style style:name="T981" style:family="text">
      <style:text-properties fo:color="#009900" fo:font-weight="bold" officeooo:rsid="01cc78dc" style:font-weight-asian="bold" style:font-weight-complex="bold"/>
    </style:style>
    <style:style style:name="T982" style:family="text">
      <style:text-properties fo:color="#009900" fo:font-weight="bold" officeooo:rsid="01ccb4ae" style:font-weight-asian="bold" style:font-weight-complex="bold"/>
    </style:style>
    <style:style style:name="T983" style:family="text">
      <style:text-properties fo:color="#009900" fo:font-weight="bold" officeooo:rsid="01cff4e9" style:font-weight-asian="bold" style:font-weight-complex="bold"/>
    </style:style>
    <style:style style:name="T984" style:family="text">
      <style:text-properties fo:color="#009900" fo:font-weight="bold" officeooo:rsid="00857c25" style:font-weight-asian="bold" style:font-weight-complex="bold"/>
    </style:style>
    <style:style style:name="T985" style:family="text">
      <style:text-properties fo:color="#009900" fo:font-style="normal" fo:font-weight="normal" style:font-style-asian="normal" style:font-weight-asian="normal" style:font-style-complex="normal" style:font-weight-complex="normal"/>
    </style:style>
    <style:style style:name="T986" style:family="text">
      <style:text-properties fo:color="#009900" fo:font-style="normal" fo:font-weight="normal" officeooo:rsid="0074d0bd" style:font-style-asian="normal" style:font-weight-asian="normal" style:font-style-complex="normal" style:font-weight-complex="normal"/>
    </style:style>
    <style:style style:name="T987" style:family="text">
      <style:text-properties fo:color="#009900" fo:font-style="normal" fo:font-weight="normal" officeooo:rsid="007704fd" style:font-style-asian="normal" style:font-weight-asian="normal" style:font-style-complex="normal" style:font-weight-complex="normal"/>
    </style:style>
    <style:style style:name="T988" style:family="text">
      <style:text-properties fo:color="#009900" fo:font-style="normal" fo:font-weight="normal" officeooo:rsid="014a63a5" style:font-style-asian="normal" style:font-weight-asian="normal" style:font-style-complex="normal" style:font-weight-complex="normal"/>
    </style:style>
    <style:style style:name="T989" style:family="text">
      <style:text-properties fo:color="#009900" fo:font-style="normal" fo:font-weight="normal" officeooo:rsid="007b2fb9" style:font-style-asian="normal" style:font-weight-asian="normal" style:font-style-complex="normal" style:font-weight-complex="normal"/>
    </style:style>
    <style:style style:name="T990" style:family="text">
      <style:text-properties fo:color="#009900" fo:font-style="normal" fo:font-weight="normal" officeooo:rsid="0071b9b8" style:font-style-asian="normal" style:font-weight-asian="normal" style:font-style-complex="normal" style:font-weight-complex="normal"/>
    </style:style>
    <style:style style:name="T991" style:family="text">
      <style:text-properties fo:color="#009900" fo:font-style="normal" fo:font-weight="normal" officeooo:rsid="0074ae37" style:font-style-asian="normal" style:font-weight-asian="normal" style:font-style-complex="normal" style:font-weight-complex="normal"/>
    </style:style>
    <style:style style:name="T992" style:family="text">
      <style:text-properties fo:color="#009900" fo:font-style="normal" fo:font-weight="normal" officeooo:rsid="007c38c4" style:font-style-asian="normal" style:font-weight-asian="normal" style:font-style-complex="normal" style:font-weight-complex="normal"/>
    </style:style>
    <style:style style:name="T993" style:family="text">
      <style:text-properties fo:color="#009900" fo:font-style="normal" fo:font-weight="normal" officeooo:rsid="007e4de3" style:font-style-asian="normal" style:font-weight-asian="normal" style:font-style-complex="normal" style:font-weight-complex="normal"/>
    </style:style>
    <style:style style:name="T994" style:family="text">
      <style:text-properties fo:color="#009900" fo:font-style="normal" fo:font-weight="normal" officeooo:rsid="007d141b" style:font-style-asian="normal" style:font-weight-asian="normal" style:font-style-complex="normal" style:font-weight-complex="normal"/>
    </style:style>
    <style:style style:name="T995" style:family="text">
      <style:text-properties fo:color="#009900" fo:font-style="normal" fo:font-weight="normal" officeooo:rsid="01573f42" style:font-style-asian="normal" style:font-weight-asian="normal" style:font-style-complex="normal" style:font-weight-complex="normal"/>
    </style:style>
    <style:style style:name="T996" style:family="text">
      <style:text-properties fo:color="#009900" fo:font-style="normal" fo:font-weight="normal" officeooo:rsid="01c00e45" style:font-style-asian="normal" style:font-weight-asian="normal" style:font-style-complex="normal" style:font-weight-complex="normal"/>
    </style:style>
    <style:style style:name="T997" style:family="text">
      <style:text-properties fo:color="#009900" fo:font-style="normal" fo:font-weight="normal" officeooo:rsid="01b997eb" style:font-style-asian="normal" style:font-weight-asian="normal" style:font-style-complex="normal" style:font-weight-complex="normal"/>
    </style:style>
    <style:style style:name="T998" style:family="text">
      <style:text-properties fo:color="#009900" fo:font-style="normal" fo:font-weight="normal" officeooo:rsid="016de572" style:font-style-asian="normal" style:font-weight-asian="normal" style:font-style-complex="normal" style:font-weight-complex="normal"/>
    </style:style>
    <style:style style:name="T999" style:family="text">
      <style:text-properties fo:color="#009900" fo:font-style="normal" fo:font-weight="normal" officeooo:rsid="016fe1c9" style:font-style-asian="normal" style:font-weight-asian="normal" style:font-style-complex="normal" style:font-weight-complex="normal"/>
    </style:style>
    <style:style style:name="T1000" style:family="text">
      <style:text-properties fo:color="#009900" fo:font-style="normal" fo:font-weight="normal" officeooo:rsid="03740d9b" style:font-style-asian="normal" style:font-weight-asian="normal" style:font-style-complex="normal" style:font-weight-complex="normal"/>
    </style:style>
    <style:style style:name="T1001" style:family="text">
      <style:text-properties fo:color="#009900" fo:font-style="normal" fo:font-weight="normal" officeooo:rsid="0174cc68" style:font-style-asian="normal" style:font-weight-asian="normal" style:font-style-complex="normal" style:font-weight-complex="normal"/>
    </style:style>
    <style:style style:name="T1002" style:family="text">
      <style:text-properties fo:color="#009900" fo:font-style="normal" fo:font-weight="normal" officeooo:rsid="0175af5a" style:font-style-asian="normal" style:font-weight-asian="normal" style:font-style-complex="normal" style:font-weight-complex="normal"/>
    </style:style>
    <style:style style:name="T1003" style:family="text">
      <style:text-properties fo:color="#009900" fo:font-style="normal" fo:font-weight="normal" officeooo:rsid="01675255" style:font-style-asian="normal" style:font-weight-asian="normal" style:font-style-complex="normal" style:font-weight-complex="normal"/>
    </style:style>
    <style:style style:name="T1004" style:family="text">
      <style:text-properties fo:color="#009900" fo:font-style="normal" fo:font-weight="normal" officeooo:rsid="03a41510" style:font-style-asian="normal" style:font-weight-asian="normal" style:font-style-complex="normal" style:font-weight-complex="normal"/>
    </style:style>
    <style:style style:name="T1005" style:family="text">
      <style:text-properties fo:color="#009900" fo:font-style="normal" fo:font-weight="normal" officeooo:rsid="03a6ae02" style:font-style-asian="normal" style:font-weight-asian="normal" style:font-style-complex="normal" style:font-weight-complex="normal"/>
    </style:style>
    <style:style style:name="T1006"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007"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008"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009"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010"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011"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012"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013" style:family="text">
      <style:text-properties fo:color="#009900" fo:font-style="normal" style:font-style-asian="normal" style:font-style-complex="normal"/>
    </style:style>
    <style:style style:name="T1014" style:family="text">
      <style:text-properties fo:color="#009900" fo:font-style="normal" officeooo:rsid="020cbf77" style:font-style-asian="normal" style:font-style-complex="normal"/>
    </style:style>
    <style:style style:name="T1015" style:family="text">
      <style:text-properties fo:color="#009900" fo:font-style="normal" officeooo:rsid="01a13f19" style:font-style-asian="normal" style:font-style-complex="normal"/>
    </style:style>
    <style:style style:name="T1016" style:family="text">
      <style:text-properties fo:color="#009900" fo:font-style="normal" officeooo:rsid="008d815f" style:font-style-asian="normal" style:font-style-complex="normal"/>
    </style:style>
    <style:style style:name="T1017" style:family="text">
      <style:text-properties fo:color="#009900" fo:font-style="normal" officeooo:rsid="00ba82ac" style:font-style-asian="normal" style:font-style-complex="normal"/>
    </style:style>
    <style:style style:name="T1018" style:family="text">
      <style:text-properties fo:color="#009900" fo:font-style="normal" officeooo:rsid="0096e400" style:font-style-asian="normal" style:font-style-complex="normal"/>
    </style:style>
    <style:style style:name="T1019" style:family="text">
      <style:text-properties fo:color="#009900" fo:font-style="normal" officeooo:rsid="0097d07c" style:font-style-asian="normal" style:font-style-complex="normal"/>
    </style:style>
    <style:style style:name="T1020" style:family="text">
      <style:text-properties fo:color="#009900" fo:font-style="normal" officeooo:rsid="00986263" style:font-style-asian="normal" style:font-style-complex="normal"/>
    </style:style>
    <style:style style:name="T1021" style:family="text">
      <style:text-properties fo:color="#009900" fo:font-style="normal" officeooo:rsid="03313c8d" style:font-style-asian="normal" style:font-style-complex="normal"/>
    </style:style>
    <style:style style:name="T1022" style:family="text">
      <style:text-properties fo:color="#009900" fo:font-style="normal" officeooo:rsid="0332a05b" style:font-style-asian="normal" style:font-style-complex="normal"/>
    </style:style>
    <style:style style:name="T1023" style:family="text">
      <style:text-properties fo:color="#009900" fo:font-style="normal" officeooo:rsid="015542ef" style:font-style-asian="normal" style:font-style-complex="normal"/>
    </style:style>
    <style:style style:name="T1024" style:family="text">
      <style:text-properties fo:color="#009900" fo:font-style="normal" officeooo:rsid="0157af8c" style:font-style-asian="normal" style:font-style-complex="normal"/>
    </style:style>
    <style:style style:name="T1025" style:family="text">
      <style:text-properties fo:color="#009900" fo:font-style="normal" officeooo:rsid="0157dd30" style:font-style-asian="normal" style:font-style-complex="normal"/>
    </style:style>
    <style:style style:name="T1026" style:family="text">
      <style:text-properties fo:color="#009900" fo:font-style="normal" officeooo:rsid="02282413" style:font-style-asian="normal" style:font-style-complex="normal"/>
    </style:style>
    <style:style style:name="T1027" style:family="text">
      <style:text-properties fo:color="#009900" fo:font-style="normal" officeooo:rsid="01573f42" style:font-style-asian="normal" style:font-style-complex="normal"/>
    </style:style>
    <style:style style:name="T1028" style:family="text">
      <style:text-properties fo:color="#009900" fo:font-style="normal" officeooo:rsid="01c1d276" style:font-style-asian="normal" style:font-style-complex="normal"/>
    </style:style>
    <style:style style:name="T1029" style:family="text">
      <style:text-properties fo:color="#009900" fo:font-style="normal" officeooo:rsid="01b7ca2a" style:font-style-asian="normal" style:font-style-complex="normal"/>
    </style:style>
    <style:style style:name="T1030" style:family="text">
      <style:text-properties fo:color="#009900" fo:font-style="normal" officeooo:rsid="0216bdd7" style:font-style-asian="normal" style:font-style-complex="normal"/>
    </style:style>
    <style:style style:name="T1031" style:family="text">
      <style:text-properties fo:color="#009900" fo:font-style="normal" officeooo:rsid="0116cacd" style:font-style-asian="normal" style:font-style-complex="normal"/>
    </style:style>
    <style:style style:name="T1032" style:family="text">
      <style:text-properties fo:color="#009900" fo:font-style="normal" officeooo:rsid="03e7cbf4" style:font-style-asian="normal" style:font-style-complex="normal"/>
    </style:style>
    <style:style style:name="T1033" style:family="text">
      <style:text-properties fo:color="#009900" fo:font-style="normal" fo:font-weight="bold" style:font-style-asian="normal" style:font-weight-asian="bold" style:font-style-complex="normal" style:font-weight-complex="bold"/>
    </style:style>
    <style:style style:name="T1034" style:family="text">
      <style:text-properties fo:color="#009900" fo:font-style="normal" fo:font-weight="bold" officeooo:rsid="01fe46ff" style:font-style-asian="normal" style:font-weight-asian="bold" style:font-style-complex="normal" style:font-weight-complex="bold"/>
    </style:style>
    <style:style style:name="T1035" style:family="text">
      <style:text-properties fo:color="#009900" fo:font-style="normal" fo:font-weight="bold" officeooo:rsid="01ff1400" style:font-style-asian="normal" style:font-weight-asian="bold" style:font-style-complex="normal" style:font-weight-complex="bold"/>
    </style:style>
    <style:style style:name="T1036" style:family="text">
      <style:text-properties fo:color="#009900" fo:font-style="normal" fo:font-weight="bold" officeooo:rsid="02001c92" style:font-style-asian="normal" style:font-weight-asian="bold" style:font-style-complex="normal" style:font-weight-complex="bold"/>
    </style:style>
    <style:style style:name="T1037" style:family="text">
      <style:text-properties fo:color="#009900" fo:font-style="normal" fo:font-weight="bold" officeooo:rsid="0096e400" style:font-style-asian="normal" style:font-weight-asian="bold" style:font-style-complex="normal" style:font-weight-complex="bold"/>
    </style:style>
    <style:style style:name="T1038" style:family="text">
      <style:text-properties fo:color="#009900" fo:font-style="normal" fo:font-weight="bold" officeooo:rsid="0097d07c" style:font-style-asian="normal" style:font-weight-asian="bold" style:font-style-complex="normal" style:font-weight-complex="bold"/>
    </style:style>
    <style:style style:name="T1039" style:family="text">
      <style:text-properties fo:color="#009900" fo:font-style="normal" fo:font-weight="bold" officeooo:rsid="00986263" style:font-style-asian="normal" style:font-weight-asian="bold" style:font-style-complex="normal" style:font-weight-complex="bold"/>
    </style:style>
    <style:style style:name="T1040" style:family="text">
      <style:text-properties fo:color="#009900" fo:font-style="normal" fo:font-weight="bold" officeooo:rsid="00b6117c" style:font-style-asian="normal" style:font-weight-asian="bold" style:font-style-complex="normal" style:font-weight-complex="bold"/>
    </style:style>
    <style:style style:name="T1041" style:family="text">
      <style:text-properties fo:color="#009900" fo:font-style="normal" fo:font-weight="bold" officeooo:rsid="009add0c" style:font-style-asian="normal" style:font-weight-asian="bold" style:font-style-complex="normal" style:font-weight-complex="bold"/>
    </style:style>
    <style:style style:name="T1042" style:family="text">
      <style:text-properties fo:color="#009900" fo:font-style="normal" fo:font-weight="bold" officeooo:rsid="0366270c" style:font-style-asian="normal" style:font-weight-asian="bold" style:font-style-complex="normal" style:font-weight-complex="bold"/>
    </style:style>
    <style:style style:name="T1043" style:family="text">
      <style:text-properties fo:color="#009900" fo:font-style="normal" fo:font-weight="bold" officeooo:rsid="01573f42" style:font-style-asian="normal" style:font-weight-asian="bold" style:font-style-complex="normal" style:font-weight-complex="bold"/>
    </style:style>
    <style:style style:name="T1044" style:family="text">
      <style:text-properties fo:color="#009900" fo:font-style="normal" fo:font-weight="bold" officeooo:rsid="016de572" style:font-style-asian="normal" style:font-weight-asian="bold" style:font-style-complex="normal" style:font-weight-complex="bold"/>
    </style:style>
    <style:style style:name="T1045" style:family="text">
      <style:text-properties fo:color="#009900" fo:font-style="normal" fo:font-weight="bold" officeooo:rsid="016fe1c9" style:font-style-asian="normal" style:font-weight-asian="bold" style:font-style-complex="normal" style:font-weight-complex="bold"/>
    </style:style>
    <style:style style:name="T1046" style:family="text">
      <style:text-properties fo:color="#009900" fo:font-style="normal" fo:font-weight="bold" officeooo:rsid="02124341" style:font-style-asian="normal" style:font-weight-asian="bold" style:font-style-complex="normal" style:font-weight-complex="bold"/>
    </style:style>
    <style:style style:name="T1047" style:family="text">
      <style:text-properties fo:color="#009900" fo:font-style="normal" fo:font-weight="bold" officeooo:rsid="03740d9b" style:font-style-asian="normal" style:font-weight-asian="bold" style:font-style-complex="normal" style:font-weight-complex="bold"/>
    </style:style>
    <style:style style:name="T1048" style:family="text">
      <style:text-properties fo:color="#009900" fo:font-style="normal" fo:font-weight="bold" officeooo:rsid="0174cc68" style:font-style-asian="normal" style:font-weight-asian="bold" style:font-style-complex="normal" style:font-weight-complex="bold"/>
    </style:style>
    <style:style style:name="T1049" style:family="text">
      <style:text-properties fo:color="#009900" fo:font-style="normal" fo:font-weight="bold" officeooo:rsid="0175af5a" style:font-style-asian="normal" style:font-weight-asian="bold" style:font-style-complex="normal" style:font-weight-complex="bold"/>
    </style:style>
    <style:style style:name="T1050" style:family="text">
      <style:text-properties fo:color="#009900" fo:font-style="normal" fo:font-weight="bold" officeooo:rsid="01eb8b1e" style:font-style-asian="normal" style:font-weight-asian="bold" style:font-style-complex="normal" style:font-weight-complex="bold"/>
    </style:style>
    <style:style style:name="T1051" style:family="text">
      <style:text-properties fo:color="#009900" fo:font-style="normal" fo:font-weight="bold" officeooo:rsid="02707d53" style:font-style-asian="normal" style:font-weight-asian="bold" style:font-style-complex="normal" style:font-weight-complex="bold"/>
    </style:style>
    <style:style style:name="T1052" style:family="text">
      <style:text-properties fo:color="#009900" fo:font-style="normal" fo:font-weight="bold" officeooo:rsid="01ed4d14" style:font-style-asian="normal" style:font-weight-asian="bold" style:font-style-complex="normal" style:font-weight-complex="bold"/>
    </style:style>
    <style:style style:name="T1053" style:family="text">
      <style:text-properties fo:color="#009900" fo:font-style="normal" fo:font-weight="bold" officeooo:rsid="01e12f0b" style:font-style-asian="normal" style:font-weight-asian="bold" style:font-style-complex="normal" style:font-weight-complex="bold"/>
    </style:style>
    <style:style style:name="T1054" style:family="text">
      <style:text-properties fo:color="#009900" fo:font-style="normal" fo:font-weight="bold" officeooo:rsid="01dbf1c0" style:font-style-asian="normal" style:font-weight-asian="bold" style:font-style-complex="normal" style:font-weight-complex="bold"/>
    </style:style>
    <style:style style:name="T1055" style:family="text">
      <style:text-properties fo:color="#009900" fo:font-style="normal" fo:font-weight="bold" officeooo:rsid="039fac9b" style:font-style-asian="normal" style:font-weight-asian="bold" style:font-style-complex="normal" style:font-weight-complex="bold"/>
    </style:style>
    <style:style style:name="T1056" style:family="text">
      <style:text-properties fo:color="#009900" fo:font-style="normal" fo:font-weight="bold" officeooo:rsid="01f1ad77" style:font-style-asian="normal" style:font-weight-asian="bold" style:font-style-complex="normal" style:font-weight-complex="bold"/>
    </style:style>
    <style:style style:name="T1057" style:family="text">
      <style:text-properties fo:color="#009900" fo:font-style="normal" fo:font-weight="bold" officeooo:rsid="01f26f88" style:font-style-asian="normal" style:font-weight-asian="bold" style:font-style-complex="normal" style:font-weight-complex="bold"/>
    </style:style>
    <style:style style:name="T1058" style:family="text">
      <style:text-properties fo:color="#009900" fo:font-style="normal" fo:font-weight="bold" officeooo:rsid="03a37b62" style:font-style-asian="normal" style:font-weight-asian="bold" style:font-style-complex="normal" style:font-weight-complex="bold"/>
    </style:style>
    <style:style style:name="T1059" style:family="text">
      <style:text-properties fo:color="#009900" fo:font-style="normal" fo:font-weight="bold" officeooo:rsid="03a41510" style:font-style-asian="normal" style:font-weight-asian="bold" style:font-style-complex="normal" style:font-weight-complex="bold"/>
    </style:style>
    <style:style style:name="T1060" style:family="text">
      <style:text-properties fo:color="#009900" fo:font-style="normal" fo:font-weight="bold" officeooo:rsid="03a5d78d" style:font-style-asian="normal" style:font-weight-asian="bold" style:font-style-complex="normal" style:font-weight-complex="bold"/>
    </style:style>
    <style:style style:name="T1061" style:family="text">
      <style:text-properties fo:color="#009900" fo:font-style="normal" fo:font-weight="bold" officeooo:rsid="03a6ae02" style:font-style-asian="normal" style:font-weight-asian="bold" style:font-style-complex="normal" style:font-weight-complex="bold"/>
    </style:style>
    <style:style style:name="T1062" style:family="text">
      <style:text-properties fo:color="#009900" fo:font-style="normal" fo:font-weight="bold" officeooo:rsid="03a9b0ba" style:font-style-asian="normal" style:font-weight-asian="bold" style:font-style-complex="normal" style:font-weight-complex="bold"/>
    </style:style>
    <style:style style:name="T1063" style:family="text">
      <style:text-properties fo:color="#009900" fo:font-style="normal" fo:font-weight="bold" officeooo:rsid="03b31c36" style:font-style-asian="normal" style:font-weight-asian="bold" style:font-style-complex="normal" style:font-weight-complex="bold"/>
    </style:style>
    <style:style style:name="T1064" style:family="text">
      <style:text-properties fo:color="#009900" fo:font-style="normal" fo:font-weight="bold" officeooo:rsid="03d977ee" style:font-style-asian="normal" style:font-weight-asian="bold" style:font-style-complex="normal" style:font-weight-complex="bold"/>
    </style:style>
    <style:style style:name="T1065" style:family="text">
      <style:text-properties fo:color="#009900" fo:font-style="normal" fo:font-weight="bold" officeooo:rsid="0167ddf1" style:font-style-asian="normal" style:font-weight-asian="bold" style:font-style-complex="normal" style:font-weight-complex="bold"/>
    </style:style>
    <style:style style:name="T1066" style:family="text">
      <style:text-properties fo:color="#009900" fo:font-style="normal" fo:font-weight="bold" officeooo:rsid="016b639a" style:font-style-asian="normal" style:font-weight-asian="bold" style:font-style-complex="normal" style:font-weight-complex="bold"/>
    </style:style>
    <style:style style:name="T1067" style:family="text">
      <style:text-properties fo:color="#009900" fo:font-style="normal" fo:font-weight="bold" officeooo:rsid="0213053c" style:font-style-asian="normal" style:font-weight-asian="bold" style:font-style-complex="normal" style:font-weight-complex="bold"/>
    </style:style>
    <style:style style:name="T1068" style:family="text">
      <style:text-properties fo:color="#009900" fo:font-style="normal" fo:font-weight="bold" officeooo:rsid="0216bdd7" style:font-style-asian="normal" style:font-weight-asian="bold" style:font-style-complex="normal" style:font-weight-complex="bold"/>
    </style:style>
    <style:style style:name="T1069" style:family="text">
      <style:text-properties fo:color="#009900" fo:font-style="normal" fo:font-weight="bold" officeooo:rsid="0216d150" style:font-style-asian="normal" style:font-weight-asian="bold" style:font-style-complex="normal" style:font-weight-complex="bold"/>
    </style:style>
    <style:style style:name="T1070" style:family="text">
      <style:text-properties fo:color="#009900" fo:font-style="normal" fo:font-weight="bold" officeooo:rsid="021d2670" style:font-style-asian="normal" style:font-weight-asian="bold" style:font-style-complex="normal" style:font-weight-complex="bold"/>
    </style:style>
    <style:style style:name="T1071" style:family="text">
      <style:text-properties fo:color="#009900" fo:font-style="normal" fo:font-weight="bold" officeooo:rsid="01689791" style:font-style-asian="normal" style:font-weight-asian="bold" style:font-style-complex="normal" style:font-weight-complex="bold"/>
    </style:style>
    <style:style style:name="T1072" style:family="text">
      <style:text-properties fo:color="#009900" fo:font-style="normal" fo:font-weight="bold" officeooo:rsid="01b96afb" style:font-style-asian="normal" style:font-weight-asian="bold" style:font-style-complex="normal" style:font-weight-complex="bold"/>
    </style:style>
    <style:style style:name="T1073" style:family="text">
      <style:text-properties fo:color="#009900" fo:font-style="normal" fo:font-weight="bold" officeooo:rsid="01c14b0e" style:font-style-asian="normal" style:font-weight-asian="bold" style:font-style-complex="normal" style:font-weight-complex="bold"/>
    </style:style>
    <style:style style:name="T1074" style:family="text">
      <style:text-properties fo:color="#009900" fo:font-style="normal" fo:font-weight="bold" officeooo:rsid="01b7ca2a" style:font-style-asian="normal" style:font-weight-asian="bold" style:font-style-complex="normal" style:font-weight-complex="bold"/>
    </style:style>
    <style:style style:name="T1075" style:family="text">
      <style:text-properties fo:color="#009900" fo:font-style="normal" fo:font-weight="bold" officeooo:rsid="01bf89d1" style:font-style-asian="normal" style:font-weight-asian="bold" style:font-style-complex="normal" style:font-weight-complex="bold"/>
    </style:style>
    <style:style style:name="T1076" style:family="text">
      <style:text-properties fo:color="#009900" fo:font-style="normal" fo:font-weight="bold" officeooo:rsid="01b997eb" style:font-style-asian="normal" style:font-weight-asian="bold" style:font-style-complex="normal" style:font-weight-complex="bold"/>
    </style:style>
    <style:style style:name="T1077" style:family="text">
      <style:text-properties fo:color="#009900" fo:font-style="normal" fo:font-weight="bold" officeooo:rsid="0074ae37" style:font-style-asian="normal" style:font-weight-asian="bold" style:font-style-complex="normal" style:font-weight-complex="bold"/>
    </style:style>
    <style:style style:name="T1078" style:family="text">
      <style:text-properties fo:color="#009900" fo:font-style="normal" fo:font-weight="bold" officeooo:rsid="0078736f" style:font-style-asian="normal" style:font-weight-asian="bold" style:font-style-complex="normal" style:font-weight-complex="bold"/>
    </style:style>
    <style:style style:name="T1079" style:family="text">
      <style:text-properties fo:color="#009900" fo:font-style="normal" fo:font-weight="bold" officeooo:rsid="0071b9b8" style:font-style-asian="normal" style:font-weight-asian="bold" style:font-style-complex="normal" style:font-weight-complex="bold"/>
    </style:style>
    <style:style style:name="T1080" style:family="text">
      <style:text-properties fo:color="#009900" fo:font-style="normal" fo:font-weight="bold" officeooo:rsid="007b2fb9" style:font-style-asian="normal" style:font-weight-asian="bold" style:font-style-complex="normal" style:font-weight-complex="bold"/>
    </style:style>
    <style:style style:name="T1081" style:family="text">
      <style:text-properties fo:color="#009900" fo:font-style="normal" fo:font-weight="bold" officeooo:rsid="02463f95" style:font-style-asian="normal" style:font-weight-asian="bold" style:font-style-complex="normal" style:font-weight-complex="bold"/>
    </style:style>
    <style:style style:name="T1082" style:family="text">
      <style:text-properties fo:color="#009900" fo:font-style="normal" fo:font-weight="bold" officeooo:rsid="0068e667" style:font-style-asian="normal" style:font-weight-asian="bold" style:font-style-complex="normal" style:font-weight-complex="bold"/>
    </style:style>
    <style:style style:name="T1083" style:family="text">
      <style:text-properties fo:color="#009900" fo:font-style="normal" fo:font-weight="bold" officeooo:rsid="00aa6fad" style:font-style-asian="normal" style:font-weight-asian="bold" style:font-style-complex="normal" style:font-weight-complex="bold"/>
    </style:style>
    <style:style style:name="T1084" style:family="text">
      <style:text-properties fo:color="#009900" fo:font-style="normal" fo:font-weight="bold" officeooo:rsid="02d3bd99" style:font-style-asian="normal" style:font-weight-asian="bold" style:font-style-complex="normal" style:font-weight-complex="bold"/>
    </style:style>
    <style:style style:name="T1085" style:family="text">
      <style:text-properties fo:color="#009900" fo:font-style="normal" fo:font-weight="bold" officeooo:rsid="032ff8c8" style:font-style-asian="normal" style:font-weight-asian="bold" style:font-style-complex="normal" style:font-weight-complex="bold"/>
    </style:style>
    <style:style style:name="T1086" style:family="text">
      <style:text-properties fo:color="#009900" fo:font-style="normal" fo:font-weight="bold" officeooo:rsid="03313c8d" style:font-style-asian="normal" style:font-weight-asian="bold" style:font-style-complex="normal" style:font-weight-complex="bold"/>
    </style:style>
    <style:style style:name="T1087" style:family="text">
      <style:text-properties fo:color="#009900" fo:font-style="normal" fo:font-weight="bold" officeooo:rsid="01a13f19" style:font-style-asian="normal" style:font-weight-asian="bold" style:font-style-complex="normal" style:font-weight-complex="bold"/>
    </style:style>
    <style:style style:name="T1088" style:family="text">
      <style:text-properties fo:color="#009900" fo:font-style="normal" fo:font-weight="bold" officeooo:rsid="03e7cbf4" style:font-style-asian="normal" style:font-weight-asian="bold" style:font-style-complex="normal" style:font-weight-complex="bold"/>
    </style:style>
    <style:style style:name="T1089" style:family="text">
      <style:text-properties fo:color="#009900" fo:font-style="normal" fo:font-weight="bold" officeooo:rsid="008ce6f8" style:font-style-asian="normal" style:font-weight-asian="bold" style:font-style-complex="normal" style:font-weight-complex="bold"/>
    </style:style>
    <style:style style:name="T1090" style:family="text">
      <style:text-properties fo:color="#009900" fo:font-style="normal" fo:font-weight="bold" officeooo:rsid="008d49e0" style:font-style-asian="normal" style:font-weight-asian="bold" style:font-style-complex="normal" style:font-weight-complex="bold"/>
    </style:style>
    <style:style style:name="T1091" style:family="text">
      <style:text-properties fo:color="#009900" fo:font-style="normal" fo:font-weight="bold" officeooo:rsid="008d815f" style:font-style-asian="normal" style:font-weight-asian="bold" style:font-style-complex="normal" style:font-weight-complex="bold"/>
    </style:style>
    <style:style style:name="T1092" style:family="text">
      <style:text-properties fo:color="#009900" fo:font-style="normal" fo:font-weight="bold" officeooo:rsid="0094fa0f" style:font-style-asian="normal" style:font-weight-asian="bold" style:font-style-complex="normal" style:font-weight-complex="bold"/>
    </style:style>
    <style:style style:name="T1093" style:family="text">
      <style:text-properties fo:color="#009900" fo:font-style="normal" fo:font-weight="bold" officeooo:rsid="03e95f20" style:font-style-asian="normal" style:font-weight-asian="bold" style:font-style-complex="normal" style:font-weight-complex="bold"/>
    </style:style>
    <style:style style:name="T1094" style:family="text">
      <style:text-properties fo:color="#009900" fo:font-style="normal" fo:font-weight="bold" officeooo:rsid="0204696f" style:font-style-asian="normal" style:font-weight-asian="bold" style:font-style-complex="normal" style:font-weight-complex="bold"/>
    </style:style>
    <style:style style:name="T1095" style:family="text">
      <style:text-properties fo:color="#009900" fo:font-style="normal" fo:font-weight="bold" officeooo:rsid="01ff930f" style:font-style-asian="normal" style:font-weight-asian="bold" style:font-style-complex="normal" style:font-weight-complex="bold"/>
    </style:style>
    <style:style style:name="T1096" style:family="text">
      <style:text-properties fo:color="#009900" fo:font-style="normal" fo:font-weight="bold" officeooo:rsid="020b74ed" style:font-style-asian="normal" style:font-weight-asian="bold" style:font-style-complex="normal" style:font-weight-complex="bold"/>
    </style:style>
    <style:style style:name="T1097" style:family="text">
      <style:text-properties fo:color="#009900" fo:font-style="normal" fo:font-weight="bold" officeooo:rsid="020c9432" style:font-style-asian="normal" style:font-weight-asian="bold" style:font-style-complex="normal" style:font-weight-complex="bold"/>
    </style:style>
    <style:style style:name="T1098"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099"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00" style:family="text">
      <style:text-properties fo:color="#009900" fo:font-style="normal" style:text-underline-style="none" fo:font-weight="bold" style:font-style-asian="normal" style:font-weight-asian="bold" style:font-style-complex="normal" style:font-weight-complex="bold"/>
    </style:style>
    <style:style style:name="T1101" style:family="text">
      <style:text-properties fo:color="#009900" fo:font-style="normal" style:text-underline-style="none" fo:font-weight="bold" officeooo:rsid="018f84a1" style:font-style-asian="normal" style:font-weight-asian="bold" style:font-style-complex="normal" style:font-weight-complex="bold"/>
    </style:style>
    <style:style style:name="T1102" style:family="text">
      <style:text-properties fo:color="#009900" fo:font-style="normal" officeooo:rsid="01c1d276" fo:background-color="#dddddd" loext:char-shading-value="0" style:font-style-asian="normal" style:font-style-complex="normal"/>
    </style:style>
    <style:style style:name="T1103" style:family="text">
      <style:text-properties fo:color="#009900" fo:font-style="normal" officeooo:rsid="00b9feb1" fo:background-color="#dddddd" loext:char-shading-value="0" style:font-style-asian="normal" style:font-style-complex="normal"/>
    </style:style>
    <style:style style:name="T1104" style:family="text">
      <style:text-properties fo:color="#009900" fo:font-style="normal" officeooo:rsid="01c00e45" fo:background-color="#dddddd" loext:char-shading-value="0" style:font-style-asian="normal" style:font-style-complex="normal"/>
    </style:style>
    <style:style style:name="T1105" style:family="text">
      <style:text-properties fo:color="#009900" fo:font-style="normal" officeooo:rsid="00ba82ac" fo:background-color="#dddddd" loext:char-shading-value="0" style:font-style-asian="normal" style:font-style-complex="normal"/>
    </style:style>
    <style:style style:name="T1106" style:family="text">
      <style:text-properties fo:color="#009900" fo:font-style="normal" officeooo:rsid="03e7cbf4" fo:background-color="#dddddd" loext:char-shading-value="0" style:font-style-asian="normal" style:font-style-complex="normal"/>
    </style:style>
    <style:style style:name="T1107" style:family="text">
      <style:text-properties fo:color="#009900" fo:font-style="normal" officeooo:rsid="01a13f19" fo:background-color="#dddddd" loext:char-shading-value="0" style:font-style-asian="normal" style:font-style-complex="normal"/>
    </style:style>
    <style:style style:name="T1108" style:family="text">
      <style:text-properties fo:color="#009900" fo:font-style="normal" officeooo:rsid="02114701" fo:background-color="#dddddd" loext:char-shading-value="0" style:font-style-asian="normal" style:font-style-complex="normal"/>
    </style:style>
    <style:style style:name="T1109" style:family="text">
      <style:text-properties fo:color="#009900" fo:font-style="italic" fo:font-weight="normal" style:font-style-asian="italic" style:font-weight-asian="normal" style:font-style-complex="italic" style:font-weight-complex="normal"/>
    </style:style>
    <style:style style:name="T1110" style:family="text">
      <style:text-properties fo:color="#009900" fo:font-style="italic" fo:font-weight="normal" officeooo:rsid="014a63a5" style:font-style-asian="italic" style:font-weight-asian="normal" style:font-style-complex="italic" style:font-weight-complex="normal"/>
    </style:style>
    <style:style style:name="T1111" style:family="text">
      <style:text-properties fo:color="#009900" fo:font-style="italic" fo:font-weight="normal" officeooo:rsid="029ba440" style:font-style-asian="italic" style:font-weight-asian="normal" style:font-style-complex="italic" style:font-weight-complex="normal"/>
    </style:style>
    <style:style style:name="T1112" style:family="text">
      <style:text-properties fo:color="#009900" fo:font-style="italic" officeooo:rsid="00a668d6" style:font-style-asian="italic" style:font-style-complex="italic"/>
    </style:style>
    <style:style style:name="T1113" style:family="text">
      <style:text-properties fo:color="#009900" fo:font-style="italic" fo:font-weight="bold" style:font-style-asian="italic" style:font-weight-asian="bold" style:font-style-complex="italic" style:font-weight-complex="bold"/>
    </style:style>
    <style:style style:name="T1114" style:family="text">
      <style:text-properties fo:color="#009900" fo:font-style="italic" fo:font-weight="bold" officeooo:rsid="00a668d6" style:font-style-asian="italic" style:font-weight-asian="bold" style:font-style-complex="italic" style:font-weight-complex="bold"/>
    </style:style>
    <style:style style:name="T1115" style:family="text">
      <style:text-properties fo:color="#009900" fo:font-style="italic" fo:font-weight="bold" officeooo:rsid="0174cc68" style:font-style-asian="italic" style:font-weight-asian="bold" style:font-style-complex="italic" style:font-weight-complex="bold"/>
    </style:style>
    <style:style style:name="T1116" style:family="text">
      <style:text-properties fo:color="#009900" fo:font-style="italic" fo:font-weight="bold" officeooo:rsid="0175af5a" style:font-style-asian="italic" style:font-weight-asian="bold" style:font-style-complex="italic" style:font-weight-complex="bold"/>
    </style:style>
    <style:style style:name="T1117" style:family="text">
      <style:text-properties fo:color="#009900" fo:font-style="italic" fo:font-weight="bold" officeooo:rsid="005c77d9" style:font-style-asian="italic" style:font-weight-asian="bold" style:font-style-complex="italic" style:font-weight-complex="bold"/>
    </style:style>
    <style:style style:name="T1118" style:family="text">
      <style:text-properties fo:color="#009900" fo:font-style="italic" fo:font-weight="bold" officeooo:rsid="038947ee" style:font-style-asian="italic" style:font-weight-asian="bold" style:font-style-complex="italic" style:font-weight-complex="bold"/>
    </style:style>
    <style:style style:name="T1119" style:family="text">
      <style:text-properties fo:color="#009900" fo:font-style="italic" fo:font-weight="bold" officeooo:rsid="031299a0" style:font-style-asian="italic" style:font-weight-asian="bold" style:font-style-complex="italic" style:font-weight-complex="bold"/>
    </style:style>
    <style:style style:name="T1120" style:family="text">
      <style:text-properties fo:color="#009900" fo:font-style="italic" fo:font-weight="bold" officeooo:rsid="00c6d5bf" style:font-style-asian="italic" style:font-weight-asian="bold" style:font-style-complex="italic" style:font-weight-complex="bold"/>
    </style:style>
    <style:style style:name="T1121" style:family="text">
      <style:text-properties fo:color="#009900" fo:font-style="italic" fo:font-weight="bold" officeooo:rsid="039c1796" style:font-style-asian="italic" style:font-weight-asian="bold" style:font-style-complex="italic" style:font-weight-complex="bold"/>
    </style:style>
    <style:style style:name="T1122" style:family="text">
      <style:text-properties fo:color="#009900" fo:font-style="italic" fo:font-weight="bold" officeooo:rsid="039fac9b" style:font-style-asian="italic" style:font-weight-asian="bold" style:font-style-complex="italic" style:font-weight-complex="bold"/>
    </style:style>
    <style:style style:name="T1123" style:family="text">
      <style:text-properties fo:color="#009900" fo:font-style="italic" fo:font-weight="bold" officeooo:rsid="02124341" style:font-style-asian="italic" style:font-weight-asian="bold" style:font-style-complex="italic" style:font-weight-complex="bold"/>
    </style:style>
    <style:style style:name="T1124" style:family="text">
      <style:text-properties fo:color="#009900" fo:font-style="italic" fo:font-weight="bold" officeooo:rsid="02001c92" style:font-style-asian="italic" style:font-weight-asian="bold" style:font-style-complex="italic" style:font-weight-complex="bold"/>
    </style:style>
    <style:style style:name="T1125" style:family="text">
      <style:text-properties fo:color="#009900" fo:font-style="italic" fo:font-weight="bold" officeooo:rsid="01ff930f" style:font-style-asian="italic" style:font-weight-asian="bold" style:font-style-complex="italic" style:font-weight-complex="bold"/>
    </style:style>
    <style:style style:name="T1126"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127"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128"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129"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130" style:family="text">
      <style:text-properties fo:color="#009900" fo:font-style="italic" style:text-underline-style="none" fo:font-weight="bold" officeooo:rsid="02264b57" style:font-style-asian="italic" style:font-weight-asian="bold" style:font-style-complex="italic" style:font-weight-complex="bold"/>
    </style:style>
    <style:style style:name="T1131"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132"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133" style:family="text">
      <style:text-properties fo:color="#009900" style:text-line-through-style="solid" style:text-line-through-type="single" fo:font-weight="normal" officeooo:rsid="029ba440" style:font-weight-asian="normal" style:font-weight-complex="normal"/>
    </style:style>
    <style:style style:name="T1134"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135"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136" style:family="text">
      <style:text-properties fo:color="#009900" style:text-line-through-style="solid" style:text-line-through-type="single" fo:font-style="italic" officeooo:rsid="00986263" style:font-style-asian="italic" style:font-style-complex="italic"/>
    </style:style>
    <style:style style:name="T1137" style:family="text">
      <style:text-properties fo:color="#009900" officeooo:rsid="00857c25"/>
    </style:style>
    <style:style style:name="T1138" style:family="text">
      <style:text-properties fo:color="#009900" officeooo:rsid="00a668d6"/>
    </style:style>
    <style:style style:name="T1139" style:family="text">
      <style:text-properties fo:color="#009900" style:text-underline-style="none"/>
    </style:style>
    <style:style style:name="T1140" style:family="text">
      <style:text-properties fo:color="#009900" style:text-underline-style="none" officeooo:rsid="02264b57"/>
    </style:style>
    <style:style style:name="T1141" style:family="text">
      <style:text-properties fo:color="#009900" style:text-underline-style="none" officeooo:rsid="0151b235"/>
    </style:style>
    <style:style style:name="T1142" style:family="text">
      <style:text-properties fo:color="#009900" style:text-underline-style="none" fo:font-weight="normal" officeooo:rsid="02264b57" style:font-weight-asian="normal" style:font-weight-complex="normal"/>
    </style:style>
    <style:style style:name="T1143" style:family="text">
      <style:text-properties fo:color="#009900" style:text-underline-style="none" fo:font-weight="normal" officeooo:rsid="0151b235" style:font-weight-asian="normal" style:font-weight-complex="normal"/>
    </style:style>
    <style:style style:name="T1144" style:family="text">
      <style:text-properties fo:color="#009900" style:text-underline-style="none" fo:font-weight="bold" style:font-weight-asian="bold" style:font-weight-complex="bold"/>
    </style:style>
    <style:style style:name="T1145" style:family="text">
      <style:text-properties fo:color="#009900" style:text-underline-style="none" fo:font-weight="bold" officeooo:rsid="02264b57" style:font-weight-asian="bold" style:font-weight-complex="bold"/>
    </style:style>
    <style:style style:name="T1146" style:family="text">
      <style:text-properties fo:color="#009900" style:text-underline-style="none" fo:font-weight="bold" officeooo:rsid="03dfbee7" style:font-weight-asian="bold" style:font-weight-complex="bold"/>
    </style:style>
    <style:style style:name="T1147" style:family="text">
      <style:text-properties fo:color="#009900" officeooo:rsid="00c125c3"/>
    </style:style>
    <style:style style:name="T1148" style:family="text">
      <style:text-properties fo:color="#009900" officeooo:rsid="00540843"/>
    </style:style>
    <style:style style:name="T1149" style:family="text">
      <style:text-properties fo:color="#009900" officeooo:rsid="00800b4a"/>
    </style:style>
    <style:style style:name="T1150" style:family="text">
      <style:text-properties fo:color="#009900" officeooo:rsid="0386e87f"/>
    </style:style>
    <style:style style:name="T1151" style:family="text">
      <style:text-properties fo:color="#009900" officeooo:rsid="005c77d9"/>
    </style:style>
    <style:style style:name="T1152" style:family="text">
      <style:text-properties fo:color="#009900" officeooo:rsid="011fa1e4"/>
    </style:style>
    <style:style style:name="T1153" style:family="text">
      <style:text-properties fo:color="#009900" officeooo:rsid="013d08f8"/>
    </style:style>
    <style:style style:name="T1154" style:family="text">
      <style:text-properties fo:color="#009900" officeooo:rsid="03876691"/>
    </style:style>
    <style:style style:name="T1155" style:family="text">
      <style:text-properties fo:background-color="#ffffff" loext:char-shading-value="0"/>
    </style:style>
    <style:style style:name="T1156" style:family="text">
      <style:text-properties officeooo:rsid="0395e933"/>
    </style:style>
    <style:style style:name="T1157" style:family="text">
      <style:text-properties officeooo:rsid="03999250" fo:background-color="#ffcc00" loext:char-shading-value="0"/>
    </style:style>
    <style:style style:name="T1158" style:family="text">
      <style:text-properties officeooo:rsid="03a72c49"/>
    </style:style>
    <style:style style:name="T1159" style:family="text">
      <style:text-properties officeooo:rsid="03aad437"/>
    </style:style>
    <style:style style:name="T1160" style:family="text">
      <style:text-properties officeooo:rsid="00edd850"/>
    </style:style>
    <style:style style:name="T1161" style:family="text">
      <style:text-properties officeooo:rsid="03aeea45"/>
    </style:style>
    <style:style style:name="T1162" style:family="text">
      <style:text-properties officeooo:rsid="03b09b3a"/>
    </style:style>
    <style:style style:name="T1163" style:family="text">
      <style:text-properties officeooo:rsid="03b13294"/>
    </style:style>
    <style:style style:name="T1164" style:family="text">
      <style:text-properties officeooo:rsid="03b31c36"/>
    </style:style>
    <style:style style:name="T1165" style:family="text">
      <style:text-properties fo:color="#000000" fo:background-color="#ffff00" loext:char-shading-value="0"/>
    </style:style>
    <style:style style:name="T1166" style:family="text">
      <style:text-properties fo:color="#000000" officeooo:rsid="03b31c36" fo:background-color="#ffff00" loext:char-shading-value="0"/>
    </style:style>
    <style:style style:name="T1167" style:family="text">
      <style:text-properties fo:color="#000000" fo:font-style="normal" officeooo:rsid="030ae869" fo:background-color="#ffff00" loext:char-shading-value="0" style:font-style-asian="normal" style:font-style-complex="normal"/>
    </style:style>
    <style:style style:name="T1168"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169"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170" style:family="text">
      <style:text-properties fo:background-color="#00ccff" loext:char-shading-value="0"/>
    </style:style>
    <style:style style:name="T1171" style:family="text">
      <style:text-properties officeooo:rsid="02ff0a86"/>
    </style:style>
    <style:style style:name="T1172" style:family="text">
      <style:text-properties officeooo:rsid="03cb40b8"/>
    </style:style>
    <style:style style:name="T1173" style:family="text">
      <style:text-properties officeooo:rsid="03cf15cb"/>
    </style:style>
    <style:style style:name="T1174" style:family="text">
      <style:text-properties fo:color="#808080" fo:font-style="italic" officeooo:rsid="03f320fe" style:font-style-asian="italic" style:font-style-complex="italic"/>
    </style:style>
    <style:style style:name="T1175" style:family="text">
      <style:text-properties fo:color="#808080" style:font-name="Liberation Serif" fo:font-size="10pt" fo:font-style="italic" officeooo:rsid="03f320fe" style:font-size-asian="10pt" style:font-style-asian="italic" style:font-size-complex="10pt" style:font-style-complex="italic"/>
    </style:style>
    <style:style style:name="T1176" style:family="text">
      <style:text-properties fo:color="#808080" style:font-name="Liberation Serif" officeooo:rsid="03f320fe"/>
    </style:style>
    <style:style style:name="T1177" style:family="text">
      <style:text-properties fo:color="#808080" fo:font-size="9pt" officeooo:rsid="03f320fe" style:font-size-asian="9pt" style:font-size-complex="9pt"/>
    </style:style>
    <style:style style:name="T1178" style:family="text">
      <style:text-properties fo:color="#808080" fo:font-size="9pt" officeooo:rsid="03f48ebb" style:font-size-asian="9pt" style:font-size-complex="9pt"/>
    </style:style>
    <style:style style:name="T1179" style:family="text">
      <style:text-properties fo:color="#808080" fo:font-size="9pt" fo:font-style="normal" officeooo:rsid="03f320fe" style:font-size-asian="9pt" style:font-style-asian="normal" style:font-size-complex="9pt" style:font-style-complex="normal"/>
    </style:style>
    <style:style style:name="T1180" style:family="text">
      <style:text-properties officeooo:rsid="03f84253"/>
    </style:style>
    <style:style style:name="T1181" style:family="text">
      <style:text-properties officeooo:rsid="0402a277"/>
    </style:style>
    <style:style style:name="T1182" style:family="text">
      <style:text-properties officeooo:rsid="000a96af"/>
    </style:style>
    <style:style style:name="T1183" style:family="text">
      <style:text-properties officeooo:rsid="04054d32"/>
    </style:style>
    <style:style style:name="T1184" style:family="text">
      <style:text-properties officeooo:rsid="040770b0"/>
    </style:style>
    <style:style style:name="T1185" style:family="text">
      <style:text-properties officeooo:rsid="0408e75b"/>
    </style:style>
    <style:style style:name="T1186" style:family="text">
      <style:text-properties officeooo:rsid="040aa695"/>
    </style:style>
    <style:style style:name="T1187" style:family="text">
      <style:text-properties officeooo:rsid="040ac713"/>
    </style:style>
    <style:style style:name="T1188" style:family="text">
      <style:text-properties officeooo:rsid="040d6a3c"/>
    </style:style>
    <style:style style:name="T1189" style:family="text">
      <style:text-properties officeooo:rsid="040e198b"/>
    </style:style>
    <style:style style:name="T1190" style:family="text">
      <style:text-properties officeooo:rsid="040f68eb"/>
    </style:style>
    <style:style style:name="T1191" style:family="text">
      <style:text-properties officeooo:rsid="0410b990"/>
    </style:style>
    <style:style style:name="T1192" style:family="text">
      <style:text-properties officeooo:rsid="04136367"/>
    </style:style>
    <style:style style:name="T1193" style:family="text">
      <style:text-properties officeooo:rsid="04143a91"/>
    </style:style>
    <style:style style:name="T1194" style:family="text">
      <style:text-properties officeooo:rsid="041591b4"/>
    </style:style>
    <style:style style:name="T1195"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1196"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1197" style:family="text">
      <style:text-properties officeooo:rsid="041a668c"/>
    </style:style>
    <style:style style:name="T1198" style:family="text">
      <style:text-properties officeooo:rsid="041b8ad6"/>
    </style:style>
    <style:style style:name="T1199" style:family="text">
      <style:text-properties officeooo:rsid="041e730d"/>
    </style:style>
    <style:style style:name="T1200" style:family="text">
      <style:text-properties officeooo:rsid="0420bcf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9"/>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6">For my <text:span text:style-name="T184">Lord and Savior</text:span>, <text:span text:style-name="T835">Jesus Christ</text:span>.<text:line-break/>And for my own son, Alex.</text:p>
      <text:p text:style-name="P8"/>
      <text:p text:style-name="P15"/>
      <text:p text:style-name="P15"/>
      <text:p text:style-name="P15"/>
      <text:p text:style-name="P15"/>
      <text:p text:style-name="P16"><text:span text:style-name="Book_20_Title"><text:span text:style-name="T183">RDC &amp;<text:line-break/>CAlive</text:span></text:span></text:p>
      <text:p text:style-name="P19"><text:line-break/><text:span text:style-name="T25">[R]apid <text:s/>[D]evelopment <text:s/>[C]ompiler</text:span><text:span text:style-name="T1"><text:line-break/><text:line-break/>– </text:span><text:span text:style-name="T25">and –</text:span><text:span text:style-name="T1"><text:line-break/><text:line-break/></text:span><text:span text:style-name="T837">CAlive Programming Language</text:span></text:p>
      <text:p text:style-name="P14"/>
      <text:p text:style-name="P14"/>
      <text:p text:style-name="P14"/>
      <text:p text:style-name="P14"/>
      <text:p text:style-name="P14"/>
      <text:p text:style-name="P18"><text:span text:style-name="T38">by</text:span><text:span text:style-name="T836"><text:line-break/>Rick C. Hodgin<text:line-break/><text:line-break/></text:span><text:span text:style-name="T838">of</text:span><text:span text:style-name="T1"><text:line-break/>Liberty Software Foundation</text:span></text:p>
      <text:p text:style-name="P8"/>
      <text:p text:style-name="P13"/>
      <text:p text:style-name="P13"/>
      <text:p text:style-name="P13"/>
      <text:p text:style-name="P12"/>
      <text:h text:style-name="P253" text:outline-level="1"/>
      <text:p text:style-name="P12"/>
      <text:p text:style-name="P12"/>
      <text:p text:style-name="P12"/>
      <text:p text:style-name="P12"/>
      <text:p text:style-name="P12"/>
      <text:p text:style-name="P12"/>
      <text:p text:style-name="P20"><text:span text:style-name="T1">Public Benefit License</text:span> <text:span text:style-name="T1">2015</text:span> by <text:span text:style-name="T734">Liberty Software Foundation</text:span></text:p>
      <text:p text:style-name="P20"><text:span text:style-name="T734"><text:line-break/></text:span><text:a xlink:type="simple" xlink:href="http://www.libsf.org/licenses" text:style-name="Internet_20_link" text:visited-style-name="Visited_20_Internet_20_Link"><text:span text:style-name="T734">http://www.libsf.org/licenses</text:span></text:a><text:span text:style-name="T734"><text:line-break/></text:span></text:p>
      <text:p text:style-name="Copyright"/>
      <text:p text:style-name="Copyright"/>
      <text:p text:style-name="Copyright"/>
      <text:p text:style-name="Copyright"><text:span text:style-name="T1">This document is released into </text:span><text:span text:style-name="T25">the Public Domain</text:span><text:span text:style-name="T1">… </text:span><text:span text:style-name="T175">with a caveat</text:span><text:span text:style-name="T1">:</text:span></text:p>
      <text:p text:style-name="Copyright"><text:line-break/><text:line-break/></text:p>
      <text:p text:style-name="P242"><text:span text:style-name="T191">S</text:span><text:span text:style-name="T184">elf-accountability to God</text:span> … that you keep the</text:p>
      <text:p text:style-name="P242">content open so that others will receive <text:span text:style-name="T839">it </text:span>from you</text:p>
      <text:p text:style-name="P242"><text:span text:style-name="T734">in </text:span>the <text:span text:style-name="T734">s</text:span>ame <text:span text:style-name="T734">manner </text:span>you received from us … <text:span text:style-name="T839">in love</text:span>.</text:p>
      <text:p text:style-name="Copyright"><text:line-break/><text:line-break/><text:line-break/></text:p>
      <text:p text:style-name="Copyright"><text:line-break/>First Edition: <text:span text:style-name="T260">Oct.13.2015<text:line-break/></text:span>Printed in the United States of America<text:line-break/>ISBN: <text:s/><text:span text:style-name="T260">No ISBN for This Document</text:span></text:p>
      <text:h text:style-name="P254" text:outline-level="1"/>
      <text:p text:style-name="Copyright"/>
      <text:p text:style-name="P321"><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43"><text:a xlink:type="simple" xlink:href="#__RefHeading__21_1056490440" text:style-name="Index_20_Link" text:visited-style-name="Index_20_Link">Table of Contents<text:tab/>4</text:a></text:p>
          <text:p text:style-name="P243"><text:a xlink:type="simple" xlink:href="#__RefHeading___Toc393885066" text:style-name="Index_20_Link" text:visited-style-name="Index_20_Link">Preface<text:tab/>7</text:a></text:p>
          <text:p text:style-name="P245"><text:a xlink:type="simple" xlink:href="#__RefHeading__191_1056490440" text:style-name="Index_20_Link" text:visited-style-name="Index_20_Link">Overall design<text:tab/>7</text:a></text:p>
          <text:p text:style-name="P245"><text:a xlink:type="simple" xlink:href="#__RefHeading__193_1056490440" text:style-name="Index_20_Link" text:visited-style-name="Index_20_Link">Sourcelight<text:tab/>7</text:a></text:p>
          <text:p text:style-name="P245"><text:a xlink:type="simple" xlink:href="#__RefHeading__195_1056490440" text:style-name="Index_20_Link" text:visited-style-name="Index_20_Link">Front-end<text:tab/>8</text:a></text:p>
          <text:p text:style-name="P245"><text:a xlink:type="simple" xlink:href="#__RefHeading__197_1056490440" text:style-name="Index_20_Link" text:visited-style-name="Index_20_Link">Compiler<text:tab/>8</text:a></text:p>
          <text:p text:style-name="P245"><text:a xlink:type="simple" xlink:href="#__RefHeading__727_1056490440" text:style-name="Index_20_Link" text:visited-style-name="Index_20_Link">Generator<text:tab/>8</text:a></text:p>
          <text:p text:style-name="P245"><text:a xlink:type="simple" xlink:href="#__RefHeading__201_1056490440" text:style-name="Index_20_Link" text:visited-style-name="Index_20_Link">Assembler<text:tab/>9</text:a></text:p>
          <text:p text:style-name="P245"><text:a xlink:type="simple" xlink:href="#__RefHeading__729_1056490440" text:style-name="Index_20_Link" text:visited-style-name="Index_20_Link">Linker<text:tab/>9</text:a></text:p>
          <text:p text:style-name="P245"><text:a xlink:type="simple" xlink:href="#__RefHeading__205_1056490440" text:style-name="Index_20_Link" text:visited-style-name="Index_20_Link">LiveCode<text:tab/>9</text:a></text:p>
          <text:p text:style-name="P243"><text:a xlink:type="simple" xlink:href="#__RefHeading___Toc393885067" text:style-name="Index_20_Link" text:visited-style-name="Index_20_Link">Philosophy<text:tab/>13</text:a></text:p>
          <text:p text:style-name="P245"><text:a xlink:type="simple" xlink:href="#__RefHeading__2755_118560278" text:style-name="Index_20_Link" text:visited-style-name="Index_20_Link">LibSF<text:tab/>13</text:a></text:p>
          <text:p text:style-name="P244"><text:a xlink:type="simple" xlink:href="#__RefHeading__10017_1415873427" text:style-name="Index_20_Link" text:visited-style-name="Index_20_Link">In Application<text:tab/>14</text:a></text:p>
          <text:p text:style-name="P244"><text:a xlink:type="simple" xlink:href="#__RefHeading__10019_1415873427" text:style-name="Index_20_Link" text:visited-style-name="Index_20_Link">In Focus<text:tab/>14</text:a></text:p>
          <text:p text:style-name="P244"><text:a xlink:type="simple" xlink:href="#__RefHeading__2737_118560278" text:style-name="Index_20_Link" text:visited-style-name="Index_20_Link">RDC and CAlive<text:tab/>15</text:a></text:p>
          <text:p text:style-name="P244"><text:a xlink:type="simple" xlink:href="#__RefHeading__10021_1415873427" text:style-name="Index_20_Link" text:visited-style-name="Index_20_Link">Invitation<text:tab/>15</text:a></text:p>
          <text:p text:style-name="P243"><text:a xlink:type="simple" xlink:href="#__RefHeading___Toc393885068" text:style-name="Index_20_Link" text:visited-style-name="Index_20_Link">CAlive<text:tab/>17</text:a></text:p>
          <text:p text:style-name="P245"><text:a xlink:type="simple" xlink:href="#__RefHeading___Toc393885069" text:style-name="Index_20_Link" text:visited-style-name="Index_20_Link">CAlive<text:tab/>17</text:a></text:p>
          <text:p text:style-name="P244"><text:a xlink:type="simple" xlink:href="#__RefHeading__2006_118560278" text:style-name="Index_20_Link" text:visited-style-name="Index_20_Link">C and C++ developers<text:tab/>17</text:a></text:p>
          <text:p text:style-name="P245"><text:a xlink:type="simple" xlink:href="#__RefHeading__2739_118560278" text:style-name="Index_20_Link" text:visited-style-name="Index_20_Link">Engage, Unengage, and Binary<text:tab/>18</text:a></text:p>
          <text:p text:style-name="P245"><text:a xlink:type="simple" xlink:href="#__RefHeading__10023_1415873427" text:style-name="Index_20_Link" text:visited-style-name="Index_20_Link">Member Access with . or -&gt;<text:tab/>18</text:a></text:p>
          <text:p text:style-name="P245"><text:a xlink:type="simple" xlink:href="#__RefHeading__2741_118560278" text:style-name="Index_20_Link" text:visited-style-name="Index_20_Link">LiveCode<text:tab/>18</text:a></text:p>
          <text:p text:style-name="P245"><text:a xlink:type="simple" xlink:href="#__RefHeading__2660_343834233" text:style-name="Index_20_Link" text:visited-style-name="Index_20_Link">Program Inquirys<text:tab/>19</text:a></text:p>
          <text:p text:style-name="P245"><text:a xlink:type="simple" xlink:href="#__RefHeading__10229_251287257" text:style-name="Index_20_Link" text:visited-style-name="Index_20_Link">livecode_precompile() and livecode_update()<text:tab/>19</text:a></text:p>
          <text:p text:style-name="P245"><text:a xlink:type="simple" xlink:href="#__RefHeading__10025_1415873427" text:style-name="Index_20_Link" text:visited-style-name="Index_20_Link">livecode_inquiry()<text:tab/>20</text:a></text:p>
          <text:p text:style-name="P245"><text:a xlink:type="simple" xlink:href="#__RefHeading__2654_343834233" text:style-name="Index_20_Link" text:visited-style-name="Index_20_Link">Code Groupings<text:tab/>21</text:a></text:p>
          <text:p text:style-name="P245"><text:a xlink:type="simple" xlink:href="#__RefHeading__4299_889146227" text:style-name="Index_20_Link" text:visited-style-name="Index_20_Link">N| Line Renumbering<text:tab/>23</text:a></text:p>
          <text:p text:style-name="P245"><text:a xlink:type="simple" xlink:href="#__RefHeading__4301_889146227" text:style-name="Index_20_Link" text:visited-style-name="Index_20_Link">Double {{ and }}<text:tab/>24</text:a></text:p>
          <text:p text:style-name="P245"><text:a xlink:type="simple" xlink:href="#__RefHeading__4303_889146227" text:style-name="Index_20_Link" text:visited-style-name="Index_20_Link">Multi-line #define Macros<text:tab/>24</text:a></text:p>
          <text:p text:style-name="P245"><text:a xlink:type="simple" xlink:href="#__RefHeading__2662_343834233" text:style-name="Index_20_Link" text:visited-style-name="Index_20_Link">Fundamental Data Types<text:tab/>25</text:a></text:p>
          <text:p text:style-name="P244"><text:a xlink:type="simple" xlink:href="#__RefHeading__4305_889146227" text:style-name="Index_20_Link" text:visited-style-name="Index_20_Link">Overrides<text:tab/>25</text:a></text:p>
          <text:p text:style-name="P244"><text:a xlink:type="simple" xlink:href="#__RefHeading__2664_343834233" text:style-name="Index_20_Link" text:visited-style-name="Index_20_Link">Endianness<text:tab/>26</text:a></text:p>
          <text:p text:style-name="P245"><text:a xlink:type="simple" xlink:href="#__RefHeading__2666_343834233" text:style-name="Index_20_Link" text:visited-style-name="Index_20_Link">New Types<text:tab/>26</text:a></text:p>
          <text:p text:style-name="P244"><text:a xlink:type="simple" xlink:href="#__RefHeading__2668_343834233" text:style-name="Index_20_Link" text:visited-style-name="Index_20_Link">Auto-sizing<text:tab/>27</text:a></text:p>
          <text:p text:style-name="P245"><text:a xlink:type="simple" xlink:href="#__RefHeading__2670_343834233" text:style-name="Index_20_Link" text:visited-style-name="Index_20_Link">Built-in Extensions<text:tab/>27</text:a></text:p>
          <text:p text:style-name="P246"><text:a xlink:type="simple" xlink:href="#__RefHeading__6446_1459851776" text:style-name="Index_20_Link" text:visited-style-name="Index_20_Link">Built-in Struct and Class Types<text:tab/>27</text:a></text:p>
          <text:p text:style-name="P246"><text:a xlink:type="simple" xlink:href="#__RefHeading__6448_1459851776" text:style-name="Index_20_Link" text:visited-style-name="Index_20_Link">Keywords<text:tab/>28</text:a></text:p>
          <text:p text:style-name="P245"><text:a xlink:type="simple" xlink:href="#__RefHeading__6450_1459851776" text:style-name="Index_20_Link" text:visited-style-name="Index_20_Link">Compile-time Functions and Constants<text:tab/>28</text:a></text:p>
          <text:p text:style-name="P245"><text:a xlink:type="simple" xlink:href="#__RefHeading__6452_1459851776" text:style-name="Index_20_Link" text:visited-style-name="Index_20_Link">Casks<text:tab/>29</text:a></text:p>
          <text:p text:style-name="P246"><text:soft-page-break/><text:a xlink:type="simple" xlink:href="#__RefHeading__6454_1459851776" text:style-name="Index_20_Link" text:visited-style-name="Index_20_Link">Sides and Slots<text:tab/>29</text:a></text:p>
          <text:p text:style-name="P246"><text:a xlink:type="simple" xlink:href="#__RefHeading__6456_1459851776" text:style-name="Index_20_Link" text:visited-style-name="Index_20_Link">Specialized Roles<text:tab/>30</text:a></text:p>
          <text:p text:style-name="P246"><text:a xlink:type="simple" xlink:href="#__RefHeading__6458_1459851776" text:style-name="Index_20_Link" text:visited-style-name="Index_20_Link">~|utility|~<text:tab/>30</text:a></text:p>
          <text:p text:style-name="P246"><text:a xlink:type="simple" xlink:href="#__RefHeading__6460_1459851776" text:style-name="Index_20_Link" text:visited-style-name="Index_20_Link">&lt;|logic|&gt;<text:tab/>31</text:a></text:p>
          <text:p text:style-name="P246"><text:a xlink:type="simple" xlink:href="#__RefHeading__6462_1459851776" text:style-name="Index_20_Link" text:visited-style-name="Index_20_Link">(|Reference|)<text:tab/>31</text:a></text:p>
          <text:p text:style-name="P246"><text:a xlink:type="simple" xlink:href="#__RefHeading__6464_1459851776" text:style-name="Index_20_Link" text:visited-style-name="Index_20_Link">[|Definition|]<text:tab/>32</text:a></text:p>
          <text:p text:style-name="P246"><text:a xlink:type="simple" xlink:href="#__RefHeading__6929_1667753502" text:style-name="Index_20_Link" text:visited-style-name="Index_20_Link">\|Code|/<text:tab/>34</text:a></text:p>
          <text:p text:style-name="P246"><text:a xlink:type="simple" xlink:href="#__RefHeading__10027_1415873427" text:style-name="Index_20_Link" text:visited-style-name="Index_20_Link">/|Auto|\<text:tab/>34</text:a></text:p>
          <text:p text:style-name="P244"><text:a xlink:type="simple" xlink:href="#__RefHeading__6466_1459851776" text:style-name="Index_20_Link" text:visited-style-name="Index_20_Link">Drop-ins<text:tab/>34</text:a></text:p>
          <text:p text:style-name="P245"><text:a xlink:type="simple" xlink:href="#__RefHeading__6468_1459851776" text:style-name="Index_20_Link" text:visited-style-name="Index_20_Link">#Pragmas<text:tab/>35</text:a></text:p>
          <text:p text:style-name="P245"><text:a xlink:type="simple" xlink:href="#__RefHeading__2672_343834233" text:style-name="Index_20_Link" text:visited-style-name="Index_20_Link">Structs<text:tab/>36</text:a></text:p>
          <text:p text:style-name="P244"><text:a xlink:type="simple" xlink:href="#__RefHeading__4307_889146227" text:style-name="Index_20_Link" text:visited-style-name="Index_20_Link">Renaming Members<text:tab/>37</text:a></text:p>
          <text:p text:style-name="P245"><text:a xlink:type="simple" xlink:href="#__RefHeading__2674_343834233" text:style-name="Index_20_Link" text:visited-style-name="Index_20_Link">Classes<text:tab/>37</text:a></text:p>
          <text:p text:style-name="P245"><text:a xlink:type="simple" xlink:href="#__RefHeading__7749_739758564" text:style-name="Index_20_Link" text:visited-style-name="Index_20_Link">Angels<text:tab/>39</text:a></text:p>
          <text:p text:style-name="P245"><text:a xlink:type="simple" xlink:href="#__RefHeading__4459_889146227" text:style-name="Index_20_Link" text:visited-style-name="Index_20_Link">Structs Are Public Classes<text:tab/>41</text:a></text:p>
          <text:p text:style-name="P245"><text:a xlink:type="simple" xlink:href="#__RefHeading__10029_1415873427" text:style-name="Index_20_Link" text:visited-style-name="Index_20_Link">Conveyable Member References<text:tab/>41</text:a></text:p>
          <text:p text:style-name="P245"><text:a xlink:type="simple" xlink:href="#__RefHeading__6470_1459851776" text:style-name="Index_20_Link" text:visited-style-name="Index_20_Link">Volatile, Static, Extern, Successive, and Literal<text:tab/>42</text:a></text:p>
          <text:p text:style-name="P245"><text:a xlink:type="simple" xlink:href="#__RefHeading__6472_1459851776" text:style-name="Index_20_Link" text:visited-style-name="Index_20_Link">Markers and Unwindtos<text:tab/>43</text:a></text:p>
          <text:p text:style-name="P245"><text:a xlink:type="simple" xlink:href="#__RefHeading__2676_343834233" text:style-name="Index_20_Link" text:visited-style-name="Index_20_Link">Auto-Resolves<text:tab/>43</text:a></text:p>
          <text:p text:style-name="P245"><text:a xlink:type="simple" xlink:href="#__RefHeading__2678_343834233" text:style-name="Index_20_Link" text:visited-style-name="Index_20_Link">Process Control<text:tab/>45</text:a></text:p>
          <text:p text:style-name="P245"><text:a xlink:type="simple" xlink:href="#__RefHeading__2680_343834233" text:style-name="Index_20_Link" text:visited-style-name="Index_20_Link">Thread control<text:tab/>45</text:a></text:p>
          <text:p text:style-name="P245"><text:a xlink:type="simple" xlink:href="#__RefHeading__6474_1459851776" text:style-name="Index_20_Link" text:visited-style-name="Index_20_Link">Purposes and Ports<text:tab/>46</text:a></text:p>
          <text:p text:style-name="P244"><text:a xlink:type="simple" xlink:href="#__RefHeading__6476_1459851776" text:style-name="Index_20_Link" text:visited-style-name="Index_20_Link">Purposes<text:tab/>46</text:a></text:p>
          <text:p text:style-name="P246"><text:a xlink:type="simple" xlink:href="#__RefHeading__6478_1459851776" text:style-name="Index_20_Link" text:visited-style-name="Index_20_Link">Function Overloading<text:tab/>48</text:a></text:p>
          <text:p text:style-name="P244"><text:a xlink:type="simple" xlink:href="#__RefHeading__6480_1459851776" text:style-name="Index_20_Link" text:visited-style-name="Index_20_Link">Ports<text:tab/>48</text:a></text:p>
          <text:p text:style-name="P245"><text:a xlink:type="simple" xlink:href="#__RefHeading__6482_1459851776" text:style-name="Index_20_Link" text:visited-style-name="Index_20_Link">Adhocs<text:tab/>49</text:a></text:p>
          <text:p text:style-name="P245"><text:a xlink:type="simple" xlink:href="#__RefHeading__4311_889146227" text:style-name="Index_20_Link" text:visited-style-name="Index_20_Link">Flowofs<text:tab/>50</text:a></text:p>
          <text:p text:style-name="P245"><text:a xlink:type="simple" xlink:href="#__RefHeading__4313_889146227" text:style-name="Index_20_Link" text:visited-style-name="Index_20_Link">Flow Blocks<text:tab/>53</text:a></text:p>
          <text:p text:style-name="P245"><text:a xlink:type="simple" xlink:href="#__RefHeading__6484_1459851776" text:style-name="Index_20_Link" text:visited-style-name="Index_20_Link">Side Coding<text:tab/>56</text:a></text:p>
        </text:index-body>
      </text:table-of-content>
      <text:p text:style-name="Paragraph"/>
      <text:p text:style-name="P11"/>
      <text:p text:style-name="P10"><text:bookmark-start text:name="__RefHeading___Toc393885066"/>Preface<text:bookmark-end text:name="__RefHeading___Toc393885066"/></text:p>
      <text:p text:style-name="P301">This book describes two separate (but related) entities: <text:s/><text:span text:style-name="T70">RDC</text:span><text:span text:style-name="T498"> and </text:span><text:span text:style-name="T70">CAlive</text:span><text:span text:style-name="T498">.</text:span></text:p>
      <text:p text:style-name="P302"><text:span text:style-name="T112">RDC</text:span><text:span text:style-name="T1182"> is a comprehensive compiler framework and architecture designed to be extensible beyond a single programming language. <text:s/>It allows new languages to be created which use the </text:span><text:span text:style-name="T52">RDC</text:span><text:span text:style-name="T489"> framework to conduct their compilation</text:span><text:span text:style-name="T1182">.</text:span></text:p>
      <text:p text:style-name="P302"><text:span text:style-name="T70">CAlive</text:span><text:span text:style-name="T500"> </text:span><text:span text:style-name="T498">is a C-like programming </text:span><text:span text:style-name="T500">language </text:span><text:span text:style-name="T498">providing </text:span><text:span text:style-name="T1182">support for the basic </text:span><text:span text:style-name="T50">class</text:span><text:span text:style-name="T1182">, </text:span><text:span text:style-name="T49">exception</text:span><text:span text:style-name="T739"> handling, </text:span>and <text:span text:style-name="T739">several new features introduced in this book.</text:span></text:p>
      <text:p text:style-name="P318"/>
      <text:p text:style-name="P142"><text:span text:style-name="T1181">The dual nature of this book's content </text:span>may result in some confusion <text:span text:style-name="T342">at first</text:span>, however, it can be thought of this way:</text:p>
      <text:p text:style-name="P317"><text:span text:style-name="T120">RDC </text:span><text:span text:style-name="T2">is </text:span><text:span text:style-name="T173">the</text:span><text:span text:style-name="T2"> </text:span><text:span text:style-name="T120">compiler architecture</text:span><text:span text:style-name="T2"> created </text:span><text:span text:style-name="T3">to be LibSF's </text:span><text:span text:style-name="T6">workhorse </text:span><text:span text:style-name="T3">compiler </text:span><text:span text:style-name="T51">for a range of software languages</text:span><text:span text:style-name="T52">.</text:span><text:span text:style-name="T3"> <text:s/>It was </text:span><text:span text:style-name="T51">designed to support the needs of CAlive, VXB, and LASM, </text:span><text:span text:style-name="T52">three very different languages with very different compilation needs</text:span><text:span text:style-name="T51">.</text:span></text:p>
      <text:p text:style-name="P184"><text:span text:style-name="T244">Note:</text:span><text:span text:style-name="T331"><text:tab/></text:span><text:span text:style-name="T246">VXB</text:span><text:span text:style-name="T333"> </text:span><text:span text:style-name="T332">is an XBASE language used in LibSF's </text:span><text:span text:style-name="T333">Visual FreePro, Jr.<text:line-break/></text:span><text:span text:style-name="T245">LAS</text:span><text:span text:style-name="T246">M</text:span><text:span text:style-name="T333"> </text:span><text:span text:style-name="T332">is </text:span><text:span text:style-name="T333">LibSF's assembler </text:span><text:span text:style-name="T332">(</text:span><text:span text:style-name="T331">for </text:span><text:span text:style-name="T332">x86, ARM, and, Lord willing, 386-x40</text:span><text:span text:style-name="T331">).</text:span></text:p>
      <text:h text:style-name="P255" text:outline-level="1"><text:bookmark-start text:name="__RefHeading__191_1056490440"/>Overall design<text:bookmark-end text:name="__RefHeading__191_1056490440"/></text:h>
      <text:p text:style-name="P141">The <text:span text:style-name="T2">RDC</text:span> compiler <text:span text:style-name="T1183">architecture </text:span>is comprised of <text:span text:style-name="T1183">several steps and multiple sub-components. <text:s/>Each sub-component is designed to allow for multi-language support within the common framework</text:span>:</text:p>
      <text:list xml:id="list4137426819172025565" text:style-name="L1">
        <text:list-item>
          <text:p text:style-name="P316"><text:span text:style-name="T185">Source</text:span><text:span text:style-name="T186">L</text:span><text:span text:style-name="T185">ight</text:span><text:span text:style-name="T343"><text:tab/>– <text:s/></text:span><text:span text:style-name="T4">An external </text:span><text:span text:style-name="T53">tool for language syntax </text:span><text:span text:style-name="T4">design</text:span></text:p>
        </text:list-item>
        <text:list-item>
          <text:p text:style-name="P313"><text:span text:style-name="T184">Front-end</text:span><text:tab/>– <text:s/><text:span text:style-name="T4">Translat</text:span><text:span text:style-name="T54">es</text:span><text:span text:style-name="T4"> text into high level operations</text:span></text:p>
        </text:list-item>
        <text:list-item>
          <text:p text:style-name="P314"><text:span text:style-name="T184">Compiler</text:span><text:tab/>– <text:s/><text:span text:style-name="T2">Translat</text:span><text:span text:style-name="T54">es</text:span><text:span text:style-name="T2"> high level operations into steps</text:span></text:p>
        </text:list-item>
        <text:list-item>
          <text:p text:style-name="P314"><text:span text:style-name="T184">Generator</text:span><text:tab/>– <text:s/><text:span text:style-name="T2">Translat</text:span><text:span text:style-name="T54">es</text:span><text:span text:style-name="T2"> steps into assembly code</text:span></text:p>
        </text:list-item>
        <text:list-item>
          <text:p text:style-name="P314"><text:span text:style-name="T184">Assembler</text:span><text:tab/>– <text:s/><text:span text:style-name="T2">Translat</text:span><text:span text:style-name="T54">es</text:span><text:span text:style-name="T2"> assembly code into binary code</text:span></text:p>
        </text:list-item>
        <text:list-item>
          <text:p text:style-name="P314"><text:span text:style-name="T184">Linker</text:span><text:tab/>– <text:s/><text:span text:style-name="T2">Translat</text:span><text:span text:style-name="T54">es</text:span><text:span text:style-name="T2"> binary code into OS </text:span><text:span text:style-name="T54">programs</text:span></text:p>
        </text:list-item>
        <text:list-item>
          <text:p text:style-name="P315">LiveCode<text:span text:style-name="T261"><text:tab/>– <text:s/></text:span><text:span text:style-name="T170">The ABI used, a</text:span><text:span text:style-name="T120">llows </text:span><text:span text:style-name="T170">for </text:span><text:span text:style-name="T120">on-the-fly edit</text:span><text:span text:style-name="T170">ing</text:span><text:span text:style-name="T120"> during runtime</text:span></text:p>
        </text:list-item>
      </text:list>
      <text:p text:style-name="P160"/>
      <text:p text:style-name="P160"/>
      <text:h text:style-name="P256"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44">make adding new languages and compiler extensions easy. <text:s/>The primary tool is called: <text:s/></text:span><text:span text:style-name="T71">SourceLight</text:span><text:span text:style-name="T344">.</text:span></text:p>
      <text:p text:style-name="Paragraph"><text:span text:style-name="T2">SourceLight</text:span> is a two-part system. <text:s/><text:span text:style-name="T1184">T</text:span>he first <text:span text:style-name="T1184">part is a designer which </text:span>allows command, function, flow, <text:span text:style-name="T1184">and operator </text:span>definitions to <text:span text:style-name="T1184">be </text:span>created <text:span text:style-name="T1184">in a GUI, then compiled into a </text:span>database <text:span text:style-name="T1184">which is used by the </text:span><text:span text:style-name="T55">RDC</text:span><text:span text:style-name="T490"> program to parse and proces the language. <text:s/></text:span><text:span text:style-name="T2">SourceLight</text:span><text:span text:style-name="T348"> </text:span><text:span text:style-name="T490">has a built-in </text:span><text:span text:style-name="T348">compiler </text:span><text:span text:style-name="T490">which </text:span>generate<text:span text:style-name="T1184">s</text:span> (1) source code suitable for use in the compiler<text:span text:style-name="T345">'s</text:span> <text:span text:style-name="T262">f</text:span><text:span text:style-name="T261">ront-end </text:span><text:span text:style-name="T262">module </text:span><text:span text:style-name="T334">as a compilable plugin DLL</text:span>, and (2) <text:span text:style-name="T1184">it also generates </text:span>a database suitable for allowing <text:span text:style-name="T2">SourceLight</text:span>-aware editor<text:span text:style-name="T345">s</text:span> to provide syntax-assist features <text:span text:style-name="T346">to developers while </text:span>editing source code, <text:span text:style-name="T1184">including known token lookups.</text:span></text:p>
      <text:h text:style-name="P257" text:outline-level="1"><text:bookmark-start text:name="__RefHeading__195_1056490440"/>Front-end<text:bookmark-end text:name="__RefHeading__195_1056490440"/></text:h>
      <text:p text:style-name="P303">The <text:span text:style-name="T2">front-end</text:span> <text:span text:style-name="T347">is the tool which takes raw text file inputs, and the </text:span><text:span text:style-name="T56">SourceLight</text:span><text:span text:style-name="T491"> database, and</text:span><text:span text:style-name="T347"> parses the text files through instructions in the database in stages to generate an internal structure used by the the next step.</text:span></text:p>
      <text:p text:style-name="P304"><text:span text:style-name="T1185">The </text:span><text:span text:style-name="T56">front-end</text:span><text:span text:style-name="T491"> </text:span><text:span text:style-name="T1185">supports a wide array of tools which support the full range of compiler abilities available in </text:span><text:span text:style-name="T56">RDC</text:span><text:span text:style-name="T491">, including the ability to call custom DLL modules at any time. <text:s/>A</text:span><text:span text:style-name="T1185">s every programming language is different, the translation steps between raw source code and a form suitable for processing in the </text:span><text:span text:style-name="T56">compiler</text:span><text:span text:style-name="T1185"> module mandates that the </text:span><text:span text:style-name="T56">RDC</text:span><text:span text:style-name="T1185"> compiler design be extremely flexible, with the necessary fundamental abilities seen in programming languages exposed through a common API.</text:span></text:p>
      <text:p text:style-name="P304"><text:span text:style-name="T1185">This flexible relationship in the front-end processing, use of a </text:span><text:span text:style-name="T56">SourceLight</text:span><text:span text:style-name="T491"> database to process the raw text files, is</text:span><text:span text:style-name="T1185"> one of </text:span><text:span text:style-name="T56">RDC</text:span><text:span text:style-name="T1185">'s greatest assets. <text:s/>It is what gives the </text:span><text:span text:style-name="T56">RDC</text:span><text:span text:style-name="T491"> framework its flexibility.</text:span></text:p>
      <text:h text:style-name="P258" text:outline-level="1"><text:bookmark-start text:name="__RefHeading__197_1056490440"/>Compiler<text:bookmark-end text:name="__RefHeading__197_1056490440"/></text:h>
      <text:p text:style-name="P305">The <text:span text:style-name="T2">compiler</text:span> module receives a pre-defined structure <text:span text:style-name="T1186">generated by the </text:span><text:span text:style-name="T57">front-end</text:span><text:span text:style-name="T492">.</text:span> <text:s/><text:span text:style-name="T1186">It </text:span>begins looking at the actual high level steps <text:span text:style-name="T1186">encoded at that point, and then </text:span>translat<text:span text:style-name="T1186">es</text:span> them into a sequence of fundamental steps to carry out the workload.</text:p>
      <text:p text:style-name="P325"><text:span text:style-name="T247">Note:</text:span><text:span text:style-name="T1186"><text:tab/>Externally</text:span>, there is no user-visible distinction between the front-end module, and the compiler module, <text:span text:style-name="T1186">for both of t</text:span>hese are included in the same binary. <text:s/><text:span text:style-name="T1186">However, internally they are </text:span>two separate <text:span text:style-name="T1186">and distinct </text:span>modules.</text:p>
      <text:p text:style-name="P306"><text:span text:style-name="T58">SourceLight</text:span><text:span text:style-name="T493"> allows for some high-level plugin definition to be used at this point as well. <text:s/>For example, </text:span><text:span text:style-name="T1187">v</text:span>arious optimizations <text:span text:style-name="T1187">could </text:span>be applied at this stage. <text:s/><text:span text:style-name="T1187">However, </text:span>the purpose of the RDC is that it is a <text:span text:style-name="T173">rapid</text:span><text:span text:style-name="T2"> </text:span><text:soft-page-break/><text:span text:style-name="T2">development compiler</text:span>, so <text:span text:style-name="T1187">more </text:span>attention is paid to <text:span text:style-name="T1187">getting the source code changes quickly through the compiler and into the binary (which may be actively running, see </text:span><text:span text:style-name="T58">LiveCode</text:span><text:span text:style-name="T493">).</text:span></text:p>
      <text:p text:style-name="P184"><text:span text:style-name="T248">Note:</text:span><text:span text:style-name="T1187"><text:tab/>O</text:span>ver time <text:span text:style-name="T1187">more attention will be paid to </text:span>optimizations. <text:s/><text:span text:style-name="T1188">The </text:span>RDC compiler <text:span text:style-name="T1188">architecture is </text:span>robust and extensible <text:span text:style-name="T1187">enough to support full optimization</text:span>.</text:p>
      <text:h text:style-name="P259" text:outline-level="1"><text:bookmark-start text:name="__RefHeading__727_1056490440"/>Generator<text:bookmark-end text:name="__RefHeading__727_1056490440"/></text:h>
      <text:p text:style-name="Paragraph">The <text:span text:style-name="T2">generator</text:span> module is specific to a particular IS<text:span text:style-name="T731">A</text:span>. <text:s/>Support is currently <text:span text:style-name="T1189">targeted </text:span>for <text:span text:style-name="T1189">these </text:span>ISAs: <text:s/><text:span text:style-name="T70">32-bit</text:span><text:span text:style-name="T2"> x86 </text:span><text:span text:style-name="T59">and</text:span><text:span text:style-name="T2"> ARM, </text:span><text:span text:style-name="T70">64-bit</text:span><text:span text:style-name="T2"> x86 </text:span><text:span text:style-name="T59">and </text:span><text:span text:style-name="T2">ARM, </text:span><text:span text:style-name="T59">and </text:span><text:span text:style-name="T114">32-bit</text:span><text:span text:style-name="T171"> and </text:span><text:span text:style-name="T113">40-bit</text:span><text:span text:style-name="T2"> li386-x40.</text:span></text:p>
      <text:p text:style-name="P308"><text:span text:style-name="T348">The </text:span><text:span text:style-name="T2">generator</text:span><text:span text:style-name="T348"> </text:span><text:span text:style-name="T494">module'</text:span><text:span text:style-name="T348">s only job is to </text:span><text:span text:style-name="T494">take the fundamental steps created in the </text:span><text:span text:style-name="T60">compiler</text:span><text:span text:style-name="T494"> module, and </text:span><text:span text:style-name="T348">generate </text:span><text:span text:style-name="T494">the appropriate </text:span><text:span text:style-name="T348">assembly source code </text:span><text:span text:style-name="T495">output</text:span><text:span text:style-name="T348">. <text:s/></text:span><text:span text:style-name="T495">This creates a clean break in the compilation process from the previous modules to anything beyond.</text:span></text:p>
      <text:p text:style-name="P184"><text:span text:style-name="T249">Note:</text:span><text:span text:style-name="T1193"><text:tab/>While the translation in this module is usually very close to </text:span>a 1:1 <text:span text:style-name="T1190">ratio </text:span>between <text:span text:style-name="T1190">fundamental </text:span>steps and assembly <text:span text:style-name="T1193">source code mnemonics</text:span>, some optimizations may also take place at this level.</text:p>
      <text:p text:style-name="P307"><text:span text:style-name="T494">The </text:span><text:span text:style-name="T60">generator</text:span><text:span text:style-name="T494"> module </text:span><text:span text:style-name="T349">tags </text:span><text:span text:style-name="T494">the generated source code with annotations </text:span><text:span text:style-name="T349">indicating to the assembler which ISA or ISAs are being targeted </text:span><text:span text:style-name="T494">(</text:span><text:span text:style-name="T349">as </text:span><text:span text:style-name="T61">RDC</text:span><text:span text:style-name="T349"> can generate output to multiple ISAs </text:span><text:span text:style-name="T350">in a single compile</text:span><text:span text:style-name="T494">)</text:span><text:span text:style-name="T348">.</text:span></text:p>
      <text:p text:style-name="Paragraph">All assembly source code created by the generator module is <text:span text:style-name="T70">position independent</text:span> and can be migrated to any location in memory <text:span text:style-name="T1191">with only a few pointers needing updated when moved outside of a </text:span><text:span text:style-name="T62">LiveCode</text:span><text:span text:style-name="T496"> update</text:span>. <text:s/><text:span text:style-name="T1194">However, anything which contains data on the stack should only be updated using </text:span><text:span text:style-name="T62">LiveCode</text:span><text:span text:style-name="T1194">.</text:span></text:p>
      <text:p text:style-name="Quotations"><text:span text:style-name="T184">Note:</text:span><text:tab/>The generator module physically writes out <text:span text:style-name="T187">annotated </text:span><text:span text:style-name="T184">assembly source code</text:span>, <text:span text:style-name="T732">and </text:span>not binary code. <text:s/>This allows its text-based output to be passed to other tools which can analyze or <text:span text:style-name="T732">alter</text:span> the resulting source code before it goes into the assembler module <text:span text:style-name="T1192">as a separate step</text:span>.</text:p>
      <text:p text:style-name="Quotations"><text:span text:style-name="T184">Note:</text:span><text:tab/>This <text:span text:style-name="T732">multi-stage source code level </text:span>was done to allow LiveCode to track program flow from original source code <text:span text:style-name="T732">and its </text:span>high-level operations, down to <text:span text:style-name="T732">the corresponding </text:span>assembly source code, and finally down <text:span text:style-name="T732">in</text:span>to raw binary <text:span text:style-name="T732">code</text:span>. <text:s/>This allows debugging <text:span text:style-name="T732">to occur </text:span>at any of those levels, as well as LiveCode fixups <text:span text:style-name="T732">to be performed </text:span>at any of those levels.</text:p>
      <text:p text:style-name="Paragraph"/>
      <text:h text:style-name="P260" text:outline-level="1"><text:bookmark-start text:name="__RefHeading__201_1056490440"/><text:soft-page-break/><text:span text:style-name="T779">A</text:span>ssembler<text:bookmark-end text:name="__RefHeading__201_1056490440"/></text:h>
      <text:p text:style-name="P309">The <text:span text:style-name="T2">assembler</text:span> <text:span text:style-name="T732">module is essentially another complete compiler, but one which accesses some different internal functionality to compute the binary output. <text:s/>It translates assembly source code into a binary object file suitable for later linking.</text:span></text:p>
      <text:p text:style-name="P309"><text:span text:style-name="T732">The generator stage also automatically provides </text:span><text:span text:style-name="T1195">/</text:span><text:span text:style-name="T1196">|auto|\</text:span><text:span text:style-name="T732"> markups which carry forward into the output program database, allowing the correlation of every high-level operation in source code to be visualizable down to the assembly level, providing full </text:span><text:span text:style-name="T63">horizontal debugging</text:span><text:span text:style-name="T732"> abilities.</text:span></text:p>
      <text:p text:style-name="Paragraph"/>
      <text:h text:style-name="Heading_20_1" text:outline-level="1"><text:bookmark-start text:name="__RefHeading__729_1056490440"/>Linker<text:bookmark-end text:name="__RefHeading__729_1056490440"/></text:h>
      <text:p text:style-name="P310">The <text:span text:style-name="T2">linker</text:span> <text:span text:style-name="T1197">module is also essentially another complete compiler, but one which also accesses some different internal functionality to receive the binary input, process it through to additional binary output.</text:span></text:p>
      <text:p text:style-name="P310"><text:span text:style-name="T1197">It allows one or more binary object files generated by the </text:span><text:span text:style-name="T64">assembler</text:span><text:span text:style-name="T1197"> module to be used, and creates an OS binary targeted for the specified OS and ABI.</text:span></text:p>
      <text:p text:style-name="P310"><text:span text:style-name="T1197">The </text:span><text:span text:style-name="T64">linker</text:span><text:span text:style-name="T1197"> module is capable of creating multiple binaries targeted at different operating systems from the same binary object file, as well as all required fixup code specific to the OS.</text:span></text:p>
      <text:p text:style-name="Paragraph"/>
      <text:h text:style-name="P260" text:outline-level="1"><text:bookmark-start text:name="__RefHeading__205_1056490440"/>LiveCode<text:bookmark-end text:name="__RefHeading__205_1056490440"/></text:h>
      <text:p text:style-name="Paragraph"><text:span text:style-name="T2">LiveCode</text:span> <text:span text:style-name="T733">is the name given to the ABI (application binary interface) </text:span><text:span text:style-name="T65">RDC</text:span><text:span text:style-name="T733"> employs. <text:s/>It was created by LibSF and is designed to allow for rapid changes to a binary image running in memory. <text:s/>It provides full support to allow every aspect of the program to be edited on-the-fly while the program is running.</text:span></text:p>
      <text:p text:style-name="P101"><text:span text:style-name="T2">LiveCode</text:span> uses a BXML file (Binary XML) to hold the various modules which are present (depending on compiler settings):</text:p>
      <text:list xml:id="list2071669856632115081" text:style-name="L2">
        <text:list-header>
          <text:p text:style-name="P300"><text:span text:style-name="T763">o<text:tab/></text:span><text:span text:style-name="T2">Full original source code, or links to disk-based source code</text:span><text:line-break/><text:span text:style-name="T763">o<text:tab/></text:span><text:span text:style-name="T2">Generated assembler source code</text:span><text:line-break/><text:span text:style-name="T763">o<text:tab/></text:span><text:span text:style-name="T2">Machine code</text:span><text:line-break/><text:span text:style-name="T763">o<text:tab/></text:span>Compiler, <text:span text:style-name="T1198">and</text:span> <text:span text:style-name="T1198">Debugger</text:span> settings and environment<text:line-break/><text:span text:style-name="T763">o<text:tab/></text:span>Meta data<text:line-break/></text:p>
        </text:list-header>
      </text:list>
      <text:p text:style-name="P311"><text:soft-page-break/><text:span text:style-name="T2">LiveCode</text:span> introduce<text:span text:style-name="T1198">s</text:span> a new ability <text:span text:style-name="T1198">to the compilation process</text:span>: <text:s/><text:span text:style-name="T66">the </text:span><text:span text:style-name="T2">ability to run </text:span><text:span text:style-name="T70">errant code</text:span><text:span text:style-name="T2">.</text:span></text:p>
      <text:p text:style-name="P311">If source code is malformed, it <text:span text:style-name="T1198">does </text:span>not <text:span text:style-name="T1198">necessarily </text:span>prevent <text:span text:style-name="T1198">the </text:span><text:span text:style-name="T66">RDC</text:span><text:span text:style-name="T1198"> compiler from ultimately generating </text:span>a binary which will run. <text:s/>However, <text:span text:style-name="T1198">there are settings in the </text:span><text:span text:style-name="T66">SourceLight</text:span><text:span text:style-name="T497"> language definition which may do exactly that. <text:s/>But if those stoppers are not enabled, then </text:span><text:span text:style-name="T66">RDC</text:span><text:span text:style-name="T497"> can generate a binary that contains errant code. <text:s/>This will result in the </text:span>execution of <text:span text:style-name="T1198">as much of the binary as is possible until the line with errant code is reached. <text:s/>At that point it will trigger a new </text:span><text:span text:style-name="T66">LiveCode</text:span><text:span text:style-name="T497"> feature, called an </text:span>an <text:span text:style-name="T116">i</text:span><text:span text:style-name="T70">nquiry</text:span><text:span text:style-name="T498">, </text:span><text:span text:style-name="T624">which allows the binary to be suspended into a debugger where live changes to the code can be made to correct the errant condition</text:span><text:span text:style-name="T498">.</text:span></text:p>
      <text:p text:style-name="Paragraph"/>
      <text:p text:style-name="P324"><text:span text:style-name="T189">Note:</text:span><text:span text:style-name="T263"><text:tab/></text:span><text:span text:style-name="T261">An </text:span><text:span text:style-name="T115">i</text:span><text:span text:style-name="T70">nquiry</text:span><text:span text:style-name="T261"> is a </text:span><text:span text:style-name="T335">new running program </text:span><text:span text:style-name="T261">state where </text:span><text:span text:style-name="T335">it </text:span><text:span text:style-name="T261">suspends to </text:span><text:span text:style-name="T335">a </text:span><text:span text:style-name="T261">debugger, allowing the source code or runtime environment to be corrected so the program can continue. <text:s/></text:span><text:span text:style-name="T335">If no resolution is possible, then the program can be unengaged. <text:s/>In addition, if no debugger is available, a special LiveCode function can be called which will handle the errant condition programmatically.</text:span></text:p>
      <text:p text:style-name="P324"><text:span text:style-name="T250">Note:</text:span><text:span text:style-name="T337"><text:tab/></text:span><text:span text:style-name="T261">Everything about RDC (</text:span><text:span text:style-name="T259">R</text:span><text:span text:style-name="T261">apid </text:span><text:span text:style-name="T259">D</text:span><text:span text:style-name="T261">evelopment </text:span><text:span text:style-name="T259">C</text:span><text:span text:style-name="T261">ompiler) is targeted at writing code faster, and being more productive </text:span><text:span text:style-name="T336">as a developer </text:span><text:span text:style-name="T261">during </text:span><text:span text:style-name="T336">the authoring and </text:span><text:span text:style-name="T261">debugging </text:span><text:span text:style-name="T336">experience</text:span><text:span text:style-name="T261">. <text:s/></text:span><text:span text:style-name="T336">Less attention is paid to the runtime execution speed as these are typically more than adequate on modern hardware.</text:span></text:p>
      <text:p text:style-name="P168"/>
      <text:p text:style-name="P322"><text:bookmark-start text:name="__RefHeading___Toc393885067"/><text:span text:style-name="T735">Philosophy</text:span><text:bookmark-end text:name="__RefHeading___Toc393885067"/></text:p>
      <text:h text:style-name="P261" text:outline-level="1"><text:bookmark-start text:name="__RefHeading__2755_118560278"/>LibSF<text:bookmark-end text:name="__RefHeading__2755_118560278"/></text:h>
      <text:p text:style-name="Paragraph"><text:span text:style-name="T735">The </text:span><text:span text:style-name="T67">Liberty Software Foundation</text:span><text:span text:style-name="T735"> maintains a fundamental philosophy, one which is derived from the relationship each of us shares here on this planet as comparable citizens, placed here by the wisdom and guidance of Jesus Christ</text:span>.</text:p>
      <text:p text:style-name="P139"><text:span text:style-name="T1199">We remember always that </text:span>He had a plan for us as a community of fellows, in service to Him <text:span text:style-name="T1199">(</text:span>and therefore to each other<text:span text:style-name="T1199">) when He placed us here</text:span>. <text:s/>As such, the <text:span text:style-name="T2">Liberty Sof</text:span><text:span text:style-name="T68">t</text:span><text:span text:style-name="T2">ware Foundation</text:span> philosophy is summed up generally <text:span text:style-name="T870">in </text:span>this brief saying:</text:p>
      <text:p text:style-name="P172"/>
      <text:p text:style-name="P320">In God's sight we've come together...</text:p>
      <text:p text:style-name="P319"><text:s text:c="2"/>We've come together to help each other...</text:p>
      <text:p text:style-name="P319"><text:s text:c="4"/>Let's grow this project up … together!</text:p>
      <text:p text:style-name="P319"><text:s text:c="6"/>In service and Love to the Lord, forever!</text:p>
      <text:p text:style-name="P172"/>
      <text:p text:style-name="P140">At all points in <text:span text:style-name="T736">creation</text:span>, Jesus <text:span text:style-name="T870">Christ orchestrated a magnificent, </text:span>harmon<text:span text:style-name="T870">ious, and</text:span> <text:span text:style-name="T736">inspiring creation of </text:span>awe and wonder. <text:s/><text:span text:style-name="T736">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9">Every sign <text:span text:style-name="T737">that </text:span>we have been given demonstrates, <text:span text:style-name="T737">with fullest clarity, </text:span>that we are part of a community of man <text:span text:style-name="T1200">here upon this planet, that our lives are integral pieces of the lives of those around us (both near and far). <text:s/>Not one of us is here by accident. <text:s/>And all of us are here with a purpose unto God, and unto one another.</text:span></text:p>
      <text:p text:style-name="P138">Those of us who author content for the <text:span text:style-name="T2">Liberty Software Foundation</text:span> recognize and acknowledge <text:span text:style-name="T1200">this relationship. <text:s/>We acknowledge </text:span>that it was God who first gave <text:span text:style-name="T1200">all of </text:span>us every unique and special ability and talent we possess, <text:span text:style-name="T871">that </text:span>the opportunities we've had for schooling, learning <text:span text:style-name="T1200">in general</text:span>, <text:span text:style-name="T738">and everything else associated with the arrival at our vocation and position in this world, that all of it came from Him.</text:span></text:p>
      <text:p text:style-name="P312"><text:soft-page-break/><text:span text:style-name="T738">Without God's guiding hand often pulling us along as we go, we would not be where we are today, nor would we be the people we are today.</text:span></text:p>
      <text:p text:style-name="P312"><text:span text:style-name="T1200">Those of us at the </text:span><text:span text:style-name="T69">Liberty Software Foundation</text:span><text:span text:style-name="T1200"> bring this realization </text:span><text:span text:style-name="T117">front and center</text:span><text:span text:style-name="T1200">, desiring to </text:span><text:span text:style-name="T117">give back unto God</text:span><text:span text:style-name="T1200"> the </text:span><text:span text:style-name="T117">fullest fruits</text:span><text:span text:style-name="T1200"> of that which He </text:span><text:span text:style-name="T117">first gave us</text:span><text:span text:style-name="T1200">: <text:s/></text:span><text:span text:style-name="T12">everything </text:span><text:span text:style-name="T40">we possess</text:span><text:span text:style-name="T12">.</text:span></text:p>
      <text:h text:style-name="Heading_20_2" text:outline-level="2"><text:bookmark-start text:name="__RefHeading__10017_1415873427"/><text:span text:style-name="T872">In </text:span>Application<text:bookmark-end text:name="__RefHeading__10017_1415873427"/></text:h>
      <text:p text:style-name="P137">The Liberty Software Foundation content is all released into the Public Domain with a single caveat: <text:s/><text:span text:style-name="T70">that each person receiving it employ self-accountability unto God that the content will remain open</text:span><text:span text:style-name="T2">.</text:span></text:p>
      <text:p text:style-name="P137"><text:span text:style-name="T348">This is, after all, the model God gave mankind with regards to the Earth and everything in it. <text:s/>It was His intention that we receive His gift with gladness, and </text:span><text:span text:style-name="T462">also receive </text:span><text:span text:style-name="T348">His guidance for using that gift with gladness, and then employ </text:span><text:span text:style-name="T462">His gift of guidance upon </text:span><text:span text:style-name="T348">the gift </text:span><text:span text:style-name="T462">of the Earth and everything in it, enjoying it all </text:span><text:span text:style-name="T348">to </text:span><text:span text:style-name="T462">the </text:span><text:span text:style-name="T348">fullest capacity </text:span><text:span text:style-name="T462">(</text:span><text:span text:style-name="T348">as per His correct and desirable guidance and instruction</text:span><text:span text:style-name="T462">)</text:span><text:span text:style-name="T348">.</text:span></text:p>
      <text:p text:style-name="P137"><text:span text:style-name="T348">However, God is not the only entity at work in our lives. <text:s/>A prideful and arrogant enemy of God aro</text:span><text:span text:style-name="T462">se and approached </text:span><text:span text:style-name="T348">man, tempting him to seek guidance </text:span><text:span text:style-name="T462">from a source </text:span><text:span text:style-name="T348">apart from God. <text:s/></text:span><text:span text:style-name="T462">And </text:span><text:span text:style-name="T348">when this was accomplished, the world we see around us today was manifested.</text:span></text:p>
      <text:p text:style-name="P38">-----</text:p>
      <text:p text:style-name="P136"><text:span text:style-name="T348">The ways of this world </text:span><text:span text:style-name="T463">today </text:span><text:span text:style-name="T348">are not the way</text:span><text:span text:style-name="T463">s</text:span><text:span text:style-name="T348"> this world was intended to be </text:span><text:span text:style-name="T463">for man</text:span><text:span text:style-name="T348">. <text:s/>It is </text:span><text:span text:style-name="T463">this </text:span><text:span text:style-name="T348">way </text:span><text:span text:style-name="T463">today </text:span><text:span text:style-name="T348">because people </text:span><text:span text:style-name="T463">have </text:span><text:span text:style-name="T348">stopped listening to God, </text:span><text:span text:style-name="T463">following instead </text:span><text:span text:style-name="T348">after the enemy of God through his temptations </text:span><text:span text:style-name="T351">of </text:span><text:span text:style-name="T348">sin </text:span><text:span text:style-name="T463">upon our sinful nature</text:span><text:span text:style-name="T348">. <text:s/></text:span><text:span text:style-name="T351">Our bodies </text:span><text:span text:style-name="T463">exist </text:span><text:span text:style-name="T351">in a fallen state </text:span><text:span text:style-name="T463">(they age, get sick)</text:span><text:span text:style-name="T351">, and we are spiritually dead </text:span><text:span text:style-name="T463">(</text:span><text:span text:style-name="T351">unable to discern matters of the spirit</text:span><text:span text:style-name="T463">)</text:span><text:span text:style-name="T351">, yet we </text:span><text:span text:style-name="T463">are and </text:span><text:span text:style-name="T351">remain three-</text:span><text:span text:style-name="T463">part </text:span><text:span text:style-name="T351">beings </text:span><text:span text:style-name="T463">made up of distinct components</text:span><text:span text:style-name="T351">: <text:s/></text:span><text:span text:style-name="T5">soul, spirit, body.</text:span><text:span text:style-name="T351"> <text:s/></text:span><text:span text:style-name="T463">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7"><text:span text:style-name="T873">I</text:span>n this world <text:span text:style-name="T873">today, </text:span>it is only through the redemptive blood of Jesus Christ that any of us can come to faith <text:span text:style-name="T873">and be saved, to </text:span>come to Jesus Christ, ask forgiveness for our sins, <text:span text:style-name="T873">and literally </text:span>have those sins taken away from us bringing us again into a right standing with God <text:span text:style-name="T873">so </text:span>that we are then alive again spiritually, able to discern and comprehend the things of God <text:span text:style-name="T873">gain (the “born again” nature)</text:span>.</text:p>
      <text:p text:style-name="P37">And for those of us at the Liberty Software Foundation who have come to Jesus Christ and received the <text:span text:style-name="T873">re</text:span>birth, our attentions are now focu<text:span text:style-name="T873">s</text:span>ed back on that which God would've had us do from the beginning <text:span text:style-name="T873">(</text:span>had we not fallen into temptation, and <text:span text:style-name="T873">died because of </text:span>sin<text:span text:style-name="T873">)</text:span>.</text:p>
      <text:h text:style-name="Heading_20_2" text:outline-level="2"><text:bookmark-start text:name="__RefHeading__10019_1415873427"/><text:soft-page-break/>In Focus<text:bookmark-end text:name="__RefHeading__10019_1415873427"/></text:h>
      <text:p text:style-name="P135"><text:span text:style-name="T348">The Liberty Software Foundation employs a larger philosophy in everything that we do </text:span><text:span text:style-name="T352">than that which would apply to </text:span><text:span text:style-name="T353">the mere authoring of </text:span><text:span text:style-name="T464">some </text:span><text:span text:style-name="T352">digital content</text:span><text:span text:style-name="T348">. <text:s/></text:span><text:span text:style-name="T353">That philosophy ties back to what </text:span><text:span text:style-name="T348">is called the </text:span><text:span text:style-name="T70">Village Freedom Project</text:span><text:span text:style-name="T498">, and </text:span><text:span text:style-name="T499">it </text:span><text:span text:style-name="T498">is part of a philosophy whereby this very type of </text:span><text:span text:style-name="T499">assertive and affirmative </text:span><text:span text:style-name="T498">actio</text:span><text:span text:style-name="T499">n for God, purposed upon Him with the fullness of our lives, is given </text:span><text:span text:style-name="T593">by us </text:span><text:span text:style-name="T499">in all areas of our lives.</text:span></text:p>
      <text:p text:style-name="P134"><text:span text:style-name="T499">T</text:span><text:span text:style-name="T498">o put it simply: <text:s/></text:span><text:span text:style-name="T120">We are His prayerful servants in this world, living our lives for Him, and brining knowledge of Him to the people of this world in everything we do.</text:span></text:p>
      <text:h text:style-name="P247" text:outline-level="2"><text:bookmark-start text:name="__RefHeading__2737_118560278"/><text:span text:style-name="T1171">RDC and C</text:span>Alive<text:bookmark-end text:name="__RefHeading__2737_118560278"/></text:h>
      <text:p text:style-name="P132"><text:span text:style-name="T498">It is the general belief of those at LibSF that computers should aid people in their work. <text:s/></text:span><text:span text:style-name="T518">They should provide </text:span><text:span text:style-name="T498">features and tools which allow them to conduct their tasks more efficiently. <text:s/>There have been a lot of advancements in presentation </text:span><text:span text:style-name="T517">graphics </text:span><text:span text:style-name="T518">made </text:span><text:span text:style-name="T498">since the late 1990s and early 2000s. <text:s/></text:span><text:span text:style-name="T518">These have culminated into a host of </text:span><text:span text:style-name="T594">new, </text:span><text:span text:style-name="T518">nearly 3D user interfaces. <text:s/>These concepts </text:span><text:span text:style-name="T498">should be incorporated </text:span><text:span text:style-name="T594">not just into our screens, but </text:span><text:span text:style-name="T498">into the way people </text:span><text:span text:style-name="T517">think, work, </text:span><text:span text:style-name="T518">and plan</text:span><text:span text:style-name="T517"> </text:span><text:span text:style-name="T594">their </text:span><text:span text:style-name="T517">software and other computer-based products</text:span><text:span text:style-name="T498">.</text:span></text:p>
      <text:p text:style-name="P133"><text:span text:style-name="T120">RDC and </text:span><text:span text:style-name="T153">CAlive</text:span><text:span text:style-name="T595"> </text:span><text:span text:style-name="T498">were </text:span><text:span text:style-name="T595">designed from inception to </text:span><text:span text:style-name="T518">be part of an integrated environment. <text:s/></text:span><text:span text:style-name="T498">That system </text:span><text:span text:style-name="T518">is </text:span><text:span text:style-name="T595">expected </text:span><text:span text:style-name="T518">to be working in </text:span><text:span text:style-name="T498">direct </text:span><text:span text:style-name="T518">conjunction with a GUI </text:span><text:span text:style-name="T498">editor/ IDE, </text:span><text:span text:style-name="T518">and </text:span><text:span text:style-name="T498">an </text:span><text:span text:style-name="T595">always-present, always-on debugger.</text:span></text:p>
      <text:p text:style-name="P131"><text:span text:style-name="T498">The GUI </text:span><text:span text:style-name="T594">editor </text:span><text:span text:style-name="T498">provides </text:span><text:span text:style-name="T518">code facilities </text:span><text:span text:style-name="T498">which </text:span><text:span text:style-name="T518">operate in the background in real-time. <text:s/>These bring </text:span><text:span text:style-name="T498">source code </text:span><text:span text:style-name="T518">to life </text:span><text:span text:style-name="T498">using the features of </text:span><text:span text:style-name="T518">LibSF's </text:span><text:span text:style-name="T120">SourceLight</text:span><text:span text:style-name="T498">, </text:span><text:span text:style-name="T518">for example, </text:span><text:span text:style-name="T594">which is </text:span><text:span text:style-name="T498">the term given </text:span><text:span text:style-name="T518">to a set of features which explore </text:span><text:span text:style-name="T594">that which is </text:span><text:span text:style-name="T518">being</text:span><text:span text:style-name="T498"> developed </text:span><text:span text:style-name="T594">in source code</text:span><text:span text:style-name="T498">, showing references, usage</text:span><text:span text:style-name="T518">s</text:span><text:span text:style-name="T498">, </text:span><text:span text:style-name="T518">as well as full</text:span><text:span text:style-name="T498"> documentation for those things being </text:span><text:span text:style-name="T594">constructed</text:span><text:span text:style-name="T498">.</text:span></text:p>
      <text:p text:style-name="P130"><text:span text:style-name="T498">It is the ongoing hope of those at LibSF that these GUI features will only </text:span><text:span text:style-name="T519">expand and </text:span><text:span text:style-name="T498">increase over time. <text:s/></text:span><text:span text:style-name="T519">LibSF </text:span><text:span text:style-name="T594">seeks to </text:span><text:span text:style-name="T519">provide </text:span><text:span text:style-name="T498">a </text:span><text:span text:style-name="T519">robust </text:span><text:span text:style-name="T498">framework allow</text:span><text:span text:style-name="T519">ing</text:span><text:span text:style-name="T498"> easy, </text:span><text:span text:style-name="T519">custom, </text:span><text:span text:style-name="T498">add-on extensions </text:span><text:span text:style-name="T519">to be created and shared </text:span><text:span text:style-name="T498">by/</text:span><text:span text:style-name="T594">with</text:span><text:span text:style-name="T498"> other developers. <text:s/>Each extension </text:span><text:span text:style-name="T519">accesses and utilizes </text:span><text:span text:style-name="T594">the same </text:span><text:span text:style-name="T498">API </text:span><text:span text:style-name="T594">that core-</text:span><text:span text:style-name="T154">RDC</text:span><text:span text:style-name="T594"> and core-</text:span><text:span text:style-name="T154">CAlive</text:span><text:span text:style-name="T594"> utilize, giving </text:span><text:span text:style-name="T519">full insight in</text:span><text:span text:style-name="T498">to </text:span><text:span text:style-name="T519">all features and </text:span><text:span text:style-name="T498">abilities known to the </text:span><text:span text:style-name="T519">native</text:span><text:span text:style-name="T498"> </text:span><text:span text:style-name="T594">products</text:span><text:span text:style-name="T498">.</text:span></text:p>
      <text:h text:style-name="P248" text:outline-level="2"><text:bookmark-start text:name="__RefHeading__10021_1415873427"/>Invitation<text:bookmark-end text:name="__RefHeading__10021_1415873427"/></text:h>
      <text:p text:style-name="P44">We at the LibSF would like to invite you to come participate in writing software for Jesus Christ, and for our fellow man. <text:s/>To use the unique and special talents, abilities, interests, and fields of expertise, to serve the Lord in this way.</text:p>
      <text:p text:style-name="P44"><text:soft-page-break/>Won't you come and join the community of man who reaches deep within themselves and offers up that which the Lord first gave us?</text:p>
      <text:p text:style-name="Paragraph"/>
      <text:p text:style-name="P11"/>
      <text:p text:style-name="P9"><text:bookmark-start text:name="__RefHeading___Toc393885068"/>CAlive<text:bookmark-end text:name="__RefHeading___Toc393885068"/></text:p>
      <text:h text:style-name="P262" text:outline-level="1"><text:bookmark-start text:name="__RefHeading___Toc393885069"/>CAlive<text:bookmark-end text:name="__RefHeading___Toc393885069"/></text:h>
      <text:p text:style-name="P129"><text:span text:style-name="T122">CA</text:span><text:span text:style-name="T121">live</text:span><text:span text:style-name="T740"> wa</text:span>s <text:span text:style-name="T743">designed to create </text:span>an extended C-<text:span text:style-name="T743">like</text:span> programming language, <text:span text:style-name="T743">one</text:span> which adds <text:span text:style-name="T764">some modern programming features including </text:span>the class, exception handling, and <text:span text:style-name="T764">other </text:span>features <text:span text:style-name="T740">not found in C or C++</text:span>.</text:p>
      <text:p text:style-name="P128"><text:span text:style-name="T740">It was given the name </text:span><text:span text:style-name="T6">“</text:span><text:span text:style-name="T121">CAlive”</text:span><text:span text:style-name="T740"> because it was LibSF's hope to </text:span><text:span text:style-name="T501">bring new life to our old stand-by </text:span><text:span text:style-name="T503">workhorse... C.</text:span></text:p>
      <text:p text:style-name="P128"><text:span text:style-name="T128">CAlive</text:span><text:span text:style-name="T514"> </text:span><text:span text:style-name="T502">is pronounced as </text:span><text:span text:style-name="T642">“</text:span><text:span text:style-name="T72">sea alive,”</text:span><text:span text:style-name="T502"> </text:span><text:span text:style-name="T515">and is abbreviated to </text:span><text:span text:style-name="T502">the letters </text:span><text:span text:style-name="T72">CA</text:span><text:span text:style-name="T502"> for short </text:span><text:span text:style-name="T515">(as in C, C++, C#, CA)</text:span><text:span text:style-name="T502">. <text:s/></text:span><text:span text:style-name="T129">CAlive</text:span><text:span text:style-name="T515"> uses “.ca” by default for their file extension.</text:span></text:p>
      <text:p text:style-name="P171"/>
      <text:p text:style-name="P175"><text:span text:style-name="T503">From the </text:span><text:span text:style-name="T123">C perspective</text:span><text:span text:style-name="T503">:<text:tab/></text:span><text:span text:style-name="T504">I</text:span><text:span text:style-name="T503">t brings </text:span><text:span text:style-name="T501">some notably absent features </text:span><text:span text:style-name="T596">in</text:span><text:span text:style-name="T503">to the </text:span><text:span text:style-name="T596">core </text:span><text:span text:style-name="T504">language</text:span><text:span text:style-name="T503">, </text:span><text:span text:style-name="T504">jump-starting it with </text:span><text:span text:style-name="T596">a </text:span><text:span text:style-name="T504">simple implementation of well-proven features </text:span><text:span text:style-name="T596">that are, today, </text:span><text:span text:style-name="T504">in wide use </text:span><text:span text:style-name="T596">in many systems</text:span><text:span text:style-name="T501">.</text:span></text:p>
      <text:p text:style-name="P174"><text:span text:style-name="T503">From the </text:span><text:span text:style-name="T123">C++ perspective:</text:span><text:span text:style-name="T503"><text:tab/></text:span><text:span text:style-name="T504">I</text:span><text:span text:style-name="T503">t </text:span><text:span text:style-name="T501">distill</text:span><text:span text:style-name="T503">s</text:span><text:span text:style-name="T501"> </text:span><text:span text:style-name="T504">some of </text:span><text:span text:style-name="T596">the</text:span><text:span text:style-name="T504"> </text:span><text:span text:style-name="T501">best features </text:span><text:span text:style-name="T504">down to a few additions</text:span><text:span text:style-name="T501">, </text:span><text:span text:style-name="T504">jettisoning </text:span><text:span text:style-name="T501">the </text:span><text:span text:style-name="T596">excessive baggage </text:span><text:span text:style-name="T503">in favor of source code simplicity, </text:span><text:span text:style-name="T596">better </text:span><text:span text:style-name="T504">eyesight, </text:span><text:span text:style-name="T596">increased </text:span><text:span text:style-name="T504">sanity, </text:span><text:span text:style-name="T503">and ease of maintenance </text:span><text:span text:style-name="T596">and understanding</text:span><text:span text:style-name="T501">.</text:span></text:p>
      <text:p text:style-name="P173"><text:span text:style-name="T188">Bottom line:</text:span><text:span text:style-name="T741"><text:tab/>CAlive adds to C what C99 should've added.</text:span></text:p>
      <text:p text:style-name="P161"/>
      <text:h text:style-name="P249" text:outline-level="2"><text:bookmark-start text:name="__RefHeading__2006_118560278"/>C and C++ developers<text:bookmark-end text:name="__RefHeading__2006_118560278"/></text:h>
      <text:p text:style-name="P164"><text:span text:style-name="T744">I</text:span>f you <text:span text:style-name="T741">already </text:span>know <text:span text:style-name="T741">C or C++ and their shared general </text:span>syntax, then you already know 9<text:span text:style-name="T745">8</text:span>% of everything you need to know to program in <text:span text:style-name="T13">CAlive</text:span><text:span text:style-name="T742"> today. <text:s/>In fact, you don't need to use any of </text:span><text:span text:style-name="T13">CAlive's</text:span><text:span text:style-name="T742"> new features </text:span><text:soft-page-break/><text:span text:style-name="T742">at all. <text:s/>By using the </text:span><text:span text:style-name="T72">-c90</text:span><text:span text:style-name="T742"> or </text:span><text:span text:style-name="T72">-c99</text:span><text:span text:style-name="T742"> command line switches, most of your C code (and simple C++ code) will compile today without changes.</text:span></text:p>
      <text:p text:style-name="P163"><text:span text:style-name="T769">There are a few features of C, and many in C++, which are not supported in </text:span><text:span text:style-name="T13">CAlive.</text:span><text:span text:style-name="T742"> <text:s/>And some of </text:span><text:span text:style-name="T13">CAlive's</text:span><text:span text:style-name="T742">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63" text:outline-level="1"><text:bookmark-start text:name="__RefHeading__2739_118560278"/>Engage, Unengage, <text:span text:style-name="T749">and Binary</text:span><text:bookmark-end text:name="__RefHeading__2739_118560278"/></text:h>
      <text:p text:style-name="P127"><text:span text:style-name="T348">LibSF use</text:span><text:span text:style-name="T378">s</text:span><text:span text:style-name="T348"> the terms </text:span><text:span text:style-name="T174">engage</text:span><text:span text:style-name="T348"> and </text:span><text:span text:style-name="T174">unengage</text:span><text:span text:style-name="T348"> to describe starting </text:span><text:span text:style-name="T378">and stopping </text:span><text:span text:style-name="T348">something. <text:s/></text:span><text:span text:style-name="T391">A program, </text:span><text:span text:style-name="T465">proces, or thread</text:span><text:span text:style-name="T391"> is </text:span><text:span text:style-name="T41">engaged</text:span><text:span text:style-name="T391">, and </text:span><text:span text:style-name="T465">later</text:span><text:span text:style-name="T391"> </text:span><text:span text:style-name="T41">unengaged</text:span><text:span text:style-name="T391">, as part of its normal life cycle.</text:span></text:p>
      <text:p text:style-name="P127"><text:span text:style-name="T465">C</text:span><text:span text:style-name="T348">ompiled software </text:span><text:span text:style-name="T465">goes through cycles from </text:span><text:span text:style-name="T466">(1)</text:span><text:span text:style-name="T465"> </text:span><text:span text:style-name="T100">source code</text:span><text:span text:style-name="T597">, </text:span><text:span text:style-name="T598">(2)</text:span><text:span text:style-name="T597"> </text:span><text:span text:style-name="T100">intermediate code</text:span><text:span text:style-name="T597">, </text:span><text:span text:style-name="T598">(3)</text:span><text:span text:style-name="T597"> </text:span><text:span text:style-name="T101">assembly code</text:span><text:span text:style-name="T598">, (4)</text:span><text:span text:style-name="T597"> </text:span><text:span text:style-name="T100">object code</text:span><text:span text:style-name="T597">, which ultimately produce </text:span><text:span text:style-name="T348">a </text:span><text:span text:style-name="T466">(5)</text:span><text:span text:style-name="T348"> </text:span><text:span text:style-name="T70">binary</text:span><text:span text:style-name="T498"> </text:span><text:span text:style-name="T520">in its machine code form</text:span><text:span text:style-name="T597">.</text:span></text:p>
      <text:h text:style-name="P264" text:outline-level="1"><text:bookmark-start text:name="__RefHeading__10023_1415873427"/><text:span text:style-name="T465">M</text:span><text:span text:style-name="T348">ember Access </text:span><text:span text:style-name="T469">with </text:span><text:span text:style-name="T1167">.</text:span><text:span text:style-name="T469"> </text:span><text:span text:style-name="T485">or</text:span><text:span text:style-name="T469"> </text:span><text:span text:style-name="T722">-&gt;</text:span><text:bookmark-end text:name="__RefHeading__10023_1415873427"/></text:h>
      <text:p text:style-name="P80">CAlive<text:span text:style-name="T348"> has made the decision to merge the </text:span>dot <text:span text:style-name="T877">.</text:span><text:span text:style-name="T348"> and </text:span>pointer <text:span text:style-name="T879">-&gt;</text:span><text:span text:style-name="T348"> access to members. <text:s/>This means that use of either parent.member or parent-&gt;member will work in all cases, on all variables, and with equal weight and assessment. <text:s/>There is no difference in syntax if an object was declared locally, or is accessed through a pointer. <text:s/></text:span>CAlive<text:span text:style-name="T348"> auto-resolves this for the developer by context, removing another painful hurdle so often seen in C-like development.</text:span></text:p>
      <text:h text:style-name="P266" text:outline-level="1"><text:bookmark-start text:name="__RefHeading__2741_118560278"/>LiveCode<text:bookmark-end text:name="__RefHeading__2741_118560278"/></text:h>
      <text:p text:style-name="P126"><text:span text:style-name="T2">CAlive</text:span> uses a new <text:span text:style-name="T766">ABI (A</text:span>pplication <text:span text:style-name="T766">B</text:span>inary <text:span text:style-name="T766">I</text:span>nterface) called <text:span text:style-name="T70">LiveCode</text:span>. <text:s/><text:span text:style-name="T2">LiveCode</text:span> is a <text:span text:style-name="T874">full</text:span> <text:span text:style-name="T2">edit-and-continue</text:span> <text:span text:style-name="T770">(</text:span>or <text:span text:style-name="T2">fix-and-continue</text:span><text:span text:style-name="T770">)</text:span> ABI. <text:s/><text:span text:style-name="T766">I</text:span>t allows changes to be made to all code and data a<text:span text:style-name="T771">t both</text:span> <text:span text:style-name="T766">development time and runtime</text:span>.</text:p>
      <text:p text:style-name="P125"><text:span text:style-name="T766">Because of this ability, error conditions do not typically generate errors. <text:s/>Instead, they </text:span><text:span text:style-name="T392">signal </text:span><text:span text:style-name="T466">something called an </text:span><text:span text:style-name="T42">inquiry</text:span><text:span text:style-name="T466">. <text:s/></text:span><text:span text:style-name="T42">Inquirys</text:span><text:span text:style-name="T466"> are triggered to indicate </text:span><text:span text:style-name="T392">something unexpected </text:span><text:span text:style-name="T466">was </text:span><text:span text:style-name="T392">encountered. <text:s/></text:span><text:span text:style-name="T466">They </text:span><text:span text:style-name="T392">suspend </text:span><text:span text:style-name="T466">the program, and wait </text:span><text:span text:style-name="T392">for </text:span><text:span text:style-name="T466">a developer </text:span><text:span text:style-name="T392">fix </text:span><text:span text:style-name="T466">the condition s</text:span><text:span text:style-name="T392">o </text:span><text:span text:style-name="T466">the program </text:span><text:span text:style-name="T392">can continue.</text:span></text:p>
      <text:p text:style-name="P22"><text:span text:style-name="T2">LiveCode</text:span> <text:span text:style-name="T772">provides a full trace of every source code to </text:span>machine code, <text:span text:style-name="T875">including additional tags provided for by </text:span><text:span text:style-name="T43">side coding</text:span><text:span text:style-name="T875"> </text:span><text:span text:style-name="T855">\|code|/</text:span><text:span text:style-name="T875"> casks (explained later)</text:span>.</text:p>
      <text:p text:style-name="P195"><text:span text:style-name="T190">Note:</text:span><text:span text:style-name="T599"><text:tab/></text:span><text:span text:style-name="T772">There may be multiple levels of source code conversion, such as expanded </text:span><text:soft-page-break/><text:span text:style-name="T772">macros, and pre- or post-processing by third party tools.</text:span></text:p>
      <text:p text:style-name="P195"><text:span text:style-name="T229">Note:</text:span><text:span text:style-name="T875"><text:tab/>All such levels of processing are included as well.</text:span></text:p>
      <text:p text:style-name="P36"><text:span text:style-name="T21">LiveCode's</text:span> step-by-step tracing allows a type of diff to be created at <text:span text:style-name="T772">various </text:span>level<text:span text:style-name="T772">s</text:span>, determining what <text:span text:style-name="T876">exactly </text:span>needs to be changed in the running <text:span text:style-name="T2">binary.</text:span><text:span text:style-name="T261"> <text:s/></text:span><text:span text:style-name="T314">And GUI editor refactoring features aid in that change by assigning new names to existing tokens, or by refactoring members from one location to another.</text:span></text:p>
      <text:h text:style-name="P267" text:outline-level="1"><text:bookmark-start text:name="__RefHeading__2660_343834233"/><text:span text:style-name="T903">Program </text:span>Inquiry<text:span text:style-name="T903">s</text:span><text:bookmark-end text:name="__RefHeading__2660_343834233"/></text:h>
      <text:p text:style-name="P124"><text:span text:style-name="T467">As previously mentioned, </text:span><text:span text:style-name="T15">CAlive </text:span><text:span text:style-name="T380">introduces </text:span><text:span text:style-name="T393">a runtime suspension </text:span><text:span text:style-name="T394">state </text:span><text:span text:style-name="T393">called an </text:span><text:span text:style-name="T78">inquiry</text:span><text:span text:style-name="T516">.</text:span></text:p>
      <text:p text:style-name="P124"><text:span text:style-name="T133">Inquirys</text:span><text:span text:style-name="T521"> are entered into as the result of an unhandled exception, or </text:span><text:span text:style-name="T600">b </text:span><text:span text:style-name="T521">use of the new </text:span><text:span text:style-name="T102">inquiry</text:span><text:span text:style-name="T689"> </text:span><text:span text:style-name="T102">keyword</text:span><text:span text:style-name="T521">. <text:s/></text:span><text:span text:style-name="T155">Inquirys</text:span><text:span text:style-name="T600"> </text:span><text:span text:style-name="T521">exist in lieu of </text:span><text:span text:style-name="T600">exceptions and </text:span><text:span text:style-name="T521">errors, and allow developer intervention to correct the errant state, and resume the running process, </text:span><text:span text:style-name="T600">without losing anything active in memory</text:span><text:span text:style-name="T521">.</text:span></text:p>
      <text:p text:style-name="P75"><text:span text:style-name="T315">I</text:span><text:span text:style-name="T261">nquirys</text:span><text:span text:style-name="T498"> can also be introduced directly by the compiler or linker when some pieces required to complete the </text:span><text:span text:style-name="T261">binary</text:span><text:span text:style-name="T498"> perfectly are not present. <text:s/>Rather than failing to create a </text:span><text:span text:style-name="T261">binary</text:span><text:span text:style-name="T498"> in such a case, </text:span><text:span text:style-name="T261">RDC and CAlive</text:span><text:span text:style-name="T498"> simply wrap the missing components in </text:span><text:span text:style-name="T261">inquiry</text:span><text:span text:style-name="T498"> signals, which allow the missing bits to be fixed when encountered.</text:span></text:p>
      <text:p text:style-name="P123"><text:span text:style-name="T521">Once an </text:span><text:span text:style-name="T133">inquiry</text:span><text:span text:style-name="T521"> is entered into, the </text:span><text:span text:style-name="T601">program is suspended and </text:span><text:span text:style-name="T521">developer is able to examine the running state and determine what needs to be corrected to allow the program to continue. <text:s/></text:span><text:span text:style-name="T601">Or, the developer may choose to </text:span><text:span text:style-name="T156">unengage</text:span><text:span text:style-name="T601"> </text:span><text:span text:style-name="T521">the program if the condition is </text:span><text:span text:style-name="T601">non-</text:span><text:span text:style-name="T521">recoverable.</text:span></text:p>
      <text:h text:style-name="P268" text:outline-level="1"><text:bookmark-start text:name="__RefHeading__10229_251287257"/><text:span text:style-name="T907">livecode</text:span><text:span text:style-name="T905">_</text:span><text:span text:style-name="T907">precompile</text:span><text:span text:style-name="T905">()</text:span> <text:span text:style-name="T1158">and </text:span><text:span text:style-name="T907">livecode_update()</text:span><text:bookmark-end text:name="__RefHeading__10229_251287257"/></text:h>
      <text:p text:style-name="P74">CAlive<text:span text:style-name="T348"> introduces the ability to control compilation by use of function</text:span><text:span text:style-name="T476">s</text:span><text:span text:style-name="T348"> that </text:span><text:span text:style-name="T476">are </text:span><text:span text:style-name="T477">compiled and </text:span><text:span text:style-name="T348">evaluated at compile-time. <text:s/></text:span><text:span text:style-name="T477">These are</text:span><text:span text:style-name="T348">: <text:s/></text:span><text:span text:style-name="T241">livecode_precompile()</text:span><text:span text:style-name="T614">, and </text:span><text:span text:style-name="T241">livecode_update()</text:span><text:span text:style-name="T614">.</text:span></text:p>
      <text:p text:style-name="P189"><text:span text:style-name="T1158">Note:</text:span><text:span text:style-name="T325"><text:tab/></text:span><text:span text:style-name="T1158">livecode_precompile()</text:span><text:span text:style-name="T325"> is called only on a full recompile. <text:s/>CAlive calls the </text:span><text:span text:style-name="T1158">livecode_update()</text:span><text:span text:style-name="T325"> with data for all livecode updates.</text:span></text:p>
      <text:p text:style-name="P73"><text:span text:style-name="T241">livecode</text:span><text:span text:style-name="T184">_precompile()</text:span><text:span text:style-name="T261"><text:line-break/></text:span><text:span text:style-name="T614">This function i</text:span><text:span text:style-name="T348">s used to allow </text:span><text:span text:style-name="T477">controllable </text:span><text:span text:style-name="T348">pre-compilation </text:span><text:span text:style-name="T477">edits and a full examination of all </text:span><text:span text:style-name="T348">source code, </text:span><text:span text:style-name="T477">#include </text:span><text:span text:style-name="T348">files, </text:span><text:span text:style-name="T477">macro expansions made in iteration, and more.</text:span></text:p>
      <text:p text:style-name="P73"><text:soft-page-break/><text:span text:style-name="T477">A</text:span><text:span text:style-name="T348">fter </text:span><text:span text:style-name="T477">each </text:span><text:span text:style-name="T348">main source file </text:span><text:span text:style-name="T477">has </text:span><text:span text:style-name="T348">been loaded, all their #include files have been loaded, and macros have been expanded, </text:span><text:span text:style-name="T477">if it was found,</text:span><text:span text:style-name="T348"> </text:span><text:span text:style-name="T1158">CAlive</text:span><text:span text:style-name="T477"> will compile and execute the </text:span><text:span text:style-name="T1158">livecode_precompile()</text:span><text:span text:style-name="T477"> code before compiling the rest of the source code</text:span><text:span text:style-name="T348">.</text:span></text:p>
      <text:p text:style-name="P241"><text:span text:style-name="T1033">// Code to handle custom compilation steps goes here<text:line-break/></text:span><text:span text:style-name="T498">bool </text:span><text:span text:style-name="T700">livecode</text:span><text:span text:style-name="T641">_</text:span><text:span text:style-name="T699">pre</text:span><text:span text:style-name="T641">compile</text:span><text:span text:style-name="T498">(</text:span><text:span text:style-name="T641">C</text:span><text:span text:style-name="T701">C</text:span><text:span text:style-name="T641">ompile</text:span><text:span text:style-name="T498">* </text:span><text:span text:style-name="T615">context</text:span><text:span text:style-name="T498">)<text:line-break/>{<text:line-break/> <text:s text:c="3"/></text:span><text:span text:style-name="T701">C</text:span><text:span text:style-name="T641">CompileLine</text:span><text:span text:style-name="T498">* </text:span><text:span text:style-name="T613">cl, </text:span><text:span text:style-name="T615">clNew</text:span><text:span text:style-name="T498">;<text:line-break/> <text:s text:c="3"/></text:span><text:span text:style-name="T701">CcompileFile</text:span><text:span text:style-name="T615">* cf;</text:span><text:span text:style-name="T498"><text:line-break/><text:line-break/><text:line-break/></text:span><text:span text:style-name="T1033"> <text:s text:c="3"/>// Compiler switches can be set </text:span><text:span text:style-name="T1059">or retrieved</text:span><text:span text:style-name="T1033"><text:line-break/></text:span><text:span text:style-name="T939"> <text:s text:c="3"/>c</text:span><text:span text:style-name="T942">ompile</text:span><text:span text:style-name="T939">-&gt;</text:span><text:span text:style-name="T932">switches.</text:span><text:span text:style-name="T935">set</text:span><text:span text:style-name="T942">(</text:span><text:span text:style-name="T939">name, value</text:span><text:span text:style-name="T942">)</text:span><text:span text:style-name="T939">;<text:line-break/> <text:s text:c="3"/></text:span><text:span text:style-name="T942">if (compile-&gt;</text:span><text:span text:style-name="T935">switches.get</text:span><text:span text:style-name="T942">(name).</text:span><text:span text:style-name="T944">equals(</text:span><text:span text:style-name="T942">value</text:span><text:span text:style-name="T944">)</text:span><text:span text:style-name="T942">)<text:line-break/></text:span><text:span text:style-name="T1059"> <text:s text:c="7"/>// Action here</text:span><text:span text:style-name="T939"><text:line-break/></text:span><text:span text:style-name="T1033"><text:line-break/><text:line-break/></text:span><text:span text:style-name="T1009">||||||||||</text:span><text:span text:style-name="T1061"><text:line-break/></text:span><text:span text:style-name="T1009">||||</text:span><text:span text:style-name="T1061"> </text:span><text:span text:style-name="T1059">Lists of files can be examined:</text:span><text:span text:style-name="T1004"><text:line-break/></text:span><text:span text:style-name="T1009">|||</text:span><text:span text:style-name="T1059"><text:line-break/></text:span><text:span text:style-name="T1009">|||</text:span><text:span text:style-name="T942"> <text:s/>for </text:span><text:span text:style-name="T944">(cf</text:span><text:span text:style-name="T942"> = compile-&gt;</text:span><text:span text:style-name="T935">f</text:span><text:span text:style-name="T936">ile.first</text:span><text:span text:style-name="T942">(); </text:span><text:span text:style-name="T944">cf; cf</text:span><text:span text:style-name="T942"> = </text:span><text:span text:style-name="T944">cf</text:span><text:span text:style-name="T942">-&gt;</text:span><text:span text:style-name="T935">next</text:span><text:span text:style-name="T942">()</text:span><text:span text:style-name="T944">)</text:span><text:span text:style-name="T942"><text:line-break/></text:span><text:span text:style-name="T1009">|||</text:span><text:span text:style-name="T942"> <text:s/>{<text:line-break/></text:span><text:span text:style-name="T1009">|||</text:span><text:span text:style-name="T1059"> <text:s text:c="5"/>// Obtain information on files here.<text:line-break/></text:span><text:span text:style-name="T1009">|||</text:span><text:span text:style-name="T1059"> <text:s text:c="5"/>// Find our their source code blocks<text:line-break/></text:span><text:span text:style-name="T1009">|||</text:span><text:span text:style-name="T1059"> <text:s text:c="5"/>// </text:span><text:span text:style-name="T1060">Load new files<text:line-break/></text:span><text:span text:style-name="T1009">|||</text:span><text:span text:style-name="T1060"> <text:s text:c="5"/>// Delete files completely</text:span><text:span text:style-name="T1059"><text:line-break/></text:span><text:span text:style-name="T1009">|||</text:span><text:span text:style-name="T1059"> <text:s text:c="5"/>// Swap out </text:span><text:span text:style-name="T1060">their </text:span><text:span text:style-name="T1059">code based on compiler environment settings<text:line-break/></text:span><text:span text:style-name="T1009">|||</text:span><text:span text:style-name="T1059"> <text:s text:c="5"/>// Et cetera<text:line-break/></text:span><text:span text:style-name="T1009">|||</text:span><text:span text:style-name="T942"> <text:s/>}<text:line-break/></text:span><text:span text:style-name="T1009">|||</text:span><text:span text:style-name="T942"><text:line-break/></text:span><text:span text:style-name="T1009">||||||</text:span><text:span text:style-name="T939"><text:line-break/></text:span><text:span text:style-name="T1033"><text:line-break/><text:line-break/></text:span><text:span text:style-name="T1009">||||||||||</text:span><text:span text:style-name="T1005"><text:line-break/></text:span><text:span text:style-name="T1009">||||</text:span><text:span text:style-name="T1033"> Source code lines can be traversed:</text:span><text:span text:style-name="T985"><text:line-break/></text:span><text:span text:style-name="T1009">|||</text:span><text:span text:style-name="T1033"><text:line-break/></text:span><text:span text:style-name="T1009">|||</text:span><text:span text:style-name="T939"> <text:s/>for </text:span><text:span text:style-name="T944">(</text:span><text:span text:style-name="T940">cl</text:span><text:span text:style-name="T939"> = </text:span><text:span text:style-name="T942">compile</text:span><text:span text:style-name="T939">-&gt;</text:span><text:span text:style-name="T936">sourceCode</text:span><text:span text:style-name="T934">.</text:span><text:span text:style-name="T936">first</text:span><text:span text:style-name="T941">(); </text:span><text:span text:style-name="T944">cl; </text:span><text:span text:style-name="T940">cl</text:span><text:span text:style-name="T939"> = </text:span><text:span text:style-name="T940">cl-&gt;</text:span><text:span text:style-name="T934">next</text:span><text:span text:style-name="T941">()</text:span><text:span text:style-name="T944">)</text:span><text:span text:style-name="T939"><text:line-break/></text:span><text:span text:style-name="T1009">|||</text:span><text:span text:style-name="T939"> <text:s/>{<text:line-break/></text:span><text:span text:style-name="T1009">|||</text:span><text:span text:style-name="T1033"> <text:s text:c="5"/>// Source code lines can be </text:span><text:span text:style-name="T1058">inserted:<text:line-break/></text:span><text:span text:style-name="T1009">|||</text:span><text:span text:style-name="T941"> <text:s text:c="5"/></text:span><text:span text:style-name="T944">clNew = </text:span><text:span text:style-name="T941">cl-&gt;</text:span><text:span text:style-name="T934">insert</text:span><text:span text:style-name="T941">(“// new source code line”, </text:span><text:span text:style-name="T1058">/*before?*/</text:span><text:span text:style-name="T941">false);<text:line-break/></text:span><text:span text:style-name="T1009">|||</text:span><text:span text:style-name="T941"><text:line-break/></text:span><text:span text:style-name="T1009">|||</text:span><text:span text:style-name="T1058"> <text:s text:c="4"/>// Marked “already compiled”<text:line-break/></text:span><text:span text:style-name="T1009">|||</text:span><text:span text:style-name="T941"> <text:s text:c="5"/>cl</text:span><text:span text:style-name="T944">New-&gt;</text:span><text:span text:style-name="T936">flags.set</text:span><text:span text:style-name="T944">(</text:span><text:span text:style-name="T947">completed</text:span><text:span text:style-name="T944">, true);</text:span><text:span text:style-name="T941"><text:line-break/></text:span><text:span text:style-name="T1009">|||</text:span><text:span text:style-name="T941"><text:line-break/></text:span><text:span text:style-name="T1009">|||</text:span><text:span text:style-name="T1058"> <text:s text:c="5"/>// Deleted:<text:line-break/></text:span><text:span text:style-name="T1009">|||</text:span><text:span text:style-name="T941"> <text:s text:c="5"/>cl = cl-&gt;</text:span><text:span text:style-name="T934">delete</text:span><text:span text:style-name="T941">();<text:line-break/></text:span><text:span text:style-name="T1009">|||</text:span><text:span text:style-name="T941"><text:line-break/></text:span><text:span text:style-name="T1009">|||</text:span><text:span text:style-name="T1058"> <text:s text:c="4"/>// Altered:<text:line-break/></text:span><text:span text:style-name="T1009">|||</text:span><text:span text:style-name="T941"> <text:s text:c="4"/>cl-&gt;</text:span><text:span text:style-name="T934">update</text:span><text:span text:style-name="T941">(“// new source code line content”);</text:span><text:span text:style-name="T939"><text:line-break/></text:span><text:span text:style-name="T1009">|||</text:span><text:span text:style-name="T941"><text:line-break/></text:span><text:span text:style-name="T1009">|||</text:span><text:span text:style-name="T1058"> <text:s text:c="4"/>// And generally examine and process </text:span><text:span text:style-name="T1062">as necessary</text:span><text:span text:style-name="T1058"><text:line-break/></text:span><text:span text:style-name="T1009">|||</text:span><text:span text:style-name="T943"> </text:span><text:span text:style-name="T939"><text:s/>}<text:line-break/></text:span><text:span text:style-name="T1009">|||</text:span><text:span text:style-name="T943"><text:line-break/></text:span><text:span text:style-name="T1009">||||||</text:span><text:span text:style-name="T943"><text:line-break/></text:span><text:span text:style-name="T939"><text:line-break/></text:span><text:span text:style-name="T498">}</text:span></text:p>
      <text:p text:style-name="P122"><text:span text:style-name="T498">The </text:span><text:span text:style-name="T120">main_livecode()</text:span><text:span text:style-name="T498"> function is provided to allow compilation steps which take place during livecode updates. <text:s/></text:span></text:p>
      <text:h text:style-name="P269" text:outline-level="1"><text:bookmark-start text:name="__RefHeading__10025_1415873427"/><text:span text:style-name="T1159">livecode</text:span>_inquiry()<text:bookmark-end text:name="__RefHeading__10025_1415873427"/></text:h>
      <text:p text:style-name="P121"><text:soft-page-break/><text:span text:style-name="T602">The </text:span><text:span text:style-name="T158">inquiry</text:span><text:span text:style-name="T602"> </text:span><text:span text:style-name="T521">solution </text:span><text:span text:style-name="T602">in use by </text:span><text:span text:style-name="T157">RDC and CAlive</text:span><text:span text:style-name="T521"> is powerful </text:span><text:span text:style-name="T616">for live maintenance</text:span><text:span text:style-name="T521">, but it </text:span><text:span text:style-name="T602">does </text:span><text:span text:style-name="T521">require manual intervention by the developer. <text:s/></text:span><text:span text:style-name="T602">It is recognized that this type of immediate, hands-on attention </text:span><text:span text:style-name="T603">may </text:span><text:span text:style-name="T602">not always </text:span><text:span text:style-name="T603">be </text:span><text:span text:style-name="T602">possible. <text:s/>As such, a</text:span><text:span text:style-name="T522">n </text:span><text:span text:style-name="T521">automated </text:span><text:span text:style-name="T523">facility</text:span><text:span text:style-name="T522"> to handle </text:span><text:span text:style-name="T134">inquirys</text:span><text:span text:style-name="T522"> </text:span><text:span text:style-name="T521">is also provided </text:span><text:span text:style-name="T522">for in </text:span><text:span text:style-name="T603">the framework</text:span><text:span text:style-name="T522">.</text:span></text:p>
      <text:p text:style-name="P121"><text:span text:style-name="T604">The automated facility </text:span><text:span text:style-name="T523">is </text:span><text:span text:style-name="T616">available </text:span><text:span text:style-name="T521">to handle </text:span><text:span text:style-name="T522">conditions when a </text:span><text:span text:style-name="T523">debugger </text:span><text:span text:style-name="T616">and/or developer</text:span><text:span text:style-name="T523"> </text:span><text:span text:style-name="T522">is </text:span><text:span text:style-name="T521">not immediately available. <text:s/></text:span><text:span text:style-name="T604">It</text:span><text:span text:style-name="T616">'</text:span><text:span text:style-name="T604">s </text:span><text:span text:style-name="T521">handled through a new function called </text:span><text:span text:style-name="T108">livecode</text:span><text:span text:style-name="T103">_inquiry()</text:span><text:span text:style-name="T522">, which </text:span><text:span text:style-name="T604">exists as </text:span><text:span text:style-name="T522">a function </text:span><text:span text:style-name="T616">definition at some point in the file</text:span><text:span text:style-name="T522">. <text:s/></text:span><text:span text:style-name="T604">This function </text:span><text:span text:style-name="T616">can </text:span><text:span text:style-name="T523">only </text:span><text:span text:style-name="T616">be </text:span><text:span text:style-name="T604">called </text:span><text:span text:style-name="T523">by the OS, </text:span><text:span text:style-name="T616">and is called</text:span><text:span text:style-name="T523"> </text:span><text:span text:style-name="T522">whenever an </text:span><text:span text:style-name="T134">inquiry</text:span><text:span text:style-name="T522"> </text:span><text:span text:style-name="T523">is </text:span><text:span text:style-name="T522">encountered </text:span><text:span text:style-name="T523">and </text:span><text:span text:style-name="T522">a debugger </text:span><text:span text:style-name="T616">instance </text:span><text:span text:style-name="T522">is not </text:span><text:span text:style-name="T616">available</text:span><text:span text:style-name="T522">.</text:span></text:p>
      <text:p text:style-name="P120"><text:span text:style-name="T395">The </text:span><text:span text:style-name="T45">livecode</text:span><text:span text:style-name="T22">_inquiry()</text:span><text:span text:style-name="T395"> </text:span><text:span text:style-name="T380">function </text:span><text:span text:style-name="T395">is </text:span><text:span text:style-name="T468">given context information about the </text:span><text:span text:style-name="T44">inquiry</text:span><text:span text:style-name="T468">, </text:span><text:span text:style-name="T478">where it occurred, what type of </text:span><text:span text:style-name="T45">inquiry</text:span><text:span text:style-name="T478"> it was, etc., <text:s/>This allows </text:span><text:span text:style-name="T379">a </text:span><text:span text:style-name="T348">determinable actio</text:span><text:span text:style-name="T379">n </text:span><text:span text:style-name="T468">to be </text:span><text:span text:style-name="T45">taken</text:span><text:span text:style-name="T379">. <text:s/></text:span><text:span text:style-name="T478">It </text:span><text:span text:style-name="T380">may include a </text:span><text:span text:style-name="T15">memory dump</text:span><text:span text:style-name="T380">, some type of </text:span><text:span text:style-name="T15">user interaction</text:span><text:span text:style-name="T380">, </text:span><text:span text:style-name="T395">a transfer of control to </text:span><text:span text:style-name="T22">another function</text:span><text:span text:style-name="T395">, </text:span><text:span text:style-name="T380">or even reporting the </text:span><text:span text:style-name="T15">inquiry</text:span><text:span text:style-name="T380"> as a </text:span><text:span text:style-name="T395">legitimate</text:span><text:span text:style-name="T380"> error </text:span><text:span text:style-name="T478">condition, </text:span><text:span text:style-name="T468">and </text:span><text:span text:style-name="T478">subsequently</text:span><text:span text:style-name="T468"> </text:span><text:span text:style-name="T44">unengaging</text:span><text:span text:style-name="T468"> the program</text:span><text:span text:style-name="T380">.</text:span></text:p>
      <text:p text:style-name="P119"><text:span text:style-name="T380">H</text:span><text:span text:style-name="T348">ere's an example of the implementation of the </text:span><text:span text:style-name="T45">livecode</text:span><text:span text:style-name="T2">_inquiry()</text:span><text:span text:style-name="T348"> function:</text:span></text:p>
      <text:p text:style-name="P240"><text:span text:style-name="T396">function </text:span><text:span text:style-name="T702">livecode</text:span><text:span text:style-name="T641">_inquiry</text:span><text:span text:style-name="T348"><text:line-break/></text:span><text:span text:style-name="T396">|params </text:span><text:span text:style-name="T447">livecode</text:span><text:span text:style-name="T348"> liveCode<text:line-break/>{<text:line-break/> <text:s text:c="3"/>switch (</text:span><text:span text:style-name="T397">liveCode.</text:span><text:span text:style-name="T348">inquiry.code)<text:line-break/> <text:s text:c="3"/>{<text:line-break/> <text:s text:c="7"/>case </text:span><text:span text:style-name="T641">_</text:span><text:span text:style-name="T662">INQUIRY_</text:span><text:span text:style-name="T647">DOUBLE</text:span><text:span text:style-name="T641">_</text:span><text:span text:style-name="T647">INQUIRY</text:span><text:span text:style-name="T348">:<text:line-break/></text:span><text:span text:style-name="T1013"> <text:s text:c="11"/>// </text:span><text:span text:style-name="T1031">An inquiry was encountered in main_inquiry()</text:span><text:span text:style-name="T1013"><text:line-break/></text:span><text:span text:style-name="T348"> <text:s text:c="11"/>break;<text:line-break/><text:line-break/> <text:s text:c="7"/>case </text:span><text:span text:style-name="T641">_INQUIRY_UNHANDLED_</text:span><text:span text:style-name="T647">INQUIRY</text:span><text:span text:style-name="T348">:<text:line-break/></text:span><text:span text:style-name="T1013"> <text:s text:c="11"/>// </text:span><text:span text:style-name="T1031">An unspecified inquiry was encountered</text:span><text:span text:style-name="T1013"><text:line-break/></text:span><text:span text:style-name="T348"> <text:s text:c="11"/>break;<text:line-break/><text:line-break/></text:span><text:span text:style-name="T1013"> <text:s text:c="7"/>// et cetera...<text:line-break/></text:span><text:span text:style-name="T348"> <text:s text:c="3"/>}<text:line-break/>}</text:span></text:p>
      <text:h text:style-name="P270" text:outline-level="1"><text:bookmark-start text:name="__RefHeading__2654_343834233"/><text:span text:style-name="T904">Code </text:span>Grouping<text:span text:style-name="T767">s</text:span><text:bookmark-end text:name="__RefHeading__2654_343834233"/></text:h>
      <text:p text:style-name="P118"><text:span text:style-name="T2">CAlive</text:span> introduces <text:span text:style-name="T120">groupin</text:span><text:span text:style-name="T130">g</text:span><text:span text:style-name="T131">s</text:span><text:span text:style-name="T765">. <text:s/></text:span><text:span text:style-name="T18">Groupings</text:span><text:span text:style-name="T383"> </text:span><text:span text:style-name="T478">allow for related information to be conveyed in a visible manner. <text:s/>They </text:span><text:span text:style-name="T383">are divided into two </text:span><text:span text:style-name="T478">general </text:span><text:span text:style-name="T383">types, </text:span><text:span text:style-name="T478">both of which </text:span><text:span text:style-name="T470">make use of the pipe sign </text:span><text:span text:style-name="T884">|</text:span><text:span text:style-name="T470"> character</text:span><text:span text:style-name="T383">:</text:span></text:p>
      <text:p text:style-name="P183"><text:span text:style-name="T478">H</text:span><text:span text:style-name="T389">eader </text:span><text:span text:style-name="T398">groupings</text:span><text:span text:style-name="T617"><text:line-break/></text:span><text:span text:style-name="T616">These are used in normal code blocks, and convey that, which in standard C syntax, would be something like an expression or parameters.</text:span></text:p>
      <text:p text:style-name="P178"><text:span text:style-name="T702">U</text:span><text:span text:style-name="T643">ser </text:span><text:span text:style-name="T703">groupings</text:span><text:span text:style-name="T398"><text:line-break/></text:span><text:span text:style-name="T478">These are used ad hoc as needed throughout the source file, and allow an obvious visual g</text:span><text:span text:style-name="T480">r</text:span><text:span text:style-name="T478">ouping of related content.</text:span></text:p>
      <text:p text:style-name="P117"><text:soft-page-break/><text:span text:style-name="T20">G</text:span><text:span text:style-name="T19">r</text:span><text:span text:style-name="T17">oupings</text:span><text:span text:style-name="T382"> </text:span><text:span text:style-name="T400">can </text:span><text:span text:style-name="T382">occur </text:span><text:span text:style-name="T399">only </text:span><text:span text:style-name="T386">as the first non-whitespace</text:span><text:span text:style-name="T387"> token</text:span><text:span text:style-name="T386"> </text:span><text:span text:style-name="T176">at the start of a </text:span><text:span text:style-name="T177">source code </text:span><text:span text:style-name="T176">line</text:span><text:span text:style-name="T382">.</text:span></text:p>
      <text:p text:style-name="P116"><text:span text:style-name="T643">Header </text:span><text:span text:style-name="T644">groupings</text:span><text:span text:style-name="T383"> are </text:span><text:span text:style-name="T388">introduced to </text:span><text:span text:style-name="T479">provide </text:span><text:span text:style-name="T383">a new way to define things like </text:span><text:span text:style-name="T18">functions</text:span><text:span text:style-name="T383">, </text:span><text:span text:style-name="T18">adhocs</text:span><text:span text:style-name="T383">, </text:span><text:span text:style-name="T18">flowofs</text:span><text:span text:style-name="T383">,</text:span><text:span text:style-name="T479"> </text:span><text:span text:style-name="T46">do while { }</text:span><text:span text:style-name="T479"> blocks, </text:span><text:span text:style-name="T46">for { } </text:span><text:span text:style-name="T479">blocks,</text:span><text:span text:style-name="T383"> and </text:span><text:span text:style-name="T46">member functions</text:span><text:span text:style-name="T383"> in classes </text:span><text:span text:style-name="T479">and structs</text:span><text:span text:style-name="T383">.</text:span></text:p>
      <text:p text:style-name="P184"><text:span text:style-name="T243">Note:</text:span><text:span text:style-name="T326"><text:tab/></text:span><text:span text:style-name="T327">Header</text:span><text:span text:style-name="T328"> groupings </text:span><text:span text:style-name="T326">us</text:span><text:span text:style-name="T1160">e </text:span><text:span text:style-name="T242">one pipe sign character</text:span><text:span text:style-name="T328">, </text:span><text:span text:style-name="T329">and follow immediately after the definition line </text:span><text:span text:style-name="T326">before its opening </text:span><text:span text:style-name="T243">{</text:span><text:span text:style-name="T326"> character</text:span><text:span text:style-name="T1160">.</text:span></text:p>
      <text:p text:style-name="P115"><text:span text:style-name="T384">E</text:span><text:span text:style-name="T348">xample:</text:span></text:p>
      <text:p text:style-name="P239"><text:span text:style-name="T965">// </text:span><text:span text:style-name="T978">Single pipe-sign for </text:span><text:span text:style-name="T1119">header groupings</text:span><text:line-break/>function sample<text:line-break/><text:span text:style-name="T254">|</text:span><text:span text:style-name="T905">returns int r <text:s text:c="16"/>// Header grouping </text:span><text:span text:style-name="T906">(leading pipe sign)</text:span><text:span text:style-name="T905"><text:line-break/></text:span><text:span text:style-name="T254">|</text:span><text:span text:style-name="T905">params int a, int b <text:s text:c="10"/>// Header grouping </text:span><text:span text:style-name="T906">(leading pipe sign)</text:span><text:span text:style-name="T905"><text:line-break/></text:span>{<text:line-break/><text:span text:style-name="T961"> <text:s text:c="3"/>// Code goes here<text:line-break/></text:span>}</text:p>
      <text:p text:style-name="P114"><text:span text:style-name="T643">User </text:span><text:span text:style-name="T645">grouping</text:span><text:span text:style-name="T646">s</text:span><text:span text:style-name="T619">, </text:span><text:span text:style-name="T618">on the other hand,</text:span><text:span text:style-name="T381"> </text:span><text:span text:style-name="T385">are </text:span><text:span text:style-name="T389">inserted </text:span><text:span text:style-name="T479">anywhere </text:span><text:span text:style-name="T385">needed by the developer. <text:s/>They </text:span><text:span text:style-name="T470">are </text:span>interpreted <text:span text:style-name="T765">by the compiler </text:span>as either <text:span text:style-name="T70">whitespace</text:span><text:span text:style-name="T109">s</text:span> or <text:span text:style-name="T80">line </text:span><text:span text:style-name="T70">comment</text:span><text:span text:style-name="T109">s</text:span>, <text:span text:style-name="T765">depending on their token length:</text:span></text:p>
      <text:p text:style-name="P190"><text:span text:style-name="T79">Note:</text:span><text:span text:style-name="T23"><text:tab/></text:span><text:span text:style-name="T900">|||</text:span><text:span text:style-name="T46"> </text:span><text:span text:style-name="T167">(3) </text:span><text:span text:style-name="T46">character sequences </text:span><text:span text:style-name="T14">are interpreted as </text:span><text:span text:style-name="T77">whitespace</text:span><text:span text:style-name="T79">s</text:span><text:span text:style-name="T31">.</text:span></text:p>
      <text:p text:style-name="P190"><text:span text:style-name="T79">Note:</text:span><text:span text:style-name="T23"><text:tab/></text:span><text:span text:style-name="T900">||||</text:span><text:span text:style-name="T46"> (4+) </text:span><text:span text:style-name="T159">character </text:span><text:span text:style-name="T16">sequences are interpreted as </text:span><text:span text:style-name="T86">l</text:span><text:span text:style-name="T77">ine comment</text:span><text:span text:style-name="T79">s</text:span><text:span text:style-name="T14">.</text:span></text:p>
      <text:p text:style-name="P113"><text:span text:style-name="T47">User groupings</text:span><text:span text:style-name="T1161"> was added not only to give a visible block cue which catches the eye quickly and easily, </text:span><text:span text:style-name="T390">but also </text:span><text:span text:style-name="T481">to </text:span><text:span text:style-name="T377">introduce </text:span><text:span text:style-name="T759">a new debugger feature called </text:span><text:span text:style-name="T104">group s</text:span><text:span text:style-name="T77">ingle step</text:span><text:span text:style-name="T132">. <text:s/></text:span><text:span text:style-name="T160">This </text:span><text:span text:style-name="T759">allows source code to be stepped over at the </text:span><text:span text:style-name="T47">user g</text:span><text:span text:style-name="T14">rou</text:span><text:span text:style-name="T24">ping</text:span><text:span text:style-name="T759"> level, and to collapse source code where in use, thereby leaving only the associated line comments visible in the source code, making it easier to see the big picture.</text:span></text:p>
      <text:p text:style-name="Paragraph">E<text:span text:style-name="T1162">xpanded e</text:span>xample:</text:p>
      <text:p text:style-name="P238">01: <text:s text:c="4"/><text:span text:style-name="T254">||||||||||</text:span><text:line-break/>02: <text:s text:c="4"/><text:span text:style-name="T254">|||</text:span><text:span text:style-name="T256">|</text:span><text:span text:style-name="T254"> Print five</text:span><text:line-break/>03: <text:s text:c="4"/><text:span text:style-name="T254">|</text:span><text:span text:style-name="T256">|</text:span><text:span text:style-name="T254">|</text:span><text:line-break/>04: <text:s text:c="4"/><text:span text:style-name="T254">|</text:span><text:span text:style-name="T256">|</text:span><text:span text:style-name="T254">|</text:span> <text:s/>int i;<text:line-break/>05: <text:s text:c="4"/><text:span text:style-name="T254">|</text:span><text:span text:style-name="T256">|</text:span><text:span text:style-name="T254">|</text:span> <text:s/>i = 5;<text:line-break/>06: <text:s text:c="4"/><text:span text:style-name="T254">|</text:span><text:span text:style-name="T256">|</text:span><text:span text:style-name="T254">|</text:span> <text:s/>printf(“%d\n”, i);<text:line-break/>07: <text:s text:c="4"/><text:span text:style-name="T254">|</text:span><text:span text:style-name="T256">|</text:span><text:span text:style-name="T254">|</text:span><text:line-break/>08: <text:s text:c="4"/><text:span text:style-name="T254">||||||</text:span></text:p>
      <text:p text:style-name="P112">In this example, lines 01, 02, and 08 are interpreted as <text:span text:style-name="T70">line comments</text:span>. <text:s/>Lines 03 <text:span text:style-name="T1162">thru</text:span> 07 are all interpreted as <text:span text:style-name="T70">whitespaces</text:span>.</text:p>
      <text:p text:style-name="P111"><text:soft-page-break/><text:span text:style-name="T1162">Collapsed e</text:span>xample<text:span text:style-name="T1163">s</text:span>:</text:p>
      <text:p text:style-name="P237"><text:span text:style-name="T965">// </text:span><text:span text:style-name="T977">Collapse display <text:s text:c="6"/>-- All line comments </text:span><text:span text:style-name="T980">in the block </text:span><text:span text:style-name="T977">are shown</text:span><text:span text:style-name="T965"><text:line-break/></text:span>01: <text:s text:c="4"/><text:span text:style-name="T254">||||||||||</text:span><text:line-break/>02: <text:span text:style-name="T192">[+]</text:span> <text:span text:style-name="T254">||</text:span><text:span text:style-name="T256">|</text:span><text:span text:style-name="T254">| Print five</text:span><text:line-break/>0<text:span text:style-name="T768">8</text:span>: <text:s text:c="4"/><text:span text:style-name="T254">||||||</text:span><text:span text:style-name="T261"><text:line-break/><text:line-break/><text:line-break/></text:span><text:span text:style-name="T965">// </text:span><text:span text:style-name="T980">Full c</text:span><text:span text:style-name="T977">ollapse display <text:s/>-- Only non-blank line comments are shown</text:span><text:span text:style-name="T316"><text:line-break/></text:span><text:span text:style-name="T261">02: </text:span><text:span text:style-name="T192">[+]</text:span><text:span text:style-name="T261"> </text:span><text:span text:style-name="T254">||</text:span><text:span text:style-name="T256">|</text:span><text:span text:style-name="T254">| Print five</text:span></text:p>
      <text:p text:style-name="P110">In <text:span text:style-name="T909">each </text:span>case, the <text:span text:style-name="T878">[+]</text:span><text:span text:style-name="T768"> indicates the code is collapsed, and can be expanded by clicking on it.</text:span></text:p>
      <text:h text:style-name="P271" text:outline-level="1"><text:bookmark-start text:name="__RefHeading__4299_889146227"/><text:span text:style-name="T1166">N|</text:span><text:span text:style-name="T1164"> </text:span>Line Renumbering<text:bookmark-end text:name="__RefHeading__4299_889146227"/></text:h>
      <text:p text:style-name="Paragraph"><text:span text:style-name="T2">CAlive</text:span><text:span text:style-name="T348"> introduces the ability to reorder lines for visual purposes. <text:s/>To do this, an</text:span><text:span text:style-name="T482">other</text:span><text:span text:style-name="T348"> </text:span><text:span text:style-name="T482">type </text:span><text:span text:style-name="T348">of grouping is employed, </text:span><text:span text:style-name="T482">one</text:span><text:span text:style-name="T348"> where the pipe sign is </text:span><text:span text:style-name="T482">prefixed with only </text:span><text:span text:style-name="T348">the </text:span><text:span text:style-name="T482">local </text:span><text:span text:style-name="T348">line number </text:span><text:span text:style-name="T482">order</text:span><text:span text:style-name="T348">.</text:span></text:p>
      <text:p text:style-name="P236"><text:span text:style-name="T1033">// Normal code:<text:line-break/></text:span><text:span text:style-name="T410">f</text:span><text:span text:style-name="T348">unction name<text:line-break/>|returns s32 r<text:line-break/>|params int a, int b<text:line-break/>{<text:line-break/> <text:s text:c="3"/>a = get_value();<text:line-break/> <text:s text:c="3"/>r = some_function(a, b);<text:line-break/> <text:s text:c="3"/>b = set_value(b);<text:line-break/></text:span><text:span text:style-name="T410">}</text:span><text:span text:style-name="T348"><text:line-break/><text:line-break/><text:line-break/></text:span><text:span text:style-name="T1033">// Reordered code.<text:line-break/></text:span><text:span text:style-name="T410">f</text:span><text:span text:style-name="T348">unction name<text:line-break/>|returns s32 r<text:line-break/>|params int a, int b<text:line-break/>{<text:line-break/> <text:s text:c="2"/></text:span><text:span text:style-name="T1033">// </text:span><text:span text:style-name="T1063">It's compiled &amp; engaged in the order 1,2,3, but shown in the 1,3,2<text:line-break/> <text:s text:c="2"/>// order in the GUI editor:</text:span><text:span text:style-name="T1033"><text:line-break/></text:span><text:span text:style-name="T348"> <text:s text:c="2"/></text:span><text:span text:style-name="T709">1|</text:span><text:span text:style-name="T348"> <text:s/>a = get_value();<text:line-break/> <text:s text:c="2"/></text:span><text:span text:style-name="T709">3|</text:span><text:span text:style-name="T348"> <text:s/>b = set_value(b);<text:line-break/> <text:s text:c="2"/></text:span><text:span text:style-name="T709">2|</text:span><text:span text:style-name="T348"> <text:s/>r = some_function(a, b);<text:line-break/>}</text:span></text:p>
      <text:p text:style-name="P72">Why would <text:span text:style-name="T1164">anyone do </text:span>this?<text:span text:style-name="T348"> <text:s/></text:span><text:span text:style-name="T471">Good question. :-)</text:span></text:p>
      <text:p text:style-name="P109"><text:span text:style-name="T348">There have been times in programming where I</text:span><text:span text:style-name="T471">'ve</text:span><text:span text:style-name="T348"> wanted to see the differences between two source code lines, </text:span><text:span text:style-name="T483">but b</text:span><text:span text:style-name="T348">ecause there was a line or two </text:span><text:span text:style-name="T471">of source code </text:span><text:span text:style-name="T348">between </text:span><text:span text:style-name="T471">them</text:span><text:span text:style-name="T348"> it made it difficult to do </text:span><text:span text:style-name="T483">a visual </text:span><text:span text:style-name="T348">compare </text:span><text:span text:style-name="T409">because the content </text:span><text:span text:style-name="T471">was interrupted by the intervening line </text:span><text:span text:style-name="T483">(or lines)</text:span><text:span text:style-name="T471">. <text:s/>This </text:span><text:span text:style-name="T409">resulted in a type of visual noise </text:span><text:span text:style-name="T471">which made </text:span><text:span text:style-name="T409">it difficult </text:span><text:span text:style-name="T483">to accomplish the task</text:span><text:span text:style-name="T348">.</text:span></text:p>
      <text:p text:style-name="P24">My solution at that time was to reorder the lines temporarily, perform the comparison, and then put them back, as by normal source code editing. <text:s/>However, each time I came back I had to repeat the steps. <text:s/>I <text:soft-page-break/>concluded that if there were a way to leave them that way, yet signify visually that they're out of order, it would make it easier to see the minor differences.</text:p>
      <text:p text:style-name="P109"><text:span text:style-name="T471">By </text:span><text:span text:style-name="T409">re-order</text:span><text:span text:style-name="T471">ing</text:span><text:span text:style-name="T409"> the lines, the eye automatically group</text:span><text:span text:style-name="T483">s</text:span><text:span text:style-name="T409"> things which are similar, making it easy to see th</text:span><text:span text:style-name="T483">ose</text:span><text:span text:style-name="T409"> </text:span><text:span text:style-name="T471">subtle </text:span><text:span text:style-name="T409">differences </text:span><text:span text:style-name="T483">without affecting compilation order or program flow</text:span><text:span text:style-name="T409">. <text:s/></text:span><text:span text:style-name="T483">T</text:span><text:span text:style-name="T409">he leading </text:span><text:span text:style-name="T901">N|</text:span><text:span text:style-name="T409"> characters indicate </text:span><text:span text:style-name="T483">visually that </text:span><text:span text:style-name="T409">they are out of order </text:span><text:span text:style-name="T471">in the GUI editor</text:span><text:span text:style-name="T409">.</text:span></text:p>
      <text:p text:style-name="P184"><text:span text:style-name="T230">Note:</text:span><text:span text:style-name="T910"><text:tab/>The GUI editor has built-in features which also re-order them into proper order visually when the feature is enabled.</text:span></text:p>
      <text:p text:style-name="P188">Note:<text:span text:style-name="T261"><text:tab/>Groupings can be of any length, but most be contiguous. <text:s/>This would include any comment lines that are within. <text:s/>They must all be </text:span><text:span text:style-name="T902">N|</text:span><text:span text:style-name="T261"> numbered.</text:span></text:p>
      <text:h text:style-name="P272" text:outline-level="1"><text:bookmark-start text:name="__RefHeading__4301_889146227"/>Double <text:span text:style-name="T1165">{{</text:span> and <text:span text:style-name="T1165">}}</text:span><text:bookmark-end text:name="__RefHeading__4301_889146227"/></text:h>
      <text:p text:style-name="P71">CAlive<text:span text:style-name="T348"> introduces </text:span><text:span text:style-name="T184">{{</text:span><text:span text:style-name="T348"> and </text:span><text:span text:style-name="T184">}}</text:span><text:span text:style-name="T348"> characters, referred to as </text:span><text:span text:style-name="T184">double left brace</text:span><text:span text:style-name="T348"> and </text:span><text:span text:style-name="T184">double right brace</text:span><text:span text:style-name="T348">.</text:span></text:p>
      <text:p text:style-name="P35">Their purpose is <text:span text:style-name="T911">directly related to their forerunners { and }, and serve </text:span>to mark off block which may include improperly mated standard block characters, { and }.</text:p>
      <text:p text:style-name="P35">They can be used anywhere, but are typically used only in macro definitions and flowof blocks <text:span text:style-name="T2">(explained later)</text:span>.</text:p>
      <text:h text:style-name="P273" text:outline-level="1"><text:bookmark-start text:name="__RefHeading__4303_889146227"/>Multi-line <text:span text:style-name="T1170">#define</text:span> Macros<text:bookmark-end text:name="__RefHeading__4303_889146227"/></text:h>
      <text:p text:style-name="P70"><text:span text:style-name="T790">C</text:span><text:span text:style-name="T789">Alive</text:span><text:span text:style-name="T637"> introduces a simple way to define multi-line macros </text:span><text:span text:style-name="T639">through the use of the double left-brace {{ and double right-brace }} combinations:</text:span></text:p>
      <text:p text:style-name="P235"><text:span text:style-name="T1101">// </text:span><text:span text:style-name="T1100">Traditional macro definition<text:line-break/></text:span><text:span text:style-name="T639">#</text:span><text:span text:style-name="T637">define multiLineMacro </text:span><text:span text:style-name="T640">\</text:span><text:span text:style-name="T637"><text:line-break/> <text:s text:c="7"/>line1 </text:span><text:span text:style-name="T640">\</text:span><text:span text:style-name="T637"><text:line-break/> <text:s text:c="7"/>line2 </text:span><text:span text:style-name="T640">\</text:span><text:span text:style-name="T637"><text:line-break/> <text:s text:c="7"/>line3<text:line-break/><text:line-break/><text:line-break/></text:span><text:span text:style-name="T1100">// CAlive allows this syntax:<text:line-break/></text:span><text:span text:style-name="T637">#define multiLineMacro </text:span><text:span text:style-name="T640">{{</text:span><text:span text:style-name="T637"><text:line-break/> <text:s text:c="7"/>line1<text:line-break/> <text:s text:c="7"/>line2<text:line-break/> <text:s text:c="7"/>line3<text:line-break/></text:span><text:span text:style-name="T640">}}</text:span></text:p>
      <text:p text:style-name="P45">It is slightly longer, but <text:span text:style-name="T912">the content between {{ and }} </text:span>is easier to read.</text:p>
      <text:p text:style-name="Quotations"><text:soft-page-break/><text:span text:style-name="T231">Note:</text:span><text:span text:style-name="T912"><text:tab/></text:span>By using the <text:span text:style-name="T184">double left-brace {{</text:span> and <text:span text:style-name="T184">double right-brace }}</text:span>, the ability exists within the multi-line macro definition to have unmatched { and } combinations.</text:p>
      <text:p text:style-name="P194">Note:<text:span text:style-name="T261"><text:tab/>The </text:span><text:span text:style-name="T905">{</text:span><text:span text:style-name="T261"> and </text:span><text:span text:style-name="T905">}</text:span><text:span text:style-name="T261"> characters can be escaped within the </text:span><text:span text:style-name="T905">{{...}}</text:span><text:span text:style-name="T261"> macro body using<text:line-break/></text:span><text:span text:style-name="T899">\{</text:span><text:span text:style-name="T261"> and </text:span><text:span text:style-name="T899">\{</text:span><text:span text:style-name="T120"> as needed. <text:s/>Embedded </text:span><text:span text:style-name="T181">{{</text:span><text:span text:style-name="T120"> and </text:span><text:span text:style-name="T181">}}</text:span><text:span text:style-name="T120"> characters can also be escaped using </text:span><text:span text:style-name="T899">\{\{</text:span><text:span text:style-name="T120"> and </text:span><text:span text:style-name="T899">\}\}</text:span><text:span text:style-name="T120"> as needed.</text:span></text:p>
      <text:h text:style-name="P276" text:outline-level="1"><text:bookmark-start text:name="__RefHeading__2662_343834233"/>F<text:span text:style-name="T776">undamental Data Types</text:span><text:bookmark-end text:name="__RefHeading__2662_343834233"/></text:h>
      <text:p text:style-name="Paragraph"><text:span text:style-name="T2">CAlive</text:span> supports standard C and C++ fundamental data types, including:</text:p>
      <text:p text:style-name="P233"><text:span text:style-name="T184">bool</text:span> <text:s text:c="31"/>--<text:span text:style-name="T927"> 8-bit boolean</text:span><text:line-break/><text:line-break/><text:span text:style-name="T232">int8_t, <text:s/>c</text:span><text:span text:style-name="T184">har</text:span> <text:s text:c="22"/><text:span text:style-name="T927">-- 8-bit signed</text:span><text:line-break/><text:span text:style-name="T232">int16_t, s</text:span><text:span text:style-name="T184">hort</text:span> <text:s text:c="21"/><text:span text:style-name="T927">-- 16-bit signed</text:span><text:line-break/><text:span text:style-name="T184">i</text:span><text:span text:style-name="T232">nt32_t, i</text:span><text:span text:style-name="T184">nt</text:span> <text:s text:c="23"/><text:span text:style-name="T927">-- </text:span><text:span text:style-name="T928">32-bit signed</text:span><text:line-break/><text:span text:style-name="T232">int64_t, l</text:span><text:span text:style-name="T184">ong</text:span> <text:s text:c="22"/><text:span text:style-name="T927">-- 64-bit signed</text:span><text:line-break/><text:span text:style-name="T232">long long</text:span> <text:s text:c="26"/><text:span text:style-name="T927">-- 64-bit signed</text:span><text:line-break/><text:line-break/><text:span text:style-name="T184">u</text:span><text:span text:style-name="T232">int8_t</text:span><text:span text:style-name="T209">, <text:s/></text:span><text:span text:style-name="T233">uchar, <text:s/></text:span><text:span text:style-name="T209">u</text:span><text:span text:style-name="T184">nsigned char</text:span> <text:s text:c="4"/><text:span text:style-name="T927">-- 8-bit unsigned</text:span><text:line-break/><text:span text:style-name="T184">u</text:span><text:span text:style-name="T232">int16_t</text:span><text:span text:style-name="T209">, </text:span><text:span text:style-name="T233">ushort, </text:span><text:span text:style-name="T209">u</text:span><text:span text:style-name="T184">nsigned short</text:span> <text:s text:c="3"/><text:span text:style-name="T927">-- 16-bit unsigned</text:span><text:line-break/><text:span text:style-name="T184">u</text:span><text:span text:style-name="T209">int</text:span><text:span text:style-name="T232">32_t</text:span><text:span text:style-name="T209">, </text:span><text:span text:style-name="T233">uint, <text:s text:c="2"/></text:span><text:span text:style-name="T209">u</text:span><text:span text:style-name="T184">nsigned int</text:span> <text:s text:c="5"/><text:span text:style-name="T927">-- 32-bit unsigned</text:span><text:line-break/><text:span text:style-name="T184">u</text:span><text:span text:style-name="T232">int64_t</text:span><text:span text:style-name="T209">, u</text:span><text:span text:style-name="T233">long, <text:s/></text:span><text:span text:style-name="T184">nsigned long</text:span> <text:s text:c="5"/><text:span text:style-name="T927">-- 64-bit unsigned</text:span><text:line-break/><text:span text:style-name="T209">u</text:span><text:span text:style-name="T207">nsigned long long</text:span><text:span text:style-name="T795"> <text:s text:c="17"/></text:span><text:span text:style-name="T929">-- 64-bit unsigned</text:span><text:line-break/><text:line-break/><text:span text:style-name="T184">float</text:span><text:span text:style-name="T261">, </text:span><text:span text:style-name="T208">real4</text:span> <text:s text:c="23"/><text:span text:style-name="T927">-- 32-bit floating point IEEE-754</text:span><text:line-break/><text:span text:style-name="T184">double</text:span><text:span text:style-name="T261">, </text:span><text:span text:style-name="T208">real8</text:span> <text:s text:c="22"/><text:span text:style-name="T927">-- 64-bit floating point IEEE-754</text:span><text:line-break/><text:span text:style-name="T184">long double</text:span><text:span text:style-name="T261">, </text:span><text:span text:style-name="T208">real10</text:span> <text:s text:c="16"/><text:span text:style-name="T927">-- 80-bit floating point IEEE-754</text:span></text:p>
      <text:h text:style-name="Heading_20_2" text:outline-level="2"><text:bookmark-start text:name="__RefHeading__4305_889146227"/>Overrides<text:bookmark-end text:name="__RefHeading__4305_889146227"/></text:h>
      <text:p text:style-name="P108"><text:span text:style-name="T2">CAlive</text:span> supports <text:span text:style-name="T747">standard </text:span>variable-level overrides including <text:span text:style-name="T70">volatile</text:span><text:span text:style-name="T2"> </text:span><text:span text:style-name="T452">(</text:span><text:span text:style-name="T454">also called </text:span><text:span text:style-name="T91">live</text:span><text:span text:style-name="T453"> </text:span><text:span text:style-name="T452">in </text:span><text:span text:style-name="T10">CAlive)</text:span><text:span text:style-name="T2">,</text:span> <text:span text:style-name="T70">const</text:span><text:span text:style-name="T348">, </text:span><text:span text:style-name="T92">extern</text:span><text:span text:style-name="T370">, </text:span><text:span text:style-name="T92">static</text:span><text:span text:style-name="T370">,</text:span><text:span text:style-name="T348"> </text:span><text:span text:style-name="T354">and </text:span><text:span text:style-name="T370">also </text:span><text:span text:style-name="T354">introduces </text:span><text:span text:style-name="T371">three</text:span><text:span text:style-name="T370"> </text:span><text:span text:style-name="T354">new </text:span><text:span text:style-name="T355">ones</text:span><text:span text:style-name="T354">:</text:span></text:p>
      <text:p text:style-name="P69"><text:span text:style-name="T747"><text:tab/></text:span><text:span text:style-name="T215">ro</text:span><text:span text:style-name="T747"><text:tab/>-- store in read-only memory<text:line-break/><text:tab/></text:span><text:span text:style-name="T215">rw</text:span><text:span text:style-name="T747"><text:tab/>-- store in read-write memory (default), and<text:line-break/><text:tab/></text:span><text:span text:style-name="T216">rw</text:span><text:span text:style-name="T217">p</text:span><text:span text:style-name="T834"><text:tab/>-- read-write protocol, store in read-write memory</text:span></text:p>
      <text:p text:style-name="Paragraph"><text:span text:style-name="T371">The </text:span><text:span text:style-name="T76">rwp</text:span><text:span text:style-name="T8"> (r</text:span><text:span text:style-name="T7">ead-write protocol</text:span><text:span text:style-name="T8">)</text:span><text:span text:style-name="T355"> is an override </text:span><text:span text:style-name="T484">protecting against </text:span><text:span text:style-name="T355">data changes </text:span><text:span text:style-name="T371">unless the </text:span><text:span text:style-name="T886">(|</text:span><text:span text:style-name="T892">rwp</text:span><text:span text:style-name="T886">|)</text:span><text:span text:style-name="T7"> </text:span><text:span text:style-name="T355">cask is included </text:span><text:span text:style-name="T356">immediately before the write. <text:s/></text:span><text:span text:style-name="T371">If the </text:span><text:span text:style-name="T885">(|</text:span><text:span text:style-name="T891">rwp</text:span><text:span text:style-name="T893">|)</text:span><text:span text:style-name="T636"> cask is not included, </text:span><text:span text:style-name="T355">write accesses result in a </text:span><text:span text:style-name="T488">compilation error and if encountered in a runtime, an</text:span><text:span text:style-name="T355"> </text:span><text:span text:style-name="T7">inquiry</text:span><text:span text:style-name="T355">.</text:span></text:p>
      <text:p text:style-name="Quotations"><text:span text:style-name="T76">Note:</text:span><text:span text:style-name="T125"><text:tab/></text:span><text:span text:style-name="T127">R</text:span><text:span text:style-name="T126">ead</text:span><text:span text:style-name="T9"> accesses </text:span><text:span text:style-name="T11">on </text:span><text:span text:style-name="T111">rwp</text:span><text:span text:style-name="T11"> variables </text:span><text:span text:style-name="T9">are </text:span><text:span text:style-name="T110">always</text:span><text:span text:style-name="T126"> allowed</text:span><text:span text:style-name="T9">.</text:span></text:p>
      <text:p text:style-name="Paragraph">Example:</text:p>
      <text:p text:style-name="P234"><text:soft-page-break/><text:span text:style-name="T184">ro </text:span><text:s/>int _COUNT = 5; <text:s text:c="2"/><text:span text:style-name="T961">// </text:span><text:span text:style-name="T974">R</text:span><text:span text:style-name="T965">ead-only</text:span><text:span text:style-name="T961"> memory, </text:span><text:span text:style-name="T1152">behaves like const</text:span><text:line-break/><text:span text:style-name="T184">rw </text:span><text:s/>int _LOOPS = 5; <text:s text:c="2"/><text:span text:style-name="T961">// </text:span><text:span text:style-name="T974">R</text:span><text:span text:style-name="T965">ead-write</text:span><text:span text:style-name="T961"> memory, </text:span><text:span text:style-name="T1153">standard access, default</text:span><text:line-break/><text:span text:style-name="T193">rwp</text:span><text:span text:style-name="T748"> int _ITERS = 0; <text:s text:c="2"/></text:span><text:span text:style-name="T1151">// </text:span><text:span text:style-name="T975">Read-write </text:span><text:span text:style-name="T976">protected</text:span><text:span text:style-name="T1151">, </text:span><text:span text:style-name="T923">only</text:span><text:span text:style-name="T945">1</text:span><text:span text:style-name="T1151"> </text:span><text:span text:style-name="T1154">written to </text:span><text:span text:style-name="T1151">when</text:span><text:span text:style-name="T748"><text:line-break/> <text:s text:c="21"/></text:span><text:span text:style-name="T1151">// </text:span><text:span text:style-name="T1154">immediately </text:span><text:span text:style-name="T1151">prefixed w</text:span><text:span text:style-name="T1154">ith a </text:span><text:span text:style-name="T937">(|rwp|)</text:span><text:span text:style-name="T1151"> cask.<text:line-break/><text:line-break/></text:span><text:span text:style-name="T748"><text:line-break/></text:span><text:span text:style-name="T1117">// </text:span><text:span text:style-name="T945">1</text:span><text:span text:style-name="T946">Note:</text:span><text:span text:style-name="T1117"> <text:s/>All compile-time initializations are honored, </text:span><text:span text:style-name="T1118">but changes<text:line-break/>// <text:s text:c="8"/>made to protected variables </text:span><text:span text:style-name="T1131">must</text:span><text:span text:style-name="T1118"> follow protocol</text:span><text:span text:style-name="T1117">.</text:span></text:p>
      <text:p text:style-name="Paragraph"/>
      <text:h text:style-name="Heading_20_2" text:outline-level="2"><text:bookmark-start text:name="__RefHeading__2664_343834233"/>Endian<text:span text:style-name="T774">ness</text:span><text:bookmark-end text:name="__RefHeading__2664_343834233"/></text:h>
      <text:p text:style-name="P107"><text:span text:style-name="T2">CAlive</text:span> data is stored in memory as <text:span text:style-name="T70">little endian</text:span><text:span text:style-name="T120"> </text:span><text:span text:style-name="T142">by default,</text:span><text:span text:style-name="T579"> </text:span><text:span text:style-name="T580">but can be overridden for </text:span><text:span text:style-name="T93">big endian</text:span>.</text:p>
      <text:p text:style-name="P107">To explicitly set the endian<text:span text:style-name="T773">ness</text:span> using the command-line, the switches <text:span text:style-name="T70">-be</text:span> for<text:span text:style-name="T261"> big endian </text:span><text:span text:style-name="T773">and</text:span> <text:span text:style-name="T70">-le</text:span> for <text:span text:style-name="T261">little endian </text:span><text:span text:style-name="T773">are provided</text:span>. <text:s/><text:span text:style-name="T773">In addition, e</text:span>very variable can also have its own explicit override which prefixes the variable. <text:s/>Use a prefix of <text:span text:style-name="T70">be</text:span> for big endian, or <text:span text:style-name="T70">le</text:span> for little endian <text:span text:style-name="T773">will override command line switches</text:span>.</text:p>
      <text:p text:style-name="P17">Example:</text:p>
      <text:p text:style-name="P232"><text:span text:style-name="T184">be</text:span> int ab; <text:s text:c="4"/><text:span text:style-name="T961">// ab </text:span><text:span text:style-name="T1150">will be</text:span><text:span text:style-name="T961"> stored </text:span><text:span text:style-name="T1149">in memory</text:span><text:span text:style-name="T961"> as </text:span><text:span text:style-name="T1113">big endian</text:span><text:line-break/><text:span text:style-name="T184">le</text:span> int al; <text:s text:c="4"/><text:span text:style-name="T961">// al </text:span><text:span text:style-name="T1150">will be </text:span><text:span text:style-name="T961">stored </text:span><text:span text:style-name="T1149">in memory </text:span><text:span text:style-name="T961">as </text:span><text:span text:style-name="T1113">little endian</text:span><text:line-break/><text:line-break/><text:span text:style-name="T961">// Note: <text:s/>All references are automatically converted </text:span><text:span text:style-name="T1147">as needed by the CPU</text:span><text:span text:style-name="T961"><text:line-break/>// <text:s text:c="7"/></text:span><text:span text:style-name="T1147">for </text:span><text:span text:style-name="T961">computation</text:span><text:span text:style-name="T1148">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46">using a general pattern of signed, unsigned, and floating point designators. <text:s/>These are the single digits “s”, “u”, and “f”. <text:s/>In addition, there are new fundamental structure types which are added to make certain types of low-level software development less library dependent, and more capable out of the box. <text:s/>Note that you can still use any libraries you choose.</text:span></text:p>
      <text:p text:style-name="P231"><text:span text:style-name="T184">s8</text:span>, <text:span text:style-name="T184">u8</text:span> <text:s text:c="7"/>-- 8-bit signed and unsigned<text:line-break/><text:span text:style-name="T184">s16</text:span>,<text:span text:style-name="T184">u16</text:span> <text:s text:c="6"/>-- 16-bit signed and unsigned<text:line-break/><text:span text:style-name="T184">s32</text:span>,<text:span text:style-name="T184">u32</text:span> <text:s text:c="6"/>-- 32-bit signed and unsigned<text:line-break/><text:span text:style-name="T184">s64</text:span>,<text:span text:style-name="T184">u64</text:span> <text:s text:c="6"/>-- 64-bit signed and unsigned<text:line-break/><text:span text:style-name="T184">f32</text:span>,<text:span text:style-name="T184">f64</text:span>,<text:span text:style-name="T184">f80</text:span> <text:s text:c="2"/>-- 32-bit, 64-bit, and 80-bit floating point<text:line-break/><text:line-break/><text:span text:style-name="T210">mint</text:span><text:span text:style-name="T270"> <text:s text:c="9"/>-- Machine size integer (32-bit or 64-bit)<text:line-break/></text:span><text:span text:style-name="T210">muint</text:span><text:span text:style-name="T270"> <text:s text:c="8"/>-- Machine size unsigned integer (32-bit or 64-bit)</text:span></text:p>
      <text:p text:style-name="P21"/>
      <text:h text:style-name="P250" text:outline-level="2"><text:bookmark-start text:name="__RefHeading__2668_343834233"/><text:soft-page-break/>Auto-<text:span text:style-name="T775">sizing</text:span><text:bookmark-end text:name="__RefHeading__2668_343834233"/></text:h>
      <text:p text:style-name="P106"><text:span text:style-name="T37">CAlive</text:span><text:span text:style-name="T450"> introduces the ability to have non-standard variables, which are </text:span><text:span text:style-name="T70">auto-sizing</text:span> <text:span text:style-name="T819">on use. <text:s/>These </text:span>auto-size to 32-bits (prefixed with <text:span text:style-name="T70">e</text:span>) or 64-bits (prefixed with <text:span text:style-name="T70">r</text:span>) <text:span text:style-name="T796">for use in computations. <text:s/></text:span><text:span text:style-name="T418">All auto-sizing data types will sign saturate upon storage back to their </text:span><text:span text:style-name="T450">native </text:span><text:span text:style-name="T418">form, and can </text:span><text:span text:style-name="T450">also </text:span><text:span text:style-name="T418">be used in conjunction with </text:span><text:span text:style-name="T475">endianness</text:span><text:span text:style-name="T418"> overrides:</text:span></text:p>
      <text:p text:style-name="P186"><text:span text:style-name="T195">Note:</text:span><text:span text:style-name="T796"><text:tab/>These </text:span><text:span text:style-name="T211">e</text:span><text:span text:style-name="T271"> and </text:span><text:span text:style-name="T211">r</text:span><text:span text:style-name="T271"> </text:span><text:span text:style-name="T272">prefixes</text:span><text:span text:style-name="T796"> are taken from the x86 prefixes used for<text:line-break/>32-bit and 64-bit registers.</text:span></text:p>
      <text:p text:style-name="P230"><text:span text:style-name="T965">// </text:span><text:span text:style-name="T973">Expand to </text:span><text:span text:style-name="T922">32-bit</text:span><text:span text:style-name="T973"> </text:span><text:span text:style-name="T972">prefixed with “e”</text:span><text:span text:style-name="T965"><text:line-break/></text:span><text:span text:style-name="T184">es8</text:span>, <text:span text:style-name="T184">eu8</text:span> <text:s text:c="5"/>-- 8-bit signed and unsigned<text:line-break/><text:span text:style-name="T184">es16</text:span>,<text:span text:style-name="T184">eu16</text:span> <text:s text:c="4"/>-- 16-bit signed and unsigned<text:line-break/><text:span text:style-name="T184">es24</text:span>,<text:span text:style-name="T184">eu24</text:span> <text:s text:c="4"/>-- 24-bit signed and unsigned<text:span text:style-name="T750"><text:line-break/><text:line-break/><text:line-break/></text:span><text:span text:style-name="T971">// Expand to </text:span><text:span text:style-name="T921">64-bit</text:span><text:span text:style-name="T971"> </text:span><text:span text:style-name="T972">prefixed with “r”</text:span><text:span text:style-name="T971"><text:line-break/></text:span><text:span text:style-name="T196">rs8</text:span><text:span text:style-name="T750">, </text:span><text:span text:style-name="T196">ru8</text:span><text:span text:style-name="T750"> <text:s text:c="5"/>-- 8-bit signed and unsigned<text:line-break/></text:span><text:span text:style-name="T196">rs16</text:span><text:span text:style-name="T750">,</text:span><text:span text:style-name="T196">ru16</text:span><text:span text:style-name="T750"> <text:s text:c="4"/>-- 16-bit signed and unsigned<text:line-break/></text:span><text:span text:style-name="T196">rs24</text:span><text:span text:style-name="T750">,</text:span><text:span text:style-name="T196">ru24</text:span><text:span text:style-name="T750"> <text:s text:c="4"/>-- 24-bit signed and unsigned<text:line-break/></text:span><text:span text:style-name="T196">rs32</text:span><text:span text:style-name="T750">,</text:span><text:span text:style-name="T196">ru32</text:span><text:span text:style-name="T750"> <text:s text:c="4"/>-- 32-bit signed and unsigned<text:line-break/></text:span><text:span text:style-name="T196">rs40</text:span><text:span text:style-name="T750">,</text:span><text:span text:style-name="T196">ru40</text:span><text:span text:style-name="T750"> <text:s text:c="4"/>-- 40-bit signed and unsigned<text:line-break/></text:span><text:span text:style-name="T196">rs48</text:span><text:span text:style-name="T750">,</text:span><text:span text:style-name="T196">ru48</text:span><text:span text:style-name="T750"> <text:s text:c="4"/>-- 48-bit signed and unsigned<text:line-break/></text:span><text:span text:style-name="T196">rs56</text:span><text:span text:style-name="T750">,</text:span><text:span text:style-name="T196">ru56</text:span><text:span text:style-name="T750"> <text:s text:c="4"/>-- 56-bit signed and unsigned</text:span></text:p>
      <text:h text:style-name="Heading_20_1" text:outline-level="1"><text:bookmark-start text:name="__RefHeading__2670_343834233"/>Built-in <text:span text:style-name="T777">Extensions</text:span><text:bookmark-end text:name="__RefHeading__2670_343834233"/></text:h>
      <text:p text:style-name="Paragraph"><text:span text:style-name="T35">CAlive</text:span><text:span text:style-name="T813"> introduces several </text:span>built-in <text:span text:style-name="T813">extensions which can aid in native data processing without external library support.</text:span></text:p>
      <text:p text:style-name="P193">Note:<text:span text:style-name="T261"><text:tab/>These are </text:span>not part<text:span text:style-name="T261"> of a “CAlive Standard Library,” but are native language features </text:span><text:span text:style-name="T330">built-in to the compiler and language</text:span><text:span text:style-name="T261">. <text:s/></text:span><text:span text:style-name="T330">As such, t</text:span><text:span text:style-name="T261">hese can </text:span><text:span text:style-name="T330">also</text:span><text:span text:style-name="T261"> be incorporated </text:span><text:span text:style-name="T330">directly </text:span><text:span text:style-name="T261">into “standard library” code.</text:span></text:p>
      <text:h text:style-name="Heading_20_3" text:outline-level="3"><text:bookmark-start text:name="__RefHeading__6446_1459851776"/><text:span text:style-name="T1156">Built-in Struct and Class </text:span>Types<text:bookmark-end text:name="__RefHeading__6446_1459851776"/></text:h>
      <text:p text:style-name="P229"><text:span text:style-name="T965">// </text:span><text:span text:style-name="T979">The following are available in CAlive as fundamental types, but<text:line-break/>// internally they are publicly exposed struct or class definitions</text:span><text:span text:style-name="T965"><text:line-break/></text:span><text:span text:style-name="T184">var</text:span> <text:s text:c="10"/>-- <text:span text:style-name="T825">A weakly typed variable (determined </text:span>by <text:span text:style-name="T761">use and access)</text:span><text:line-break/><text:span text:style-name="T197">bi</text:span><text:span text:style-name="T760"> <text:s text:c="11"/>-- A big integer (arbitrary precision)<text:line-break/></text:span><text:span text:style-name="T197">bfp</text:span><text:span text:style-name="T760"> <text:s text:c="10"/>-- A big floating point (arbitrary precision)<text:line-break/></text:span><text:span text:style-name="T184">builder</text:span> <text:s text:c="6"/>-- An accumulato<text:span text:style-name="T762">r allocated in chunks as needed</text:span><text:line-break/><text:span text:style-name="T197">datum</text:span><text:span text:style-name="T760"> <text:s text:c="8"/>-- An allocated data block with length, and populated length<text:line-break/></text:span><text:span text:style-name="T197">date</text:span><text:span text:style-name="T760"> <text:s text:c="9"/>-- A date with year, month, day<text:line-break/></text:span><text:span text:style-name="T197">datetime</text:span><text:span text:style-name="T760"> <text:s text:c="5"/>-- A date plus hour, minute, second, millisecond<text:line-break/></text:span><text:span text:style-name="T197">process</text:span><text:span text:style-name="T760"> <text:s text:c="6"/>-- A process control variable<text:line-break/></text:span><text:span text:style-name="T197">thread</text:span><text:span text:style-name="T760"> <text:s text:c="7"/>-- A thread control variable<text:line-break/><text:line-break/></text:span><text:span text:style-name="T1120">// Note: <text:s/>Once Visual FreePro, Jr. is completed, </text:span><text:span text:style-name="T1121">four </text:span><text:span text:style-name="T1120">new type</text:span><text:span text:style-name="T1121">s</text:span><text:span text:style-name="T1120"> will also<text:line-break/></text:span><text:soft-page-break/><text:span text:style-name="T1120">// <text:s text:c="7"/>be introduced: <text:s/></text:span><text:span text:style-name="T1126">database</text:span><text:span text:style-name="T1128">,</text:span><text:span text:style-name="T1129"> </text:span><text:span text:style-name="T1127">index</text:span><text:span text:style-name="T1129">, </text:span><text:span text:style-name="T1127">record</text:span><text:span text:style-name="T1129">, and </text:span><text:span text:style-name="T1127">field</text:span><text:span text:style-name="T1120">. <text:s/></text:span><text:span text:style-name="T1121">These will</text:span><text:span text:style-name="T1120"><text:line-break/>// <text:s text:c="7"/>allow </text:span><text:span text:style-name="T1121">full </text:span><text:span text:style-name="T1120">access to a dBASE-like database engine.</text:span></text:p>
      <text:h text:style-name="P289" text:outline-level="3"><text:bookmark-start text:name="__RefHeading__6448_1459851776"/>Keywords<text:bookmark-end text:name="__RefHeading__6448_1459851776"/></text:h>
      <text:p text:style-name="P228"><text:span text:style-name="T822">function</text:span><text:span text:style-name="T275"> <text:s text:c="6"/>-- </text:span><text:span text:style-name="T276">A function definition</text:span><text:span text:style-name="T822"><text:line-break/>adhoc</text:span><text:span text:style-name="T275"> <text:s text:c="9"/>-- </text:span><text:span text:style-name="T276">An ad hoc function </text:span><text:span text:style-name="T321">definition</text:span><text:span text:style-name="T276"><text:line-break/></text:span><text:span text:style-name="T822">flowof</text:span><text:span text:style-name="T275"> <text:s text:c="8"/>-- </text:span><text:span text:style-name="T276">A flowof </text:span><text:span text:style-name="T321">definition</text:span><text:span text:style-name="T276"><text:line-break/></text:span><text:span text:style-name="T824">inquiry</text:span><text:span text:style-name="T280"> <text:s text:c="7"/>-- Signal an explicit inquiry<text:line-break/></text:span><text:span text:style-name="T275"><text:line-break/></text:span><text:span text:style-name="T822">flow</text:span><text:span text:style-name="T275"> <text:s text:c="10"/>-- </text:span><text:span text:style-name="T276">A </text:span><text:span text:style-name="T161">flow </text:span><text:span text:style-name="T162">{ }</text:span><text:span text:style-name="T322"> </text:span><text:span text:style-name="T276">block </text:span><text:span text:style-name="T322">for flow control</text:span><text:span text:style-name="T276"><text:line-break/></text:span><text:span text:style-name="T822">flowof</text:span><text:span text:style-name="T275"> <text:s text:c="8"/>-- </text:span><text:span text:style-name="T276">A </text:span><text:span text:style-name="T161">flowof </text:span><text:span text:style-name="T162">{ }</text:span><text:span text:style-name="T276"> block<text:line-break/></text:span><text:span text:style-name="T827">flowin</text:span><text:span text:style-name="T283"> <text:s text:c="8"/>-- Restarts a </text:span><text:span text:style-name="T146">flow { }</text:span><text:span text:style-name="T283"> block at the top<text:line-break/></text:span><text:span text:style-name="T827">flowout</text:span><text:span text:style-name="T283"> <text:s text:c="7"/>-- Leaves a </text:span><text:span text:style-name="T146">flow { }</text:span><text:span text:style-name="T283"> block, </text:span><text:span text:style-name="T290">can also use break or exit</text:span><text:span text:style-name="T822"><text:line-break/>inquiry</text:span><text:span text:style-name="T280"> <text:s text:c="7"/>-- </text:span><text:span text:style-name="T323">An </text:span><text:span text:style-name="T163">inquiry { }</text:span><text:span text:style-name="T323"> block</text:span><text:span text:style-name="T280"><text:line-break/></text:span><text:span text:style-name="T275"><text:line-break/></text:span><text:span text:style-name="T822">purpose</text:span><text:span text:style-name="T275"> <text:s text:c="7"/>-- </text:span><text:span text:style-name="T276">An externally visible local function</text:span><text:span text:style-name="T275"><text:line-break/></text:span><text:span text:style-name="T822">port</text:span><text:span text:style-name="T275"> <text:s text:c="10"/>-- </text:span><text:span text:style-name="T276">An externally visible port of entry into a function<text:line-break/><text:line-break/></text:span><text:span text:style-name="T831">with</text:span><text:span text:style-name="T289"> <text:s text:c="10"/>-- A </text:span><text:span text:style-name="T162">with (x) { }</text:span><text:span text:style-name="T322"> </text:span><text:span text:style-name="T289">block to simplify source code</text:span><text:span text:style-name="T276"><text:line-break/></text:span><text:span text:style-name="T280"><text:line-break/></text:span><text:span text:style-name="T824">marker</text:span><text:span text:style-name="T280"> <text:s text:c="8"/>-- </text:span><text:span text:style-name="T1157">[|marker|name|]</text:span><text:span text:style-name="T323">, a target for </text:span><text:span text:style-name="T1157">[|unwindto|]</text:span><text:span text:style-name="T280"><text:line-break/></text:span><text:span text:style-name="T826">unwindto</text:span><text:span text:style-name="T282"> <text:s text:c="6"/>-- </text:span><text:span text:style-name="T284">Unwinds </text:span><text:span text:style-name="T282">back </text:span><text:span text:style-name="T285">up the stack </text:span><text:span text:style-name="T282">to a named </text:span><text:span text:style-name="T1157">[|marker|]</text:span><text:span text:style-name="T282"><text:line-break/></text:span><text:span text:style-name="T275"><text:line-break/></text:span><text:span text:style-name="T831">label</text:span><text:span text:style-name="T289"> <text:s text:c="9"/>-- A local label</text:span><text:span text:style-name="T276"><text:line-break/></text:span><text:span text:style-name="T828">goto</text:span><text:span text:style-name="T286"> <text:s text:c="10"/>-- Move</text:span><text:span text:style-name="T324">s</text:span><text:span text:style-name="T286"> to the named label<text:line-break/><text:line-break/></text:span><text:span text:style-name="T832">if</text:span><text:span text:style-name="T291"> <text:s text:c="12"/>-- A standard </text:span><text:span text:style-name="T148">if { }</text:span><text:span text:style-name="T291"> block </text:span><text:span text:style-name="T292">with early-out</text:span><text:span text:style-name="T291"><text:line-break/></text:span><text:span text:style-name="T832">else</text:span><text:span text:style-name="T291"> <text:s text:c="10"/>-- A standard </text:span><text:span text:style-name="T148">else { }</text:span><text:span text:style-name="T574"> block </text:span><text:span text:style-name="T575">for </text:span><text:span text:style-name="T149">if</text:span><text:span text:style-name="T575">, </text:span><text:span text:style-name="T149">lif</text:span><text:span text:style-name="T575">, and </text:span><text:span text:style-name="T149">fif</text:span><text:span text:style-name="T291"><text:line-break/></text:span><text:span text:style-name="T832">lif</text:span><text:span text:style-name="T291"> <text:s text:c="11"/>-- A line-if </text:span><text:span text:style-name="T292">with early-out</text:span><text:span text:style-name="T291"><text:line-break/></text:span><text:span text:style-name="T832">fif</text:span><text:span text:style-name="T291"> <text:s text:c="11"/>-- </text:span><text:span text:style-name="T292">A full-if which always tests every condition</text:span><text:span text:style-name="T291"><text:line-break/></text:span><text:span text:style-name="T831">do</text:span><text:span text:style-name="T289"> <text:s text:c="12"/>-- A standard loop, either </text:span><text:span text:style-name="T147">[d</text:span><text:span text:style-name="T144">o</text:span><text:span text:style-name="T147">]</text:span><text:span text:style-name="T144"> while { }</text:span><text:span text:style-name="T572">,</text:span><text:span text:style-name="T289"> or </text:span><text:span text:style-name="T144">do { } while<text:line-break/></text:span><text:span text:style-name="T451">for</text:span><text:span text:style-name="T573"> <text:s text:c="11"/>-- A standard </text:span><text:span text:style-name="T145">for { }</text:span><text:span text:style-name="T573"> loop<text:line-break/></text:span><text:span text:style-name="T829">break</text:span><text:span text:style-name="T287">, </text:span><text:span text:style-name="T829">exit</text:span><text:span text:style-name="T287"> <text:s text:c="3"/>-- Exits a block<text:line-break/></text:span><text:span text:style-name="T830">continue</text:span><text:span text:style-name="T288">, </text:span><text:span text:style-name="T830">loop</text:span><text:span text:style-name="T288"> -- Moves to next iteration in a standard flow control block</text:span><text:span text:style-name="T261"><text:line-break/></text:span><text:line-break/>self<text:span text:style-name="T261"> <text:s text:c="10"/>-- Refers to current function, </text:span><text:span text:style-name="T273">adhoc, or </text:span><text:span text:style-name="T261">member function<text:line-break/></text:span><text:span text:style-name="T820">this</text:span><text:span text:style-name="T273"> <text:s text:c="10"/>-- Refers to current object<text:line-break/></text:span><text:span text:style-name="T820">thisCode</text:span><text:span text:style-name="T273"> <text:s text:c="6"/>-- References </text:span><text:span text:style-name="T143">CAlive</text:span><text:span text:style-name="T273">-specific objects<text:line-break/><text:line-break/></text:span><text:span text:style-name="T821">only</text:span><text:span text:style-name="T274"> <text:s text:c="10"/>-- For purposes and ports, to override returns or params<text:line-break/></text:span><text:span text:style-name="T823">pause</text:span><text:span text:style-name="T277"> <text:s text:c="9"/>-- </text:span><text:span text:style-name="T278">Pauses a thread</text:span><text:span text:style-name="T277"><text:line-break/></text:span><text:span text:style-name="T823">resume</text:span><text:span text:style-name="T277"> <text:s text:c="8"/>-- </text:span><text:span text:style-name="T278">Resumes a thread</text:span><text:span text:style-name="T277"><text:line-break/></text:span><text:span text:style-name="T823">engage</text:span><text:span text:style-name="T277"> <text:s text:c="8"/>-- </text:span><text:span text:style-name="T278">Launches a new remote process</text:span><text:span text:style-name="T277"><text:line-break/></text:span><text:span text:style-name="T823">unengage</text:span><text:span text:style-name="T277"> <text:s text:c="6"/>-- </text:span><text:span text:style-name="T279">Closes and shuts down </text:span><text:span text:style-name="T278">a thread or remote process<text:line-break/></text:span><text:span text:style-name="T261"><text:line-break/></text:span><text:span text:style-name="T824">meta</text:span><text:span text:style-name="T280"> <text:s text:c="10"/>-- A meta relationship to a true result o</text:span><text:span text:style-name="T281">f</text:span><text:span text:style-name="T280"> </text:span><text:span text:style-name="T281">a </text:span><text:span text:style-name="T280">logic test<text:line-break/></text:span><text:span text:style-name="T824">mefa</text:span><text:span text:style-name="T280"> <text:s text:c="10"/>-- A meta relationship to a false result o</text:span><text:span text:style-name="T281">f</text:span><text:span text:style-name="T280"> </text:span><text:span text:style-name="T281">a </text:span><text:span text:style-name="T280">logic test<text:line-break/></text:span><text:span text:style-name="T824">meia</text:span><text:span text:style-name="T280"> <text:s text:c="10"/>-- A meta relationship to an inquiry<text:line-break/></text:span><text:span text:style-name="T824">mema</text:span><text:span text:style-name="T280"> <text:s text:c="10"/>-- A meta relationship to a return message</text:span></text:p>
      <text:h text:style-name="P277" text:outline-level="1"><text:bookmark-start text:name="__RefHeading__6450_1459851776"/>Compile-time Functions and Constants<text:bookmark-end text:name="__RefHeading__6450_1459851776"/></text:h>
      <text:p text:style-name="P68">CAlive<text:span text:style-name="T348"> offers compile-time functions </text:span><text:span text:style-name="T426">to aid in documentation, conditional compilation, </text:span><text:span text:style-name="T427">and sizing</text:span><text:span text:style-name="T426">.</text:span></text:p>
      <text:p text:style-name="P227"><text:span text:style-name="T1051">// Variable inquiry<text:line-break/></text:span><text:soft-page-break/><text:span text:style-name="T687">s</text:span><text:span text:style-name="T641">izeof</text:span><text:span text:style-name="T498"> <text:s text:c="15"/>-- size in bytes<text:line-break/></text:span><text:span text:style-name="T641">countof</text:span><text:span text:style-name="T498"> <text:s text:c="14"/>-- count of units<text:line-break/></text:span><text:span text:style-name="T641">offsetof</text:span><text:span text:style-name="T498"> <text:s text:c="13"/>-- offset </text:span><text:span text:style-name="T570">within </text:span><text:span text:style-name="T498">its parent<text:line-break/></text:span><text:span text:style-name="T641">addressof</text:span><text:span text:style-name="T498"> <text:s text:c="12"/>-- address in memory<text:line-break/><text:line-break/><text:line-break/></text:span><text:span text:style-name="T1033">// </text:span><text:span text:style-name="T1051">Constant values</text:span><text:span text:style-name="T1033"><text:line-break/></text:span><text:span text:style-name="T675">tr</text:span><text:span text:style-name="T676">ue, </text:span><text:span text:style-name="T675">yes, on, </text:span><text:span text:style-name="T677">up</text:span><text:span text:style-name="T548"> <text:s text:c="4"/>-- </text:span><text:span text:style-name="T547">assign</text:span><text:span text:style-name="T570">s</text:span><text:span text:style-name="T547"> </text:span><text:span text:style-name="T548">-1 </text:span><text:span text:style-name="T547">to their target </text:span><text:span text:style-name="T549">(all bits set to 1)</text:span><text:span text:style-name="T547"><text:line-break/></text:span><text:span text:style-name="T676">false, </text:span><text:span text:style-name="T678">no, off, </text:span><text:span text:style-name="T677">down</text:span><text:span text:style-name="T549"> <text:s/>-- </text:span><text:span text:style-name="T547">assign</text:span><text:span text:style-name="T570">s</text:span><text:span text:style-name="T547"> <text:s/>0 to their target </text:span><text:span text:style-name="T549">(all bits set to 0)</text:span><text:span text:style-name="T547"><text:line-break/></text:span><text:span text:style-name="T679">null, </text:span><text:span text:style-name="T680">NULL</text:span><text:span text:style-name="T550"> <text:s text:c="11"/>-- constant value of 0, 0.0f, or 0.0</text:span><text:span text:style-name="T570">, </text:span><text:span text:style-name="T610">by context</text:span><text:span text:style-name="T550"><text:line-break/><text:line-break/><text:line-break/></text:span><text:span text:style-name="T1050">// </text:span><text:span text:style-name="T1051">Logic operators:</text:span><text:span text:style-name="T1050"><text:line-break/></text:span><text:span text:style-name="T681">and</text:span><text:span text:style-name="T551"> <text:s text:c="18"/>-- verbose form of the &amp;&amp; operator<text:line-break/></text:span><text:span text:style-name="T681">or</text:span><text:span text:style-name="T551"> <text:s text:c="19"/>-- verbose form of the || operator<text:line-break/><text:line-break/><text:line-break/></text:span><text:span text:style-name="T1052">// </text:span><text:span text:style-name="T1051">Bitwise operators:</text:span><text:span text:style-name="T1052"><text:line-break/></text:span><text:span text:style-name="T682">b</text:span><text:span text:style-name="T683">cmp</text:span><text:span text:style-name="T568"> <text:s text:c="17"/>-- verbose form of the bitwise ~ operator<text:line-break/></text:span><text:span text:style-name="T683">bnot, </text:span><text:span text:style-name="T682">b</text:span><text:span text:style-name="T683">flip</text:span><text:span text:style-name="T551"> <text:s text:c="10"/>-- verbose form of the </text:span><text:span text:style-name="T567">bitwise</text:span><text:span text:style-name="T551"> ! operator<text:line-break/></text:span><text:span text:style-name="T682">bx</text:span><text:span text:style-name="T681">or</text:span><text:span text:style-name="T551"> <text:s text:c="17"/>-- verbose form of the </text:span><text:span text:style-name="T567">bitwise</text:span><text:span text:style-name="T551"> ^ operator<text:line-break/></text:span><text:span text:style-name="T684">band</text:span><text:span text:style-name="T569"> <text:s text:c="17"/>-- verbose form of the bitwise &amp; operator</text:span><text:span text:style-name="T551"><text:line-break/></text:span><text:span text:style-name="T685">bor</text:span><text:span text:style-name="T567"> <text:s text:c="18"/>-- verbose form of the bitwise | operator</text:span><text:span text:style-name="T551"><text:line-break/></text:span><text:span text:style-name="T686">bs</text:span><text:span text:style-name="T681">hl</text:span><text:span text:style-name="T551"> <text:s text:c="17"/>-- verbose form of the </text:span><text:span text:style-name="T571">bitwise </text:span><text:span text:style-name="T551">&lt;&lt; operator<text:line-break/></text:span><text:span text:style-name="T686">bs</text:span><text:span text:style-name="T681">hr</text:span><text:span text:style-name="T551"> <text:s text:c="17"/>-- verbose form of the </text:span><text:span text:style-name="T571">bitwise </text:span><text:span text:style-name="T551">&gt;&gt; operator</text:span></text:p>
      <text:h text:style-name="P265" text:outline-level="1"><text:bookmark-start text:name="__RefHeading__6452_1459851776"/>Casks<text:bookmark-end text:name="__RefHeading__6452_1459851776"/></text:h>
      <text:p text:style-name="P79"><text:span text:style-name="T806">C</text:span>Alive<text:span text:style-name="T348"> introduces the </text:span><text:span text:style-name="T184">cask</text:span><text:span text:style-name="T348">. <text:s/></text:span>Casks<text:span text:style-name="T348"> are drop-ins that can be inserted anywhere in code in an otherwise syntactically correct expression.</text:span></text:p>
      <text:p text:style-name="P78"><text:span text:style-name="T428">The basic </text:span><text:span text:style-name="T807">c</text:span>ask<text:span text:style-name="T348"> </text:span><text:span text:style-name="T428">is made up of a matching left-side and right-side form, with the cask name in the middle. <text:s/>They </text:span><text:span text:style-name="T348">come in </text:span><text:span text:style-name="T448">five </text:span><text:span text:style-name="T1172">user </text:span>types<text:span text:style-name="T348">, </text:span><text:span text:style-name="T486">and one </text:span><text:span text:style-name="T1172">system type</text:span><text:span text:style-name="T348">:</text:span></text:p>
      <text:p text:style-name="P153"><text:span text:style-name="T852">~| utility |~</text:span><text:span text:style-name="T720"><text:tab/></text:span><text:span text:style-name="T629">for </text:span><text:span text:style-name="T628">arbitrary code </text:span><text:span text:style-name="T629">(</text:span><text:span text:style-name="T340">m</text:span><text:span text:style-name="T339">ulti-line</text:span><text:span text:style-name="T629"> support is given via </text:span><text:span text:style-name="T853">~|</text:span><text:span text:style-name="T1169">{ … }</text:span><text:span text:style-name="T853">|~</text:span><text:span text:style-name="T948">).</text:span><text:span text:style-name="T634"><text:line-break/></text:span><text:span text:style-name="T898">&lt;| logic |&gt;</text:span><text:span text:style-name="T719"><text:tab/></text:span><text:span text:style-name="T626">conditional logic test</text:span><text:span text:style-name="T632"> response</text:span><text:span text:style-name="T633"><text:line-break/></text:span><text:span text:style-name="T894">(| reference |)</text:span><text:span text:style-name="T348"><text:tab/></text:span><text:span text:style-name="T498">reference</text:span><text:span text:style-name="T620">s</text:span><text:span text:style-name="T498"> something which already exists<text:line-break/></text:span><text:span text:style-name="T897">[| definition |]</text:span><text:span text:style-name="T348"><text:tab/></text:span><text:span text:style-name="T498">define</text:span><text:span text:style-name="T620">s</text:span><text:span text:style-name="T498"> something, </text:span><text:span text:style-name="T609">or alters an existing/prior definition</text:span><text:span text:style-name="T498"><text:line-break/></text:span><text:span text:style-name="T851">\| code |/</text:span><text:span text:style-name="T563"><text:tab/>source code line delineat</text:span><text:span text:style-name="T620">ion</text:span><text:span text:style-name="T563"> </text:span><text:span text:style-name="T605">for </text:span><text:span text:style-name="T317">Side Coding</text:span><text:span text:style-name="T563"><text:line-break/></text:span><text:span text:style-name="T895">/</text:span><text:span text:style-name="T896">| auto |\</text:span><text:span text:style-name="T630"><text:tab/>auto-inserted by the compiler </text:span><text:span text:style-name="T338">(not used manually)</text:span></text:p>
      <text:p text:style-name="P167"><text:span text:style-name="T558">G</text:span><text:span text:style-name="T498">raphically the casks appear to be a solid unit in a GUI editor, </text:span><text:span text:style-name="T564">and always collapsed unless explicitly opened</text:span><text:span text:style-name="T498">. <text:s/>In text form they take on the form </text:span><text:span text:style-name="T559">shown </text:span><text:span text:style-name="T564">above</text:span><text:span text:style-name="T498">.</text:span></text:p>
      <text:h text:style-name="P290" text:outline-level="3"><text:bookmark-start text:name="__RefHeading__6454_1459851776"/>Sides <text:span text:style-name="T815">and Slots</text:span><text:bookmark-end text:name="__RefHeading__6454_1459851776"/></text:h>
      <text:p text:style-name="P43">Casks naturally have a <text:span text:style-name="T70">left-side</text:span>, <text:span text:style-name="T70">middle</text:span>, and a <text:span text:style-name="T70">right-side</text:span> in their format. <text:s/><text:span text:style-name="T915">In the </text:span><text:span text:style-name="T882">(|reference|)</text:span><text:span text:style-name="T915"> cask used above, t</text:span>hese would <text:span text:style-name="T915">equate </text:span>to left-<text:span text:style-name="T815">side</text:span>: <text:span text:style-name="T881">(|</text:span>, middle: reference, and right-<text:span text:style-name="T815">side</text:span>: <text:span text:style-name="T881">|)</text:span>. <text:s/>However, that is only <text:span text:style-name="T815">part of their </text:span>physical construction.</text:p>
      <text:p text:style-name="P43"><text:soft-page-break/><text:span text:style-name="T815">Casks also hold data in </text:span>two extra <text:span text:style-name="T2">slots</text:span> called the <text:span text:style-name="T70">left-slot</text:span>, and <text:span text:style-name="T70">right-slot</text:span>. <text:s/><text:span text:style-name="T816">This is in addition to the implicit </text:span><text:span text:style-name="T105">middle-slot</text:span><text:span text:style-name="T816">.</text:span></text:p>
      <text:p text:style-name="P42">To introduce data into each slot location, use two || after the symbol, as in:</text:p>
      <text:p text:style-name="P157">(<text:span text:style-name="T905">||left </text:span>| <text:span text:style-name="T916">middle </text:span>|)<text:tab/><text:tab/><text:tab/><text:tab/><text:tab/><text:span text:style-name="T1175">Note:</text:span><text:span text:style-name="T1174"><text:tab/>(</text:span><text:span text:style-name="T182">||</text:span><text:span text:style-name="T1174">..|...|)<text:line-break/></text:span><text:line-break/>(|<text:span text:style-name="T916">middle </text:span>|<text:span text:style-name="T905"> </text:span><text:span text:style-name="T908">r</text:span><text:span text:style-name="T905">ight||</text:span>)<text:tab/><text:tab/><text:tab/><text:tab/><text:tab/><text:span text:style-name="T1175">Note:</text:span><text:span text:style-name="T1174"><text:tab/>(|...|..</text:span><text:span text:style-name="T182">||</text:span><text:span text:style-name="T1174">)<text:line-break/></text:span><text:line-break/>(<text:span text:style-name="T905">||left </text:span>| <text:span text:style-name="T916">middle</text:span> |<text:span text:style-name="T905"> </text:span><text:span text:style-name="T908">r</text:span><text:span text:style-name="T905">ight||</text:span>)<text:tab/><text:tab/><text:tab/><text:span text:style-name="T1175">Note:</text:span><text:span text:style-name="T1174"><text:tab/>(</text:span><text:span text:style-name="T182">||</text:span><text:span text:style-name="T1174">..|..</text:span><text:span text:style-name="T182">||</text:span><text:span text:style-name="T1174">)</text:span></text:p>
      <text:p text:style-name="P166">This results in the various forms appearing like this <text:span text:style-name="T1180">(shown with the </text:span><text:span text:style-name="T48">left-</text:span><text:span text:style-name="T1180"> and </text:span><text:span text:style-name="T48">right-slots</text:span><text:span text:style-name="T1180"> highlighted)</text:span>:</text:p>
      <text:p text:style-name="P156"><text:span text:style-name="T840">~</text:span><text:span text:style-name="T842">|</text:span><text:span text:style-name="T843">| left </text:span><text:span text:style-name="T841">| </text:span><text:span text:style-name="T840">utility |</text:span><text:span text:style-name="T843"> </text:span><text:span text:style-name="T844">r</text:span><text:span text:style-name="T843">ight ||</text:span><text:span text:style-name="T840">~</text:span><text:span text:style-name="T1179"><text:tab/><text:tab/></text:span><text:span text:style-name="T1176">Note:</text:span><text:span text:style-name="T1177"><text:tab/></text:span><text:span text:style-name="T856">~</text:span><text:span text:style-name="T858">||</text:span><text:span text:style-name="T857">..|..</text:span><text:span text:style-name="T858">|</text:span><text:span text:style-name="T859">|</text:span><text:span text:style-name="T856">~</text:span><text:span text:style-name="T1178"><text:line-break/></text:span><text:span text:style-name="T348"><text:line-break/></text:span><text:span text:style-name="T721">&lt;</text:span><text:span text:style-name="T725">|| left </text:span><text:span text:style-name="T721">| logic |</text:span><text:span text:style-name="T725"> </text:span><text:span text:style-name="T726">r</text:span><text:span text:style-name="T725">ight ||</text:span><text:span text:style-name="T721">&gt;</text:span><text:span text:style-name="T348"><text:tab/><text:tab/><text:tab/></text:span><text:span text:style-name="T1176">Note:</text:span><text:span text:style-name="T1177"><text:tab/></text:span><text:span text:style-name="T950">&lt;</text:span><text:span text:style-name="T951">||</text:span><text:span text:style-name="T949">..|..</text:span><text:span text:style-name="T951">|</text:span><text:span text:style-name="T952">|</text:span><text:span text:style-name="T950">&gt;</text:span><text:span text:style-name="T1178"><text:line-break/></text:span><text:span text:style-name="T348"><text:line-break/></text:span><text:span text:style-name="T724">(</text:span><text:span text:style-name="T727">|| left </text:span><text:span text:style-name="T724">| reference |</text:span><text:span text:style-name="T727"> </text:span><text:span text:style-name="T728">r</text:span><text:span text:style-name="T727">ight ||</text:span><text:span text:style-name="T724">)</text:span><text:span text:style-name="T348"><text:tab/><text:tab/></text:span><text:span text:style-name="T1176">Note:</text:span><text:span text:style-name="T1177"><text:tab/></text:span><text:span text:style-name="T954">(</text:span><text:span text:style-name="T955">||</text:span><text:span text:style-name="T953">..|..</text:span><text:span text:style-name="T955">|</text:span><text:span text:style-name="T956">|</text:span><text:span text:style-name="T953">)</text:span><text:span text:style-name="T1177"><text:line-break/></text:span><text:span text:style-name="T348"><text:line-break/></text:span><text:span text:style-name="T723">[</text:span><text:span text:style-name="T729">|| left </text:span><text:span text:style-name="T723">| definition |</text:span><text:span text:style-name="T730"> r</text:span><text:span text:style-name="T729">ight ||</text:span><text:span text:style-name="T723">]</text:span><text:span text:style-name="T348"><text:tab/><text:tab/></text:span><text:span text:style-name="T1176">Note:</text:span><text:span text:style-name="T1177"><text:tab/></text:span><text:span text:style-name="T957">[</text:span><text:span text:style-name="T959">||</text:span><text:span text:style-name="T958">..|..</text:span><text:span text:style-name="T959">|</text:span><text:span text:style-name="T960">|</text:span><text:span text:style-name="T957">]</text:span></text:p>
      <text:p text:style-name="P184"><text:span text:style-name="T253">Note:<text:tab/></text:span><text:span text:style-name="T707">\|code|/</text:span><text:span text:style-name="T268"> casks do not </text:span><text:span text:style-name="T269">currently have any meaning assigned to </text:span><text:span text:style-name="T268">data </text:span><text:span text:style-name="T269">stored </text:span><text:span text:style-name="T268">in other slots, </text:span><text:span text:style-name="T269">but in general the format is the same: <text:s/>\</text:span><text:span text:style-name="T255">||left</text:span><text:span text:style-name="T269">|code|</text:span><text:span text:style-name="T255">right||</text:span><text:span text:style-name="T269">/</text:span></text:p>
      <text:h text:style-name="P292" text:outline-level="3"><text:bookmark-start text:name="__RefHeading__6456_1459851776"/>Specializ<text:span text:style-name="T917">ed Roles</text:span><text:bookmark-end text:name="__RefHeading__6456_1459851776"/></text:h>
      <text:p text:style-name="P41"><text:span text:style-name="T818">All casks were not created equal. <text:s/>Each of them has a specialized role in </text:span><text:span text:style-name="T36">CAlive</text:span><text:span text:style-name="T818">, and each of them are integral and necessary within the scope of those roles.</text:span></text:p>
      <text:h text:style-name="P293" text:outline-level="3"><text:bookmark-start text:name="__RefHeading__6458_1459851776"/>~|utility|~<text:bookmark-end text:name="__RefHeading__6458_1459851776"/></text:h>
      <text:p text:style-name="P40"><text:span text:style-name="T848">~| utility |~</text:span><text:span text:style-name="T814"> casks were created to </text:span>allow an arbitrary injection of code at any location in the program. <text:s/><text:span text:style-name="T814">As such, it was recognized that they may need include multiple lines of code, causing their definition to exceed a single encapsulated </text:span><text:span text:style-name="T848">~| statement |~</text:span><text:span text:style-name="T814">.</text:span></text:p>
      <text:p text:style-name="P40"><text:span text:style-name="T814">Once populated, the </text:span><text:span text:style-name="T848">~| utility |~</text:span><text:span text:style-name="T814"> cask can be reduced to a short form with a developer-given name, which represents a visible placeholder for the more complex underlying expression. <text:s/>This frees up screen real-estate in the GUI editor, aids the eyes in arranging things, and eases the mind in gaining an understanding of the algorithm (rather than being bogged down by the unwieldy mechanics of the algorithm).</text:span></text:p>
      <text:p text:style-name="P39"><text:soft-page-break/>To create a <text:span text:style-name="T847">~| utility |~</text:span> cask <text:span text:style-name="T817">with multiple lines, use a { } block:</text:span></text:p>
      <text:p text:style-name="P192">Note:<text:span text:style-name="T261"><text:tab/>Either </text:span>{<text:span text:style-name="T261">..</text:span>}<text:span text:style-name="T261"> or </text:span>{{<text:span text:style-name="T261">….</text:span>}}<text:span text:style-name="T261"> can be used and perform the identical operation, they just need to be mated.</text:span></text:p>
      <text:p text:style-name="P226"><text:span text:style-name="T965">// Code can be bunched together<text:line-break/></text:span><text:span text:style-name="T846">~|</text:span><text:span text:style-name="T919">{</text:span><text:span text:style-name="T924"> printf(“Entered\n”); second_thing(); third_thing(); /*Et </text:span><text:span text:style-name="T925">cetera</text:span><text:span text:style-name="T924">*/ </text:span><text:span text:style-name="T919">}</text:span><text:span text:style-name="T846">|~</text:span><text:line-break/><text:line-break/><text:line-break/><text:span text:style-name="T965">// Or code can be spaced out visually as any other block<text:line-break/></text:span><text:span text:style-name="T846">~|</text:span><text:span text:style-name="T919">{</text:span><text:span text:style-name="T920">{</text:span><text:span text:style-name="T846"><text:line-break/> </text:span><text:span text:style-name="T924"><text:line-break/></text:span><text:span text:style-name="T926"> </text:span><text:span text:style-name="T924"><text:s text:c="3"/></text:span><text:span text:style-name="T963">// </text:span><text:span text:style-name="T964">Based on the where we are, do one of two things:</text:span><text:span text:style-name="T924"><text:line-break/></text:span><text:span text:style-name="T926"> </text:span><text:span text:style-name="T924"><text:s text:c="3"/>if (some_test)<text:line-break/></text:span><text:span text:style-name="T926"> </text:span><text:span text:style-name="T924"><text:s text:c="3"/>{<text:line-break/></text:span><text:span text:style-name="T926"> </text:span><text:span text:style-name="T924"><text:s text:c="7"/></text:span><text:span text:style-name="T963">// Do something here</text:span><text:span text:style-name="T924"><text:line-break/></text:span><text:span text:style-name="T926"> </text:span><text:span text:style-name="T924"><text:s text:c="3"/>} else {<text:line-break/></text:span><text:span text:style-name="T926"> </text:span><text:span text:style-name="T924"><text:s text:c="7"/></text:span><text:span text:style-name="T963">// Something else here</text:span><text:span text:style-name="T924"><text:line-break/></text:span><text:span text:style-name="T926"> </text:span><text:span text:style-name="T924"><text:s text:c="3"/>}<text:line-break/></text:span><text:span text:style-name="T926"> </text:span><text:span text:style-name="T924"><text:line-break/></text:span><text:span text:style-name="T919">}</text:span><text:span text:style-name="T920">}</text:span><text:span text:style-name="T846">|~</text:span></text:p>
      <text:h text:style-name="P295" text:outline-level="3"><text:bookmark-start text:name="__RefHeading__6460_1459851776"/>&lt;|logic|&gt;<text:bookmark-end text:name="__RefHeading__6460_1459851776"/></text:h>
      <text:p text:style-name="P67"><text:span text:style-name="T887">&lt;|logic|&gt;</text:span><text:span text:style-name="T348"> casks were created to allow engagement on the result of conditional test. <text:s/>There are two default </text:span><text:span text:style-name="T887">&lt;|logic|&gt;</text:span><text:span text:style-name="T348"> casks provided:</text:span></text:p>
      <text:p text:style-name="P150"><text:span text:style-name="T709">&lt;| </text:span><text:span text:style-name="T635">meta </text:span><text:span text:style-name="T709">|&gt;</text:span><text:span text:style-name="T252"><text:tab/></text:span><text:span text:style-name="T860"><text:tab/></text:span>-- Called when the result of a logic test is true<text:line-break/><text:span text:style-name="T709">&lt;| </text:span><text:span text:style-name="T635">mefa </text:span><text:span text:style-name="T709">|&gt;</text:span><text:tab/>-- Called when the result of a logic test is false</text:p>
      <text:p text:style-name="P34">Custom logic tests treat the <text:span text:style-name="T880">&lt;|logic|&gt;</text:span> cask like the trinary operator ((condition) ? if_true : if_false). <text:s/>For the <text:span text:style-name="T880">&lt;|logic|&gt;</text:span> cask use this syntax:</text:p>
      <text:p text:style-name="P155">&lt;|| condition | if_true | if_false ||&gt;</text:p>
      <text:p text:style-name="P33">Each of the if_true or if_false slots can contain standard code to call or embedded casks.</text:p>
      <text:h text:style-name="P296" text:outline-level="3"><text:bookmark-start text:name="__RefHeading__6462_1459851776"/>(|Reference|)<text:bookmark-end text:name="__RefHeading__6462_1459851776"/></text:h>
      <text:p text:style-name="P165"><text:span text:style-name="T120">Reference casks</text:span><text:span text:style-name="T498"> are used to access something that already exists, and </text:span><text:span text:style-name="T120">adhoc</text:span><text:span text:style-name="T498"> or </text:span><text:span text:style-name="T120">function</text:span><text:span text:style-name="T498"> </text:span><text:span text:style-name="T565">for example.</text:span></text:p>
      <text:p text:style-name="P154"><text:span text:style-name="T561">To </text:span><text:span text:style-name="T89">receive</text:span><text:span text:style-name="T141"> </text:span><text:span text:style-name="T561">return values, insert them </text:span><text:span text:style-name="T565">in </text:span><text:span text:style-name="T561">the </text:span><text:span text:style-name="T89">left-</text:span><text:span text:style-name="T90">slot</text:span><text:span text:style-name="T561">.<text:line-break/>To </text:span><text:span text:style-name="T89">pass</text:span><text:span text:style-name="T141"> </text:span><text:span text:style-name="T561">parameters, insert them </text:span><text:span text:style-name="T565">in </text:span><text:span text:style-name="T561">the </text:span><text:span text:style-name="T89">right-</text:span><text:span text:style-name="T90">slot</text:span><text:span text:style-name="T561">.</text:span></text:p>
      <text:p text:style-name="P162">For example:</text:p>
      <text:p text:style-name="P152"><text:soft-page-break/><text:span text:style-name="T894">(| myprint | ”Hello, world!” ||)</text:span><text:span text:style-name="T498"> passes the “Hellow, world!” parameter to myprint().<text:line-break/>Is essentially the same syntax as: <text:s/></text:span>myprint(“Hello, world!”);</text:p>
      <text:p text:style-name="P147"><text:span text:style-name="T894">(|| result | compute |)</text:span><text:span text:style-name="T498"> receives a return parameter from compute().<text:line-break/>It is essentially the same syntax as: <text:s/></text:span>result = compute();</text:p>
      <text:p text:style-name="P146"><text:span text:style-name="T894">(|| result | compute | a,b,c ||)</text:span><text:span text:style-name="T498"> both sends parameters and receives a return parameter from compute().<text:line-break/>It is essentially the same as: <text:s/></text:span>result = compute(a,b,c);</text:p>
      <text:p text:style-name="P222"><text:span text:style-name="T348">function main<text:line-break/>| returns int r<text:line-break/>| params int argc, char* argv[]<text:line-break/>{<text:line-break/> <text:s text:c="3"/></text:span><text:span text:style-name="T433">int x </text:span><text:span text:style-name="T434">= 0</text:span><text:span text:style-name="T433">;<text:line-break/></text:span><text:span text:style-name="T348"><text:line-break/> <text:s text:c="3"/></text:span><text:span text:style-name="T432">adhoc myprint<text:line-break/> <text:s text:c="3"/>| params s8* </text:span><text:span text:style-name="T433">format, int value</text:span><text:span text:style-name="T432"><text:line-break/> <text:s text:c="3"/>{</text:span><text:span text:style-name="T348"><text:line-break/> <text:s text:c="7"/>printf(</text:span><text:span text:style-name="T449">format, value</text:span><text:span text:style-name="T348">);<text:line-break/> <text:s text:c="3"/></text:span><text:span text:style-name="T432">}<text:line-break/><text:line-break/><text:line-break/></text:span><text:span text:style-name="T704"> <text:s text:c="3"/></text:span><text:span text:style-name="T1096">// </text:span><text:span text:style-name="T1097">Stand-alone example:</text:span><text:span text:style-name="T704"><text:line-break/></text:span><text:span text:style-name="T432"> <text:s text:c="3"/></text:span><text:span text:style-name="T713">(|myprint|”%</text:span><text:span text:style-name="T714">d\n”, 5||</text:span><text:span text:style-name="T713">)</text:span><text:span text:style-name="T432"><text:line-break/> <text:s text:c="3"/>// </text:span><text:span text:style-name="T433">Displays: 5</text:span><text:span text:style-name="T432"><text:line-break/><text:line-break/><text:line-break/></text:span><text:span text:style-name="T704"> <text:s text:c="3"/></text:span><text:span text:style-name="T1096">// </text:span><text:span text:style-name="T1097">Used before and after an assignment:</text:span><text:span text:style-name="T705"><text:line-break/></text:span><text:span text:style-name="T433"> <text:s text:c="3"/></text:span><text:span text:style-name="T714">(|myprint|”Before: %d\n”, x||)</text:span><text:span text:style-name="T433"> <text:s/>x = 9 <text:s/></text:span><text:span text:style-name="T714">(|myprint|”After: %d\n”, x||)</text:span><text:span text:style-name="T627">;</text:span><text:span text:style-name="T348"><text:line-break/></text:span><text:span text:style-name="T1013"> <text:s text:c="3"/>// </text:span><text:span text:style-name="T1014">Displays: <text:s/>Before: 0<text:line-break/> <text:s text:c="3"/>// <text:s text:c="11"/>After: 9</text:span><text:span text:style-name="T1013"><text:line-break/></text:span><text:span text:style-name="T348">}</text:span></text:p>
      <text:h text:style-name="P297" text:outline-level="3"><text:bookmark-start text:name="__RefHeading__6464_1459851776"/>[|Definition|]<text:bookmark-end text:name="__RefHeading__6464_1459851776"/></text:h>
      <text:p text:style-name="P64"><text:span text:style-name="T261">[|definition|]</text:span><text:span text:style-name="T498"> casks were created to alter the way things are defined. <text:s/>They appear after the name of the thing they are modifying, and they convey </text:span><text:span text:style-name="T576">the change. <text:s/></text:span><text:span text:style-name="T293">[</text:span><text:span text:style-name="T294">|definition|]</text:span><text:span text:style-name="T577"> cask modifications come in </text:span><text:span text:style-name="T578">three</text:span><text:span text:style-name="T577"> forms:</text:span></text:p>
      <text:p text:style-name="P149"><text:span text:style-name="T213">Augment</text:span><text:span text:style-name="T296"><text:tab/>-- alters attributes of a named token and/or its type</text:span><text:span text:style-name="T212"><text:line-break/></text:span><text:span text:style-name="T213">D</text:span><text:span text:style-name="T212">efinition</text:span><text:tab/>-- alters the definition of a class, angel, or struct<text:line-break/><text:span text:style-name="T212">Us</text:span><text:span text:style-name="T214">ag</text:span><text:span text:style-name="T212">e</text:span><text:span text:style-name="T261"><text:tab/>-- alters a single instance use </text:span><text:span text:style-name="T297">of a </text:span><text:span text:style-name="T295">definition</text:span></text:p>
      <text:p text:style-name="P66"><text:span text:style-name="T184">Augment modifications</text:span><text:span text:style-name="T261"> </text:span><text:span text:style-name="T498">apply attributes which override the token name's existing attributes. <text:s/>These typically are used to alter things like its </text:span><text:span text:style-name="T261">const</text:span><text:span text:style-name="T498"> </text:span><text:span text:style-name="T581">or </text:span><text:span text:style-name="T298">read-only</text:span><text:span text:style-name="T581"> </text:span><text:span text:style-name="T498">nature, </text:span><text:span text:style-name="T581">whether or not it's </text:span><text:span text:style-name="T298">volatile</text:span><text:span text:style-name="T581"> in this context, etc</text:span><text:span text:style-name="T498">. <text:s/></text:span><text:span text:style-name="T582">These can be coded in the traditional way of course, but when they are modified using </text:span><text:span text:style-name="T299">[|definition|]</text:span><text:span text:style-name="T582"> casks, they will appear visibly augmented in the GUI editor in their standard form, with the actual definitions not normally appearing unless a </text:span><text:span text:style-name="T299">reveal casks</text:span><text:span text:style-name="T582"> feature is enabled.</text:span></text:p>
      <text:p text:style-name="P225"><text:soft-page-break/><text:span text:style-name="T1033">// Broken out separately:</text:span><text:span text:style-name="T641"><text:line-break/></text:span><text:span text:style-name="T498">int value </text:span><text:span text:style-name="T716">[|const|]</text:span><text:span text:style-name="T498"> </text:span><text:span text:style-name="T716">[|volatile|]</text:span><text:span text:style-name="T498">;<text:line-break/><text:line-break/><text:line-break/></text:span><text:span text:style-name="T1033">// Or combined:</text:span><text:span text:style-name="T641"><text:line-break/></text:span><text:span text:style-name="T498">int value </text:span><text:span text:style-name="T716">[|const volatile|]</text:span><text:span text:style-name="T498">;<text:line-break/><text:line-break/><text:line-break/> <text:s text:c="4"/></text:span><text:span text:style-name="T1109">// In the </text:span><text:span text:style-name="T1113">GUI editor</text:span><text:span text:style-name="T1109">, a definition augment </text:span><text:span text:style-name="T1113">alters its appearance</text:span><text:span text:style-name="T1109">:</text:span><text:span text:style-name="T120"><text:line-break/></text:span><text:span text:style-name="T70"> <text:s text:c="7"/></text:span><text:span text:style-name="T118">[</text:span><text:span text:style-name="T119">|</text:span><text:span text:style-name="T118">int value</text:span><text:span text:style-name="T119">|</text:span><text:span text:style-name="T118">]</text:span><text:span text:style-name="T120">; <text:s text:c="2"/></text:span><text:span text:style-name="T1109">// Is shown blocked off and colorized</text:span></text:p>
      <text:p text:style-name="P65"><text:span text:style-name="T184">Definition modifications</text:span><text:span text:style-name="T498"> are used to alter the name of the token, or its type. <text:s/>Changing a token's name requires only that it be unique, but changing its type requires that it be </text:span><text:span text:style-name="T261">the same or lesser size.</text:span><text:span text:style-name="T498"> <text:s/></text:span><text:span text:style-name="T583">They use one of two syntaxes:</text:span></text:p>
      <text:p text:style-name="P151"><text:span text:style-name="T897">[| rename name to new_name |]</text:span><text:span text:style-name="T261"><text:tab/>-- renames a member</text:span><text:line-break/><text:span text:style-name="T897">[| retype name to new_type |]</text:span><text:span text:style-name="T261"><text:tab/>-- retypes a member</text:span></text:p>
      <text:p text:style-name="P184"><text:span text:style-name="T220">Note:</text:span><text:span text:style-name="T304"><text:tab/></text:span><text:span text:style-name="T261">When alternate definitions are applied, they occupy the </text:span>same space<text:span text:style-name="T261"> </text:span><text:span text:style-name="T304">in the structure </text:span><text:span text:style-name="T261">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4"><text:span text:style-name="T261">struct S</text:span><text:span text:style-name="T302">General</text:span><text:span text:style-name="T261"><text:line-break/>{<text:line-break/> <text:s text:c="3"/>void* <text:s/>p;<text:line-break/> <text:s text:c="3"/>int <text:s text:c="3"/>num;<text:line-break/>};<text:line-break/><text:line-break/></text:span><text:span text:style-name="T303">struct SCensus<text:line-break/>{<text:line-break/></text:span><text:span text:style-name="T300"> <text:s text:c="3"/></text:span><text:span text:style-name="T301">S</text:span><text:span text:style-name="T302">General</text:span><text:span text:style-name="T301">* </text:span><text:span text:style-name="T303">populace</text:span><text:span text:style-name="T301"> </text:span><text:span text:style-name="T257">[|</text:span><text:span text:style-name="T258">rename num to count|]</text:span><text:span text:style-name="T302"><text:line-break/> <text:s text:c="22"/></text:span><text:span text:style-name="T258">[|rename p to people|]</text:span><text:span text:style-name="T302"><text:line-break/> <text:s text:c="22"/></text:span><text:span text:style-name="T258">[|retype p to SPeople*|]</text:span><text:span text:style-name="T302">;</text:span><text:span text:style-name="T300"><text:line-break/></text:span><text:span text:style-name="T303">};<text:line-break/><text:line-break/>function my_function<text:line-break/>{<text:line-break/> <text:s text:c="3"/>SCensus* cen;<text:line-break/><text:line-break/></text:span><text:span text:style-name="T962"> <text:s text:c="3"/>// Members which </text:span><text:span text:style-name="T1111">ARE</text:span><text:span text:style-name="T962"> available:<text:line-break/> <text:s text:c="3"/>// <text:s text:c="4"/></text:span><text:span text:style-name="T966">cen-&gt;count;</text:span><text:span text:style-name="T962"><text:line-break/> <text:s text:c="3"/>// <text:s text:c="4"/></text:span><text:span text:style-name="T966">cen-&gt;people;</text:span><text:span text:style-name="T962"><text:line-break/><text:line-break/> <text:s text:c="3"/>// Members which </text:span><text:span text:style-name="T1111">ARE NOT</text:span><text:span text:style-name="T962"> available:<text:line-break/> <text:s text:c="3"/>// <text:s text:c="4"/></text:span><text:span text:style-name="T1132">cen-&gt;p;</text:span><text:span text:style-name="T962"><text:line-break/> <text:s text:c="3"/>// <text:s text:c="4"/></text:span><text:span text:style-name="T1133">cen-&gt;num;</text:span><text:span text:style-name="T962"><text:line-break/></text:span><text:span text:style-name="T303">}</text:span></text:p>
      <text:p text:style-name="P191"><text:span text:style-name="T219">N</text:span><text:span text:style-name="T184">ot</text:span><text:span text:style-name="T218">e:</text:span><text:span text:style-name="T302"><text:tab/>I</text:span><text:span text:style-name="T261">n this </text:span><text:span text:style-name="T302">case, the original member name is always used to signify which member is being altered, which is why “p” is used even after a rename was applied to </text:span><text:soft-page-break/><text:span text:style-name="T302">“people”.</text:span></text:p>
      <text:p text:style-name="P65"><text:span text:style-name="T184">Usage modifications</text:span><text:span text:style-name="T498"> do not affect the actual definition of the thing being used, but only the one use in a particular case. <text:s/>This can come in handy when a member is defined as </text:span><text:span text:style-name="T261">void* p</text:span><text:span text:style-name="T498">, for example, and in context it is known that the </text:span><text:span text:style-name="T261">void*</text:span><text:span text:style-name="T498"> member won't be </text:span><text:span text:style-name="T261">void*</text:span><text:span text:style-name="T498">, but rather is of some other known form.</text:span></text:p>
      <text:p text:style-name="P223"><text:span text:style-name="T498">struct S</text:span><text:span text:style-name="T584">General</text:span><text:span text:style-name="T498"><text:line-break/>{<text:line-break/> <text:s text:c="3"/>void* <text:s/>p;<text:line-break/> <text:s text:c="3"/>int <text:s text:c="3"/>num;<text:line-break/>};<text:line-break/><text:line-break/></text:span><text:span text:style-name="T585">function my_function<text:line-break/>{<text:line-break/> <text:s text:c="3"/></text:span><text:span text:style-name="T583">S</text:span><text:span text:style-name="T584">General</text:span><text:span text:style-name="T583">* </text:span><text:span text:style-name="T584">gen</text:span><text:span text:style-name="T583"> </text:span><text:span text:style-name="T717">[|</text:span><text:span text:style-name="T718">rename num to count|]</text:span><text:span text:style-name="T584"><text:line-break/> <text:s text:c="17"/></text:span><text:span text:style-name="T718">[|rename p to people|]</text:span><text:span text:style-name="T584"><text:line-break/> <text:s text:c="17"/></text:span><text:span text:style-name="T718">[|retype p to SPeople*|]</text:span><text:span text:style-name="T584">;</text:span><text:span text:style-name="T585"><text:line-break/>}</text:span></text:p>
      <text:h text:style-name="P294" text:outline-level="3"><text:bookmark-start text:name="__RefHeading__6929_1667753502"/><text:span text:style-name="T833">\</text:span>|<text:span text:style-name="T238">Code</text:span>|/<text:bookmark-end text:name="__RefHeading__6929_1667753502"/></text:h>
      <text:p text:style-name="P63"><text:span text:style-name="T320">CAlive</text:span><text:span text:style-name="T608"> </text:span><text:span text:style-name="T576">introduced </text:span><text:span text:style-name="T850">\|code|/</text:span><text:span text:style-name="T608"> casks </text:span><text:span text:style-name="T576">for the purpose of </text:span><text:span text:style-name="T293">side coding</text:span><text:span text:style-name="T576">, a text file augment for enhancing source code explained later in this book.</text:span></text:p>
      <text:h text:style-name="P298" text:outline-level="3"><text:bookmark-start text:name="__RefHeading__10027_1415873427"/>/|Auto|\<text:bookmark-end text:name="__RefHeading__10027_1415873427"/></text:h>
      <text:p text:style-name="P77"><text:span text:style-name="T833">C</text:span>Alive<text:span text:style-name="T348"> will auto-insert </text:span><text:span text:style-name="T883">/|auto|\</text:span><text:span text:style-name="T348"> casks as needed to provide hints from the compiler about things which may be questionable, or if there was some ambiguity to convey the choice the compiler made.</text:span></text:p>
      <text:p text:style-name="P184"><text:span text:style-name="T239">Note:</text:span><text:tab/>This type of <text:span text:style-name="T914">immediate </text:span>feedback <text:span text:style-name="T914">from the compiler </text:span>allow<text:span text:style-name="T914">s </text:span>code to edited in-the-moment to fix an incorrect assumption made by the compiler <text:span text:style-name="T914">based on need.</text:span></text:p>
      <text:h text:style-name="P251" text:outline-level="2"><text:bookmark-start text:name="__RefHeading__6466_1459851776"/>Drop-ins<text:bookmark-end text:name="__RefHeading__6466_1459851776"/></text:h>
      <text:p text:style-name="P105"><text:span text:style-name="T559">C</text:span><text:span text:style-name="T498">asks can be dropped into code at any point. <text:s/>Based on their form they will have different </text:span><text:span text:style-name="T560">e</text:span><text:span text:style-name="T498">ffects on the binary that is produced, or they may have no affect at all.</text:span></text:p>
      <text:p text:style-name="P221"><text:span text:style-name="T1033">// Standard function using its syntax<text:line-break/></text:span><text:span text:style-name="T348">function main<text:line-break/>| returns int r<text:line-break/>| params int argc, char* argv[]<text:line-break/>{<text:line-break/> <text:s text:c="3"/>printf(“%d\n”, argc);<text:line-break/>}<text:line-break/></text:span><text:soft-page-break/><text:span text:style-name="T348"><text:line-break/><text:line-break/></text:span><text:span text:style-name="T1033">// To apply a cask, insert </text:span><text:span text:style-name="T1034">it </text:span><text:span text:style-name="T1033">anywhere </text:span><text:span text:style-name="T1034">in code. <text:s/></text:span><text:span text:style-name="T1094">Note that in the<text:line-break/>// examples below, the extra spacing is added to make it easier to<text:line-break/>// see. <text:s/>However, in real source code the spacing is not required.<text:line-break/></text:span><text:span text:style-name="T431"><text:line-break/></text:span><text:span text:style-name="T429"><text:line-break/></text:span><text:span text:style-name="T1034">// </text:span><text:span text:style-name="T1035">Example 1:<text:line-break/></text:span><text:span text:style-name="T348">function main<text:line-break/>| returns int r<text:line-break/>| params int argc, char* argv[]<text:line-break/>{<text:line-break/> <text:s text:c="3"/>printf(</text:span><text:span text:style-name="T715">(|cask|)</text:span><text:span text:style-name="T708"> </text:span><text:span text:style-name="T348">“%d\n”, argc);<text:line-break/>}<text:line-break/></text:span><text:span text:style-name="T1033">// </text:span><text:span text:style-name="T1095">In this case, the </text:span><text:span text:style-name="T1168">(|cask|)</text:span><text:span text:style-name="T1095"> is inserted before the </text:span><text:span text:style-name="T1125">“%d\n”</text:span><text:span text:style-name="T1095"> parameter</text:span><text:span text:style-name="T1033"><text:line-break/></text:span><text:span text:style-name="T348"><text:line-break/><text:line-break/></text:span><text:span text:style-name="T1034">// </text:span><text:span text:style-name="T1035">Example </text:span><text:span text:style-name="T1036">2</text:span><text:span text:style-name="T1035">:<text:line-break/></text:span><text:span text:style-name="T348">function main<text:line-break/>| returns int r<text:line-break/>| params int argc, char* argv[]<text:line-break/>{<text:line-break/> <text:s text:c="3"/>printf(“%d\n”, argc) </text:span><text:span text:style-name="T715">(|cask|)</text:span><text:span text:style-name="T348">;<text:line-break/>}<text:line-break/></text:span><text:span text:style-name="T1033">// </text:span><text:span text:style-name="T1095">In this case, the </text:span><text:span text:style-name="T1168">(|cask|)</text:span><text:span text:style-name="T1095"> is inserted after the entire function<text:line-break/></text:span><text:span text:style-name="T348"><text:line-break/><text:line-break/></text:span><text:span text:style-name="T1034">// </text:span><text:span text:style-name="T1035">Example </text:span><text:span text:style-name="T1036">3</text:span><text:span text:style-name="T1035">:<text:line-break/></text:span><text:span text:style-name="T348">function main<text:line-break/>| returns int r<text:line-break/>| params int argc, char* argv[]<text:line-break/>{<text:line-break/> <text:s text:c="3"/>printf(“%d\n”, argc </text:span><text:span text:style-name="T715">(|cask|)</text:span><text:span text:style-name="T348">);<text:line-break/>}<text:line-break/></text:span><text:span text:style-name="T1033">// </text:span><text:span text:style-name="T1095">In this case, the </text:span><text:span text:style-name="T1168">(|cask|)</text:span><text:span text:style-name="T1095"> is inserted after the </text:span><text:span text:style-name="T1124">argc</text:span><text:span text:style-name="T1036"> parameter</text:span></text:p>
      <text:p text:style-name="P104"><text:span text:style-name="T430">I</text:span><text:span text:style-name="T348">n each of these examples, the insertion of the cask did not alter the syntax of the expression. <text:s/>The cask is simply viewed as a drop-in inserted at that point in the instruction decoding.</text:span></text:p>
      <text:p text:style-name="P32">Based on where it's added, the results can be different. <text:s/>If, for example, casks are inserted before and after an assignment expression, the value that will be visible </text:p>
      <text:h text:style-name="P274" text:outline-level="1"><text:bookmark-start text:name="__RefHeading__6468_1459851776"/>#Pragmas<text:bookmark-end text:name="__RefHeading__6468_1459851776"/></text:h>
      <text:p text:style-name="P62"><text:span text:style-name="T265">C</text:span><text:span text:style-name="T261">Alive</text:span><text:span text:style-name="T498"> allows for various #pragmas to aid in compilation.</text:span></text:p>
      <text:p text:style-name="P220"><text:span text:style-name="T1033">// </text:span><text:span text:style-name="T1055">Definitions and augments</text:span><text:span text:style-name="T1033"><text:line-break/></text:span><text:span text:style-name="T641">#align N</text:span><text:span text:style-name="T498"> <text:s text:c="12"/>-- aligns code/data </text:span><text:span text:style-name="T612">at </text:span><text:span text:style-name="T498">indicated byte size boundary<text:line-break/></text:span><text:span text:style-name="T690">#define X(...)</text:span><text:span text:style-name="T543"> <text:s text:c="6"/>-- </text:span><text:span text:style-name="T611">d</text:span><text:span text:style-name="T543">efines a macro<text:line-break/></text:span><text:span text:style-name="T690">#undefine X</text:span><text:span text:style-name="T543"> <text:s text:c="9"/>-- un-defines a macro, </text:span><text:span text:style-name="T164">also </text:span><text:span text:style-name="T106">#undef</text:span><text:span text:style-name="T543"><text:line-break/></text:span><text:span text:style-name="T691">#typedef</text:span><text:span text:style-name="T544"> <text:s text:c="12"/>-- aliases one type to another name<text:line-break/><text:line-break/><text:line-break/></text:span><text:span text:style-name="T1054">// </text:span><text:span text:style-name="T1055">For source-code defined debugger assistance</text:span><text:span text:style-name="T544"><text:line-break/></text:span><text:span text:style-name="T692">#hide</text:span><text:span text:style-name="T552"> <text:s text:c="15"/>-- indicates the following members should not be<text:line-break/> <text:s text:c="23"/>shown in the debugger<text:line-break/></text:span><text:span text:style-name="T692">#show</text:span><text:span text:style-name="T552"> <text:s text:c="15"/>-- indicates the following members should be shown<text:line-break/> <text:s text:c="23"/>in the debugger<text:line-break/></text:span><text:span text:style-name="T692">#order N</text:span><text:span text:style-name="T552"> <text:s text:c="12"/>-- assigns a </text:span><text:span text:style-name="T553">new order to the following member<text:line-break/></text:span><text:soft-page-break/><text:span text:style-name="T552"><text:line-break/></text:span><text:span text:style-name="T691">#optimize N [</text:span><text:span text:style-name="T698">en</text:span><text:span text:style-name="T691">force]</text:span><text:span text:style-name="T544">-- provides a hint to the compiler on what<text:line-break/> <text:s text:c="23"/>optimization level to use from this point forward.<text:line-break/> <text:s text:c="23"/>If </text:span><text:span text:style-name="T164">enf</text:span><text:span text:style-name="T165">orce</text:span><text:span text:style-name="T544"> is used, then it overrides any command<text:line-break/> <text:s text:c="23"/>line switches.<text:line-break/><text:line-break/><text:line-break/></text:span><text:span text:style-name="T1054">// </text:span><text:span text:style-name="T1055">Conditional compilation</text:span><text:span text:style-name="T1054"><text:line-break/></text:span><text:span text:style-name="T693">#if X</text:span><text:span text:style-name="T553"> <text:s text:c="15"/>-- a conditional compilation block test<text:line-break/></text:span><text:span text:style-name="T693">#else</text:span><text:span text:style-name="T553"> <text:s text:c="15"/>-- optional conditional compilation block<text:line-break/></text:span><text:span text:style-name="T693">#elseif, </text:span><text:span text:style-name="T698">#elif</text:span><text:span text:style-name="T553"> <text:s text:c="6"/>-- optional conditional compilation block test<text:line-break/></text:span><text:span text:style-name="T693">#endif</text:span><text:span text:style-name="T553"> <text:s text:c="14"/>-- termination for a conditional compilation block<text:line-break/><text:line-break/><text:line-break/></text:span><text:span text:style-name="T1056">// </text:span><text:span text:style-name="T1055">Compilation context blocks</text:span><text:span text:style-name="T1056"><text:line-break/></text:span><text:span text:style-name="T694">#push [X]</text:span><text:span text:style-name="T554"> <text:s text:c="11"/>-- pushes X (if specified) to the stack, or all<text:line-break/> <text:s text:c="23"/>#pragma settings<text:line-break/></text:span><text:span text:style-name="T694">#pop</text:span><text:span text:style-name="T554"> <text:s text:c="16"/>-- pops the most recent #push back off the #pragma<text:line-break/> <text:s text:c="23"/>stack<text:line-break/><text:line-break/><text:line-break/></text:span><text:span text:style-name="T1057">// </text:span><text:span text:style-name="T1055">Source-code controllable compilation</text:span><text:span text:style-name="T544"><text:line-break/></text:span><text:span text:style-name="T694">#text</text:span><text:span text:style-name="T554"> <text:s text:c="15"/>-- Displays text at compile time<text:line-break/></text:span><text:span text:style-name="T695">#warning [N] [text]</text:span><text:span text:style-name="T555"> <text:s/>-- </text:span><text:span text:style-name="T556">i</text:span><text:span text:style-name="T555">ssues a warning with optional number and text<text:line-break/></text:span><text:span text:style-name="T695">#erro</text:span><text:span text:style-name="T696">r [N] [text]</text:span><text:span text:style-name="T555"> <text:s text:c="3"/>-- </text:span><text:span text:style-name="T556">issues an error with optional number and text<text:line-break/></text:span><text:span text:style-name="T697">#stop [text]</text:span><text:span text:style-name="T557"> <text:s text:c="8"/>-- stops compilation with some optional text</text:span></text:p>
      <text:h text:style-name="P278" text:outline-level="1"><text:bookmark-start text:name="__RefHeading__2672_343834233"/><text:span text:style-name="T782">S</text:span>tructs<text:bookmark-end text:name="__RefHeading__2672_343834233"/></text:h>
      <text:p text:style-name="Paragraph"><text:span text:style-name="T2">CAlive</text:span> supports structures, and <text:span text:style-name="T751">adds several features to give more direct developer-time control over how the compiler processes structures, and how those members are displayed in a debugger.</text:span></text:p>
      <text:p text:style-name="P101">The general form<text:span text:style-name="T752">s</text:span> <text:span text:style-name="T752">are</text:span>:</text:p>
      <text:p text:style-name="P170"><text:span text:style-name="T75">Note:</text:span><text:span text:style-name="T538"><text:tab/></text:span><text:span text:style-name="T124">It is a CAlive convention to prefix structs with “S”.</text:span></text:p>
      <text:p text:style-name="P219">struct S<text:span text:style-name="T752">NormalStruct</text:span><text:line-break/>{<text:line-break/><text:span text:style-name="T965"> <text:s text:c="3"/>// Members go here<text:line-break/></text:span>};<text:line-break/><text:line-break/><text:span text:style-name="T752">struct SBitStruct<text:line-break/>{<text:line-break/></text:span><text:span text:style-name="T1137"> <text:s text:c="3"/>// Note: <text:s/>be and le overrides can be used here, or in variables,<text:line-break/> <text:s text:c="3"/>// <text:s text:c="7"/>classes, or structs, which use this struct.<text:line-break/></text:span><text:span text:style-name="T752"> <text:s text:c="3"/>s32 <text:s text:c="2"/>value1 <text:s text:c="2"/>: 5; <text:s text:c="3"/></text:span><text:span text:style-name="T984">// 5-bit variable</text:span><text:span text:style-name="T752"><text:line-break/> <text:s text:c="18"/>: 0; <text:s text:c="3"/></text:span><text:span text:style-name="T984">// Skip forward to next byte</text:span><text:span text:style-name="T752"><text:line-break/> <text:s text:c="3"/>s32 <text:s text:c="2"/>value2 <text:s text:c="2"/>: 3; <text:s text:c="3"/></text:span><text:span text:style-name="T984">// 3-bit variable</text:span><text:span text:style-name="T752"><text:line-break/> <text:s text:c="18"/>: 5; <text:s text:c="3"/></text:span><text:span text:style-name="T984">// Ignore these five bits</text:span><text:span text:style-name="T752"><text:line-break/>};</text:span></text:p>
      <text:p text:style-name="P103">Because <text:span text:style-name="T2">CAlive</text:span> supports the class, the struct can be thought of as a type of cla<text:span text:style-name="T1173">s</text:span>s with all its members public. <text:s/>In this way, structs can also have member functions, including constructors and destructors.</text:p>
      <text:p text:style-name="P102"><text:soft-page-break/>The keyword <text:span text:style-name="T70">hide</text:span><text:span text:style-name="T498"> </text:span><text:span text:style-name="T612">and </text:span><text:span text:style-name="T107">#order</text:span><text:span text:style-name="T612"> pragma </text:span><text:span text:style-name="T498">can be used to </text:span><text:span text:style-name="T612">alter how </text:span><text:span text:style-name="T498">member show up in standard debugger displays. <text:s/></text:span><text:span text:style-name="T612">Use of </text:span><text:span text:style-name="T166">hide</text:span><text:span text:style-name="T612"> prevents a member from appearing by default. <text:s/></text:span><text:span text:style-name="T166">#order</text:span><text:span text:style-name="T612"> is typically used to bump an item up to the top of member display lists while debugging that part of the program</text:span><text:span text:style-name="T498">:</text:span></text:p>
      <text:p text:style-name="P218"><text:span text:style-name="T498">struct SExample<text:line-break/>{<text:line-break/> <text:s text:c="3"/>s32 <text:s text:c="9"/>id;<text:line-break/></text:span><text:span text:style-name="T107">#order 1 <text:s text:c="15"/></text:span><text:span text:style-name="T1122">// Bump “data” up to show as first member</text:span><text:span text:style-name="T166"><text:line-break/> <text:s text:c="3"/></text:span><text:span text:style-name="T120">datum <text:s text:c="7"/>data;<text:line-break/></text:span><text:span text:style-name="T498"><text:line-break/> <text:s text:c="3"/></text:span><text:span text:style-name="T641">hide</text:span><text:span text:style-name="T498"> void* <text:s text:c="2"/>p; <text:s text:c="4"/></text:span><text:span text:style-name="T1033">// </text:span><text:span text:style-name="T1055">Hides “p” </text:span><text:span text:style-name="T1053">by default, </text:span><text:span text:style-name="T1055">now shown</text:span><text:span text:style-name="T1053"> in debugger</text:span><text:span text:style-name="T498"><text:line-break/>};</text:span></text:p>
      <text:p text:style-name="P169"><text:span text:style-name="T74">Note:<text:tab/></text:span><text:span text:style-name="T138">CAlive </text:span><text:span text:style-name="T74">does not require</text:span><text:span text:style-name="T138"> that the prefix “struct” </text:span><text:span text:style-name="T139">be used anywhere </text:span><text:span text:style-name="T138">except definition</text:span><text:span text:style-name="T139">s</text:span><text:span text:style-name="T138">. <text:s/></text:span><text:span text:style-name="T139">Once defined, the struct becomes its own type which can be used as needed.</text:span></text:p>
      <text:h text:style-name="P252" text:outline-level="2"><text:bookmark-start text:name="__RefHeading__4307_889146227"/>Renaming Members<text:bookmark-end text:name="__RefHeading__4307_889146227"/></text:h>
      <text:p text:style-name="Paragraph"><text:span text:style-name="T2">CAlive</text:span><text:span text:style-name="T348"> allows </text:span><text:span text:style-name="T419">for </text:span><text:span text:style-name="T420">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7"><text:span text:style-name="T348">struct SOriginal<text:line-break/>{<text:line-break/> <text:s text:c="3"/>void* <text:s/>p;<text:line-break/> <text:s text:c="3"/>void* <text:s/>p2;<text:line-break/>};<text:line-break/><text:line-break/><text:line-break/></text:span><text:span text:style-name="T1033">// Instance use renaming:<text:line-break/></text:span><text:span text:style-name="T348">SOriginal myStruct </text:span><text:span text:style-name="T641">rename</text:span><text:span text:style-name="T348"> p </text:span><text:span text:style-name="T641">to</text:span><text:span text:style-name="T348"> data;<text:line-break/><text:line-break/></text:span><text:span text:style-name="T1013">// Right now, myStruct.p <text:s text:c="5"/>-- would result in an error<text:line-break/>// <text:s text:c="11"/>myStruct.data <text:s text:c="2"/>-- would is the member's name<text:line-break/><text:line-break/></text:span><text:span text:style-name="T348"><text:line-break/></text:span><text:span text:style-name="T1033">// More than one rename:<text:line-break/></text:span><text:span text:style-name="T348">SOriginal myStruct<text:line-break/> <text:s text:c="3"/></text:span><text:span text:style-name="T641">rename</text:span><text:span text:style-name="T348"> p <text:s/></text:span><text:span text:style-name="T641">to</text:span><text:span text:style-name="T348"> data</text:span><text:span text:style-name="T641">,<text:line-break/> <text:s text:c="2"/></text:span><text:span text:style-name="T348"><text:s/></text:span><text:span text:style-name="T641">rename</text:span><text:span text:style-name="T348"> p2 </text:span><text:span text:style-name="T641">to</text:span><text:span text:style-name="T348"> data2;</text:span></text:p>
      <text:h text:style-name="P279" text:outline-level="1"><text:bookmark-start text:name="__RefHeading__2674_343834233"/><text:span text:style-name="T782">C</text:span>lasses<text:bookmark-end text:name="__RefHeading__2674_343834233"/></text:h>
      <text:p text:style-name="Paragraph"><text:span text:style-name="T2">CAlive</text:span> supports simple classes, including <text:span text:style-name="T70">constructors</text:span><text:span text:style-name="T348">, </text:span><text:span text:style-name="T81">destructors</text:span>, <text:span text:style-name="T70">operator overrides</text:span>, <text:span text:style-name="T82">default parameters</text:span><text:span text:style-name="T754">,</text:span> <text:span text:style-name="T70">public</text:span> and <text:span text:style-name="T70">private</text:span> members, <text:span text:style-name="T70">multiple inheritance</text:span>, <text:span text:style-name="T70">virtual methods</text:span>, <text:span text:style-name="T83">function overloading</text:span>, <text:soft-page-break/>and <text:span text:style-name="T758">a keyword </text:span>designator for <text:span text:style-name="T70">accessor</text:span> <text:span text:style-name="T753">functions</text:span> (<text:span text:style-name="T348">which </text:span><text:span text:style-name="T421">both </text:span><text:span text:style-name="T369">document</text:span><text:span text:style-name="T421">s</text:span><text:span text:style-name="T369"> </text:span><text:span text:style-name="T374">functionality</text:span><text:span text:style-name="T369">, and </text:span><text:span text:style-name="T348">simplif</text:span><text:span text:style-name="T421">ies</text:span><text:span text:style-name="T348"> syntax usage in expressions </text:span><text:span text:style-name="T421">concatenated expressions</text:span><text:span text:style-name="T368">)</text:span><text:span text:style-name="T348">.</text:span></text:p>
      <text:p text:style-name="P101"><text:span text:style-name="T348">Basic class form </text:span><text:span text:style-name="T373">(also supports bulk of C++ syntax)</text:span><text:span text:style-name="T348">:</text:span></text:p>
      <text:p text:style-name="P184"><text:span text:style-name="T224">Note:</text:span><text:span text:style-name="T308"><text:tab/>C</text:span><text:span text:style-name="T310">A</text:span><text:span text:style-name="T308">live</text:span><text:span text:style-name="T310">'s naming</text:span><text:span text:style-name="T308"> convention </text:span><text:span text:style-name="T310">is to </text:span><text:span text:style-name="T308">to prefix </text:span><text:span text:style-name="T309">class definitions </text:span><text:span text:style-name="T308">with </text:span><text:span text:style-name="T225">C</text:span><text:span text:style-name="T308">.</text:span></text:p>
      <text:p text:style-name="P187">Note:<text:span text:style-name="T261"><text:tab/>CAlive does not support protected members. <text:s/>The keyword protected can still be used, but it will be interpreted as public.</text:span></text:p>
      <text:p text:style-name="P184"><text:span text:style-name="T223">Note:</text:span><text:tab/>CAlive does not support const <text:span text:style-name="T864">members</text:span>, <text:span text:style-name="T864">but only const parameters</text:span>. <text:s/><text:span text:style-name="T864">CAlive classes can still have their members defined as const for backward compatibility. <text:s/>However, the statement will simply be ignored.</text:span></text:p>
      <text:p text:style-name="P216"><text:span text:style-name="T641">class C</text:span><text:span text:style-name="T648">N</text:span><text:span text:style-name="T641">ame</text:span><text:span text:style-name="T358"><text:line-break/>|</text:span><text:span text:style-name="T652">extends</text:span><text:span text:style-name="T372"> </text:span><text:span text:style-name="T358">inherit1, inherit2<text:line-break/></text:span><text:span text:style-name="T361">|</text:span><text:span text:style-name="T652">extends</text:span><text:span text:style-name="T372"> </text:span><text:span text:style-name="T361">inherit3</text:span><text:span text:style-name="T358"><text:line-break/>|</text:span><text:span text:style-name="T648">rename</text:span><text:span text:style-name="T358"> memberName </text:span><text:span text:style-name="T648">to</text:span><text:span text:style-name="T358"> newMemberName<text:line-break/></text:span><text:span text:style-name="T359">|</text:span><text:span text:style-name="T651">rename</text:span><text:span text:style-name="T359"> </text:span><text:span text:style-name="T401">inherit2</text:span><text:span text:style-name="T372">.member</text:span><text:span text:style-name="T359">Name </text:span><text:span text:style-name="T651">to</text:span><text:span text:style-name="T359"> newMemberName</text:span><text:span text:style-name="T348"><text:line-break/>{<text:line-break/>public:<text:line-break/><text:line-break/> <text:s text:c="3"/></text:span><text:span text:style-name="T1103">||||||||||</text:span><text:span text:style-name="T375"><text:line-break/></text:span><text:span text:style-name="T348"> <text:s text:c="3"/></text:span><text:span text:style-name="T1107">|||</text:span><text:span text:style-name="T1108">|</text:span><text:span text:style-name="T1015"> </text:span><text:span text:style-name="T1087">Class functions</text:span><text:span text:style-name="T375"><text:line-break/></text:span><text:span text:style-name="T348"> <text:s text:c="3"/></text:span><text:span text:style-name="T1103">|||</text:span><text:span text:style-name="T348"><text:line-break/> <text:s text:c="3"/></text:span><text:span text:style-name="T1103">|||</text:span><text:span text:style-name="T375"> </text:span><text:span text:style-name="T348"><text:s/></text:span><text:span text:style-name="T360">function </text:span><text:span text:style-name="T348">C</text:span><text:span text:style-name="T360">N</text:span><text:span text:style-name="T348">ame<text:line-break/> <text:s text:c="3"/></text:span><text:span text:style-name="T1103">|||</text:span><text:span text:style-name="T375"> </text:span><text:span text:style-name="T348"><text:s/></text:span><text:span text:style-name="T359">|</text:span><text:span text:style-name="T651">init</text:span><text:span text:style-name="T359"> memberName</text:span><text:span text:style-name="T364">1</text:span><text:span text:style-name="T359"> to value<text:line-break/></text:span><text:span text:style-name="T348"> <text:s text:c="3"/></text:span><text:span text:style-name="T1103">|||</text:span><text:span text:style-name="T375"> </text:span><text:span text:style-name="T359"><text:s/>|</text:span><text:span text:style-name="T651">init</text:span><text:span text:style-name="T359"> memberName</text:span><text:span text:style-name="T364">2</text:span><text:span text:style-name="T359"> to value</text:span><text:span text:style-name="T348"><text:line-break/> <text:s text:c="3"/></text:span><text:span text:style-name="T1103">|||</text:span><text:span text:style-name="T375"> </text:span><text:span text:style-name="T348"><text:s/></text:span><text:span text:style-name="T359">{<text:line-break/></text:span><text:span text:style-name="T348"> <text:s text:c="3"/></text:span><text:span text:style-name="T1103">|||</text:span><text:span text:style-name="T375"> </text:span><text:span text:style-name="T359"><text:s text:c="5"/></text:span><text:span text:style-name="T1089">// </text:span><text:span text:style-name="T1090">Init code goes here</text:span><text:span text:style-name="T359"><text:line-break/></text:span><text:span text:style-name="T348"> <text:s text:c="3"/></text:span><text:span text:style-name="T1103">|||</text:span><text:span text:style-name="T375"> </text:span><text:span text:style-name="T359"><text:s/>}<text:line-break/></text:span><text:span text:style-name="T348"> <text:s text:c="3"/></text:span><text:span text:style-name="T1103">|||</text:span><text:span text:style-name="T359"><text:line-break/></text:span><text:span text:style-name="T348"> <text:s text:c="3"/></text:span><text:span text:style-name="T1103">|||</text:span><text:span text:style-name="T375"> </text:span><text:span text:style-name="T365"><text:s/></text:span><text:span text:style-name="T366">function ~CName;<text:line-break/></text:span><text:span text:style-name="T348"> <text:s text:c="3"/></text:span><text:span text:style-name="T1103">|||</text:span><text:span text:style-name="T366"><text:line-break/></text:span><text:span text:style-name="T348"> <text:s text:c="3"/></text:span><text:span text:style-name="T1103">||||||</text:span><text:span text:style-name="T375"><text:line-break/></text:span><text:span text:style-name="T366"><text:line-break/><text:line-break/></text:span><text:span text:style-name="T357">operator =<text:line-break/></text:span><text:span text:style-name="T362">|</text:span><text:span text:style-name="T650">returns</text:span><text:span text:style-name="T362"> </text:span><text:span text:style-name="T357">C</text:span><text:span text:style-name="T367">N</text:span><text:span text:style-name="T357">ame&amp; </text:span><text:span text:style-name="T367">r <text:s text:c="7"/></text:span><text:span text:style-name="T1092">// “r” </text:span><text:span text:style-name="T1088">used </text:span><text:span text:style-name="T1092">for </text:span><text:span text:style-name="T1088">[</text:span><text:span text:style-name="T1092">r</text:span><text:span text:style-name="T1088">]</text:span><text:span text:style-name="T1092">eturn</text:span><text:span text:style-name="T1093">s</text:span><text:span text:style-name="T1092">, </text:span><text:span text:style-name="T1088">can be anything</text:span><text:span text:style-name="T362"><text:line-break/>|</text:span><text:span text:style-name="T650">params</text:span><text:span text:style-name="T362"> </text:span><text:span text:style-name="T363">const </text:span><text:span text:style-name="T357">CName&amp; </text:span><text:span text:style-name="T367">p <text:s text:c="2"/></text:span><text:span text:style-name="T1092">// “p” </text:span><text:span text:style-name="T1088">used </text:span><text:span text:style-name="T1092">for </text:span><text:span text:style-name="T1088">[</text:span><text:span text:style-name="T1092">p</text:span><text:span text:style-name="T1088">]</text:span><text:span text:style-name="T1092">aram, </text:span><text:span text:style-name="T1088">can be anything</text:span><text:span text:style-name="T357"><text:line-break/></text:span><text:span text:style-name="T362">{<text:line-break/></text:span><text:span text:style-name="T1013"> <text:s text:c="3"/></text:span><text:span text:style-name="T1091">// Code goes here</text:span><text:span text:style-name="T1016"><text:line-break/></text:span><text:span text:style-name="T362">}</text:span><text:span text:style-name="T357"><text:line-break/><text:line-break/><text:line-break/></text:span><text:span text:style-name="T1105">||||||||||</text:span><text:span text:style-name="T1017"><text:line-break/></text:span><text:span text:style-name="T1106">||||</text:span><text:span text:style-name="T1032"> </text:span><text:span text:style-name="T1088">Accessors are used for shortened syntax</text:span><text:span text:style-name="T376"><text:line-break/></text:span><text:span text:style-name="T1105">|</text:span><text:span text:style-name="T1103">|</text:span><text:span text:style-name="T1105">|</text:span><text:span text:style-name="T357"><text:line-break/></text:span><text:span text:style-name="T1103">|||</text:span><text:span text:style-name="T348"> <text:s/></text:span><text:span text:style-name="T649">accessor</text:span><text:span text:style-name="T348"> s32 GetValue() <text:s text:c="3"/>{ return(m_value); }<text:line-break/></text:span><text:span text:style-name="T1103">|||</text:span><text:span text:style-name="T348"> <text:s/></text:span><text:span text:style-name="T649">accessor</text:span><text:span text:style-name="T348"> SetValue(s32 v) <text:s text:c="2"/>{ m_value = v; }<text:line-break/></text:span><text:span text:style-name="T1103">|||</text:span><text:span text:style-name="T348"><text:line-break/></text:span><text:span text:style-name="T1103">|||</text:span><text:span text:style-name="T1013"> <text:s/>//////////<text:line-break/></text:span><text:span text:style-name="T1103">|||</text:span><text:span text:style-name="T1020"> <text:s/>//<text:line-break/></text:span><text:span text:style-name="T1103">|||</text:span><text:span text:style-name="T1013"> <text:s/>// </text:span><text:span text:style-name="T1037">Allows syntax usage</text:span><text:span text:style-name="T1038">s</text:span><text:span text:style-name="T1037">:</text:span><text:span text:style-name="T1018"><text:line-break/></text:span><text:span text:style-name="T1103">|||</text:span><text:span text:style-name="T1018"> <text:s/>//<text:line-break/></text:span><text:span text:style-name="T1103">|||</text:span><text:span text:style-name="T1018"> <text:s/>// <text:s text:c="3"/></text:span><text:span text:style-name="T1019">s32 <text:s text:c="2"/>x;</text:span><text:span text:style-name="T1018"><text:line-break/></text:span><text:span text:style-name="T1103">|||</text:span><text:span text:style-name="T1018"> <text:s/>// <text:s text:c="3"/>CName cn;<text:line-break/></text:span><text:span text:style-name="T1103">|||</text:span><text:span text:style-name="T1018"> <text:s/>//<text:line-break/></text:span><text:span text:style-name="T1103">|||</text:span><text:span text:style-name="T1018"> <text:s/>// <text:s text:c="3"/>x = cn.GetValue; <text:s text:c="3"/>// </text:span><text:span text:style-name="T1020">rather than </text:span><text:span text:style-name="T1136">cn.GetValue();</text:span><text:span text:style-name="T1020"><text:line-break/></text:span><text:span text:style-name="T1103">|||</text:span><text:span text:style-name="T1020"> <text:s/>//<text:line-break/></text:span><text:span text:style-name="T1103">|||</text:span><text:span text:style-name="T1020"> <text:s/>//<text:line-break/></text:span><text:span text:style-name="T1103">|||</text:span><text:span text:style-name="T1020"> <text:s/>// </text:span><text:span text:style-name="T1039">If multiple </text:span><text:span text:style-name="T1040">accessors</text:span><text:span text:style-name="T1039"> existed </text:span><text:span text:style-name="T1041">through pointers</text:span><text:span text:style-name="T1039">:</text:span><text:span text:style-name="T1020"><text:line-break/></text:span><text:soft-page-break/><text:span text:style-name="T1103">|||</text:span><text:span text:style-name="T1020"> <text:s/>// <text:s text:c="3"/>x = cn.level1.level2.level3.GetValue;<text:line-break/></text:span><text:span text:style-name="T1103">|||</text:span><text:span text:style-name="T1020"> <text:s/>//<text:line-break/></text:span><text:span text:style-name="T1103">|||</text:span><text:span text:style-name="T1020"> <text:s/>//<text:line-break/></text:span><text:span text:style-name="T1103">|||</text:span><text:span text:style-name="T1020"> <text:s/>// </text:span><text:span text:style-name="T1039">Instead of </text:span><text:span text:style-name="T1042">repeated () requirements</text:span><text:span text:style-name="T1039">:</text:span><text:span text:style-name="T1020"><text:line-break/></text:span><text:span text:style-name="T1103">|||</text:span><text:span text:style-name="T1020"> <text:s/>// <text:s text:c="3"/></text:span><text:span text:style-name="T1134">x = cn.level1</text:span><text:span text:style-name="T1135">()</text:span><text:span text:style-name="T1134">.level2</text:span><text:span text:style-name="T1135">()</text:span><text:span text:style-name="T1134">.level3</text:span><text:span text:style-name="T1135">()</text:span><text:span text:style-name="T1134">.getValue();</text:span><text:span text:style-name="T1018"><text:line-break/></text:span><text:span text:style-name="T1103">|||</text:span><text:span text:style-name="T1020"> <text:s/>//<text:line-break/></text:span><text:span text:style-name="T1103">|||</text:span><text:span text:style-name="T1013"> <text:s/>//////<text:line-break/></text:span><text:span text:style-name="T1103">|||</text:span><text:span text:style-name="T375"><text:line-break/></text:span><text:span text:style-name="T1105">||||||</text:span><text:span text:style-name="T348"><text:line-break/><text:line-break/><text:line-break/></text:span><text:span text:style-name="T357">private:<text:line-break/></text:span><text:span text:style-name="T348"> <text:s text:c="3"/></text:span><text:span text:style-name="T357">s32 iSetValue2(s32 iv)<text:line-break/> <text:s text:c="3"/></text:span><text:span text:style-name="T460">| returns s32 r</text:span><text:span text:style-name="T357"><text:line-break/> <text:s text:c="3"/></text:span><text:span text:style-name="T460">{</text:span><text:span text:style-name="T357"><text:line-break/> <text:s text:c="7"/></text:span><text:span text:style-name="T460">r = m_value;<text:line-break/> <text:s text:c="7"/></text:span><text:span text:style-name="T357">m_value = iv * 2;<text:line-break/> <text:s text:c="3"/>}</text:span><text:span text:style-name="T348"><text:line-break/><text:line-break/>private:<text:line-break/> <text:s text:c="3"/>s32 m_value;<text:line-break/>};</text:span></text:p>
      <text:p text:style-name="Paragraph"/>
      <text:h text:style-name="P280" text:outline-level="1"><text:bookmark-start text:name="__RefHeading__7749_739758564"/>Angels<text:bookmark-end text:name="__RefHeading__7749_739758564"/></text:h>
      <text:p text:style-name="P61">CAlive<text:span text:style-name="T348"> supports a special type of class called an angel. <text:s/></text:span>Angels<text:span text:style-name="T348"> are identical to classes in every way, except that they are explicitly designed for one-shot uses, which are automatically constructed, used, and deconstructed by </text:span>CAlive<text:span text:style-name="T348"> without any of those mechanics being required by the user.</text:span></text:p>
      <text:p text:style-name="P100">Angels<text:span text:style-name="T348"> also </text:span><text:span text:style-name="T184">anonymous </text:span><text:span text:style-name="T222">reuse</text:span><text:span text:style-name="T150"> as needed.</text:span></text:p>
      <text:p text:style-name="P100"><text:span text:style-name="T591">Two forms of </text:span><text:span text:style-name="T151">angels</text:span><text:span text:style-name="T591"> can be created:</text:span></text:p>
      <text:p text:style-name="P182">angel classes<text:span text:style-name="T261"><text:line-break/>Where a class-like object is defined using the keyword </text:span>angel<text:span text:style-name="T261"> in place of “class”. <text:s/>This allows the </text:span><text:span text:style-name="T307">class </text:span><text:span text:style-name="T261">definition to automatically be used as an angel </text:span><text:span text:style-name="T307">when encountered. <text:s/>The only exception is when instances </text:span><text:span text:style-name="T261">are explicitly created </text:span><text:span text:style-name="T307">using </text:span><text:span text:style-name="T261">the new or lnew keyword</text:span><text:span text:style-name="T307">s</text:span><text:span text:style-name="T261">, in which case they will </text:span><text:span text:style-name="T307">be created </text:span><text:span text:style-name="T261">as classes</text:span><text:span text:style-name="T307">, following all class rules for construction and deconstruction</text:span><text:span text:style-name="T261">.<text:line-break/><text:line-break/></text:span>angel overrides<text:span text:style-name="T261"><text:line-break/>Angel overrides allow a regular class to also be used as an angel </text:span><text:span text:style-name="T307">by prefixing a reference with the keyword </text:span><text:span text:style-name="T863">angel</text:span><text:span text:style-name="T261">.</text:span></text:p>
      <text:p text:style-name="P215"><text:span text:style-name="T1033">// Explicit angel definition:<text:line-break/></text:span><text:span text:style-name="T498">angel ANote<text:line-break/>{<text:line-break/>public:<text:line-break/></text:span><text:soft-page-break/><text:span text:style-name="T498">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1"> <text:s text:c="3"/>ANote n;<text:line-break/></text:span><text:span text:style-name="T498"><text:line-break/> <text:s text:c="3"/>printf(“%\d, %\d\n”, </text:span><text:span text:style-name="T641">n(“Hi!”).d</text:span><text:span text:style-name="T498">,<text:line-break/> <text:s text:c="24"/></text:span><text:span text:style-name="T641">n(“John”).d</text:span><text:span text:style-name="T498">);<text:line-break/>}</text:span></text:p>
      <text:p text:style-name="P99"><text:span text:style-name="T498">In this case, the angel ANote with the name </text:span><text:span text:style-name="T70">n</text:span><text:span text:style-name="T498"> was used twice in one expression. <text:s/>The accessor </text:span><text:span text:style-name="T70">d</text:span><text:span text:style-name="T498"> was used to access the datum for the printf() statement</text:span><text:span text:style-name="T588">'s needs</text:span><text:span text:style-name="T498">.</text:span></text:p>
      <text:p text:style-name="P99"><text:span text:style-name="T589">If it </text:span><text:span text:style-name="T498">had been a regular class definition instead of an angel class definition</text:span><text:span text:style-name="T589">, </text:span><text:span text:style-name="T498">the syntax changes only slightly:</text:span></text:p>
      <text:p text:style-name="P215"><text:span text:style-name="T1033">// Explicit angel definition:<text:line-break/></text:span><text:span text:style-name="T498">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1"> <text:s text:c="3"/>angel</text:span><text:span text:style-name="T498"> CNote n;</text:span><text:span text:style-name="T641"><text:line-break/></text:span><text:span text:style-name="T498"><text:line-break/> <text:s text:c="3"/>printf(“%\d, %\d\n”, n(“Hi!”).d,<text:line-break/> <text:s text:c="24"/>n(“John”).d);<text:line-break/>}</text:span></text:p>
      <text:p text:style-name="P99"><text:span text:style-name="T498">In this case, prefixing the </text:span><text:span text:style-name="T178">“</text:span><text:span text:style-name="T179">CNote </text:span><text:span text:style-name="T180">n;”</text:span><text:span text:style-name="T590"> </text:span><text:span text:style-name="T592">definition </text:span><text:span text:style-name="T498">with the keyword </text:span><text:span text:style-name="T70">angel</text:span><text:span text:style-name="T498"> allows </text:span><text:span text:style-name="T590">that </text:span><text:span text:style-name="T498">regular class </text:span><text:span text:style-name="T592">instance </text:span><text:span text:style-name="T498">to be used as an angel class </text:span><text:span text:style-name="T592">through </text:span><text:span text:style-name="T590">the token name: <text:s/></text:span><text:span text:style-name="T98">n</text:span><text:span text:style-name="T498">.</text:span></text:p>
      <text:p text:style-name="P98"><text:span text:style-name="T498">Multiple angels can be created </text:span><text:span text:style-name="T592">as needed, each </text:span><text:span text:style-name="T498">with different names. <text:s/></text:span><text:span text:style-name="T592">Names should be used as </text:span><text:span text:style-name="T498">a mechanism to document usage </text:span><text:span text:style-name="T592">appropriately, such as using the same </text:span><text:span text:style-name="T152">angel</text:span><text:span text:style-name="T592"> capable of storing a message in the contexts of: <text:s/></text:span><text:span text:style-name="T99">note</text:span><text:span text:style-name="T592">, </text:span><text:span text:style-name="T99">warning</text:span><text:span text:style-name="T592">, and </text:span><text:span text:style-name="T99">error</text:span><text:span text:style-name="T592">. <text:s/>In these cases, use in individual statements conveys more information than simply using something like the name: <text:s/></text:span><text:span text:style-name="T99">n</text:span><text:span text:style-name="T592">.</text:span></text:p>
      <text:h text:style-name="Heading_20_1" text:outline-level="1"><text:bookmark-start text:name="__RefHeading__4459_889146227"/><text:soft-page-break/>Struct<text:span text:style-name="T862">s Are Public Classes</text:span><text:bookmark-end text:name="__RefHeading__4459_889146227"/></text:h>
      <text:p text:style-name="P60">CAlive<text:span text:style-name="T348"> allows everything which exists in </text:span>class<text:span text:style-name="T348"> </text:span><text:span text:style-name="T458">or </text:span><text:span text:style-name="T862">angel</text:span><text:span text:style-name="T458"> definitions </text:span><text:span text:style-name="T348">to also </text:span><text:span text:style-name="T458">also exist </text:span><text:span text:style-name="T348">in </text:span>struct<text:span text:style-name="T348"> </text:span><text:span text:style-name="T458">definitions</text:span><text:span text:style-name="T348">. </text:span><text:span text:style-name="T458">The only difference </text:span><text:span text:style-name="T461">is that </text:span><text:span text:style-name="T458">in </text:span><text:span text:style-name="T862">struct</text:span><text:span text:style-name="T458"> </text:span><text:span text:style-name="T461">definitions</text:span><text:span text:style-name="T862">,</text:span><text:span text:style-name="T458"> </text:span><text:span text:style-name="T348">everything </text:span><text:span text:style-name="T458">is </text:span><text:span text:style-name="T498">always </text:span><text:span text:style-name="T184">public</text:span><text:span text:style-name="T498">.</text:span></text:p>
      <text:p text:style-name="P184"><text:span text:style-name="T226">Note:</text:span><text:span text:style-name="T311"><text:tab/>Struct m</text:span><text:span text:style-name="T865">embers cannot be overridden to include be private members. <text:s/>They are </text:span><text:span text:style-name="T226">always and only public</text:span><text:span text:style-name="T865">.</text:span></text:p>
      <text:h text:style-name="P281" text:outline-level="1"><text:bookmark-start text:name="__RefHeading__10029_1415873427"/><text:span text:style-name="T913">Conveyable </text:span>Member References<text:bookmark-end text:name="__RefHeading__10029_1415873427"/></text:h>
      <text:p text:style-name="P59">CAlive<text:span text:style-name="T348"> introduces the concept of </text:span><text:span text:style-name="T236">conveyable m</text:span><text:span text:style-name="T184">ember references</text:span><text:span text:style-name="T348">.</text:span></text:p>
      <text:p text:style-name="P59"><text:span text:style-name="T913">Conveyable member references</text:span><text:span text:style-name="T348"> are used when you know the member reference within a </text:span>class<text:span text:style-name="T348">, </text:span>struct<text:span text:style-name="T348">, or </text:span>angel<text:span text:style-name="T348">, but you don't yet have the physical object or pointer to which the member will apply, </text:span><text:span text:style-name="T472">so you are unable to obtain the direct </text:span><text:span text:style-name="T474">reference or </text:span><text:span text:style-name="T472">address</text:span><text:span text:style-name="T348">.</text:span></text:p>
      <text:p text:style-name="P58"><text:span text:style-name="T348">The </text:span><text:span text:style-name="T472">definition </text:span><text:span text:style-name="T348">syntax is similar to </text:span><text:span text:style-name="T472">that of </text:span><text:span text:style-name="T348">pointers, but </text:span><text:span text:style-name="T474">uses the</text:span><text:span text:style-name="T348"> </text:span><text:span text:style-name="T184">?</text:span><text:span text:style-name="T348"> (question mark) </text:span><text:span text:style-name="T474">in lieu of the </text:span><text:span text:style-name="T237">*</text:span><text:span text:style-name="T606"> (asterisk</text:span><text:span text:style-name="T607">)</text:span><text:span text:style-name="T348">.</text:span></text:p>
      <text:p text:style-name="P31">For example:</text:p>
      <text:p text:style-name="P214"><text:span text:style-name="T348">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033">// Create a </text:span><text:span text:style-name="T1085">conveyable </text:span><text:span text:style-name="T1033">member reference</text:span><text:span text:style-name="T641"><text:line-break/></text:span><text:span text:style-name="T709">SContainer? t;</text:span><text:span text:style-name="T348"><text:line-break/><text:line-break/><text:line-break/></text:span><text:span text:style-name="T1033">// Assign </text:span><text:span text:style-name="T1086">it </text:span><text:span text:style-name="T1085">the d5 member</text:span><text:span text:style-name="T641"><text:line-break/></text:span><text:span text:style-name="T709">t = d5;</text:span><text:span text:style-name="T348"><text:line-break/><text:line-break/><text:line-break/></text:span><text:span text:style-name="T1033">// Create a new structure </text:span><text:span text:style-name="T1086">instance</text:span><text:span text:style-name="T641"><text:line-break/></text:span><text:span text:style-name="T348">SContainer* c = new Scontainer;<text:line-break/></text:span><text:span text:style-name="T473">if (c)<text:line-break/>{<text:line-break/> <text:s text:c="3"/></text:span><text:span text:style-name="T1021">// </text:span><text:span text:style-name="T1022">Populate by member reference</text:span><text:span text:style-name="T348"><text:line-break/> <text:s text:c="3"/></text:span><text:span text:style-name="T709">c-&gt;?t</text:span><text:span text:style-name="T626"> <text:s/>= NULL; <text:s text:c="3"/></text:span><text:span text:style-name="T1006">// </text:span><text:span text:style-name="T1098">W</text:span><text:span text:style-name="T1099">ith </text:span><text:span text:style-name="T1007">auto </text:span><text:span text:style-name="T1008">type checking</text:span><text:span text:style-name="T641"><text:line-break/></text:span><text:span text:style-name="T348"> <text:s text:c="3"/></text:span><text:span text:style-name="T709">c-&gt;??t</text:span><text:span text:style-name="T626"> = NULL; <text:s text:c="3"/></text:span><text:span text:style-name="T1006">// </text:span><text:span text:style-name="T1098">B</text:span><text:span text:style-name="T1099">ypass </text:span><text:span text:style-name="T1007">auto-</text:span><text:span text:style-name="T1006">type checking </text:span><text:span text:style-name="T1007">for speedup</text:span><text:span text:style-name="T626"><text:line-break/></text:span><text:span text:style-name="T631">}</text:span></text:p>
      <text:p text:style-name="P184"><text:soft-page-break/><text:span text:style-name="T234">Note:</text:span><text:span text:style-name="T318"><text:tab/>T</text:span><text:span text:style-name="T261">ype checking can also be globally </text:span><text:span text:style-name="T319">enabled or </text:span><text:span text:style-name="T261">disabled using the command line switch</text:span><text:span text:style-name="T319">es </text:span><text:span text:style-name="T235">-member-ref-safe</text:span><text:span text:style-name="T319">, and</text:span><text:span text:style-name="T261"> </text:span><text:span text:style-name="T184">-member-ref-fast</text:span><text:span text:style-name="T261">.</text:span></text:p>
      <text:h text:style-name="P282" text:outline-level="1"><text:bookmark-start text:name="__RefHeading__6470_1459851776"/>Volatile, <text:span text:style-name="T865">Static, Extern, </text:span>Successive, and Literal<text:bookmark-end text:name="__RefHeading__6470_1459851776"/></text:h>
      <text:p text:style-name="P57">CAlive<text:span text:style-name="T348"> gives the developer some explicit control over optimizations. <text:s/>These include the traditional </text:span><text:span text:style-name="T184">volatile</text:span><text:span text:style-name="T498"> override, </text:span><text:span text:style-name="T545">which can also be called </text:span><text:span text:style-name="T204">live</text:span><text:span text:style-name="T545"> in </text:span><text:span text:style-name="T266">CAlive</text:span><text:span text:style-name="T498">, </text:span><text:span text:style-name="T546">and </text:span><text:span text:style-name="T205">static</text:span><text:span text:style-name="T546"> and </text:span><text:span text:style-name="T205">extern</text:span><text:span text:style-name="T546">,</text:span><text:span text:style-name="T498"> </text:span><text:span text:style-name="T545">along with </text:span><text:span text:style-name="T498">two new ones: </text:span><text:span text:style-name="T348"><text:s/></text:span><text:span text:style-name="T184">successive</text:span><text:span text:style-name="T498"> and </text:span><text:span text:style-name="T184">literal</text:span><text:span text:style-name="T498"> overrides.</text:span></text:p>
      <text:p text:style-name="P148"><text:span text:style-name="T184">volatile</text:span><text:span text:style-name="T498"> </text:span><text:span text:style-name="T545">or </text:span><text:span text:style-name="T204">live</text:span><text:span text:style-name="T545"> </text:span><text:span text:style-name="T498">override specifies that the data can change at any time, and should be re-read from memory continually during use.</text:span></text:p>
      <text:p text:style-name="P145">static<text:span text:style-name="T498"> forces the variable to become a singleton.</text:span></text:p>
      <text:p text:style-name="P145">extern<text:span text:style-name="T498"> tells the compiler the variable will be defined or initialized in an external module that will be linked in later. <text:s/></text:span><text:span text:style-name="T805">Note:</text:span><text:span text:style-name="T267"> <text:s/>Full definitions with initializers can be declared extern while still be used locally for determining all references.</text:span></text:p>
      <text:p text:style-name="P144"><text:span text:style-name="T70">successive</text:span> override specifies that anything within the { .. } block needs to be in successive order as indicated. <text:s/>This causes all data within to be byte aligned, <text:span text:style-name="T799">with zero padding provided</text:span>.</text:p>
      <text:p text:style-name="P144"><text:span text:style-name="T70">literal</text:span> override specifies that anything within the { .. } block needs to be taken as it is, and cannot be altered in any form for optimizations.</text:p>
      <text:p text:style-name="Quotations"><text:span text:style-name="T201">Note:</text:span><text:span text:style-name="T801"><text:tab/></text:span>The <text:span text:style-name="T2">CAlive</text:span> compiler allows for <text:span text:style-name="T800">command line switches</text:span> <text:span text:style-name="T70">-volatile</text:span>, <text:span text:style-name="T70">-successive</text:span>, and <text:span text:style-name="T70">-literal</text:span> to be used.</text:p>
      <text:p text:style-name="P213">struct S<text:span text:style-name="T804">E</text:span>xample<text:line-break/>{<text:line-break/> <text:s text:c="3"/><text:span text:style-name="T203">volatile</text:span><text:span text:style-name="T803"> <text:s/></text:span>s32 <text:s text:c="4"/>type;<text:line-break/> <text:s text:c="13"/>datum <text:s text:c="2"/>data;<text:line-break/> <text:line-break/> <text:s text:c="3"/><text:span text:style-name="T202">literal</text:span><text:span text:style-name="T264"> <text:s text:c="10"/></text:span><text:span text:style-name="T981">// </text:span><text:span text:style-name="T982">Prevent </text:span><text:span text:style-name="T983">altering any type to any other type</text:span><text:span text:style-name="T202"><text:line-break/> <text:s text:c="3"/></text:span><text:span text:style-name="T264">{</text:span><text:line-break/> <text:s text:c="7"/><text:span text:style-name="T184">successive</text:span><text:span text:style-name="T261"> <text:s text:c="3"/></text:span><text:span text:style-name="T965">// </text:span><text:span text:style-name="T982">Prevent padding</text:span><text:span text:style-name="T184"><text:line-break/> <text:s text:c="7"/></text:span>{<text:line-break/> <text:s text:c="11"/>u16 <text:s text:c="3"/>fileId;<text:line-break/> <text:s text:c="11"/>u8 <text:s text:c="4"/>blockCount;<text:line-break/> <text:s text:c="7"/>}<text:line-break/> <text:s text:c="3"/><text:span text:style-name="T802">}</text:span><text:line-break/>};</text:p>
      <text:h text:style-name="P283" text:outline-level="1"><text:bookmark-start text:name="__RefHeading__6472_1459851776"/><text:soft-page-break/>Marker<text:span text:style-name="T866">s</text:span> <text:span text:style-name="T867">and Unwindtos</text:span><text:bookmark-end text:name="__RefHeading__6472_1459851776"/></text:h>
      <text:p text:style-name="P56">CAlive<text:span text:style-name="T348"> introduces </text:span><text:span text:style-name="T459">a special definition cask called a</text:span><text:span text:style-name="T348"> </text:span><text:span text:style-name="T889">[| m</text:span><text:span text:style-name="T888">arker </text:span><text:span text:style-name="T889">|]</text:span><text:span text:style-name="T348">.</text:span></text:p>
      <text:p text:style-name="P56"><text:span text:style-name="T889">[| marker |]</text:span><text:span text:style-name="T459"> casks</text:span><text:span text:style-name="T348"> </text:span><text:span text:style-name="T459">are u</text:span><text:span text:style-name="T348">sed to create an anchor-point in source code </text:span><text:span text:style-name="T459">which </text:span><text:span text:style-name="T348">allow a multi-called function descent </text:span><text:span text:style-name="T459">in normal program flow </text:span><text:span text:style-name="T348">to </text:span><text:span text:style-name="T459">politely unwind and </text:span><text:span text:style-name="T348">return to </text:span><text:span text:style-name="T459">the </text:span><text:span text:style-name="T348">named location, </text:span><text:span text:style-name="T459">which is</text:span><text:span text:style-name="T348"> higher up on the call stack.</text:span></text:p>
      <text:p text:style-name="P55"><text:span text:style-name="T459">To return a a previously defined </text:span><text:span text:style-name="T889">[| marker |]</text:span><text:span text:style-name="T459">, </text:span><text:span text:style-name="T348">use the </text:span><text:span text:style-name="T889">[| u</text:span><text:span text:style-name="T890">nwind</text:span><text:span text:style-name="T888">to </text:span><text:span text:style-name="T889">| name ||]</text:span><text:span text:style-name="T184"> </text:span><text:span text:style-name="T498">c</text:span><text:span text:style-name="T586">ask</text:span><text:span text:style-name="T498">:</text:span></text:p>
      <text:p text:style-name="P212"><text:span text:style-name="T498">function main<text:line-break/>| params int argc, char* argv[]<text:line-break/>{<text:line-break/> <text:s text:c="3"/>int i = 0;<text:line-break/><text:line-break/> <text:s text:c="3"/></text:span><text:span text:style-name="T716">[|marker|top||]</text:span><text:span text:style-name="T498"><text:line-break/><text:line-break/></text:span><text:span text:style-name="T1033"> <text:s text:c="3"/>// </text:span><text:span text:style-name="T1084">Exit after 40 iterations</text:span><text:span text:style-name="T1033"><text:line-break/></text:span><text:span text:style-name="T498"> <text:s text:c="3"/>if (</text:span><text:span text:style-name="T587">++</text:span><text:span text:style-name="T498">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16">[|unwindto|top||]</text:span><text:span text:style-name="T498"><text:line-break/>}</text:span></text:p>
      <text:h text:style-name="P278" text:outline-level="1"><text:bookmark-start text:name="__RefHeading__2676_343834233"/>Auto-Resolve<text:span text:style-name="T868">s</text:span><text:bookmark-end text:name="__RefHeading__2676_343834233"/></text:h>
      <text:p text:style-name="Paragraph"><text:span text:style-name="T2">CAlive</text:span> introduces a feature to aid in structure and class member <text:span text:style-name="T756">access, </text:span>called <text:span text:style-name="T2">auto-resolve</text:span>. <text:s/><text:span text:style-name="T755">Its syntax is two dots either </text:span><text:span text:style-name="T94">within</text:span><text:span text:style-name="T26">,</text:span><text:span text:style-name="T755"> or </text:span><text:span text:style-name="T94">trailing</text:span><text:span text:style-name="T26">,</text:span><text:span text:style-name="T755"> a parent object.</text:span></text:p>
      <text:p text:style-name="P159"><text:span text:style-name="T227">W</text:span><text:span text:style-name="T184">ithin</text:span><text:span text:style-name="T261"><text:line-break/></text:span><text:span text:style-name="T312">T</text:span>he compiler will traverse child members to find the matching name <text:span text:style-name="T781">at the outer-most edge of all children</text:span>.</text:p>
      <text:p text:style-name="P158"><text:span text:style-name="T227">T</text:span><text:span text:style-name="T184">railing</text:span><text:span text:style-name="T261"><text:line-break/></text:span><text:span text:style-name="T312">The compiler </text:span>will attempt to auto-resolve the type based on usage. <text:s/>If it finds a single matching member of that type, it will use it. <text:s/>If multiple types are found, <text:span text:style-name="T781">then it must </text:span><text:soft-page-break/>report an ambiguity error and request <text:span text:style-name="T781">that an </text:span>explicit member name be used.</text:p>
      <text:p text:style-name="P97"><text:span text:style-name="T869">Example of a </text:span><text:span text:style-name="T39">within</text:span><text:span text:style-name="T869"> usage:</text:span></text:p>
      <text:p text:style-name="P211"><text:span text:style-name="T756">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967">// Standard access is given as:<text:line-break/></text:span><text:span text:style-name="T756">ms.</text:span><text:span text:style-name="T240">level1.level2</text:span><text:span text:style-name="T756">.i = 5;<text:line-break/>ms.</text:span><text:span text:style-name="T240">level1.level2</text:span><text:span text:style-name="T756">.f = 5.0f;<text:line-break/><text:line-break/><text:line-break/></text:span><text:span text:style-name="T968">// </text:span><text:span text:style-name="T969">With </text:span><text:span text:style-name="T968">auto-resolves, access </text:span><text:span text:style-name="T969">skips the middle links</text:span><text:span text:style-name="T968">:<text:line-break/></text:span><text:span text:style-name="T228">ms..i = 5;<text:line-break/>ms..f = 5.0f;<text:line-break/></text:span><text:span text:style-name="T869"><text:line-break/></text:span><text:span text:style-name="T313">printf(“%d, %f\n”, </text:span><text:span text:style-name="T228">ms..i</text:span><text:span text:style-name="T313">, </text:span><text:span text:style-name="T228">ms..f</text:span><text:span text:style-name="T313">);<text:line-break/></text:span><text:span text:style-name="T757"><text:line-break/></text:span><text:span text:style-name="T1112">// </text:span><text:span text:style-name="T1114">Same as:</text:span><text:span text:style-name="T1112"> <text:s/>printf(“%d, %f\n”, ms.level1.level2.i, ms.level1.level2.f);</text:span></text:p>
      <text:p text:style-name="P96">Example <text:span text:style-name="T869">of a </text:span><text:span text:style-name="T39">trailing</text:span><text:span text:style-name="T869"> usage</text:span>:</text:p>
      <text:p text:style-name="P210">struct SAbc<text:line-break/>{<text:line-break/> <text:s text:c="3"/>int <text:s text:c="2"/>i <text:span text:style-name="T780">= 5</text:span>;<text:line-break/> <text:s text:c="3"/>float f <text:span text:style-name="T780">= 5.0f</text:span>;<text:line-break/>};<text:line-break/><text:line-break/><text:span text:style-name="T757">SAbc abc; <text:s text:c="7"/></text:span><text:span text:style-name="T1138">// Auto-initializes to: <text:s/></text:span><text:span text:style-name="T1114">i=5, f=5.0f;</text:span><text:span text:style-name="T757"><text:line-break/><text:line-break/><text:line-break/></text:span><text:span text:style-name="T970">// Trailing references auto-populate within the parent</text:span><text:span text:style-name="T1138"><text:line-break/></text:span><text:span text:style-name="T194">abc..</text:span><text:span text:style-name="T757"> = 2; <text:s text:c="6"/>// Will populate into i<text:line-break/></text:span><text:span text:style-name="T194">abc..</text:span><text:span text:style-name="T757"> = 1.0f; <text:s text:c="3"/>// Will populate into f<text:line-break/><text:line-break/><text:line-break/>printf(“%d, %f\n”, </text:span><text:span text:style-name="T194">abc..</text:span><text:span text:style-name="T757">, </text:span><text:span text:style-name="T194">abc..</text:span><text:span text:style-name="T757">);<text:line-break/><text:line-break/></text:span><text:span text:style-name="T1112">// </text:span><text:span text:style-name="T1114">Same as:</text:span><text:span text:style-name="T1112"> <text:s/>printf(“%d, %f\n”, abc.i, abc.f);</text:span></text:p>
      <text:p text:style-name="P95"><text:soft-page-break/>In this case, the only possible direct population values for 2 and 1.0f are the members <text:span text:style-name="T70">i</text:span><text:span text:style-name="T498">, and </text:span><text:span text:style-name="T70">f</text:span><text:span text:style-name="T498">, respectively. <text:s/>Were here other members which could also be populated naturally using those values, </text:span><text:span text:style-name="T120">CAlive</text:span><text:span text:style-name="T498"> would report an ambiguity error and require the full usage.</text:span></text:p>
      <text:p text:style-name="P95"><text:span text:style-name="T498">In cases where the only ambiguity may be something like a </text:span><text:span text:style-name="T120">short</text:span><text:span text:style-name="T498"> and an </text:span><text:span text:style-name="T120">int</text:span><text:span text:style-name="T498"> reference both being able to receive the value </text:span><text:span text:style-name="T120">2</text:span><text:span text:style-name="T498">, then casting the value directly to </text:span><text:span text:style-name="T120">(short)2</text:span><text:span text:style-name="T498"> or </text:span><text:span text:style-name="T120">(int)2</text:span><text:span text:style-name="T498">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20">CAlive</text:span><text:span text:style-name="T498"> introduces direct process control </text:span><text:span text:style-name="T505">through a new type called </text:span><text:span text:style-name="T73">process</text:span><text:span text:style-name="T505">. <text:s/>Two new keywords provide direct </text:span><text:span text:style-name="T498">support: <text:s/></text:span><text:span text:style-name="T73">engage</text:span><text:span text:style-name="T505">, and </text:span><text:span text:style-name="T73">unengage</text:span><text:span text:style-name="T505">, </text:span><text:span text:style-name="T506">along with m</text:span><text:span text:style-name="T505">essage parsing:</text:span></text:p>
      <text:p text:style-name="P209"><text:span text:style-name="T641">process</text:span><text:span text:style-name="T498"> externalApp; <text:s text:c="2"/></text:span><text:span text:style-name="T1033">// Initialized to null process</text:span><text:span text:style-name="T498"><text:line-break/><text:line-break/></text:span><text:span text:style-name="T641">engage</text:span><text:span text:style-name="T498"> <text:s text:c="5"/>externalApp<text:line-break/> <text:s text:c="3"/></text:span><text:span text:style-name="T641">as</text:span><text:span text:style-name="T498"> <text:s text:c="5"/>“myOtherApp.bin”<text:line-break/> <text:s text:c="3"/></text:span><text:span text:style-name="T641">handler </text:span><text:span text:style-name="T507">msg</text:span><text:span text:style-name="T498">Handler;<text:line-break/><text:line-break/></text:span><text:span text:style-name="T641">unengage</text:span><text:span text:style-name="T498"> externalApp <text:line-break/> <text:s text:c="3"/></text:span><text:span text:style-name="T688">with</text:span><text:span text:style-name="T506"> nExitCode</text:span><text:span text:style-name="T498">;<text:line-break/><text:line-break/></text:span><text:span text:style-name="T506">if (externalApp)</text:span><text:span text:style-name="T498"><text:line-break/> <text:s text:c="3"/></text:span><text:span text:style-name="T641">send</text:span><text:span text:style-name="T498"> externalApp n</text:span><text:span text:style-name="T506">1</text:span><text:span text:style-name="T498">, </text:span><text:span text:style-name="T506">n2,</text:span><text:span text:style-name="T498"> data;<text:line-break/><text:line-break/><text:line-break/></text:span><text:span text:style-name="T1033">// </text:span><text:span text:style-name="T1082">Handler prototype </text:span><text:span text:style-name="T1083">for incoming messages</text:span><text:span text:style-name="T1033"><text:line-break/></text:span><text:span text:style-name="T498">void </text:span><text:span text:style-name="T641">m</text:span><text:span text:style-name="T653">sg</text:span><text:span text:style-name="T641">Handler</text:span><text:span text:style-name="T498">(process p, s32 n</text:span><text:span text:style-name="T506">1</text:span><text:span text:style-name="T498">, </text:span><text:span text:style-name="T506">s32 n2,</text:span><text:span text:style-name="T498"> void* data);</text:span></text:p>
      <text:h text:style-name="P284" text:outline-level="1"><text:bookmark-start text:name="__RefHeading__2680_343834233"/><text:span text:style-name="T778">T</text:span>hread control<text:bookmark-end text:name="__RefHeading__2680_343834233"/></text:h>
      <text:p text:style-name="Paragraph"><text:span text:style-name="T2">CAlive</text:span> introduces direct thread control through a new type called <text:span text:style-name="T70">thread</text:span><text:span text:style-name="T498">. <text:s/>Threads are launched using the </text:span><text:span text:style-name="T70">in</text:span><text:span text:style-name="T498"> keyword, with multiple simultaneous thread launches using the </text:span><text:span text:style-name="T70">andin</text:span><text:span text:style-name="T498"> keyword.</text:span></text:p>
      <text:p text:style-name="Paragraph">Example:</text:p>
      <text:p text:style-name="P208"><text:span text:style-name="T498">thread t1, t2;<text:line-break/><text:line-break/></text:span><text:span text:style-name="T641">in t1</text:span><text:span text:style-name="T498"> {<text:line-break/></text:span><text:span text:style-name="T1033"> <text:s text:c="3"/>// Code to execute in thread 1 goes here<text:line-break/></text:span><text:span text:style-name="T985"> <text:s text:c="3"/>// This can be a dispatch to a function, or it can be<text:line-break/> <text:s text:c="3"/>// arbitrary code<text:line-break/><text:line-break/> <text:s text:c="3"/></text:span><text:span text:style-name="T986">// To leave a thread </text:span><text:span text:style-name="T987">manually</text:span><text:span text:style-name="T986">, issue the out command.</text:span><text:span text:style-name="T985"><text:line-break/></text:span><text:span text:style-name="T498"> <text:s text:c="3"/></text:span><text:span text:style-name="T511">if (!data_is_ready)</text:span><text:span text:style-name="T498"><text:line-break/> <text:s text:c="7"/></text:span><text:span text:style-name="T656">out </text:span><text:span text:style-name="T657">with</text:span><text:span text:style-name="T511"> nExitCode</text:span><text:span text:style-name="T510">;</text:span><text:span text:style-name="T498"><text:line-break/><text:line-break/></text:span><text:span text:style-name="T985"> <text:s text:c="3"/>// </text:span><text:span text:style-name="T987">When control reaches the closing }, it will </text:span><text:span text:style-name="T988">issue</text:span><text:span text:style-name="T987"><text:line-break/></text:span><text:span text:style-name="T985"> <text:s text:c="3"/></text:span><text:span text:style-name="T987">// </text:span><text:span text:style-name="T988">an </text:span><text:span text:style-name="T1110">out</text:span><text:span text:style-name="T988"> </text:span><text:span text:style-name="T987">automatically, with an exit code of 0.<text:line-break/></text:span><text:soft-page-break/><text:span text:style-name="T985"> <text:s text:c="3"/></text:span><text:span text:style-name="T987">// </text:span><text:span text:style-name="T988">Or, you can explicitly exit with or without an<text:line-break/></text:span><text:span text:style-name="T985"> <text:s text:c="3"/></text:span><text:span text:style-name="T988">// exit code. <text:s/>If one is not specified, it uses 0.<text:line-break/></text:span><text:span text:style-name="T498"> <text:s text:c="3"/></text:span><text:span text:style-name="T658">out</text:span><text:span text:style-name="T524">;</text:span><text:span text:style-name="T512"><text:line-break/></text:span><text:span text:style-name="T498"><text:line-break/>} </text:span><text:span text:style-name="T641">andin t2</text:span><text:span text:style-name="T498"> {<text:line-break/></text:span><text:span text:style-name="T1033"> <text:s text:c="3"/>// Code to execute in thread 2 goes here<text:line-break/></text:span><text:span text:style-name="T498"><text:line-break/>} </text:span><text:span text:style-name="T674">inquiry name</text:span><text:span text:style-name="T566"> {<text:line-break/></text:span><text:span text:style-name="T1033"> <text:s text:c="3"/></text:span><text:span text:style-name="T1081">// If a thread failed to start, this code is signaled<text:line-break/></text:span><text:span text:style-name="T566">}</text:span><text:span text:style-name="T498"><text:line-break/><text:line-break/><text:line-break/></text:span><text:span text:style-name="T985">//////////<text:line-break/>// </text:span><text:span text:style-name="T1033">Re-join when threads t1 and t2 complete,</text:span><text:span text:style-name="T985"><text:line-break/>// </text:span><text:span text:style-name="T1080">Auto-timeout in 2000 milliseconds</text:span><text:span text:style-name="T989"><text:line-break/>//////</text:span><text:span text:style-name="T985"><text:line-break/></text:span><text:span text:style-name="T498"> <text:s text:c="3"/></text:span><text:span text:style-name="T653">join</text:span><text:span text:style-name="T507"> t1, t2 </text:span><text:span text:style-name="T653">timeout</text:span><text:span text:style-name="T507"> 2000 </text:span><text:span text:style-name="T653">handler</text:span><text:span text:style-name="T507"> timeoutHandler(...);<text:line-break/><text:line-break/><text:line-break/></text:span><text:span text:style-name="T990">//////////<text:line-break/>// </text:span><text:span text:style-name="T1077">Control </text:span><text:span text:style-name="T1078">threads </text:span><text:span text:style-name="T1077">manually</text:span><text:span text:style-name="T991"><text:line-break/>//////<text:line-break/></text:span><text:span text:style-name="T498"> <text:s text:c="3"/></text:span><text:span text:style-name="T654">pause</text:span><text:span text:style-name="T509"> t1; <text:s text:c="21"/></text:span><text:span text:style-name="T991">// </text:span><text:span text:style-name="T992">Unconditional pause</text:span><text:span text:style-name="T509"><text:line-break/></text:span><text:span text:style-name="T498"> <text:s text:c="3"/></text:span><text:span text:style-name="T654">resume</text:span><text:span text:style-name="T509"> t1; <text:s text:c="20"/></text:span><text:span text:style-name="T991">// </text:span><text:span text:style-name="T993">Unconditional resume</text:span><text:span text:style-name="T509"><text:line-break/></text:span><text:span text:style-name="T498"> <text:s text:c="3"/></text:span><text:span text:style-name="T654">pause</text:span><text:span text:style-name="T509"> t1 </text:span><text:span text:style-name="T655">until</text:span><text:span text:style-name="T513"> sSemaphore</text:span><text:span text:style-name="T509">; <text:s text:c="4"/></text:span><text:span text:style-name="T991">// </text:span><text:span text:style-name="T992">Pause </text:span><text:span text:style-name="T994">to </text:span><text:span text:style-name="T992">sSemaphore change</text:span><text:span text:style-name="T509"><text:line-break/></text:span><text:span text:style-name="T498"> <text:s text:c="3"/></text:span><text:span text:style-name="T654">unengage</text:span><text:span text:style-name="T509"> t1 </text:span><text:span text:style-name="T656">with</text:span><text:span text:style-name="T510"> nExitCode</text:span><text:span text:style-name="T509">;</text:span><text:span text:style-name="T507"><text:line-break/><text:line-break/><text:line-break/></text:span><text:span text:style-name="T990">//////////<text:line-break/>// </text:span><text:span text:style-name="T1079">Handler prototype</text:span><text:span text:style-name="T990"><text:line-break/>//////<text:line-break/></text:span><text:span text:style-name="T498"> <text:s text:c="3"/></text:span><text:span text:style-name="T507">void </text:span><text:span text:style-name="T653">timeoutHandler</text:span><text:span text:style-name="T508">(thread t, s32 milliseconds, ...);</text:span></text:p>
      <text:h text:style-name="P285" text:outline-level="1"><text:bookmark-start text:name="__RefHeading__6474_1459851776"/>Purposes and Ports<text:bookmark-end text:name="__RefHeading__6474_1459851776"/></text:h>
      <text:p text:style-name="P91"><text:span text:style-name="T2">CAlive</text:span> introduces the concept of <text:span text:style-name="T32">purposes </text:span><text:span text:style-name="T443">and</text:span> <text:span text:style-name="T2">ports</text:span>.</text:p>
      <text:p text:style-name="P91"><text:span text:style-name="T812">These features were added to give additional documentation and encapsulation to </text:span><text:span text:style-name="T33">CAlive</text:span><text:span text:style-name="T812"> developers at the function level.</text:span></text:p>
      <text:p text:style-name="P180"><text:span text:style-name="T87">Purposes<text:line-break/></text:span><text:span text:style-name="T455">Pr</text:span><text:span text:style-name="T444">ovide</text:span><text:span text:style-name="T457">s</text:span><text:span text:style-name="T444"> an externally visible encapsulation of </text:span><text:span text:style-name="T456">sub-abilities </text:span><text:span text:style-name="T444">which are </text:span><text:span text:style-name="T456">exposed relative </text:span><text:span text:style-name="T444">to the main function. <text:s/>An example might be </text:span><text:span text:style-name="T456">a </text:span><text:span text:style-name="T444">documentation of the function contained directly within the function </text:span><text:span text:style-name="T456">which handles the normal compute. <text:s/></text:span><text:span text:style-name="T457">An example might be a </text:span><text:span text:style-name="T97">function.help()</text:span><text:span text:style-name="T457"> purpose.</text:span></text:p>
      <text:p text:style-name="P176"><text:span text:style-name="T87">Ports</text:span><text:span text:style-name="T444"><text:line-break/></text:span><text:span text:style-name="T455">P</text:span><text:span text:style-name="T444">rovide</text:span><text:span text:style-name="T457">s</text:span><text:span text:style-name="T444"> an externally visible </text:span><text:span text:style-name="T457">port or </text:span><text:span text:style-name="T444">destination </text:span><text:span text:style-name="T457">where </text:span><text:span text:style-name="T444">processing </text:span><text:span text:style-name="T457">should begin. <text:s/>Once completed, program flow naturally enters </text:span><text:span text:style-name="T444">a common code </text:span><text:span text:style-name="T457">base </text:span><text:span text:style-name="T444">shared by all ports. <text:s/>An example might be the ability to </text:span><text:span text:style-name="T87">add</text:span><text:span text:style-name="T444">, </text:span><text:span text:style-name="T87">edit</text:span><text:span text:style-name="T444">, or </text:span><text:span text:style-name="T87">delete</text:span><text:span text:style-name="T444">, from within the same function. <text:s/></text:span><text:span text:style-name="T457">These would use </text:span><text:span text:style-name="T444">the </text:span><text:span text:style-name="T87">function.add()</text:span><text:span text:style-name="T444">, </text:span><text:span text:style-name="T87">function.edit()</text:span><text:span text:style-name="T444">, and </text:span><text:span text:style-name="T87">function.delete()</text:span><text:span text:style-name="T444"> </text:span><text:span text:style-name="T457">port </text:span><text:span text:style-name="T444">names in code, which then translate to </text:span><text:span text:style-name="T33">port { }</text:span><text:span text:style-name="T444"> </text:span><text:span text:style-name="T457">blocks </text:span><text:span text:style-name="T444">within the function itself.</text:span></text:p>
      <text:h text:style-name="Heading_20_2" text:outline-level="2"><text:bookmark-start text:name="__RefHeading__6476_1459851776"/><text:soft-page-break/>Purposes<text:bookmark-end text:name="__RefHeading__6476_1459851776"/></text:h>
      <text:p text:style-name="P91"><text:span text:style-name="T2">Purposes</text:span><text:span text:style-name="T348"> were added </text:span><text:span text:style-name="T402">explicitly </text:span><text:span text:style-name="T348">to </text:span><text:span text:style-name="T444">aid </text:span><text:span text:style-name="T348">in documentation and encapsulation </text:span><text:span text:style-name="T444">of their very nature</text:span><text:span text:style-name="T348">. <text:s/></text:span><text:span text:style-name="T403">It allows a single function to be created, and to expose purposes externally which are related, but offer different abilities based on context </text:span><text:span text:style-name="T444">and need</text:span><text:span text:style-name="T403">.</text:span></text:p>
      <text:p text:style-name="P92"><text:span text:style-name="T33">Purposes</text:span><text:span text:style-name="T444">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33">self.other_purpose();</text:span><text:span text:style-name="T444"> for example.</text:span><text:span text:style-name="T403"><text:line-break/><text:line-break/>The original intent was for self-documenting code </text:span><text:span text:style-name="T407">where the function is defined, and then within its own definition help information </text:span><text:span text:style-name="T445">could be added. <text:s/>This would encourage the developer to update the help section fro any changes made to the function. :-)</text:span></text:p>
      <text:p text:style-name="P92"><text:span text:style-name="T407">Here we see an example showing a retrieval of </text:span><text:span text:style-name="T445">help </text:span><text:span text:style-name="T407">text, </text:span><text:span text:style-name="T445">in one case, but also the ability to format that text for the </text:span><text:span text:style-name="T407">GUI help in SObject structures</text:span><text:span text:style-name="T403">.</text:span></text:p>
      <text:p text:style-name="P92"><text:span text:style-name="T445">We also see use of the keyword </text:span><text:span text:style-name="T88">only</text:span><text:span text:style-name="T445">, which overrides the function's stated </text:span><text:span text:style-name="T34">returns</text:span><text:span text:style-name="T445"> or </text:span><text:span text:style-name="T34">params</text:span><text:span text:style-name="T445">, indicating those of the purpose are to be used in their place. <text:s/>Without use of the keyword </text:span><text:span text:style-name="T34">only</text:span><text:span text:style-name="T445">, parameters are added to those defined in the function, allowing for standard information to be defined in the function, and purpose-specific information to be defined in each </text:span><text:span text:style-name="T34">purpose</text:span><text:span text:style-name="T445">.</text:span></text:p>
      <text:p text:style-name="P207"><text:span text:style-name="T403">f</text:span><text:span text:style-name="T348">unction </text:span><text:span text:style-name="T404">process<text:line-break/>|returns s32 r<text:line-break/>|</text:span><text:span text:style-name="T405">params s32 a</text:span><text:span text:style-name="T404"><text:line-break/>{<text:line-break/><text:line-break/> <text:s text:c="3"/></text:span><text:span text:style-name="T659">purpose help_</text:span><text:span text:style-name="T660">text</text:span><text:span text:style-name="T404"><text:line-break/> <text:s text:c="3"/></text:span><text:span text:style-name="T405">|params </text:span><text:span text:style-name="T446">datum </text:span><text:span text:style-name="T406">helpText</text:span><text:span text:style-name="T404"><text:line-break/> <text:s text:c="3"/>{<text:line-break/></text:span><text:span text:style-name="T1023"> <text:s text:c="7"/>// </text:span><text:span text:style-name="T1024">The function process.help_</text:span><text:span text:style-name="T1025">text</text:span><text:span text:style-name="T1024">() requires two parameters:<text:line-break/> <text:s text:c="7"/>// <text:s text:c="4"/>a <text:s text:c="8"/>-- defined in process</text:span><text:span text:style-name="T1026">() above</text:span><text:span text:style-name="T1024"><text:line-break/> <text:s text:c="7"/>// <text:s text:c="4"/>helpText <text:s/>-- defined here</text:span><text:span text:style-name="T1023"><text:line-break/></text:span><text:span text:style-name="T404"> <text:s text:c="3"/>}<text:line-break/><text:line-break/><text:line-break/> <text:s text:c="3"/></text:span><text:span text:style-name="T661">purpose help_</text:span><text:span text:style-name="T660">gui</text:span><text:span text:style-name="T407"><text:line-break/> <text:s text:c="3"/>|</text:span><text:span text:style-name="T660">only</text:span><text:span text:style-name="T407"> params S</text:span><text:span text:style-name="T446">O</text:span><text:span text:style-name="T407">bject** guiObjects, s32** tnCount<text:line-break/> <text:s text:c="3"/>{<text:line-break/></text:span><text:span text:style-name="T1025"> <text:s text:c="7"/>// The function process.help_gui() requires two parameters:<text:line-break/></text:span><text:span text:style-name="T1024"> <text:s text:c="7"/>// <text:s text:c="4"/></text:span><text:span text:style-name="T1025">guiObjects </text:span><text:span text:style-name="T1024"><text:s/>-- defined here</text:span><text:span text:style-name="T1023"><text:line-break/></text:span><text:span text:style-name="T1024"> <text:s text:c="7"/>// <text:s text:c="4"/></text:span><text:span text:style-name="T1025">tnCount </text:span><text:span text:style-name="T1024"><text:s text:c="4"/>-- defined here<text:line-break/> <text:s text:c="7"/>//<text:line-break/> <text:s text:c="7"/>// </text:span><text:span text:style-name="T1025">Note: <text:s/>This purpose still shares the returns value because<text:line-break/> <text:s text:c="7"/>// <text:s text:c="7"/>because it wasn't overridden with an “only” keyword.</text:span><text:span text:style-name="T1023"><text:line-break/></text:span><text:span text:style-name="T407"> <text:s text:c="3"/>}</text:span><text:span text:style-name="T404"><text:line-break/><text:line-break/><text:line-break/></text:span><text:span text:style-name="T1023"> <text:s text:c="3"/></text:span><text:span text:style-name="T1027">// </text:span><text:span text:style-name="T1043">Native code</text:span><text:span text:style-name="T1027"> </text:span><text:span text:style-name="T1025">for process() </text:span><text:span text:style-name="T995">goes here</text:span><text:span text:style-name="T1027"><text:line-break/></text:span><text:span text:style-name="T404">}</text:span></text:p>
      <text:p text:style-name="P94"><text:span text:style-name="T404">I</text:span><text:span text:style-name="T348">n this example, calls to </text:span><text:span text:style-name="T2">process.help_text(),</text:span><text:span text:style-name="T348"> and </text:span><text:span text:style-name="T2">process.help_gui()</text:span><text:span text:style-name="T348"> would call the </text:span><text:span text:style-name="T2">purpose</text:span><text:span text:style-name="T348"> code, rather than the native </text:span><text:span text:style-name="T2">process()</text:span><text:span text:style-name="T348"> code for the function.</text:span></text:p>
      <text:p text:style-name="P94"><text:soft-page-break/><text:span text:style-name="T408">The</text:span><text:span text:style-name="T348"> </text:span><text:span text:style-name="T28">p</text:span><text:span text:style-name="T2">urpose</text:span><text:span text:style-name="T348"> definitions can be used for </text:span><text:span text:style-name="T637">any program need</text:span><text:span text:style-name="T348">, and essentially introduce a </text:span><text:span text:style-name="T637">layer of encapsulation to source code</text:span><text:span text:style-name="T348">, bringing within a single function related functions.</text:span></text:p>
      <text:h text:style-name="P291" text:outline-level="3"><text:bookmark-start text:name="__RefHeading__6478_1459851776"/>Function Overloading<text:bookmark-end text:name="__RefHeading__6478_1459851776"/></text:h>
      <text:p text:style-name="P93"><text:span text:style-name="T348">The </text:span><text:span text:style-name="T2">purpose</text:span><text:span text:style-name="T348"> also introduces the ability to use overloading through the </text:span><text:span text:style-name="T2">operator()</text:span><text:span text:style-name="T348">.</text:span></text:p>
      <text:p text:style-name="P206">function report_error<text:line-break/>{<text:line-break/> <text:s text:c="3"/>purpose <text:span text:style-name="T184">operator()</text:span><text:line-break/> <text:s text:c="3"/>| params int number<text:line-break/> <text:s text:c="3"/>{<text:line-break/><text:span text:style-name="T961"> <text:s text:c="7"/>// Reports an error based on number<text:line-break/> <text:s text:c="7"/>// Accessed using: <text:s/></text:span><text:span text:style-name="T1113">report_error(5);</text:span><text:line-break/> <text:s text:c="3"/>}<text:line-break/><text:line-break/> <text:s text:c="3"/>purpose <text:span text:style-name="T184">operator()</text:span><text:line-break/> <text:s text:c="3"/>|params datum general<text:line-break/> <text:s text:c="3"/>{<text:line-break/><text:span text:style-name="T961"> <text:s text:c="7"/>// Reports based on the error text information in general<text:line-break/> <text:s text:c="7"/>// Accessed using: <text:s/></text:span><text:span text:style-name="T1113">report_error(datum(“General failure”));</text:span><text:span text:style-name="T961"><text:line-break/></text:span> <text:s text:c="3"/>}<text:line-break/>}</text:p>
      <text:p text:style-name="P23"/>
      <text:h text:style-name="Heading_20_2" text:outline-level="2"><text:bookmark-start text:name="__RefHeading__6480_1459851776"/>Ports<text:bookmark-end text:name="__RefHeading__6480_1459851776"/></text:h>
      <text:p text:style-name="P91"><text:span text:style-name="T2">Ports</text:span> <text:span text:style-name="T783">introduce the ability </text:span>to <text:span text:style-name="T783">directly </text:span>enter a function or adhoc at a point other than <text:span text:style-name="T783">its top source code line</text:span>. <text:s/><text:span text:style-name="T27">Ports</text:span><text:span text:style-name="T402"> </text:span>was originally created to be an optimization feature only, however it was <text:span text:style-name="T783">later </text:span>decided to expose the ability natively in source code <text:span text:style-name="T783">because it it is reasonable to expect that the information it keys upon will be known to the developer, and by using it some additional documentation abilities are afforded</text:span>.</text:p>
      <text:p text:style-name="P205"><text:span text:style-name="T784">function </text:span><text:span text:style-name="T792">process</text:span><text:span text:style-name="T784"><text:line-break/>|returns s32 r<text:line-break/>|params s32 a, s32 b<text:line-break/>{<text:line-break/></text:span><text:span text:style-name="T1144"> <text:s text:c="3"/>// </text:span><text:span text:style-name="T1145">Each port </text:span><text:span text:style-name="T1146">is </text:span><text:span text:style-name="T1145">exposed external </text:span><text:span text:style-name="T1146">to this function, being visible</text:span><text:span text:style-name="T1144"><text:line-break/></text:span><text:span text:style-name="T784"> <text:s text:c="3"/></text:span><text:span text:style-name="T785">port </text:span><text:span text:style-name="T786">add</text:span><text:span text:style-name="T791"> {</text:span><text:span text:style-name="T789"><text:line-break/></text:span><text:span text:style-name="T1139"> <text:s text:c="7"/>// </text:span><text:span text:style-name="T1141">Code for add operation goes here<text:line-break/> <text:s text:c="7"/>// </text:span><text:span text:style-name="T1140">Accessed as: <text:s/></text:span><text:span text:style-name="T1130">r = process.add(a, b);</text:span><text:span text:style-name="T1141"><text:line-break/></text:span><text:span text:style-name="T788"> <text:s text:c="3"/></text:span><text:span text:style-name="T793">}</text:span><text:span text:style-name="T784"><text:line-break/><text:line-break/> <text:s text:c="3"/></text:span><text:span text:style-name="T785">port </text:span><text:span text:style-name="T786">edit</text:span><text:span text:style-name="T791"> {</text:span><text:span text:style-name="T789"><text:line-break/></text:span><text:span text:style-name="T1139"> <text:s text:c="7"/>// </text:span><text:span text:style-name="T1141">Code for edit operation goes here</text:span><text:span text:style-name="T1139"><text:line-break/></text:span><text:span text:style-name="T1141"> <text:s text:c="7"/>// </text:span><text:span text:style-name="T1140">Accessed as: <text:s/></text:span><text:span text:style-name="T1130">r = process.edit(a, b);</text:span><text:span text:style-name="T1141"><text:line-break/></text:span><text:span text:style-name="T789"> <text:s text:c="3"/>}<text:line-break/><text:line-break/> <text:s text:c="3"/></text:span><text:span text:style-name="T786">noport </text:span><text:span text:style-name="T791">{<text:line-break/></text:span><text:span text:style-name="T1142"> <text:s text:c="7"/>// Code to enter when no port was specified<text:line-break/> <text:s text:c="7"/>// If noport is not specified, then it begins<text:line-break/> <text:s text:c="7"/>// at the common code block below<text:line-break/></text:span><text:span text:style-name="T1143"> <text:s text:c="7"/>// </text:span><text:span text:style-name="T1142">Accessed as: <text:s/></text:span><text:span text:style-name="T1130">r = process(a, b);</text:span><text:span text:style-name="T1143"><text:line-break/></text:span><text:span text:style-name="T791"> <text:s text:c="3"/>}<text:line-break/></text:span><text:soft-page-break/><text:span text:style-name="T791"><text:line-break/></text:span><text:span text:style-name="T1145"> <text:s text:c="3"/>// Common code begins here<text:line-break/></text:span><text:span text:style-name="T784">}<text:line-break/><text:line-break/><text:line-break/>function main<text:line-break/>{<text:line-break/> <text:s text:c="3"/>s32 x;<text:line-break/><text:line-break/> <text:s text:c="3"/>x = </text:span><text:span text:style-name="T787">process.</text:span><text:span text:style-name="T786">add</text:span><text:span text:style-name="T784">(1, 2);<text:line-break/> <text:s text:c="3"/>x = </text:span><text:span text:style-name="T787">process.</text:span><text:span text:style-name="T786">edit</text:span><text:span text:style-name="T784">(3, 4);<text:line-break/></text:span>}</text:p>
      <text:h text:style-name="P286" text:outline-level="1"><text:bookmark-start text:name="__RefHeading__6482_1459851776"/>Adhocs<text:bookmark-end text:name="__RefHeading__6482_1459851776"/></text:h>
      <text:p text:style-name="P54">CAlive<text:span text:style-name="T348"> introduces </text:span><text:span text:style-name="T184">adhoc</text:span><text:span text:style-name="T199">s</text:span><text:span text:style-name="T348">. <text:s/></text:span>Adhoc<text:span text:style-name="T797">s</text:span> <text:span text:style-name="T797">operate the same as </text:span><text:span text:style-name="T348">functions, </text:span><text:span text:style-name="T424">and </text:span><text:span text:style-name="T348">can be dec</text:span><text:span text:style-name="T424">l</text:span><text:span text:style-name="T348">ared at any point </text:span><text:span text:style-name="T424">in source code. <text:s/>They can be </text:span><text:span text:style-name="T348">referenced by anything they're declared within. <text:s/>They do not affect normal flow control when they appear in the middle of other code, but are created to help document and simplify source code.</text:span></text:p>
      <text:p text:style-name="P184"><text:span text:style-name="T200">Note:</text:span><text:span text:style-name="T798"><text:tab/>Think of them as local functions, designed to provide documentation and use within a specific scope or context.</text:span></text:p>
      <text:p text:style-name="P204"><text:span text:style-name="T348">function sample<text:line-break/>| returns int r<text:line-break/>| params int a, int b<text:line-break/>{<text:line-break/></text:span><text:span text:style-name="T1013"> <text:s text:c="3"/></text:span><text:span text:style-name="T1102">|</text:span><text:span text:style-name="T1103">|</text:span><text:span text:style-name="T1102">|||||||||</text:span><text:span text:style-name="T1013"><text:line-break/> <text:s text:c="3"/></text:span><text:span text:style-name="T1010">|</text:span><text:span text:style-name="T1011">|</text:span><text:span text:style-name="T1010">||</text:span><text:span text:style-name="T1028"> </text:span><text:span text:style-name="T1075">Initialize</text:span><text:span text:style-name="T1013"><text:line-break/></text:span><text:span text:style-name="T1029"> <text:s text:c="3"/></text:span><text:span text:style-name="T1102">|</text:span><text:span text:style-name="T1103">|</text:span><text:span text:style-name="T1102">|</text:span><text:span text:style-name="T1029"><text:line-break/></text:span><text:span text:style-name="T348"> <text:s text:c="3"/></text:span><text:span text:style-name="T1102">|</text:span><text:span text:style-name="T1103">|</text:span><text:span text:style-name="T1102">|</text:span><text:span text:style-name="T425"> <text:s text:c="2"/></text:span><text:span text:style-name="T423">r = 0;<text:line-break/></text:span><text:span text:style-name="T1029"> <text:s text:c="3"/></text:span><text:span text:style-name="T1102">|</text:span><text:span text:style-name="T1103">|</text:span><text:span text:style-name="T1102">|</text:span><text:span text:style-name="T1029"><text:line-break/> <text:s text:c="3"/></text:span><text:span text:style-name="T1102">|</text:span><text:span text:style-name="T1103">|</text:span><text:span text:style-name="T1102">||||</text:span><text:span text:style-name="T1013"><text:line-break/></text:span><text:span text:style-name="T348"><text:line-break/><text:line-break/></text:span><text:span text:style-name="T1013"> <text:s text:c="3"/></text:span><text:span text:style-name="T1104">|</text:span><text:span text:style-name="T1103">|</text:span><text:span text:style-name="T1104">|||||||||</text:span><text:span text:style-name="T1013"><text:line-break/></text:span><text:span text:style-name="T985"> <text:s text:c="3"/></text:span><text:span text:style-name="T1012">|</text:span><text:span text:style-name="T1011">|</text:span><text:span text:style-name="T1012">||</text:span><text:span text:style-name="T996"> </text:span><text:span text:style-name="T1076">Quick sum to determine range</text:span><text:span text:style-name="T997"><text:line-break/> <text:s text:c="3"/></text:span><text:span text:style-name="T1012">|</text:span><text:span text:style-name="T1011">|</text:span><text:span text:style-name="T1012">|</text:span><text:span text:style-name="T985"><text:line-break/></text:span><text:span text:style-name="T498">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641">adhoc quicksum</text:span><text:span text:style-name="T498"><text:line-break/>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498">| returns total<text:line-break/>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498">| params int value1, value2<text:line-break/>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498">{<text:line-break/>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498"><text:s text:c="4"/>total = value1 + value;<text:line-break/> <text:s text:c="2"/></text:span><text:span text:style-name="T541"><text:s/></text:span><text:span text:style-name="T1012">|</text:span><text:span text:style-name="T1011">|</text:span><text:span text:style-name="T1012">|</text:span><text:span text:style-name="T542"> <text:s/></text:span><text:span text:style-name="T498"><text:s/></text:span><text:span text:style-name="T541"><text:s/></text:span><text:span text:style-name="T498">}<text:line-break/></text:span><text:span text:style-name="T985"> <text:s text:c="3"/></text:span><text:span text:style-name="T1012">|</text:span><text:span text:style-name="T1011">|</text:span><text:span text:style-name="T1012">|</text:span><text:span text:style-name="T985"><text:line-break/> <text:s text:c="3"/></text:span><text:span text:style-name="T1012">|</text:span><text:span text:style-name="T1011">|</text:span><text:span text:style-name="T1012">||||</text:span><text:span text:style-name="T985"><text:line-break/></text:span><text:span text:style-name="T498"><text:line-break/><text:line-break/></text:span><text:span text:style-name="T1033"> <text:s text:c="3"/>// </text:span><text:span text:style-name="T1075">Based on the total, process differently<text:line-break/></text:span><text:span text:style-name="T348"> <text:s text:c="3"/>if (</text:span><text:span text:style-name="T641">quicksum</text:span><text:span text:style-name="T348">(a, b) &gt; 50)<text:line-break/> <text:s text:c="3"/>{<text:line-break/></text:span><text:span text:style-name="T1033"> <text:s text:c="7"/>// </text:span><text:span text:style-name="T1072">Some </text:span><text:span text:style-name="T1033">larger values </text:span><text:span text:style-name="T1072">have sales tax</text:span><text:span text:style-name="T1033"><text:line-break/></text:span><text:span text:style-name="T348"> <text:s text:c="7"/></text:span><text:span text:style-name="T423">if (</text:span><text:span text:style-name="T667">quicksum</text:span><text:span text:style-name="T423">(a, b) &gt; 90)<text:line-break/> <text:s text:c="11"/>r += (int)((float)</text:span><text:span text:style-name="T667">quicksum</text:span><text:span text:style-name="T423">(a, b) * 0.05f);<text:line-break/><text:line-break/></text:span><text:span text:style-name="T1074"> <text:s text:c="7"/>// </text:span><text:span text:style-name="T1073">Additional larger value processing here<text:line-break/></text:span><text:span text:style-name="T348"><text:line-break/> <text:s text:c="3"/>} else {<text:line-break/></text:span><text:soft-page-break/><text:span text:style-name="T1033"> <text:s text:c="7"/>// </text:span><text:span text:style-name="T1072">S</text:span><text:span text:style-name="T1033">maller value </text:span><text:span text:style-name="T1072">have no sales tax<text:line-break/> <text:s text:c="7"/>// </text:span><text:span text:style-name="T1073">Smaller value processing here</text:span><text:span text:style-name="T1033"><text:line-break/></text:span><text:span text:style-name="T348"> <text:s text:c="3"/>}<text:line-break/>}</text:span></text:p>
      <text:h text:style-name="P287" text:outline-level="1"><text:bookmark-start text:name="__RefHeading__4311_889146227"/><text:span text:style-name="T408">F</text:span><text:span text:style-name="T348">lowof</text:span><text:span text:style-name="T413">s</text:span><text:bookmark-end text:name="__RefHeading__4311_889146227"/></text:h>
      <text:p text:style-name="P53">CAlive<text:span text:style-name="T348"> introduces the </text:span>flowof<text:span text:style-name="T348">. <text:s/></text:span>CAlive<text:span text:style-name="T348"> adds </text:span>flowofs<text:span text:style-name="T348"> to help break out and self-document source code into more mangeable components.</text:span></text:p>
      <text:p text:style-name="P30">Consider this logic:</text:p>
      <text:p text:style-name="P199"><text:span text:style-name="T348">function process<text:line-break/>| returns int r<text:line-break/>| params int a, int b<text:line-break/>{<text:line-break/> <text:s text:c="3"/>if (a &gt;= 0)<text:line-break/> <text:s text:c="3"/>{<text:line-break/> <text:s text:c="7"/>if (a &lt;= 5)<text:line-break/> <text:s text:c="7"/>{<text:line-break/></text:span><text:span text:style-name="T1033"> <text:s text:c="11"/>// a is 0..5<text:line-break/> <text:s text:c="11"/>// </text:span><text:span text:style-name="T1071">Code goes here</text:span><text:span text:style-name="T1033"><text:line-break/></text:span><text:span text:style-name="T348"><text:line-break/> <text:s text:c="7"/>} else if (a &lt;= 10) {<text:line-break/></text:span><text:span text:style-name="T1033"> <text:s text:c="11"/>// a is 6..10<text:line-break/> <text:s text:c="11"/>// </text:span><text:span text:style-name="T1071">Code goes here</text:span><text:span text:style-name="T1033"><text:line-break/></text:span><text:span text:style-name="T348"><text:line-break/> <text:s text:c="7"/>} else {<text:line-break/></text:span><text:span text:style-name="T1033"> <text:s text:c="11"/>// a &gt; 10<text:line-break/> <text:s text:c="11"/>// </text:span><text:span text:style-name="T1071">Code goes here</text:span><text:span text:style-name="T1033"><text:line-break/></text:span><text:span text:style-name="T348"> <text:s text:c="7"/>}<text:line-break/><text:line-break/> <text:s text:c="3"/>} else {<text:line-break/></text:span><text:span text:style-name="T1033"> <text:s text:c="7"/>// a is negative<text:line-break/> <text:s text:c="7"/>// Report error<text:line-break/></text:span><text:span text:style-name="T348"> <text:s text:c="3"/>}<text:line-break/>}</text:span></text:p>
      <text:p text:style-name="P29">It's not particularly difficult to follow, but what if it could be broken out to be easier to see and understand without having to do any logic refactoring, just a little reordering?</text:p>
      <text:p text:style-name="P90"><text:span text:style-name="T348">Consider this example </text:span><text:span text:style-name="T441">broken out </text:span><text:span text:style-name="T348">using </text:span><text:span text:style-name="T2">flowofs</text:span><text:span text:style-name="T348">:</text:span></text:p>
      <text:p text:style-name="P198"><text:span text:style-name="T1033">// </text:span><text:span text:style-name="T1064">Linear flowof block (no parameters, no return value)</text:span><text:span text:style-name="T348"><text:line-break/>function process<text:line-break/>| returns int r<text:line-break/>| params int a, int b<text:line-break/>{<text:line-break/> <text:s text:c="3"/>if (a &gt;= 0)<text:line-break/> <text:s text:c="3"/>{<text:line-break/> <text:s text:c="7"/>.</text:span><text:span text:style-name="T663">.low_risk;</text:span><text:span text:style-name="T525"> <text:s text:c="4"/></text:span><text:span text:style-name="T1033">// </text:span><text:span text:style-name="T1065">0..5 low-risk</text:span><text:span text:style-name="T411"><text:line-break/> <text:s text:c="7"/>.</text:span><text:span text:style-name="T663">.medium_risk;</text:span><text:span text:style-name="T525"> <text:s/></text:span><text:span text:style-name="T1065">// 6..10 medium risk</text:span><text:span text:style-name="T411"><text:line-break/> <text:s text:c="7"/>.</text:span><text:span text:style-name="T663">.high_risk;</text:span><text:span text:style-name="T525"> <text:s text:c="3"/></text:span><text:span text:style-name="T1065">// 11+ high risk</text:span><text:span text:style-name="T348"><text:line-break/><text:line-break/></text:span><text:soft-page-break/><text:span text:style-name="T348"> <text:s text:c="3"/>} else {<text:line-break/></text:span><text:span text:style-name="T1033"> <text:s text:c="7"/>// a is negative<text:line-break/> <text:s text:c="7"/>// Report error<text:line-break/></text:span><text:span text:style-name="T348"> <text:s text:c="3"/>}<text:line-break/>}<text:line-break/><text:line-break/><text:line-break/></text:span><text:span text:style-name="T663">flowof process::low_risk</text:span><text:span text:style-name="T411"><text:line-break/></text:span><text:span text:style-name="T710">{</text:span><text:span text:style-name="T711">{</text:span><text:span text:style-name="T411"><text:line-break/></text:span><text:span text:style-name="T348"> <text:s text:c="3"/>if (a &lt;= 5)<text:line-break/> <text:s text:c="3"/>{<text:line-break/></text:span><text:span text:style-name="T1033"> <text:s text:c="7"/>// a is 0..5<text:line-break/> <text:s text:c="7"/>// </text:span><text:span text:style-name="T1066">Code goes here</text:span><text:span text:style-name="T1033"><text:line-break/></text:span><text:span text:style-name="T711">}</text:span><text:span text:style-name="T710">}</text:span><text:span text:style-name="T411"><text:line-break/><text:line-break/><text:line-break/></text:span><text:span text:style-name="T663">flowof process::medium_risk</text:span><text:span text:style-name="T411"><text:line-break/></text:span><text:span text:style-name="T711">{</text:span><text:span text:style-name="T710">{</text:span><text:span text:style-name="T348"><text:line-break/> <text:s text:c="3"/>} else if (a &lt;= 10) {<text:line-break/></text:span><text:span text:style-name="T1033"> <text:s text:c="7"/>// a is 6..10<text:line-break/> <text:s text:c="7"/>// </text:span><text:span text:style-name="T1066">Code goes here</text:span><text:span text:style-name="T1033"><text:line-break/></text:span><text:span text:style-name="T711">}</text:span><text:span text:style-name="T710">}</text:span><text:span text:style-name="T411"><text:line-break/><text:line-break/><text:line-break/></text:span><text:span text:style-name="T663">flowof process::high_risk</text:span><text:span text:style-name="T411"><text:line-break/></text:span><text:span text:style-name="T710">{</text:span><text:span text:style-name="T711">{</text:span><text:span text:style-name="T348"><text:line-break/> <text:s text:c="3"/>} else {<text:line-break/></text:span><text:span text:style-name="T1033"> <text:s text:c="7"/>// a &gt; 10<text:line-break/> <text:s text:c="7"/>// </text:span><text:span text:style-name="T1066">Code goes here</text:span><text:span text:style-name="T1033"><text:line-break/></text:span><text:span text:style-name="T348"> <text:s text:c="3"/>}<text:line-break/></text:span><text:span text:style-name="T711">}</text:span><text:span text:style-name="T710">}</text:span></text:p>
      <text:p text:style-name="P89"><text:span text:style-name="T348">In this example the code is longer vertically, but it gains </text:span><text:span text:style-name="T412">notable simplicity in understanding the </text:span><text:span text:style-name="T29">process()</text:span><text:span text:style-name="T412"> function logic, and the </text:span><text:span text:style-name="T29">flowof</text:span><text:span text:style-name="T412"> blocks below are able to move the highly indented code in the original code to a more manageable level.</text:span></text:p>
      <text:p text:style-name="P88"><text:span text:style-name="T348">All parameters, returns, and local variables are inherited. <text:s/>And, new ones can be added within the flowof as needed, visible only there. <text:s/></text:span><text:span text:style-name="T416">To reference the </text:span><text:span text:style-name="T30">flowof</text:span><text:span text:style-name="T416"> in source code, precede the function name with an </text:span><text:span text:style-name="T30">auto-resolve</text:span><text:span text:style-name="T416"> to instruct the compiler on how to find it. <text:s/>In the alternative, use the full-form </text:span><text:span text:style-name="T30">flowof.low_risk</text:span><text:span text:style-name="T416"> or </text:span><text:span text:style-name="T30">process.low_risk</text:span><text:span text:style-name="T416">, for example.</text:span></text:p>
      <text:p text:style-name="P46"><text:span text:style-name="T348">Each </text:span><text:span text:style-name="T2">flowof</text:span><text:span text:style-name="T348"> </text:span><text:span text:style-name="T417">definition </text:span><text:span text:style-name="T348">can take on one of two forms, </text:span><text:span text:style-name="T417">and all</text:span><text:span text:style-name="T348"> </text:span><text:span text:style-name="T2">flowofs</text:span><text:span text:style-name="T348"> can be used more than once </text:span><text:span text:style-name="T417">in source code</text:span><text:span text:style-name="T348">:</text:span></text:p>
      <text:p text:style-name="P181"><text:span text:style-name="T70">linear </text:span><text:span text:style-name="T85">flowof</text:span><text:span text:style-name="T621"><text:line-break/></text:span><text:span text:style-name="T622">Used for blocks containing incomplete flow blocks, syntax that would normally be incomplete in the form which appears in the </text:span><text:span text:style-name="T168">linear flowof</text:span><text:span text:style-name="T622"> block. <text:s/>The </text:span><text:span text:style-name="T168">linear flowof</text:span><text:span text:style-name="T622"> bocks can only be referenced by name. <text:s/>They cannot receive parameters or return parameters. <text:s/>Their sole purpose is to take code that's not easily separated from a more complex algorithm, and allow separation in a structured manner.</text:span></text:p>
      <text:p text:style-name="P177"><text:span text:style-name="T70">function </text:span><text:span text:style-name="T85">flowof</text:span><text:span text:style-name="T621"><text:line-break/></text:span><text:span text:style-name="T623">These are encapsulated functions associated only with the </text:span><text:span text:style-name="T169">flow { }</text:span><text:span text:style-name="T623"> block.</text:span></text:p>
      <text:p text:style-name="P46"><text:soft-page-break/><text:span text:style-name="T348">A </text:span><text:span text:style-name="T70">linear </text:span><text:span text:style-name="T85">flowof</text:span><text:span text:style-name="T498"> </text:span><text:span text:style-name="T348">is code that is inserted linearly, as though you reached in to the original source code </text:span><text:span text:style-name="T487">with your fingers</text:span><text:span text:style-name="T348">, </text:span><text:span text:style-name="T487">pinched and </text:span><text:span text:style-name="T348">extracted the portion you needed, and inserted it directly in</text:span><text:span text:style-name="T487">to</text:span><text:span text:style-name="T348"> the </text:span><text:span text:style-name="T2">flowof</text:span><text:span text:style-name="T348">. <text:s/>When program flow reaches the </text:span><text:span text:style-name="T2">flowof</text:span><text:span text:style-name="T348"> block, it will execute top-down the code that was extracted, and the debugger will enter into the </text:span><text:span text:style-name="T2">flowof</text:span><text:span text:style-name="T348"> block showing </text:span><text:span text:style-name="T487">the </text:span><text:span text:style-name="T348">pro</text:span><text:span text:style-name="T487">g</text:span><text:span text:style-name="T348">ram flow.</text:span></text:p>
      <text:p text:style-name="P185"><text:span text:style-name="T184">Note:</text:span><text:tab/>The previous flowof example demonstrated a <text:span text:style-name="T184">linear flowof</text:span> block.</text:p>
      <text:p text:style-name="P87"><text:span text:style-name="T348">A </text:span><text:span text:style-name="T70">function </text:span><text:span text:style-name="T85">flowof</text:span><text:span text:style-name="T498"> is one that can receive parameters and send back return values. <text:s/>This makes them useful in that they still inherit the original context from which they're called, </text:span><text:span text:style-name="T526">but can process variably within based on a parameter rather than a fixed local variable.</text:span></text:p>
      <text:p text:style-name="P203"><text:span text:style-name="T1044">// </text:span><text:span text:style-name="T1045">flowof function example<text:line-break/></text:span><text:span text:style-name="T528">function process<text:line-break/>| returns int r<text:line-break/>| params int a, int b<text:line-break/>{<text:line-break/> <text:s text:c="3"/></text:span><text:span text:style-name="T527">a = .</text:span><text:span text:style-name="T666">.</text:span><text:span text:style-name="T664">compute</text:span><text:span text:style-name="T527">(a * 5)</text:span><text:span text:style-name="T664">;</text:span><text:span text:style-name="T525"><text:line-break/> <text:s text:c="3"/></text:span><text:span text:style-name="T527">b = .</text:span><text:span text:style-name="T666">.</text:span><text:span text:style-name="T664">compute</text:span><text:span text:style-name="T527">(b * 3)</text:span><text:span text:style-name="T664">;<text:line-break/> <text:s text:c="3"/></text:span><text:span text:style-name="T527">r = .</text:span><text:span text:style-name="T666">.</text:span><text:span text:style-name="T664">total;</text:span><text:span text:style-name="T525"><text:line-break/></text:span><text:span text:style-name="T528">}<text:line-break/><text:line-break/><text:line-break/></text:span><text:span text:style-name="T663">flowof </text:span><text:span text:style-name="T525">process::</text:span><text:span text:style-name="T664">compute<text:line-break/>|returns int r<text:line-break/>|params int x</text:span><text:span text:style-name="T525"><text:line-break/>{<text:line-break/></text:span><text:span text:style-name="T1065"> <text:s text:c="3"/>// </text:span><text:span text:style-name="T1045">Process the input in some way<text:line-break/></text:span><text:span text:style-name="T527"> <text:s text:c="3"/>r = some_computation(x);</text:span><text:span text:style-name="T525"><text:line-break/>}<text:line-break/><text:line-break/><text:line-break/></text:span><text:span text:style-name="T663">flowof </text:span><text:span text:style-name="T525">process::</text:span><text:span text:style-name="T664">total<text:line-break/>|returns int r</text:span><text:span text:style-name="T525"><text:line-break/>{<text:line-break/></text:span><text:span text:style-name="T1065"> <text:s text:c="3"/>// </text:span><text:span text:style-name="T1045">a and b are inherited<text:line-break/></text:span><text:span text:style-name="T527"> <text:s text:c="3"/>r = a + b;</text:span><text:span text:style-name="T528"><text:line-break/></text:span><text:span text:style-name="T525">}</text:span></text:p>
      <text:p text:style-name="P86"><text:span text:style-name="T525">I</text:span><text:span text:style-name="T498">n this example, there are parameters involved with </text:span><text:span text:style-name="T120">flowofs</text:span><text:span text:style-name="T498"> </text:span><text:span text:style-name="T120">compute</text:span><text:span text:style-name="T498"> and </text:span><text:span text:style-name="T120">total</text:span><text:span text:style-name="T498">. <text:s/>The </text:span><text:span text:style-name="T120">compute</text:span><text:span text:style-name="T498"> </text:span><text:span text:style-name="T120">flowof</text:span><text:span text:style-name="T498"> receives an input parameter, and has a return a value. <text:s/></text:span><text:span text:style-name="T529">And the </text:span><text:span text:style-name="T135">total flowof</text:span><text:span text:style-name="T529"> does not receive any input parameters, but returns its own return parameter.</text:span></text:p>
      <text:p text:style-name="P184"><text:span text:style-name="T184">Note:</text:span><text:span text:style-name="T261"><text:tab/></text:span><text:span text:style-name="T305">T</text:span><text:span text:style-name="T261">he return</text:span><text:span text:style-name="T305">s</text:span><text:span text:style-name="T261"> parameter in </text:span><text:span text:style-name="T306">in both the compute and total flowofs are</text:span><text:span text:style-name="T261"> called </text:span><text:span text:style-name="T184">r</text:span><text:span text:style-name="T261">. <text:s/>This </text:span><text:span text:style-name="T306">local flowof </text:span><text:span text:style-name="T305">definition </text:span><text:span text:style-name="T261">overrides the scope of the return</text:span><text:span text:style-name="T306">s</text:span><text:span text:style-name="T261"> parameter in the process() function, </text:span><text:span text:style-name="T306">and demonstrates how flowof variables are scoped</text:span><text:span text:style-name="T261">.</text:span></text:p>
      <text:p text:style-name="P85"><text:span text:style-name="T498">The concept of the </text:span><text:span text:style-name="T120">flowof</text:span><text:span text:style-name="T498"> may seem very similar to that of a function or adhoc. <text:s/>However, they differ in that </text:span><text:span text:style-name="T120">flowofs</text:span><text:span text:style-name="T498"> are defined outside of the function</text:span></text:p>
      <text:h text:style-name="P275" text:outline-level="1"><text:bookmark-start text:name="__RefHeading__4313_889146227"/><text:soft-page-break/>Flow Blocks<text:bookmark-end text:name="__RefHeading__4313_889146227"/></text:h>
      <text:p text:style-name="P52">CAlive<text:span text:style-name="T348"> introduces a new type of </text:span><text:span text:style-name="T414">flow control </text:span><text:span text:style-name="T348">block, </text:span><text:span text:style-name="T414">one</text:span><text:span text:style-name="T348"> which is </text:span><text:span text:style-name="T442">closely </text:span><text:span text:style-name="T348">related to the </text:span>flowof,<text:span text:style-name="T414"> called </text:span><text:span text:style-name="T794">flow.</text:span><text:span text:style-name="T414"> </text:span><text:span text:style-name="T442">The </text:span><text:span text:style-name="T809">flow</text:span><text:span text:style-name="T442"> block is actually a more comprehensive </text:span><text:span text:style-name="T809">flowof</text:span><text:span text:style-name="T442"> form, </text:span><text:span text:style-name="T414">allow</text:span><text:span text:style-name="T442">ing</text:span><text:span text:style-name="T414"> </text:span><text:span text:style-name="T415">for </text:span><text:span text:style-name="T422">both </text:span><text:span text:style-name="T198">function flow control blocks</text:span><text:span text:style-name="T540">, and </text:span><text:span text:style-name="T198">linear flow control blocks</text:span><text:span text:style-name="T422"> </text:span><text:span text:style-name="T415">to be </text:span><text:span text:style-name="T422">created</text:span><text:span text:style-name="T415"> within.</text:span></text:p>
      <text:p text:style-name="P51"><text:span text:style-name="T415">T</text:span><text:span text:style-name="T348">he general format of the </text:span>flow<text:span text:style-name="T348"> block is </text:span><text:span text:style-name="T438">as follows:</text:span></text:p>
      <text:p text:style-name="Quotations"><text:span text:style-name="T206">Note:</text:span><text:span text:style-name="T810"> <text:s/>Flow block names are optional, but convey relative context to operations.</text:span></text:p>
      <text:p text:style-name="P202"><text:span text:style-name="T669">f</text:span><text:span text:style-name="T641">low </text:span><text:span text:style-name="T70">[name</text:span><text:span text:style-name="T95">1</text:span><text:span text:style-name="T70">]</text:span><text:span text:style-name="T348"><text:line-break/>{<text:line-break/></text:span><text:span text:style-name="T1033"> <text:s text:c="3"/>// Local variable declarations are legal<text:line-break/></text:span><text:span text:style-name="T1013"><text:line-break/></text:span><text:span text:style-name="T1033"> <text:s text:c="3"/>// </text:span><text:span text:style-name="T1046">Nested flow blocks are legal<text:line-break/></text:span><text:span text:style-name="T435"> <text:s text:c="3"/></text:span><text:span text:style-name="T668">flow </text:span><text:span text:style-name="T96">[name2]</text:span><text:span text:style-name="T435"><text:line-break/> <text:s text:c="3"/>{<text:line-break/></text:span><text:span text:style-name="T1046"> <text:s text:c="7"/>// Nested </text:span><text:span text:style-name="T1123">flow { }</text:span><text:span text:style-name="T1046"> block code goes here<text:line-break/></text:span><text:span text:style-name="T435"> <text:s text:c="7"/></text:span><text:span text:style-name="T670">flowout</text:span><text:span text:style-name="T436">; <text:s text:c="7"/></text:span><text:span text:style-name="T1067">// Flows out of this flow</text:span><text:span text:style-name="T436"><text:line-break/> <text:s text:c="7"/></text:span><text:span text:style-name="T670">flowout name1</text:span><text:span text:style-name="T436">; <text:s/></text:span><text:span text:style-name="T1067">// Flows out of the parent flow</text:span><text:span text:style-name="T435"><text:line-break/> <text:s text:c="3"/>}</text:span><text:span text:style-name="T348"><text:line-break/><text:line-break/></text:span><text:span text:style-name="T1033"> <text:s text:c="3"/>// Normal flow control block goes here<text:line-break/></text:span><text:span text:style-name="T348"> <text:s text:c="3"/></text:span><text:span text:style-name="T641">flowin;</text:span><text:span text:style-name="T348"> <text:s text:c="2"/></text:span><text:span text:style-name="T1033">// Restarts the flow { } block from the top</text:span><text:span text:style-name="T348"><text:line-break/> <text:s text:c="3"/></text:span><text:span text:style-name="T641">flowout;</text:span><text:span text:style-name="T348"> <text:s/></text:span><text:span text:style-name="T1033">// Exits the flow { } block</text:span><text:span text:style-name="T348"><text:line-break/><text:line-break/></text:span><text:span text:style-name="T1033"> <text:s text:c="3"/>// When flow reaches the end, it naturally flows out<text:line-break/></text:span><text:span text:style-name="T348"><text:line-break/>} </text:span><text:span text:style-name="T641">always before</text:span><text:span text:style-name="T348"> {<text:line-break/></text:span><text:span text:style-name="T1033"> <text:s text:c="3"/>// Code runs before the flow { } block is entered<text:line-break/></text:span><text:span text:style-name="T348"><text:line-break/>} </text:span><text:span text:style-name="T641">always after</text:span><text:span text:style-name="T348"> {<text:line-break/></text:span><text:span text:style-name="T1033"> <text:s text:c="3"/>// Code runs as the flow { } block is exited<text:line-break/></text:span><text:span text:style-name="T348"><text:line-break/>} </text:span><text:span text:style-name="T641">flowof name</text:span><text:span text:style-name="T348"> {<text:line-break/></text:span><text:span text:style-name="T1033"> <text:s text:c="3"/>// A flowof substitution by name<text:line-break/></text:span><text:span text:style-name="T1013"><text:line-break/></text:span><text:span text:style-name="T348"><text:line-break/></text:span><text:span text:style-name="T1033">// </text:span><text:span text:style-name="T1046">Supports C-style declarations:</text:span><text:span text:style-name="T1033"><text:line-break/></text:span><text:span text:style-name="T348">} </text:span><text:span text:style-name="T641">return_</text:span><text:span text:style-name="T673">type</text:span><text:span text:style-name="T641"> name(input_parameters)</text:span><text:span text:style-name="T348"> {<text:line-break/> <text:s text:c="3"/>// An encapsulated function specific to this flow<text:line-break/><text:line-break/><text:line-break/></text:span><text:span text:style-name="T1033">// </text:span><text:span text:style-name="T1046">Supports Calive-style declarations:</text:span><text:span text:style-name="T1033"><text:line-break/></text:span><text:span text:style-name="T348">} </text:span><text:span text:style-name="T668">flowof </text:span><text:span text:style-name="T641">name<text:line-break/></text:span><text:span text:style-name="T498"> <text:s/></text:span><text:span text:style-name="T668">| returns </text:span><text:span text:style-name="T641">return_type<text:line-break/></text:span><text:span text:style-name="T498"> <text:s/></text:span><text:span text:style-name="T668">| params </text:span><text:span text:style-name="T641">input_parameters<text:line-break/></text:span><text:span text:style-name="T348">{<text:line-break/></text:span><text:span text:style-name="T1033"> <text:s text:c="3"/>// An encapsulated function specific to this flow<text:line-break/></text:span><text:span text:style-name="T1013"><text:line-break/><text:line-break/></text:span><text:span text:style-name="T1033">// </text:span><text:span text:style-name="T1047">Inquiry interception in code is possible</text:span><text:span text:style-name="T641"><text:line-break/></text:span><text:span text:style-name="T348">} </text:span><text:span text:style-name="T641">inquiry [name]</text:span><text:span text:style-name="T348"> { <text:s/></text:span><text:span text:style-name="T1033">// Handles any inquirys which arise</text:span><text:span text:style-name="T1013"><text:line-break/></text:span><text:span text:style-name="T348"> <text:s text:c="3"/></text:span><text:span text:style-name="T672">return</text:span><text:span text:style-name="T671">;</text:span><text:span text:style-name="T440"> <text:s text:c="8"/></text:span><text:span text:style-name="T1068">// </text:span><text:span text:style-name="T1069">Returns </text:span><text:span text:style-name="T1068">to the next line after the line </text:span><text:span text:style-name="T1069">which</text:span><text:span text:style-name="T440"><text:line-break/> <text:s text:c="19"/></text:span><text:span text:style-name="T1068">// caused the inquiry.</text:span><text:span text:style-name="T440"><text:line-break/><text:line-break/> <text:s text:c="3"/></text:span><text:span text:style-name="T671">retry;</text:span><text:span text:style-name="T440"> <text:s text:c="9"/></text:span><text:span text:style-name="T1068">// Return to the line which caused the inquiry</text:span><text:span text:style-name="T440"><text:line-break/> <text:s text:c="19"/></text:span><text:span text:style-name="T1068">// and retry it.</text:span><text:span text:style-name="T1030"><text:line-break/></text:span><text:span text:style-name="T938"><text:line-break/></text:span><text:span text:style-name="T931">[|</text:span><text:span text:style-name="T930">unwindto</text:span><text:span text:style-name="T931">|</text:span><text:span text:style-name="T930">name</text:span><text:span text:style-name="T931">||]</text:span><text:span text:style-name="T933">;</text:span><text:span text:style-name="T1000"> </text:span><text:span text:style-name="T1047">// Unwinds to the previous</text:span><text:span text:style-name="T1000"> </text:span><text:span text:style-name="T930">[|marker|name||]</text:span><text:span text:style-name="T440"><text:line-break/><text:line-break/> <text:s text:c="3"/></text:span><text:span text:style-name="T673">flowout;</text:span><text:span text:style-name="T562"> <text:s text:c="7"/></text:span><text:span text:style-name="T1070">// Flows out of the flow { } block</text:span><text:span text:style-name="T348"><text:line-break/></text:span><text:soft-page-break/><text:span text:style-name="T348">}</text:span></text:p>
      <text:p text:style-name="P50"><text:span text:style-name="T436">The </text:span><text:span text:style-name="T808">flow</text:span><text:span text:style-name="T436"> block names can be overloaded. <text:s/>Nested </text:span><text:span text:style-name="T808">flow { }</text:span><text:span text:style-name="T436"> blocks are allowed:</text:span></text:p>
      <text:p text:style-name="P184"><text:span text:style-name="T221">Note:</text:span><text:span text:style-name="T861"><text:tab/>Unmatched { and } flow { } blocks can be created. <text:s/>In such a case use {{ and }} for the start and end.</text:span></text:p>
      <text:p text:style-name="P201"><text:span text:style-name="T437">f</text:span><text:span text:style-name="T348">low<text:line-break/>{<text:line-break/> <text:s text:c="3"/>if_cond;<text:line-break/> <text:s text:c="3"/>else_cond;<text:line-break/><text:line-break/>} flowof if_cond </text:span><text:span text:style-name="T709">{{</text:span><text:span text:style-name="T498"><text:line-break/></text:span><text:span text:style-name="T348"> <text:s text:c="3"/>if (cond)<text:line-break/> <text:s text:c="3"/>{<text:line-break/></text:span><text:span text:style-name="T1033"> <text:s text:c="7"/>// Code for the if condition<text:line-break/></text:span><text:span text:style-name="T348"><text:line-break/></text:span><text:span text:style-name="T709">}}</text:span><text:span text:style-name="T348"> flowof else_cond </text:span><text:span text:style-name="T709">{{</text:span><text:span text:style-name="T348"><text:line-break/> <text:s text:c="3"/>} else {<text:line-break/></text:span><text:span text:style-name="T1033"> <text:s text:c="7"/>// else code goes here<text:line-break/></text:span><text:span text:style-name="T348"> <text:s text:c="3"/>}<text:line-break/></text:span><text:span text:style-name="T709">}}</text:span></text:p>
      <text:p text:style-name="P28">In this example, the if_cond <text:span text:style-name="T2">flowof</text:span> has only the “if (cond) {“ portion of the code block. <text:s/>That is unmatched within the if_cond <text:span text:style-name="T2">flowof</text:span>. <text:s/>Likewise, the else_cond has the “} else { … }” block which is unmatched within the else_cond <text:span text:style-name="T2">flowof</text:span>. <text:s/>These are legal thru use of the {{ and }} for the block markers.</text:p>
      <text:p text:style-name="P49"><text:span text:style-name="T439">For a practical example, c</text:span><text:span text:style-name="T348">onsider the previous example as it would be applied using </text:span>flow<text:span text:style-name="T348"> blocks instead of </text:span>flowofs<text:span text:style-name="T348">:</text:span></text:p>
      <text:p text:style-name="P200"><text:span text:style-name="T998">//////////<text:line-break/>// </text:span><text:span text:style-name="T1045">flow </text:span><text:span text:style-name="T1048">block </text:span><text:span text:style-name="T1045">example </text:span><text:span text:style-name="T1048">using </text:span><text:span text:style-name="T1049">a </text:span><text:span text:style-name="T1048">standard </text:span><text:span text:style-name="T1115">C-</text:span><text:span text:style-name="T1116">like</text:span><text:span text:style-name="T1115"> syntax</text:span><text:span text:style-name="T1001"><text:line-break/>//////</text:span><text:span text:style-name="T999"><text:line-break/></text:span><text:span text:style-name="T527"> <text:s text:c="3"/></text:span><text:span text:style-name="T528">function process<text:line-break/></text:span><text:span text:style-name="T527"> <text:s text:c="3"/></text:span><text:span text:style-name="T528">| returns int r<text:line-break/></text:span><text:span text:style-name="T527"> <text:s text:c="3"/></text:span><text:span text:style-name="T528">| params int a, int b<text:line-break/></text:span><text:span text:style-name="T527"> <text:s text:c="3"/></text:span><text:span text:style-name="T528">{<text:line-break/></text:span><text:span text:style-name="T527"> <text:s text:c="3"/></text:span><text:span text:style-name="T528"><text:s text:c="4"/></text:span><text:span text:style-name="T530">flow<text:line-break/></text:span><text:span text:style-name="T527"> <text:s text:c="3"/></text:span><text:span text:style-name="T530"><text:s text:c="4"/>{<text:line-break/></text:span><text:span text:style-name="T527"> <text:s text:c="3"/></text:span><text:span text:style-name="T530"><text:s text:c="8"/>a = </text:span><text:span text:style-name="T665">compute</text:span><text:span text:style-name="T530">(a * 5);<text:line-break/></text:span><text:span text:style-name="T527"> <text:s text:c="3"/></text:span><text:span text:style-name="T530"><text:s text:c="8"/>b = </text:span><text:span text:style-name="T665">compute</text:span><text:span text:style-name="T530">(b * 3);<text:line-break/></text:span><text:span text:style-name="T527"> <text:s text:c="3"/></text:span><text:span text:style-name="T530"><text:s text:c="8"/>r = </text:span><text:span text:style-name="T665">total</text:span><text:span text:style-name="T530">;<text:line-break/><text:line-break/></text:span><text:span text:style-name="T527"> <text:s text:c="3"/></text:span><text:span text:style-name="T530"><text:s text:c="4"/>} int </text:span><text:span text:style-name="T665">compute</text:span><text:span text:style-name="T530">(int x) {<text:line-break/></text:span><text:span text:style-name="T1045"> <text:s text:c="3"/></text:span><text:span text:style-name="T1048"><text:s text:c="4"/></text:span><text:span text:style-name="T1065"><text:s text:c="4"/>// </text:span><text:span text:style-name="T1045">Process the input in some way<text:line-break/></text:span><text:span text:style-name="T527"> <text:s text:c="11"/></text:span><text:span text:style-name="T530">return(</text:span><text:span text:style-name="T527">some_computation(x)</text:span><text:span text:style-name="T530">)</text:span><text:span text:style-name="T527">;<text:line-break/><text:line-break/> <text:s text:c="7"/></text:span><text:span text:style-name="T530">} int </text:span><text:span text:style-name="T665">total</text:span><text:span text:style-name="T530">() {<text:line-break/></text:span><text:span text:style-name="T1045"> <text:s text:c="3"/></text:span><text:span text:style-name="T1048"><text:s text:c="4"/></text:span><text:span text:style-name="T1065"><text:s text:c="4"/>// </text:span><text:span text:style-name="T1045">a and b are inherited<text:line-break/></text:span><text:span text:style-name="T527"> <text:s text:c="11"/></text:span><text:span text:style-name="T532">return(</text:span><text:span text:style-name="T527">a + b</text:span><text:span text:style-name="T532">)</text:span><text:span text:style-name="T527">;</text:span><text:span text:style-name="T528"><text:line-break/></text:span><text:span text:style-name="T527"> <text:s text:c="3"/></text:span><text:span text:style-name="T530"><text:s text:c="4"/>}</text:span><text:span text:style-name="T525"><text:line-break/></text:span><text:span text:style-name="T527"> <text:s text:c="3"/></text:span><text:span text:style-name="T528">}<text:line-break/><text:line-break/><text:line-break/></text:span><text:span text:style-name="T1003">//////////<text:line-break/></text:span><text:soft-page-break/><text:span text:style-name="T1003">// </text:span><text:span text:style-name="T1049">flow block example using </text:span><text:span text:style-name="T1116">CAlive syntax</text:span><text:span text:style-name="T1002"><text:line-break/>//////<text:line-break/></text:span><text:span text:style-name="T527"> <text:s text:c="3"/></text:span><text:span text:style-name="T528">function process<text:line-break/></text:span><text:span text:style-name="T527"> <text:s text:c="3"/></text:span><text:span text:style-name="T528">| returns int r<text:line-break/></text:span><text:span text:style-name="T527"> <text:s text:c="3"/></text:span><text:span text:style-name="T528">| params int a, int b<text:line-break/></text:span><text:span text:style-name="T527"> <text:s text:c="3"/></text:span><text:span text:style-name="T528">{<text:line-break/></text:span><text:span text:style-name="T527"> <text:s text:c="3"/></text:span><text:span text:style-name="T528"><text:s text:c="4"/></text:span><text:span text:style-name="T530">flow<text:line-break/></text:span><text:span text:style-name="T527"> <text:s text:c="3"/></text:span><text:span text:style-name="T530"><text:s text:c="4"/>{<text:line-break/></text:span><text:span text:style-name="T527"> <text:s text:c="3"/></text:span><text:span text:style-name="T530"><text:s text:c="8"/>a = </text:span><text:span text:style-name="T665">compute</text:span><text:span text:style-name="T530">(a * 5);<text:line-break/></text:span><text:span text:style-name="T527"> <text:s text:c="3"/></text:span><text:span text:style-name="T530"><text:s text:c="8"/>b = </text:span><text:span text:style-name="T665">compute</text:span><text:span text:style-name="T530">(b * 3);<text:line-break/></text:span><text:span text:style-name="T527"> <text:s text:c="3"/></text:span><text:span text:style-name="T530"><text:s text:c="8"/>r = </text:span><text:span text:style-name="T665">total</text:span><text:span text:style-name="T530">;<text:line-break/><text:line-break/></text:span><text:span text:style-name="T527"> <text:s text:c="3"/></text:span><text:span text:style-name="T530"><text:s text:c="4"/>}<text:line-break/><text:line-break/> <text:s text:c="7"/></text:span><text:span text:style-name="T535">flowof</text:span><text:span text:style-name="T530"> </text:span><text:span text:style-name="T665">compute</text:span><text:span text:style-name="T530"><text:line-break/> <text:s/></text:span><text:span text:style-name="T527"><text:s text:c="2"/></text:span><text:span text:style-name="T530"><text:s text:c="4"/></text:span><text:span text:style-name="T531">|returns int r<text:line-break/></text:span><text:span text:style-name="T527"> <text:s text:c="3"/></text:span><text:span text:style-name="T531"><text:s text:c="4"/>|params int x</text:span><text:span text:style-name="T530"><text:line-break/></text:span><text:span text:style-name="T527"> <text:s text:c="3"/></text:span><text:span text:style-name="T530"><text:s text:c="4"/>{<text:line-break/></text:span><text:span text:style-name="T1045"> <text:s text:c="3"/></text:span><text:span text:style-name="T1048"><text:s text:c="4"/></text:span><text:span text:style-name="T1065"><text:s text:c="4"/>// </text:span><text:span text:style-name="T1045">Process the input in some way<text:line-break/></text:span><text:span text:style-name="T527"> <text:s text:c="11"/></text:span><text:span text:style-name="T532">r = </text:span><text:span text:style-name="T527">some_computation(x);<text:line-break/><text:line-break/> <text:s text:c="7"/></text:span><text:span text:style-name="T530">}<text:line-break/><text:line-break/> <text:s text:c="7"/></text:span><text:span text:style-name="T535">flowof</text:span><text:span text:style-name="T530"> </text:span><text:span text:style-name="T665">total</text:span><text:span text:style-name="T530"><text:line-break/></text:span><text:span text:style-name="T527"> <text:s text:c="3"/></text:span><text:span text:style-name="T530"><text:s text:c="4"/></text:span><text:span text:style-name="T531">|returns int r<text:line-break/></text:span><text:span text:style-name="T527"> <text:s text:c="3"/></text:span><text:span text:style-name="T531"><text:s text:c="4"/></text:span><text:span text:style-name="T530">{<text:line-break/></text:span><text:span text:style-name="T1045"> <text:s text:c="3"/></text:span><text:span text:style-name="T1048"><text:s text:c="4"/></text:span><text:span text:style-name="T1065"><text:s text:c="4"/>// </text:span><text:span text:style-name="T1045">a and b are inherited<text:line-break/></text:span><text:span text:style-name="T527"> <text:s text:c="11"/>r = a + b;</text:span><text:span text:style-name="T528"><text:line-break/></text:span><text:span text:style-name="T527"> <text:s text:c="3"/></text:span><text:span text:style-name="T530"><text:s text:c="4"/>}</text:span><text:span text:style-name="T525"><text:line-break/></text:span><text:span text:style-name="T527"> <text:s text:c="3"/></text:span><text:span text:style-name="T528">}</text:span></text:p>
      <text:p text:style-name="P84"><text:span text:style-name="T528">I</text:span><text:span text:style-name="T498">n these examples, the </text:span><text:span text:style-name="T120">flow</text:span><text:span text:style-name="T498"> block </text:span><text:span text:style-name="T533">itself </text:span><text:span text:style-name="T498">encapsulates the logic </text:span><text:span text:style-name="T533">required to make it work </text:span><text:span text:style-name="T534">making the leading </text:span><text:span text:style-name="T136">auto-resolves</text:span><text:span text:style-name="T534"> no longer required, while also breaking </text:span><text:span text:style-name="T533">out the source code into manageable portions.</text:span></text:p>
      <text:p text:style-name="P84"><text:span text:style-name="T534">The </text:span><text:span text:style-name="T136">flowof</text:span><text:span text:style-name="T534"> blocks </text:span><text:span text:style-name="T533">provide a self-documenting framework which would explain the algorithm more clearly in human words, while allowing the GUI editor the ability to re-assemble the source code into a top-down form without </text:span><text:span text:style-name="T140">flowof</text:span><text:span text:style-name="T533"> blocks should it need to be inspected directly for logic.</text:span></text:p>
      <text:p text:style-name="P83"><text:span text:style-name="T533">N</text:span><text:span text:style-name="T498">ote also that standard </text:span><text:span text:style-name="T70">linear </text:span><text:span text:style-name="T84">flow </text:span><text:span text:style-name="T70">blocks</text:span><text:span text:style-name="T498"> can also be created </text:span><text:span text:style-name="T539">to extract source code, documenting the extraction, without changing logic or flow</text:span><text:span text:style-name="T498">:</text:span></text:p>
      <text:p text:style-name="P197"><text:span text:style-name="T498">function process<text:line-break/>| returns int r<text:line-break/>| params int a, int b<text:line-break/>{<text:line-break/> <text:s text:c="3"/></text:span><text:span text:style-name="T535">flow<text:line-break/> <text:s text:c="3"/>{</text:span><text:span text:style-name="T498"><text:line-break/> <text:s text:c="7"/>if (a &gt;= 0)<text:line-break/> <text:s text:c="7"/>{<text:line-break/> <text:s text:c="11"/></text:span><text:span text:style-name="T525">low_risk; <text:s text:c="4"/></text:span><text:span text:style-name="T1033">// </text:span><text:span text:style-name="T1065">0..5 low-risk</text:span><text:span text:style-name="T525"><text:line-break/></text:span><text:span text:style-name="T498"> <text:s text:c="3"/></text:span><text:span text:style-name="T525"><text:s text:c="8"/>medium_risk; <text:s/></text:span><text:span text:style-name="T1065">// 6..10 medium risk</text:span><text:span text:style-name="T525"><text:line-break/></text:span><text:span text:style-name="T498"> <text:s text:c="3"/></text:span><text:span text:style-name="T525"><text:s text:c="8"/>high_risk; <text:s text:c="3"/></text:span><text:span text:style-name="T1065">// 11+ high risk</text:span><text:span text:style-name="T498"><text:line-break/><text:line-break/> <text:s text:c="7"/>} else {<text:line-break/></text:span><text:span text:style-name="T1033"> <text:s text:c="11"/>// a is negative<text:line-break/> <text:s text:c="11"/>// Report error<text:line-break/></text:span><text:span text:style-name="T498"> <text:s text:c="7"/>}<text:line-break/><text:line-break/> <text:s text:c="3"/></text:span><text:span text:style-name="T536">}</text:span><text:span text:style-name="T535"> flow</text:span><text:span text:style-name="T536">of low_risk </text:span><text:span text:style-name="T712">{{</text:span><text:span text:style-name="T536"><text:line-break/></text:span><text:span text:style-name="T498"> <text:s text:c="7"/>if (a &lt;= 5)<text:line-break/> <text:s text:c="7"/>{<text:line-break/></text:span><text:soft-page-break/><text:span text:style-name="T1033"> <text:s text:c="11"/>// a is 0..5<text:line-break/> <text:s text:c="11"/>// </text:span><text:span text:style-name="T1066">Code goes here<text:line-break/></text:span><text:span text:style-name="T498"><text:line-break/></text:span><text:span text:style-name="T536"> <text:s text:c="3"/></text:span><text:span text:style-name="T712">}}</text:span><text:span text:style-name="T536"> flowof medium_risk </text:span><text:span text:style-name="T712">{{</text:span><text:span text:style-name="T536"><text:line-break/></text:span><text:span text:style-name="T498"> <text:s text:c="7"/>} else if (a &lt;= 10) {<text:line-break/></text:span><text:span text:style-name="T1033"> <text:s text:c="11"/>// a is 6..10<text:line-break/> <text:s text:c="11"/>// </text:span><text:span text:style-name="T1066">Code goes here<text:line-break/></text:span><text:span text:style-name="T498"><text:line-break/></text:span><text:span text:style-name="T536"> <text:s text:c="3"/></text:span><text:span text:style-name="T712">}}</text:span><text:span text:style-name="T536"> flowof high_risk </text:span><text:span text:style-name="T712">{{</text:span><text:span text:style-name="T536"><text:line-break/></text:span><text:span text:style-name="T498"> <text:s text:c="7"/>} else {<text:line-break/></text:span><text:span text:style-name="T1033"> <text:s text:c="11"/>// a &gt; 10<text:line-break/> <text:s text:c="11"/>// </text:span><text:span text:style-name="T1066">Code goes here</text:span><text:span text:style-name="T1033"><text:line-break/></text:span><text:span text:style-name="T498"> <text:s text:c="7"/>}<text:line-break/></text:span><text:span text:style-name="T536"> <text:s text:c="3"/></text:span><text:span text:style-name="T712">}}</text:span><text:span text:style-name="T498"><text:line-break/>}</text:span></text:p>
      <text:p text:style-name="P82"><text:span text:style-name="T537">Note that in this case the </text:span><text:span text:style-name="T137">auto-resolves</text:span><text:span text:style-name="T638"> are not required. <text:s/>However, because there are blocks of code which contain unmated { and } combinations, the use of the double left-brace {{ and double right-brace }} are required.</text:span></text:p>
      <text:p text:style-name="P81"><text:span text:style-name="T638">A</text:span><text:span text:style-name="T637">nd again, using the GUI editor features, these </text:span><text:span text:style-name="T178">flowof</text:span><text:span text:style-name="T637"> blocks can be rendered to be inline,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88" text:outline-level="1"><text:bookmark-start text:name="__RefHeading__6484_1459851776"/>Side Coding<text:bookmark-end text:name="__RefHeading__6484_1459851776"/></text:h>
      <text:p text:style-name="P48">CAlive<text:span text:style-name="T348"> will introduce a new mechanism for augmenting source code beyond basic program instructions. <text:s/>It allows additional pieces of information to be tagged onto each line using the </text:span><text:span text:style-name="T849">\|code|/</text:span><text:span text:style-name="T348"> cask. <text:s/>The word “code” is replaced with a unique identifier for the tag, which will appear as a horizontal pane in the source code window.</text:span></text:p>
      <text:p text:style-name="P27">Two standard forms of <text:span text:style-name="T854">\|code|/</text:span> casks are defined:</text:p>
      <text:p text:style-name="P179"><text:span text:style-name="T849">\|c|/</text:span><text:tab/>–- Comment<text:line-break/><text:span text:style-name="T849">\|sc|/</text:span><text:tab/>–- Source code</text:p>
      <text:p text:style-name="P26">Additional user-defined types are possible, such as <text:span text:style-name="T854">\|review notes|/</text:span>, <text:span text:style-name="T854">\|bug number|/</text:span>, or any other named type … <text:span text:style-name="T918">whatever is desirable for your needs</text:span>.</text:p>
      <text:p text:style-name="P47"><text:span text:style-name="T348">If </text:span>CAlive<text:span text:style-name="T348"> sees that a source code line begins with a </text:span><text:span text:style-name="T849">\|code|/</text:span><text:span text:style-name="T348"> cask, it will convey all of the \|code|/ cask identifiers through the compilation process, but will only process source code between </text:span><text:span text:style-name="T849">\|sc|/</text:span><text:span text:style-name="T348"> (if any) up to any other </text:span><text:span text:style-name="T849">\|code|/</text:span><text:span text:style-name="T348"> casks which appear on the line. <text:s/>This allows an unlimited number of </text:span><text:span text:style-name="T849">\|code|/</text:span><text:span text:style-name="T348"> casks to be introduced per line, yet without affecting the actual source code. <text:s/>And from withing the GUI </text:span><text:soft-page-break/><text:span text:style-name="T348">editor the individual panes will be available for display and editing, with new panes being able to be added at any time.</text:span></text:p>
      <text:p text:style-name="P25">Consider this snippet of source code in a <text:span text:style-name="T70">myprog.ca</text:span> file:</text:p>
      <text:p text:style-name="Preformatted_20_Text"><text:span text:style-name="T845">\|c|/</text:span>Load file<text:span text:style-name="T845">\|sc|/</text:span><text:span text:style-name="T1155">numread = read_file(fh, length, &amp;ptr);</text:span><text:span text:style-name="T845">\|review|/</text:span>ptr init?<text:line-break/><text:span text:style-name="T1155">if (numread != length)</text:span><text:line-break/><text:span text:style-name="T1155">{</text:span><text:line-break/><text:span text:style-name="T845">\|sc|/</text:span><text:span text:style-name="T1155"> <text:s text:c="3"/>printf("Error reading %d\n", length);</text:span><text:span text:style-name="T845">\|review|/</text:span><text:span text:style-name="T811">no return?</text:span><text:line-break/><text:span text:style-name="T1155">}</text:span><text:line-break/><text:line-break/><text:span text:style-name="T845">\|c|/</text:span>Lowercase<text:span text:style-name="T845">\|sc|/</text:span><text:span text:style-name="T1155">for (i = 0; i &lt; length; i++)</text:span><text:line-break/><text:span text:style-name="T1155"> <text:s text:c="3"/>lowercase(&amp;ptr[i]);</text:span></text:p>
      <text:p text:style-name="P143">When viewed through the GUI editor, the source code yields three panes or columns, which are identified by their names. <text:s/>The end result of the above source file is a display which looks like this:</text:p>
      <text:p text:style-name="P196"><text:s text:c="4"/>Comments <text:span text:style-name="T1155"><text:s text:c="17"/></text:span><text:span text:style-name="T341">Source Code</text:span><text:span text:style-name="T1155"> <text:s text:c="18"/></text:span><text:s/>Review<text:line-break/><text:span text:style-name="T261">+------------</text:span><text:span text:style-name="T341">+---------------------------------------------+</text:span><text:span text:style-name="T261">------------+<text:line-break/>| Load file <text:s/></text:span><text:span text:style-name="T341">| <text:s/>numread = read_file(fh, length, &amp;ptr); <text:s text:c="4"/>|</text:span><text:span text:style-name="T261"> ptr init? <text:s/>|<text:line-break/>| <text:s text:c="11"/></text:span><text:span text:style-name="T341">| <text:s/>if (numread != length) <text:s text:c="20"/>|</text:span><text:span text:style-name="T261"> <text:s text:c="11"/>|<text:line-break/>| <text:s text:c="11"/></text:span><text:span text:style-name="T341">| <text:s/>{ <text:s text:c="41"/>|</text:span><text:span text:style-name="T261"> <text:s text:c="11"/>|<text:line-break/>| <text:s text:c="11"/></text:span><text:span text:style-name="T341">| <text:s text:c="5"/>printf("Error reading %d\n", length); <text:s/>|</text:span><text:span text:style-name="T261"> no return? |<text:line-break/>| <text:s text:c="11"/></text:span><text:span text:style-name="T341">| <text:s/>} <text:s text:c="41"/>|</text:span><text:span text:style-name="T261"> <text:s text:c="11"/>|<text:line-break/>| <text:s text:c="11"/></text:span><text:span text:style-name="T341">| <text:s text:c="44"/>|</text:span><text:span text:style-name="T261"> <text:s text:c="11"/>|<text:line-break/>| Lowercase <text:s/></text:span><text:span text:style-name="T341">| <text:s/>for (i = 0; i &lt; length; i++) <text:s text:c="14"/>|</text:span><text:span text:style-name="T261"> <text:s text:c="11"/>|<text:line-break/>| <text:s text:c="11"/></text:span><text:span text:style-name="T341">| <text:s text:c="5"/>lowercase(&amp;ptr[i]); <text:s text:c="19"/>|</text:span><text:span text:style-name="T261"> <text:s text:c="11"/>|<text:line-break/></text:span>+------------<text:span text:style-name="T1155">+---------------------------------------------+</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style:font-family-generic="roman" style:font-pitch="variable"/>
    <style:font-face style:name="DejaVu Serif2"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Italic" style:font-family-generic="roman" style:font-pitch="variable"/>
    <style:font-face style:name="Liberation Serif3"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DejaVu Serif" fo:font-family="'DejaVu Serif'" style:font-style-name="Book" style:font-family-generic="roman" style:font-pitch="variable" fo:font-size="12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DejaVu Serif1" fo:font-family="'DejaVu Serif'" style:font-style-name="Bold"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DejaVu Serif1" fo:font-family="'DejaVu Serif'" style:font-style-name="Bold" style:font-family-generic="roman" style:font-pitch="variable" fo:font-size="14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DejaVu Serif" fo:font-family="'DejaVu Serif'" style:font-style-name="Book"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DejaVu Serif" fo:font-family="'DejaVu Serif'" style:font-style-name="Book" style:font-family-generic="roman" style:font-pitch="variable" fo:font-size="10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2"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2"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3"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3"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663300" style:shadow="none">
        <style:tab-stops/>
        <style:background-image/>
      </style:paragraph-properties>
      <style:text-properties fo:font-variant="normal" fo:text-transform="none" fo:color="#663300" style:font-name="Liberation Serif3"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3"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officeooo:rsid="04022506" officeooo:paragraph-rsid="04022506"/>
    </style:style>
    <style:style style:name="MP4" style:family="paragraph" style:parent-style-name="Header_20_-_20_Even">
      <style:text-properties officeooo:rsid="0021de84" officeooo:paragraph-rsid="0021de84"/>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RDC and CAlive Programming Language</text:p>
      </style:header>
      <style:header-left>
        <text:p text:style-name="MP4">Liberty Software Foundation</text:p>
      </style:header-left>
      <style:footer>
        <text:p text:style-name="MP5"><text:page-number text:select-page="current">49</text:page-number></text:p>
      </style:footer>
      <style:footer-left>
        <text:p text:style-name="MP2"><text:page-number text:select-page="current">50</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4T20:57:59.456746604</dc:date>
    <meta:editing-cycles>1012</meta:editing-cycles>
    <meta:editing-duration>P2172DT19H2M51S</meta:editing-duration>
    <meta:generator>LibreOffice/4.3.3.2$Linux_X86_64 LibreOffice_project/430m0$Build-2</meta:generator>
    <meta:document-statistic meta:table-count="0" meta:image-count="0" meta:object-count="0" meta:page-count="58" meta:paragraph-count="486" meta:word-count="13467" meta:character-count="84932" meta:non-whitespace-character-count="66631"/>
  </office:meta>
</office:document-meta>
</file>